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>
        <table:iteration table:steps="1000" table:maximum-difference="0.01"/>
      </table:calculation-settings>
      <table:table table:name="train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 table:formula="of:=RAND()*100" office:value-type="float" office:value="50.150240255946" calcext:value-type="float">
            <text:p>50.150240255946</text:p>
          </table:table-cell>
          <table:table-cell table:formula="of:=RAND()*100" office:value-type="float" office:value="32.874190572583" calcext:value-type="float">
            <text:p>32.874190572583</text:p>
          </table:table-cell>
          <table:table-cell table:formula="of:=IF([.A2]*0.987+[.B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4.871862121289" calcext:value-type="float">
            <text:p>44.871862121289</text:p>
          </table:table-cell>
          <table:table-cell table:formula="of:=RAND()*100" office:value-type="float" office:value="97.022067606365" calcext:value-type="float">
            <text:p>97.022067606365</text:p>
          </table:table-cell>
          <table:table-cell table:formula="of:=IF([.A3]*0.987+[.B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7.1829920744889" calcext:value-type="float">
            <text:p>57.1829920744889</text:p>
          </table:table-cell>
          <table:table-cell table:formula="of:=RAND()*100" office:value-type="float" office:value="81.7087159897648" calcext:value-type="float">
            <text:p>81.7087159897648</text:p>
          </table:table-cell>
          <table:table-cell table:formula="of:=IF([.A4]*0.987+[.B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3.2918096691443" calcext:value-type="float">
            <text:p>93.2918096691443</text:p>
          </table:table-cell>
          <table:table-cell table:formula="of:=RAND()*100" office:value-type="float" office:value="23.513135674829" calcext:value-type="float">
            <text:p>23.513135674829</text:p>
          </table:table-cell>
          <table:table-cell table:formula="of:=IF([.A5]*0.987+[.B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.61608299535031" calcext:value-type="float">
            <text:p>5.61608299535031</text:p>
          </table:table-cell>
          <table:table-cell table:formula="of:=RAND()*100" office:value-type="float" office:value="44.3690289599009" calcext:value-type="float">
            <text:p>44.3690289599009</text:p>
          </table:table-cell>
          <table:table-cell table:formula="of:=IF([.A6]*0.987+[.B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2.3799487034285" calcext:value-type="float">
            <text:p>72.3799487034285</text:p>
          </table:table-cell>
          <table:table-cell table:formula="of:=RAND()*100" office:value-type="float" office:value="18.7259794536575" calcext:value-type="float">
            <text:p>18.7259794536575</text:p>
          </table:table-cell>
          <table:table-cell table:formula="of:=IF([.A7]*0.987+[.B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9.5851236250595" calcext:value-type="float">
            <text:p>99.5851236250595</text:p>
          </table:table-cell>
          <table:table-cell table:formula="of:=RAND()*100" office:value-type="float" office:value="75.0732892974837" calcext:value-type="float">
            <text:p>75.0732892974837</text:p>
          </table:table-cell>
          <table:table-cell table:formula="of:=IF([.A8]*0.987+[.B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9.7005854319841" calcext:value-type="float">
            <text:p>29.7005854319841</text:p>
          </table:table-cell>
          <table:table-cell table:formula="of:=RAND()*100" office:value-type="float" office:value="17.7959515098266" calcext:value-type="float">
            <text:p>17.7959515098266</text:p>
          </table:table-cell>
          <table:table-cell table:formula="of:=IF([.A9]*0.987+[.B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0.7044827171706" calcext:value-type="float">
            <text:p>30.7044827171706</text:p>
          </table:table-cell>
          <table:table-cell table:formula="of:=RAND()*100" office:value-type="float" office:value="34.5758275112507" calcext:value-type="float">
            <text:p>34.5758275112507</text:p>
          </table:table-cell>
          <table:table-cell table:formula="of:=IF([.A10]*0.987+[.B1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8.5940456600048" calcext:value-type="float">
            <text:p>18.5940456600048</text:p>
          </table:table-cell>
          <table:table-cell table:formula="of:=RAND()*100" office:value-type="float" office:value="85.8988466487668" calcext:value-type="float">
            <text:p>85.8988466487668</text:p>
          </table:table-cell>
          <table:table-cell table:formula="of:=IF([.A11]*0.987+[.B1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8.6960115031282" calcext:value-type="float">
            <text:p>28.6960115031282</text:p>
          </table:table-cell>
          <table:table-cell table:formula="of:=RAND()*100" office:value-type="float" office:value="3.90996755020871" calcext:value-type="float">
            <text:p>3.90996755020871</text:p>
          </table:table-cell>
          <table:table-cell table:formula="of:=IF([.A12]*0.987+[.B1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7.3553852561182" calcext:value-type="float">
            <text:p>77.3553852561182</text:p>
          </table:table-cell>
          <table:table-cell table:formula="of:=RAND()*100" office:value-type="float" office:value="21.782433509803" calcext:value-type="float">
            <text:p>21.782433509803</text:p>
          </table:table-cell>
          <table:table-cell table:formula="of:=IF([.A13]*0.987+[.B1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5.9637578546478" calcext:value-type="float">
            <text:p>15.9637578546478</text:p>
          </table:table-cell>
          <table:table-cell table:formula="of:=RAND()*100" office:value-type="float" office:value="58.8074250860035" calcext:value-type="float">
            <text:p>58.8074250860035</text:p>
          </table:table-cell>
          <table:table-cell table:formula="of:=IF([.A14]*0.987+[.B1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7.977890295233" calcext:value-type="float">
            <text:p>57.977890295233</text:p>
          </table:table-cell>
          <table:table-cell table:formula="of:=RAND()*100" office:value-type="float" office:value="9.76275691192457" calcext:value-type="float">
            <text:p>9.76275691192457</text:p>
          </table:table-cell>
          <table:table-cell table:formula="of:=IF([.A15]*0.987+[.B1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9.0316575073" calcext:value-type="float">
            <text:p>39.0316575073</text:p>
          </table:table-cell>
          <table:table-cell table:formula="of:=RAND()*100" office:value-type="float" office:value="16.3296739270542" calcext:value-type="float">
            <text:p>16.3296739270542</text:p>
          </table:table-cell>
          <table:table-cell table:formula="of:=IF([.A16]*0.987+[.B1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9.352539410841" calcext:value-type="float">
            <text:p>29.352539410841</text:p>
          </table:table-cell>
          <table:table-cell table:formula="of:=RAND()*100" office:value-type="float" office:value="30.6095647674301" calcext:value-type="float">
            <text:p>30.6095647674301</text:p>
          </table:table-cell>
          <table:table-cell table:formula="of:=IF([.A17]*0.987+[.B1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6.3532856150569" calcext:value-type="float">
            <text:p>66.3532856150569</text:p>
          </table:table-cell>
          <table:table-cell table:formula="of:=RAND()*100" office:value-type="float" office:value="42.7692167040934" calcext:value-type="float">
            <text:p>42.7692167040934</text:p>
          </table:table-cell>
          <table:table-cell table:formula="of:=IF([.A18]*0.987+[.B1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5.8960527750531" calcext:value-type="float">
            <text:p>45.8960527750531</text:p>
          </table:table-cell>
          <table:table-cell table:formula="of:=RAND()*100" office:value-type="float" office:value="47.0777285709254" calcext:value-type="float">
            <text:p>47.0777285709254</text:p>
          </table:table-cell>
          <table:table-cell table:formula="of:=IF([.A19]*0.987+[.B1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4.0056899514815" calcext:value-type="float">
            <text:p>34.0056899514815</text:p>
          </table:table-cell>
          <table:table-cell table:formula="of:=RAND()*100" office:value-type="float" office:value="89.6026107597695" calcext:value-type="float">
            <text:p>89.6026107597695</text:p>
          </table:table-cell>
          <table:table-cell table:formula="of:=IF([.A20]*0.987+[.B2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2.7320192779934" calcext:value-type="float">
            <text:p>52.7320192779934</text:p>
          </table:table-cell>
          <table:table-cell table:formula="of:=RAND()*100" office:value-type="float" office:value="43.9068705101727" calcext:value-type="float">
            <text:p>43.9068705101727</text:p>
          </table:table-cell>
          <table:table-cell table:formula="of:=IF([.A21]*0.987+[.B2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1.5798158534681" calcext:value-type="float">
            <text:p>31.5798158534681</text:p>
          </table:table-cell>
          <table:table-cell table:formula="of:=RAND()*100" office:value-type="float" office:value="74.0267946925328" calcext:value-type="float">
            <text:p>74.0267946925328</text:p>
          </table:table-cell>
          <table:table-cell table:formula="of:=IF([.A22]*0.987+[.B2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6.0978015424579" calcext:value-type="float">
            <text:p>36.0978015424579</text:p>
          </table:table-cell>
          <table:table-cell table:formula="of:=RAND()*100" office:value-type="float" office:value="88.204743517011" calcext:value-type="float">
            <text:p>88.204743517011</text:p>
          </table:table-cell>
          <table:table-cell table:formula="of:=IF([.A23]*0.987+[.B2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8.6608438981543" calcext:value-type="float">
            <text:p>88.6608438981543</text:p>
          </table:table-cell>
          <table:table-cell table:formula="of:=RAND()*100" office:value-type="float" office:value="87.0610983975355" calcext:value-type="float">
            <text:p>87.0610983975355</text:p>
          </table:table-cell>
          <table:table-cell table:formula="of:=IF([.A24]*0.987+[.B2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4.1575496732004" calcext:value-type="float">
            <text:p>64.1575496732004</text:p>
          </table:table-cell>
          <table:table-cell table:formula="of:=RAND()*100" office:value-type="float" office:value="24.8383239452871" calcext:value-type="float">
            <text:p>24.8383239452871</text:p>
          </table:table-cell>
          <table:table-cell table:formula="of:=IF([.A25]*0.987+[.B2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.9788303132615" calcext:value-type="float">
            <text:p>5.9788303132615</text:p>
          </table:table-cell>
          <table:table-cell table:formula="of:=RAND()*100" office:value-type="float" office:value="27.751264822218" calcext:value-type="float">
            <text:p>27.751264822218</text:p>
          </table:table-cell>
          <table:table-cell table:formula="of:=IF([.A26]*0.987+[.B2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8.115689588928" calcext:value-type="float">
            <text:p>58.115689588928</text:p>
          </table:table-cell>
          <table:table-cell table:formula="of:=RAND()*100" office:value-type="float" office:value="73.904450721503" calcext:value-type="float">
            <text:p>73.904450721503</text:p>
          </table:table-cell>
          <table:table-cell table:formula="of:=IF([.A27]*0.987+[.B2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4.2274182464425" calcext:value-type="float">
            <text:p>74.2274182464425</text:p>
          </table:table-cell>
          <table:table-cell table:formula="of:=RAND()*100" office:value-type="float" office:value="1.04440978318272" calcext:value-type="float">
            <text:p>1.04440978318272</text:p>
          </table:table-cell>
          <table:table-cell table:formula="of:=IF([.A28]*0.987+[.B2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5.8009916612373" calcext:value-type="float">
            <text:p>65.8009916612373</text:p>
          </table:table-cell>
          <table:table-cell table:formula="of:=RAND()*100" office:value-type="float" office:value="57.8212929565878" calcext:value-type="float">
            <text:p>57.8212929565878</text:p>
          </table:table-cell>
          <table:table-cell table:formula="of:=IF([.A29]*0.987+[.B2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3.3319313549729" calcext:value-type="float">
            <text:p>83.3319313549729</text:p>
          </table:table-cell>
          <table:table-cell table:formula="of:=RAND()*100" office:value-type="float" office:value="12.9026094919884" calcext:value-type="float">
            <text:p>12.9026094919884</text:p>
          </table:table-cell>
          <table:table-cell table:formula="of:=IF([.A30]*0.987+[.B3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3.3968489381718" calcext:value-type="float">
            <text:p>63.3968489381718</text:p>
          </table:table-cell>
          <table:table-cell table:formula="of:=RAND()*100" office:value-type="float" office:value="27.5009348976727" calcext:value-type="float">
            <text:p>27.5009348976727</text:p>
          </table:table-cell>
          <table:table-cell table:formula="of:=IF([.A31]*0.987+[.B3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8.9196727527709" calcext:value-type="float">
            <text:p>18.9196727527709</text:p>
          </table:table-cell>
          <table:table-cell table:formula="of:=RAND()*100" office:value-type="float" office:value="90.911576341864" calcext:value-type="float">
            <text:p>90.911576341864</text:p>
          </table:table-cell>
          <table:table-cell table:formula="of:=IF([.A32]*0.987+[.B3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1.0682529282198" calcext:value-type="float">
            <text:p>11.0682529282198</text:p>
          </table:table-cell>
          <table:table-cell table:formula="of:=RAND()*100" office:value-type="float" office:value="20.8295707490924" calcext:value-type="float">
            <text:p>20.8295707490924</text:p>
          </table:table-cell>
          <table:table-cell table:formula="of:=IF([.A33]*0.987+[.B3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.84746770755846" calcext:value-type="float">
            <text:p>1.84746770755846</text:p>
          </table:table-cell>
          <table:table-cell table:formula="of:=RAND()*100" office:value-type="float" office:value="42.9400033795001" calcext:value-type="float">
            <text:p>42.9400033795001</text:p>
          </table:table-cell>
          <table:table-cell table:formula="of:=IF([.A34]*0.987+[.B3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2.5265428521581" calcext:value-type="float">
            <text:p>32.5265428521581</text:p>
          </table:table-cell>
          <table:table-cell table:formula="of:=RAND()*100" office:value-type="float" office:value="99.7409552529565" calcext:value-type="float">
            <text:p>99.7409552529565</text:p>
          </table:table-cell>
          <table:table-cell table:formula="of:=IF([.A35]*0.987+[.B3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3.9301275591157" calcext:value-type="float">
            <text:p>23.9301275591157</text:p>
          </table:table-cell>
          <table:table-cell table:formula="of:=RAND()*100" office:value-type="float" office:value="77.0622157355946" calcext:value-type="float">
            <text:p>77.0622157355946</text:p>
          </table:table-cell>
          <table:table-cell table:formula="of:=IF([.A36]*0.987+[.B3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9.2316823931591" calcext:value-type="float">
            <text:p>69.2316823931591</text:p>
          </table:table-cell>
          <table:table-cell table:formula="of:=RAND()*100" office:value-type="float" office:value="81.0290493236657" calcext:value-type="float">
            <text:p>81.0290493236657</text:p>
          </table:table-cell>
          <table:table-cell table:formula="of:=IF([.A37]*0.987+[.B3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3.9430847160519" calcext:value-type="float">
            <text:p>53.9430847160519</text:p>
          </table:table-cell>
          <table:table-cell table:formula="of:=RAND()*100" office:value-type="float" office:value="57.3246787658233" calcext:value-type="float">
            <text:p>57.3246787658233</text:p>
          </table:table-cell>
          <table:table-cell table:formula="of:=IF([.A38]*0.987+[.B3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8.1762041532661" calcext:value-type="float">
            <text:p>88.1762041532661</text:p>
          </table:table-cell>
          <table:table-cell table:formula="of:=RAND()*100" office:value-type="float" office:value="41.0902674833308" calcext:value-type="float">
            <text:p>41.0902674833308</text:p>
          </table:table-cell>
          <table:table-cell table:formula="of:=IF([.A39]*0.987+[.B3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4.6061129366416" calcext:value-type="float">
            <text:p>84.6061129366416</text:p>
          </table:table-cell>
          <table:table-cell table:formula="of:=RAND()*100" office:value-type="float" office:value="22.1528491389104" calcext:value-type="float">
            <text:p>22.1528491389104</text:p>
          </table:table-cell>
          <table:table-cell table:formula="of:=IF([.A40]*0.987+[.B4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6.0866751365153" calcext:value-type="float">
            <text:p>96.0866751365153</text:p>
          </table:table-cell>
          <table:table-cell table:formula="of:=RAND()*100" office:value-type="float" office:value="61.2544097609051" calcext:value-type="float">
            <text:p>61.2544097609051</text:p>
          </table:table-cell>
          <table:table-cell table:formula="of:=IF([.A41]*0.987+[.B4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.84031696055677" calcext:value-type="float">
            <text:p>4.84031696055677</text:p>
          </table:table-cell>
          <table:table-cell table:formula="of:=RAND()*100" office:value-type="float" office:value="43.8151615736434" calcext:value-type="float">
            <text:p>43.8151615736434</text:p>
          </table:table-cell>
          <table:table-cell table:formula="of:=IF([.A42]*0.987+[.B4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6.5173721171419" calcext:value-type="float">
            <text:p>46.5173721171419</text:p>
          </table:table-cell>
          <table:table-cell table:formula="of:=RAND()*100" office:value-type="float" office:value="93.7021789420213" calcext:value-type="float">
            <text:p>93.7021789420213</text:p>
          </table:table-cell>
          <table:table-cell table:formula="of:=IF([.A43]*0.987+[.B4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6.3894995068928" calcext:value-type="float">
            <text:p>66.3894995068928</text:p>
          </table:table-cell>
          <table:table-cell table:formula="of:=RAND()*100" office:value-type="float" office:value="97.4934439004804" calcext:value-type="float">
            <text:p>97.4934439004804</text:p>
          </table:table-cell>
          <table:table-cell table:formula="of:=IF([.A44]*0.987+[.B4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4.0034103036664" calcext:value-type="float">
            <text:p>54.0034103036664</text:p>
          </table:table-cell>
          <table:table-cell table:formula="of:=RAND()*100" office:value-type="float" office:value="86.6930750312824" calcext:value-type="float">
            <text:p>86.6930750312824</text:p>
          </table:table-cell>
          <table:table-cell table:formula="of:=IF([.A45]*0.987+[.B4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7.4784958054447" calcext:value-type="float">
            <text:p>97.4784958054447</text:p>
          </table:table-cell>
          <table:table-cell table:formula="of:=RAND()*100" office:value-type="float" office:value="11.7828348272616" calcext:value-type="float">
            <text:p>11.7828348272616</text:p>
          </table:table-cell>
          <table:table-cell table:formula="of:=IF([.A46]*0.987+[.B4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.03987570865266" calcext:value-type="float">
            <text:p>3.03987570865266</text:p>
          </table:table-cell>
          <table:table-cell table:formula="of:=RAND()*100" office:value-type="float" office:value="54.2917758742276" calcext:value-type="float">
            <text:p>54.2917758742276</text:p>
          </table:table-cell>
          <table:table-cell table:formula="of:=IF([.A47]*0.987+[.B4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1.6690622079964" calcext:value-type="float">
            <text:p>71.6690622079964</text:p>
          </table:table-cell>
          <table:table-cell table:formula="of:=RAND()*100" office:value-type="float" office:value="30.5106506330484" calcext:value-type="float">
            <text:p>30.5106506330484</text:p>
          </table:table-cell>
          <table:table-cell table:formula="of:=IF([.A48]*0.987+[.B4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0.471978198907149" calcext:value-type="float">
            <text:p>0.471978198907149</text:p>
          </table:table-cell>
          <table:table-cell table:formula="of:=RAND()*100" office:value-type="float" office:value="99.1272647032261" calcext:value-type="float">
            <text:p>99.1272647032261</text:p>
          </table:table-cell>
          <table:table-cell table:formula="of:=IF([.A49]*0.987+[.B4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5.3711706289156" calcext:value-type="float">
            <text:p>35.3711706289156</text:p>
          </table:table-cell>
          <table:table-cell table:formula="of:=RAND()*100" office:value-type="float" office:value="58.5315551368562" calcext:value-type="float">
            <text:p>58.5315551368562</text:p>
          </table:table-cell>
          <table:table-cell table:formula="of:=IF([.A50]*0.987+[.B5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4.4144989037673" calcext:value-type="float">
            <text:p>44.4144989037673</text:p>
          </table:table-cell>
          <table:table-cell table:formula="of:=RAND()*100" office:value-type="float" office:value="74.3246283105043" calcext:value-type="float">
            <text:p>74.3246283105043</text:p>
          </table:table-cell>
          <table:table-cell table:formula="of:=IF([.A51]*0.987+[.B5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3.5501574288325" calcext:value-type="float">
            <text:p>23.5501574288325</text:p>
          </table:table-cell>
          <table:table-cell table:formula="of:=RAND()*100" office:value-type="float" office:value="4.82213746153339" calcext:value-type="float">
            <text:p>4.82213746153339</text:p>
          </table:table-cell>
          <table:table-cell table:formula="of:=IF([.A52]*0.987+[.B5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0.4890610944499" calcext:value-type="float">
            <text:p>80.4890610944499</text:p>
          </table:table-cell>
          <table:table-cell table:formula="of:=RAND()*100" office:value-type="float" office:value="45.5275764827575" calcext:value-type="float">
            <text:p>45.5275764827575</text:p>
          </table:table-cell>
          <table:table-cell table:formula="of:=IF([.A53]*0.987+[.B5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3.4858886884436" calcext:value-type="float">
            <text:p>13.4858886884436</text:p>
          </table:table-cell>
          <table:table-cell table:formula="of:=RAND()*100" office:value-type="float" office:value="78.8165445805318" calcext:value-type="float">
            <text:p>78.8165445805318</text:p>
          </table:table-cell>
          <table:table-cell table:formula="of:=IF([.A54]*0.987+[.B5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7.7121253705263" calcext:value-type="float">
            <text:p>17.7121253705263</text:p>
          </table:table-cell>
          <table:table-cell table:formula="of:=RAND()*100" office:value-type="float" office:value="24.1818477347732" calcext:value-type="float">
            <text:p>24.1818477347732</text:p>
          </table:table-cell>
          <table:table-cell table:formula="of:=IF([.A55]*0.987+[.B5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0.6980173053666" calcext:value-type="float">
            <text:p>80.6980173053666</text:p>
          </table:table-cell>
          <table:table-cell table:formula="of:=RAND()*100" office:value-type="float" office:value="86.5228872211116" calcext:value-type="float">
            <text:p>86.5228872211116</text:p>
          </table:table-cell>
          <table:table-cell table:formula="of:=IF([.A56]*0.987+[.B5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6.0106349524703" calcext:value-type="float">
            <text:p>36.0106349524703</text:p>
          </table:table-cell>
          <table:table-cell table:formula="of:=RAND()*100" office:value-type="float" office:value="28.1636261174965" calcext:value-type="float">
            <text:p>28.1636261174965</text:p>
          </table:table-cell>
          <table:table-cell table:formula="of:=IF([.A57]*0.987+[.B5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4.6715363086539" calcext:value-type="float">
            <text:p>34.6715363086539</text:p>
          </table:table-cell>
          <table:table-cell table:formula="of:=RAND()*100" office:value-type="float" office:value="0.801450036381291" calcext:value-type="float">
            <text:p>0.801450036381291</text:p>
          </table:table-cell>
          <table:table-cell table:formula="of:=IF([.A58]*0.987+[.B5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0.0901739672119" calcext:value-type="float">
            <text:p>70.0901739672119</text:p>
          </table:table-cell>
          <table:table-cell table:formula="of:=RAND()*100" office:value-type="float" office:value="49.8609892507928" calcext:value-type="float">
            <text:p>49.8609892507928</text:p>
          </table:table-cell>
          <table:table-cell table:formula="of:=IF([.A59]*0.987+[.B5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9.5790138390291" calcext:value-type="float">
            <text:p>79.5790138390291</text:p>
          </table:table-cell>
          <table:table-cell table:formula="of:=RAND()*100" office:value-type="float" office:value="11.6022469810322" calcext:value-type="float">
            <text:p>11.6022469810322</text:p>
          </table:table-cell>
          <table:table-cell table:formula="of:=IF([.A60]*0.987+[.B6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7.4030498432705" calcext:value-type="float">
            <text:p>97.4030498432705</text:p>
          </table:table-cell>
          <table:table-cell table:formula="of:=RAND()*100" office:value-type="float" office:value="31.6122206493757" calcext:value-type="float">
            <text:p>31.6122206493757</text:p>
          </table:table-cell>
          <table:table-cell table:formula="of:=IF([.A61]*0.987+[.B6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1.0747763204646" calcext:value-type="float">
            <text:p>91.0747763204646</text:p>
          </table:table-cell>
          <table:table-cell table:formula="of:=RAND()*100" office:value-type="float" office:value="22.3609538034814" calcext:value-type="float">
            <text:p>22.3609538034814</text:p>
          </table:table-cell>
          <table:table-cell table:formula="of:=IF([.A62]*0.987+[.B6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0.1199436811856" calcext:value-type="float">
            <text:p>10.1199436811856</text:p>
          </table:table-cell>
          <table:table-cell table:formula="of:=RAND()*100" office:value-type="float" office:value="90.7380895394446" calcext:value-type="float">
            <text:p>90.7380895394446</text:p>
          </table:table-cell>
          <table:table-cell table:formula="of:=IF([.A63]*0.987+[.B6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7.4831955171715" calcext:value-type="float">
            <text:p>67.4831955171715</text:p>
          </table:table-cell>
          <table:table-cell table:formula="of:=RAND()*100" office:value-type="float" office:value="33.3182113418498" calcext:value-type="float">
            <text:p>33.3182113418498</text:p>
          </table:table-cell>
          <table:table-cell table:formula="of:=IF([.A64]*0.987+[.B6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5.1468806081291" calcext:value-type="float">
            <text:p>45.1468806081291</text:p>
          </table:table-cell>
          <table:table-cell table:formula="of:=RAND()*100" office:value-type="float" office:value="99.4664702127966" calcext:value-type="float">
            <text:p>99.4664702127966</text:p>
          </table:table-cell>
          <table:table-cell table:formula="of:=IF([.A65]*0.987+[.B6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.29602739124807" calcext:value-type="float">
            <text:p>4.29602739124807</text:p>
          </table:table-cell>
          <table:table-cell table:formula="of:=RAND()*100" office:value-type="float" office:value="74.0798821469948" calcext:value-type="float">
            <text:p>74.0798821469948</text:p>
          </table:table-cell>
          <table:table-cell table:formula="of:=IF([.A66]*0.987+[.B6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4.5270595589831" calcext:value-type="float">
            <text:p>44.5270595589831</text:p>
          </table:table-cell>
          <table:table-cell table:formula="of:=RAND()*100" office:value-type="float" office:value="2.33862572714021" calcext:value-type="float">
            <text:p>2.33862572714021</text:p>
          </table:table-cell>
          <table:table-cell table:formula="of:=IF([.A67]*0.987+[.B6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0.529718532264" calcext:value-type="float">
            <text:p>10.529718532264</text:p>
          </table:table-cell>
          <table:table-cell table:formula="of:=RAND()*100" office:value-type="float" office:value="0.554642270170088" calcext:value-type="float">
            <text:p>0.554642270170088</text:p>
          </table:table-cell>
          <table:table-cell table:formula="of:=IF([.A68]*0.987+[.B6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7.3526989118054" calcext:value-type="float">
            <text:p>17.3526989118054</text:p>
          </table:table-cell>
          <table:table-cell table:formula="of:=RAND()*100" office:value-type="float" office:value="73.5946073639756" calcext:value-type="float">
            <text:p>73.5946073639756</text:p>
          </table:table-cell>
          <table:table-cell table:formula="of:=IF([.A69]*0.987+[.B6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8.5066146858274" calcext:value-type="float">
            <text:p>78.5066146858274</text:p>
          </table:table-cell>
          <table:table-cell table:formula="of:=RAND()*100" office:value-type="float" office:value="21.0787196800185" calcext:value-type="float">
            <text:p>21.0787196800185</text:p>
          </table:table-cell>
          <table:table-cell table:formula="of:=IF([.A70]*0.987+[.B7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4.9261096081728" calcext:value-type="float">
            <text:p>74.9261096081728</text:p>
          </table:table-cell>
          <table:table-cell table:formula="of:=RAND()*100" office:value-type="float" office:value="55.4245107328391" calcext:value-type="float">
            <text:p>55.4245107328391</text:p>
          </table:table-cell>
          <table:table-cell table:formula="of:=IF([.A71]*0.987+[.B7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5.6606434182486" calcext:value-type="float">
            <text:p>85.6606434182486</text:p>
          </table:table-cell>
          <table:table-cell table:formula="of:=RAND()*100" office:value-type="float" office:value="61.1454864397304" calcext:value-type="float">
            <text:p>61.1454864397304</text:p>
          </table:table-cell>
          <table:table-cell table:formula="of:=IF([.A72]*0.987+[.B7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6.2258898058359" calcext:value-type="float">
            <text:p>56.2258898058359</text:p>
          </table:table-cell>
          <table:table-cell table:formula="of:=RAND()*100" office:value-type="float" office:value="42.3718317123667" calcext:value-type="float">
            <text:p>42.3718317123667</text:p>
          </table:table-cell>
          <table:table-cell table:formula="of:=IF([.A73]*0.987+[.B7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1.9355912029442" calcext:value-type="float">
            <text:p>11.9355912029442</text:p>
          </table:table-cell>
          <table:table-cell table:formula="of:=RAND()*100" office:value-type="float" office:value="85.7294466534121" calcext:value-type="float">
            <text:p>85.7294466534121</text:p>
          </table:table-cell>
          <table:table-cell table:formula="of:=IF([.A74]*0.987+[.B7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8.4032827630331" calcext:value-type="float">
            <text:p>28.4032827630331</text:p>
          </table:table-cell>
          <table:table-cell table:formula="of:=RAND()*100" office:value-type="float" office:value="10.1786922509859" calcext:value-type="float">
            <text:p>10.1786922509859</text:p>
          </table:table-cell>
          <table:table-cell table:formula="of:=IF([.A75]*0.987+[.B7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1.0011156640848" calcext:value-type="float">
            <text:p>11.0011156640848</text:p>
          </table:table-cell>
          <table:table-cell table:formula="of:=RAND()*100" office:value-type="float" office:value="15.0036079110486" calcext:value-type="float">
            <text:p>15.0036079110486</text:p>
          </table:table-cell>
          <table:table-cell table:formula="of:=IF([.A76]*0.987+[.B7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8.9044437427152" calcext:value-type="float">
            <text:p>18.9044437427152</text:p>
          </table:table-cell>
          <table:table-cell table:formula="of:=RAND()*100" office:value-type="float" office:value="49.2820554038483" calcext:value-type="float">
            <text:p>49.2820554038483</text:p>
          </table:table-cell>
          <table:table-cell table:formula="of:=IF([.A77]*0.987+[.B7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5.6582494645032" calcext:value-type="float">
            <text:p>65.6582494645032</text:p>
          </table:table-cell>
          <table:table-cell table:formula="of:=RAND()*100" office:value-type="float" office:value="28.3746078378958" calcext:value-type="float">
            <text:p>28.3746078378958</text:p>
          </table:table-cell>
          <table:table-cell table:formula="of:=IF([.A78]*0.987+[.B7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3.8594279128292" calcext:value-type="float">
            <text:p>93.8594279128292</text:p>
          </table:table-cell>
          <table:table-cell table:formula="of:=RAND()*100" office:value-type="float" office:value="59.0595727384037" calcext:value-type="float">
            <text:p>59.0595727384037</text:p>
          </table:table-cell>
          <table:table-cell table:formula="of:=IF([.A79]*0.987+[.B7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.08213386489548" calcext:value-type="float">
            <text:p>7.08213386489548</text:p>
          </table:table-cell>
          <table:table-cell table:formula="of:=RAND()*100" office:value-type="float" office:value="79.9921061029777" calcext:value-type="float">
            <text:p>79.9921061029777</text:p>
          </table:table-cell>
          <table:table-cell table:formula="of:=IF([.A80]*0.987+[.B8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9.6222769669566" calcext:value-type="float">
            <text:p>29.6222769669566</text:p>
          </table:table-cell>
          <table:table-cell table:formula="of:=RAND()*100" office:value-type="float" office:value="77.1950301262237" calcext:value-type="float">
            <text:p>77.1950301262237</text:p>
          </table:table-cell>
          <table:table-cell table:formula="of:=IF([.A81]*0.987+[.B8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9.6550646728228" calcext:value-type="float">
            <text:p>89.6550646728228</text:p>
          </table:table-cell>
          <table:table-cell table:formula="of:=RAND()*100" office:value-type="float" office:value="90.2202274509543" calcext:value-type="float">
            <text:p>90.2202274509543</text:p>
          </table:table-cell>
          <table:table-cell table:formula="of:=IF([.A82]*0.987+[.B8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9.2286400866115" calcext:value-type="float">
            <text:p>69.2286400866115</text:p>
          </table:table-cell>
          <table:table-cell table:formula="of:=RAND()*100" office:value-type="float" office:value="38.4836792039445" calcext:value-type="float">
            <text:p>38.4836792039445</text:p>
          </table:table-cell>
          <table:table-cell table:formula="of:=IF([.A83]*0.987+[.B8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3.2278068945757" calcext:value-type="float">
            <text:p>23.2278068945757</text:p>
          </table:table-cell>
          <table:table-cell table:formula="of:=RAND()*100" office:value-type="float" office:value="48.1535592718164" calcext:value-type="float">
            <text:p>48.1535592718164</text:p>
          </table:table-cell>
          <table:table-cell table:formula="of:=IF([.A84]*0.987+[.B8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9.5834366916794" calcext:value-type="float">
            <text:p>29.5834366916794</text:p>
          </table:table-cell>
          <table:table-cell table:formula="of:=RAND()*100" office:value-type="float" office:value="75.0154025877326" calcext:value-type="float">
            <text:p>75.0154025877326</text:p>
          </table:table-cell>
          <table:table-cell table:formula="of:=IF([.A85]*0.987+[.B8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6.4005195198262" calcext:value-type="float">
            <text:p>46.4005195198262</text:p>
          </table:table-cell>
          <table:table-cell table:formula="of:=RAND()*100" office:value-type="float" office:value="44.7458252479579" calcext:value-type="float">
            <text:p>44.7458252479579</text:p>
          </table:table-cell>
          <table:table-cell table:formula="of:=IF([.A86]*0.987+[.B8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9.8652546723615" calcext:value-type="float">
            <text:p>79.8652546723615</text:p>
          </table:table-cell>
          <table:table-cell table:formula="of:=RAND()*100" office:value-type="float" office:value="49.0262118981343" calcext:value-type="float">
            <text:p>49.0262118981343</text:p>
          </table:table-cell>
          <table:table-cell table:formula="of:=IF([.A87]*0.987+[.B8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5.0023110955353" calcext:value-type="float">
            <text:p>65.0023110955353</text:p>
          </table:table-cell>
          <table:table-cell table:formula="of:=RAND()*100" office:value-type="float" office:value="63.4516290739344" calcext:value-type="float">
            <text:p>63.4516290739344</text:p>
          </table:table-cell>
          <table:table-cell table:formula="of:=IF([.A88]*0.987+[.B8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6.7061664815795" calcext:value-type="float">
            <text:p>36.7061664815795</text:p>
          </table:table-cell>
          <table:table-cell table:formula="of:=RAND()*100" office:value-type="float" office:value="34.3901591036653" calcext:value-type="float">
            <text:p>34.3901591036653</text:p>
          </table:table-cell>
          <table:table-cell table:formula="of:=IF([.A89]*0.987+[.B8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2.0320159097251" calcext:value-type="float">
            <text:p>62.0320159097251</text:p>
          </table:table-cell>
          <table:table-cell table:formula="of:=RAND()*100" office:value-type="float" office:value="96.4489952265415" calcext:value-type="float">
            <text:p>96.4489952265415</text:p>
          </table:table-cell>
          <table:table-cell table:formula="of:=IF([.A90]*0.987+[.B9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9.0355877977311" calcext:value-type="float">
            <text:p>69.0355877977311</text:p>
          </table:table-cell>
          <table:table-cell table:formula="of:=RAND()*100" office:value-type="float" office:value="6.2637289221665" calcext:value-type="float">
            <text:p>6.2637289221665</text:p>
          </table:table-cell>
          <table:table-cell table:formula="of:=IF([.A91]*0.987+[.B9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7.9595076104676" calcext:value-type="float">
            <text:p>97.9595076104676</text:p>
          </table:table-cell>
          <table:table-cell table:formula="of:=RAND()*100" office:value-type="float" office:value="31.0769441705006" calcext:value-type="float">
            <text:p>31.0769441705006</text:p>
          </table:table-cell>
          <table:table-cell table:formula="of:=IF([.A92]*0.987+[.B9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4.3045771177989" calcext:value-type="float">
            <text:p>44.3045771177989</text:p>
          </table:table-cell>
          <table:table-cell table:formula="of:=RAND()*100" office:value-type="float" office:value="30.0281743400842" calcext:value-type="float">
            <text:p>30.0281743400842</text:p>
          </table:table-cell>
          <table:table-cell table:formula="of:=IF([.A93]*0.987+[.B9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2.0513783931109" calcext:value-type="float">
            <text:p>72.0513783931109</text:p>
          </table:table-cell>
          <table:table-cell table:formula="of:=RAND()*100" office:value-type="float" office:value="16.2846038024331" calcext:value-type="float">
            <text:p>16.2846038024331</text:p>
          </table:table-cell>
          <table:table-cell table:formula="of:=IF([.A94]*0.987+[.B9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5.195614885347" calcext:value-type="float">
            <text:p>25.195614885347</text:p>
          </table:table-cell>
          <table:table-cell table:formula="of:=RAND()*100" office:value-type="float" office:value="93.5330625485788" calcext:value-type="float">
            <text:p>93.5330625485788</text:p>
          </table:table-cell>
          <table:table-cell table:formula="of:=IF([.A95]*0.987+[.B9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2.4025427578884" calcext:value-type="float">
            <text:p>82.4025427578884</text:p>
          </table:table-cell>
          <table:table-cell table:formula="of:=RAND()*100" office:value-type="float" office:value="15.4588178378627" calcext:value-type="float">
            <text:p>15.4588178378627</text:p>
          </table:table-cell>
          <table:table-cell table:formula="of:=IF([.A96]*0.987+[.B9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0.578386560258" calcext:value-type="float">
            <text:p>80.578386560258</text:p>
          </table:table-cell>
          <table:table-cell table:formula="of:=RAND()*100" office:value-type="float" office:value="11.5439828618354" calcext:value-type="float">
            <text:p>11.5439828618354</text:p>
          </table:table-cell>
          <table:table-cell table:formula="of:=IF([.A97]*0.987+[.B9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5.1324066138934" calcext:value-type="float">
            <text:p>15.1324066138934</text:p>
          </table:table-cell>
          <table:table-cell table:formula="of:=RAND()*100" office:value-type="float" office:value="53.2450566517176" calcext:value-type="float">
            <text:p>53.2450566517176</text:p>
          </table:table-cell>
          <table:table-cell table:formula="of:=IF([.A98]*0.987+[.B9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9.9615475919983" calcext:value-type="float">
            <text:p>69.9615475919983</text:p>
          </table:table-cell>
          <table:table-cell table:formula="of:=RAND()*100" office:value-type="float" office:value="57.0170185257017" calcext:value-type="float">
            <text:p>57.0170185257017</text:p>
          </table:table-cell>
          <table:table-cell table:formula="of:=IF([.A99]*0.987+[.B9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2.4260405282617" calcext:value-type="float">
            <text:p>12.4260405282617</text:p>
          </table:table-cell>
          <table:table-cell table:formula="of:=RAND()*100" office:value-type="float" office:value="20.198689363055" calcext:value-type="float">
            <text:p>20.198689363055</text:p>
          </table:table-cell>
          <table:table-cell table:formula="of:=IF([.A100]*0.987+[.B10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6.3946573361374" calcext:value-type="float">
            <text:p>86.3946573361374</text:p>
          </table:table-cell>
          <table:table-cell table:formula="of:=RAND()*100" office:value-type="float" office:value="48.2810774157303" calcext:value-type="float">
            <text:p>48.2810774157303</text:p>
          </table:table-cell>
          <table:table-cell table:formula="of:=IF([.A101]*0.987+[.B10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9.5069163337256" calcext:value-type="float">
            <text:p>79.5069163337256</text:p>
          </table:table-cell>
          <table:table-cell table:formula="of:=RAND()*100" office:value-type="float" office:value="26.988794825396" calcext:value-type="float">
            <text:p>26.988794825396</text:p>
          </table:table-cell>
          <table:table-cell table:formula="of:=IF([.A102]*0.987+[.B10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2.3977656001817" calcext:value-type="float">
            <text:p>42.3977656001817</text:p>
          </table:table-cell>
          <table:table-cell table:formula="of:=RAND()*100" office:value-type="float" office:value="28.6172220431203" calcext:value-type="float">
            <text:p>28.6172220431203</text:p>
          </table:table-cell>
          <table:table-cell table:formula="of:=IF([.A103]*0.987+[.B10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.40533702798666" calcext:value-type="float">
            <text:p>4.40533702798666</text:p>
          </table:table-cell>
          <table:table-cell table:formula="of:=RAND()*100" office:value-type="float" office:value="94.1285228975909" calcext:value-type="float">
            <text:p>94.1285228975909</text:p>
          </table:table-cell>
          <table:table-cell table:formula="of:=IF([.A104]*0.987+[.B10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9.9282822639907" calcext:value-type="float">
            <text:p>39.9282822639907</text:p>
          </table:table-cell>
          <table:table-cell table:formula="of:=RAND()*100" office:value-type="float" office:value="78.8742437532926" calcext:value-type="float">
            <text:p>78.8742437532926</text:p>
          </table:table-cell>
          <table:table-cell table:formula="of:=IF([.A105]*0.987+[.B10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1.4739010716083" calcext:value-type="float">
            <text:p>51.4739010716083</text:p>
          </table:table-cell>
          <table:table-cell table:formula="of:=RAND()*100" office:value-type="float" office:value="20.6014049403713" calcext:value-type="float">
            <text:p>20.6014049403713</text:p>
          </table:table-cell>
          <table:table-cell table:formula="of:=IF([.A106]*0.987+[.B10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2.4777297496493" calcext:value-type="float">
            <text:p>52.4777297496493</text:p>
          </table:table-cell>
          <table:table-cell table:formula="of:=RAND()*100" office:value-type="float" office:value="97.3613397028182" calcext:value-type="float">
            <text:p>97.3613397028182</text:p>
          </table:table-cell>
          <table:table-cell table:formula="of:=IF([.A107]*0.987+[.B10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8.681370031562" calcext:value-type="float">
            <text:p>38.681370031562</text:p>
          </table:table-cell>
          <table:table-cell table:formula="of:=RAND()*100" office:value-type="float" office:value="20.8930046495186" calcext:value-type="float">
            <text:p>20.8930046495186</text:p>
          </table:table-cell>
          <table:table-cell table:formula="of:=IF([.A108]*0.987+[.B10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6.5446240454539" calcext:value-type="float">
            <text:p>26.5446240454539</text:p>
          </table:table-cell>
          <table:table-cell table:formula="of:=RAND()*100" office:value-type="float" office:value="66.4226982255887" calcext:value-type="float">
            <text:p>66.4226982255887</text:p>
          </table:table-cell>
          <table:table-cell table:formula="of:=IF([.A109]*0.987+[.B10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5.8075765246168" calcext:value-type="float">
            <text:p>45.8075765246168</text:p>
          </table:table-cell>
          <table:table-cell table:formula="of:=RAND()*100" office:value-type="float" office:value="22.686767063794" calcext:value-type="float">
            <text:p>22.686767063794</text:p>
          </table:table-cell>
          <table:table-cell table:formula="of:=IF([.A110]*0.987+[.B11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0.285882711278" calcext:value-type="float">
            <text:p>80.285882711278</text:p>
          </table:table-cell>
          <table:table-cell table:formula="of:=RAND()*100" office:value-type="float" office:value="10.8387862098943" calcext:value-type="float">
            <text:p>10.8387862098943</text:p>
          </table:table-cell>
          <table:table-cell table:formula="of:=IF([.A111]*0.987+[.B11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2.614881523321" calcext:value-type="float">
            <text:p>12.614881523321</text:p>
          </table:table-cell>
          <table:table-cell table:formula="of:=RAND()*100" office:value-type="float" office:value="39.8866604151202" calcext:value-type="float">
            <text:p>39.8866604151202</text:p>
          </table:table-cell>
          <table:table-cell table:formula="of:=IF([.A112]*0.987+[.B11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5.5104462687284" calcext:value-type="float">
            <text:p>75.5104462687284</text:p>
          </table:table-cell>
          <table:table-cell table:formula="of:=RAND()*100" office:value-type="float" office:value="56.4210503705134" calcext:value-type="float">
            <text:p>56.4210503705134</text:p>
          </table:table-cell>
          <table:table-cell table:formula="of:=IF([.A113]*0.987+[.B11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.27098538153294" calcext:value-type="float">
            <text:p>2.27098538153294</text:p>
          </table:table-cell>
          <table:table-cell table:formula="of:=RAND()*100" office:value-type="float" office:value="10.4316405055761" calcext:value-type="float">
            <text:p>10.4316405055761</text:p>
          </table:table-cell>
          <table:table-cell table:formula="of:=IF([.A114]*0.987+[.B11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1.8987115356162" calcext:value-type="float">
            <text:p>61.8987115356162</text:p>
          </table:table-cell>
          <table:table-cell table:formula="of:=RAND()*100" office:value-type="float" office:value="11.79547985773" calcext:value-type="float">
            <text:p>11.79547985773</text:p>
          </table:table-cell>
          <table:table-cell table:formula="of:=IF([.A115]*0.987+[.B11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4.9320288895101" calcext:value-type="float">
            <text:p>54.9320288895101</text:p>
          </table:table-cell>
          <table:table-cell table:formula="of:=RAND()*100" office:value-type="float" office:value="13.8673180465721" calcext:value-type="float">
            <text:p>13.8673180465721</text:p>
          </table:table-cell>
          <table:table-cell table:formula="of:=IF([.A116]*0.987+[.B11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9.4282040160529" calcext:value-type="float">
            <text:p>89.4282040160529</text:p>
          </table:table-cell>
          <table:table-cell table:formula="of:=RAND()*100" office:value-type="float" office:value="56.4882137590494" calcext:value-type="float">
            <text:p>56.4882137590494</text:p>
          </table:table-cell>
          <table:table-cell table:formula="of:=IF([.A117]*0.987+[.B11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0.648478175518941" calcext:value-type="float">
            <text:p>0.648478175518941</text:p>
          </table:table-cell>
          <table:table-cell table:formula="of:=RAND()*100" office:value-type="float" office:value="75.3280783862172" calcext:value-type="float">
            <text:p>75.3280783862172</text:p>
          </table:table-cell>
          <table:table-cell table:formula="of:=IF([.A118]*0.987+[.B11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.0815783543997" calcext:value-type="float">
            <text:p>7.0815783543997</text:p>
          </table:table-cell>
          <table:table-cell table:formula="of:=RAND()*100" office:value-type="float" office:value="64.1301355821335" calcext:value-type="float">
            <text:p>64.1301355821335</text:p>
          </table:table-cell>
          <table:table-cell table:formula="of:=IF([.A119]*0.987+[.B11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7.293392623541" calcext:value-type="float">
            <text:p>57.293392623541</text:p>
          </table:table-cell>
          <table:table-cell table:formula="of:=RAND()*100" office:value-type="float" office:value="75.2624144594012" calcext:value-type="float">
            <text:p>75.2624144594012</text:p>
          </table:table-cell>
          <table:table-cell table:formula="of:=IF([.A120]*0.987+[.B12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6.2991932092458" calcext:value-type="float">
            <text:p>76.2991932092458</text:p>
          </table:table-cell>
          <table:table-cell table:formula="of:=RAND()*100" office:value-type="float" office:value="26.5741861955021" calcext:value-type="float">
            <text:p>26.5741861955021</text:p>
          </table:table-cell>
          <table:table-cell table:formula="of:=IF([.A121]*0.987+[.B12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3.805525584836" calcext:value-type="float">
            <text:p>83.805525584836</text:p>
          </table:table-cell>
          <table:table-cell table:formula="of:=RAND()*100" office:value-type="float" office:value="24.2954396197101" calcext:value-type="float">
            <text:p>24.2954396197101</text:p>
          </table:table-cell>
          <table:table-cell table:formula="of:=IF([.A122]*0.987+[.B12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4.0851025734946" calcext:value-type="float">
            <text:p>74.0851025734946</text:p>
          </table:table-cell>
          <table:table-cell table:formula="of:=RAND()*100" office:value-type="float" office:value="86.3449933116539" calcext:value-type="float">
            <text:p>86.3449933116539</text:p>
          </table:table-cell>
          <table:table-cell table:formula="of:=IF([.A123]*0.987+[.B12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.13012240506721" calcext:value-type="float">
            <text:p>4.13012240506721</text:p>
          </table:table-cell>
          <table:table-cell table:formula="of:=RAND()*100" office:value-type="float" office:value="91.2575900467699" calcext:value-type="float">
            <text:p>91.2575900467699</text:p>
          </table:table-cell>
          <table:table-cell table:formula="of:=IF([.A124]*0.987+[.B12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4.0815386406433" calcext:value-type="float">
            <text:p>64.0815386406433</text:p>
          </table:table-cell>
          <table:table-cell table:formula="of:=RAND()*100" office:value-type="float" office:value="14.364334697385" calcext:value-type="float">
            <text:p>14.364334697385</text:p>
          </table:table-cell>
          <table:table-cell table:formula="of:=IF([.A125]*0.987+[.B12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7.9447539447685" calcext:value-type="float">
            <text:p>67.9447539447685</text:p>
          </table:table-cell>
          <table:table-cell table:formula="of:=RAND()*100" office:value-type="float" office:value="6.49718247289134" calcext:value-type="float">
            <text:p>6.49718247289134</text:p>
          </table:table-cell>
          <table:table-cell table:formula="of:=IF([.A126]*0.987+[.B12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.66570302852286" calcext:value-type="float">
            <text:p>9.66570302852286</text:p>
          </table:table-cell>
          <table:table-cell table:formula="of:=RAND()*100" office:value-type="float" office:value="5.59184236728115" calcext:value-type="float">
            <text:p>5.59184236728115</text:p>
          </table:table-cell>
          <table:table-cell table:formula="of:=IF([.A127]*0.987+[.B12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1.8264835847026" calcext:value-type="float">
            <text:p>41.8264835847026</text:p>
          </table:table-cell>
          <table:table-cell table:formula="of:=RAND()*100" office:value-type="float" office:value="42.0956108542539" calcext:value-type="float">
            <text:p>42.0956108542539</text:p>
          </table:table-cell>
          <table:table-cell table:formula="of:=IF([.A128]*0.987+[.B12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0.8413901188379" calcext:value-type="float">
            <text:p>80.8413901188379</text:p>
          </table:table-cell>
          <table:table-cell table:formula="of:=RAND()*100" office:value-type="float" office:value="82.0282458184198" calcext:value-type="float">
            <text:p>82.0282458184198</text:p>
          </table:table-cell>
          <table:table-cell table:formula="of:=IF([.A129]*0.987+[.B12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1.5538068752123" calcext:value-type="float">
            <text:p>11.5538068752123</text:p>
          </table:table-cell>
          <table:table-cell table:formula="of:=RAND()*100" office:value-type="float" office:value="35.2172258803436" calcext:value-type="float">
            <text:p>35.2172258803436</text:p>
          </table:table-cell>
          <table:table-cell table:formula="of:=IF([.A130]*0.987+[.B13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3.9923129011746" calcext:value-type="float">
            <text:p>53.9923129011746</text:p>
          </table:table-cell>
          <table:table-cell table:formula="of:=RAND()*100" office:value-type="float" office:value="57.6071826588604" calcext:value-type="float">
            <text:p>57.6071826588604</text:p>
          </table:table-cell>
          <table:table-cell table:formula="of:=IF([.A131]*0.987+[.B13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4.1745283274834" calcext:value-type="float">
            <text:p>64.1745283274834</text:p>
          </table:table-cell>
          <table:table-cell table:formula="of:=RAND()*100" office:value-type="float" office:value="94.1954991308982" calcext:value-type="float">
            <text:p>94.1954991308982</text:p>
          </table:table-cell>
          <table:table-cell table:formula="of:=IF([.A132]*0.987+[.B13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7.1593533687831" calcext:value-type="float">
            <text:p>47.1593533687831</text:p>
          </table:table-cell>
          <table:table-cell table:formula="of:=RAND()*100" office:value-type="float" office:value="89.2680742130262" calcext:value-type="float">
            <text:p>89.2680742130262</text:p>
          </table:table-cell>
          <table:table-cell table:formula="of:=IF([.A133]*0.987+[.B13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4.0665056376659" calcext:value-type="float">
            <text:p>34.0665056376659</text:p>
          </table:table-cell>
          <table:table-cell table:formula="of:=RAND()*100" office:value-type="float" office:value="66.0121147414875" calcext:value-type="float">
            <text:p>66.0121147414875</text:p>
          </table:table-cell>
          <table:table-cell table:formula="of:=IF([.A134]*0.987+[.B13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3.248542630766" calcext:value-type="float">
            <text:p>73.248542630766</text:p>
          </table:table-cell>
          <table:table-cell table:formula="of:=RAND()*100" office:value-type="float" office:value="96.3665731948702" calcext:value-type="float">
            <text:p>96.3665731948702</text:p>
          </table:table-cell>
          <table:table-cell table:formula="of:=IF([.A135]*0.987+[.B13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1.9928120642393" calcext:value-type="float">
            <text:p>51.9928120642393</text:p>
          </table:table-cell>
          <table:table-cell table:formula="of:=RAND()*100" office:value-type="float" office:value="31.5482503041036" calcext:value-type="float">
            <text:p>31.5482503041036</text:p>
          </table:table-cell>
          <table:table-cell table:formula="of:=IF([.A136]*0.987+[.B13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4.1889467041713" calcext:value-type="float">
            <text:p>84.1889467041713</text:p>
          </table:table-cell>
          <table:table-cell table:formula="of:=RAND()*100" office:value-type="float" office:value="18.8908372759783" calcext:value-type="float">
            <text:p>18.8908372759783</text:p>
          </table:table-cell>
          <table:table-cell table:formula="of:=IF([.A137]*0.987+[.B13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4.8118905233879" calcext:value-type="float">
            <text:p>34.8118905233879</text:p>
          </table:table-cell>
          <table:table-cell table:formula="of:=RAND()*100" office:value-type="float" office:value="43.8616239349866" calcext:value-type="float">
            <text:p>43.8616239349866</text:p>
          </table:table-cell>
          <table:table-cell table:formula="of:=IF([.A138]*0.987+[.B13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3.8158877032831" calcext:value-type="float">
            <text:p>53.8158877032831</text:p>
          </table:table-cell>
          <table:table-cell table:formula="of:=RAND()*100" office:value-type="float" office:value="54.290965870661" calcext:value-type="float">
            <text:p>54.290965870661</text:p>
          </table:table-cell>
          <table:table-cell table:formula="of:=IF([.A139]*0.987+[.B13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3.7268104955315" calcext:value-type="float">
            <text:p>23.7268104955315</text:p>
          </table:table-cell>
          <table:table-cell table:formula="of:=RAND()*100" office:value-type="float" office:value="42.2637234171501" calcext:value-type="float">
            <text:p>42.2637234171501</text:p>
          </table:table-cell>
          <table:table-cell table:formula="of:=IF([.A140]*0.987+[.B14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3.5020058815457" calcext:value-type="float">
            <text:p>63.5020058815457</text:p>
          </table:table-cell>
          <table:table-cell table:formula="of:=RAND()*100" office:value-type="float" office:value="82.640878685253" calcext:value-type="float">
            <text:p>82.640878685253</text:p>
          </table:table-cell>
          <table:table-cell table:formula="of:=IF([.A141]*0.987+[.B14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5.9004497109895" calcext:value-type="float">
            <text:p>55.9004497109895</text:p>
          </table:table-cell>
          <table:table-cell table:formula="of:=RAND()*100" office:value-type="float" office:value="10.9640142331186" calcext:value-type="float">
            <text:p>10.9640142331186</text:p>
          </table:table-cell>
          <table:table-cell table:formula="of:=IF([.A142]*0.987+[.B14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.88089833135749" calcext:value-type="float">
            <text:p>9.88089833135749</text:p>
          </table:table-cell>
          <table:table-cell table:formula="of:=RAND()*100" office:value-type="float" office:value="78.0428953818873" calcext:value-type="float">
            <text:p>78.0428953818873</text:p>
          </table:table-cell>
          <table:table-cell table:formula="of:=IF([.A143]*0.987+[.B14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2.2681362691201" calcext:value-type="float">
            <text:p>12.2681362691201</text:p>
          </table:table-cell>
          <table:table-cell table:formula="of:=RAND()*100" office:value-type="float" office:value="16.2172772653334" calcext:value-type="float">
            <text:p>16.2172772653334</text:p>
          </table:table-cell>
          <table:table-cell table:formula="of:=IF([.A144]*0.987+[.B14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0.9323684145828" calcext:value-type="float">
            <text:p>10.9323684145828</text:p>
          </table:table-cell>
          <table:table-cell table:formula="of:=RAND()*100" office:value-type="float" office:value="82.4347670557705" calcext:value-type="float">
            <text:p>82.4347670557705</text:p>
          </table:table-cell>
          <table:table-cell table:formula="of:=IF([.A145]*0.987+[.B14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9.1552506758516" calcext:value-type="float">
            <text:p>29.1552506758516</text:p>
          </table:table-cell>
          <table:table-cell table:formula="of:=RAND()*100" office:value-type="float" office:value="82.206699491953" calcext:value-type="float">
            <text:p>82.206699491953</text:p>
          </table:table-cell>
          <table:table-cell table:formula="of:=IF([.A146]*0.987+[.B14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5.7563629410062" calcext:value-type="float">
            <text:p>55.7563629410062</text:p>
          </table:table-cell>
          <table:table-cell table:formula="of:=RAND()*100" office:value-type="float" office:value="58.2734180312537" calcext:value-type="float">
            <text:p>58.2734180312537</text:p>
          </table:table-cell>
          <table:table-cell table:formula="of:=IF([.A147]*0.987+[.B14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9.0086597971745" calcext:value-type="float">
            <text:p>19.0086597971745</text:p>
          </table:table-cell>
          <table:table-cell table:formula="of:=RAND()*100" office:value-type="float" office:value="53.4133693623182" calcext:value-type="float">
            <text:p>53.4133693623182</text:p>
          </table:table-cell>
          <table:table-cell table:formula="of:=IF([.A148]*0.987+[.B14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.81704541019238" calcext:value-type="float">
            <text:p>4.81704541019238</text:p>
          </table:table-cell>
          <table:table-cell table:formula="of:=RAND()*100" office:value-type="float" office:value="58.9519931348778" calcext:value-type="float">
            <text:p>58.9519931348778</text:p>
          </table:table-cell>
          <table:table-cell table:formula="of:=IF([.A149]*0.987+[.B14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8.7224914490005" calcext:value-type="float">
            <text:p>68.7224914490005</text:p>
          </table:table-cell>
          <table:table-cell table:formula="of:=RAND()*100" office:value-type="float" office:value="18.0458978068087" calcext:value-type="float">
            <text:p>18.0458978068087</text:p>
          </table:table-cell>
          <table:table-cell table:formula="of:=IF([.A150]*0.987+[.B15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.60048613765788" calcext:value-type="float">
            <text:p>7.60048613765788</text:p>
          </table:table-cell>
          <table:table-cell table:formula="of:=RAND()*100" office:value-type="float" office:value="29.5056627392237" calcext:value-type="float">
            <text:p>29.5056627392237</text:p>
          </table:table-cell>
          <table:table-cell table:formula="of:=IF([.A151]*0.987+[.B15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5.7853299566384" calcext:value-type="float">
            <text:p>15.7853299566384</text:p>
          </table:table-cell>
          <table:table-cell table:formula="of:=RAND()*100" office:value-type="float" office:value="88.8900100497378" calcext:value-type="float">
            <text:p>88.8900100497378</text:p>
          </table:table-cell>
          <table:table-cell table:formula="of:=IF([.A152]*0.987+[.B15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6.4491932902885" calcext:value-type="float">
            <text:p>26.4491932902885</text:p>
          </table:table-cell>
          <table:table-cell table:formula="of:=RAND()*100" office:value-type="float" office:value="71.3181720670809" calcext:value-type="float">
            <text:p>71.3181720670809</text:p>
          </table:table-cell>
          <table:table-cell table:formula="of:=IF([.A153]*0.987+[.B15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6.1975982258155" calcext:value-type="float">
            <text:p>76.1975982258155</text:p>
          </table:table-cell>
          <table:table-cell table:formula="of:=RAND()*100" office:value-type="float" office:value="58.1263432892589" calcext:value-type="float">
            <text:p>58.1263432892589</text:p>
          </table:table-cell>
          <table:table-cell table:formula="of:=IF([.A154]*0.987+[.B15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8.0178761427257" calcext:value-type="float">
            <text:p>58.0178761427257</text:p>
          </table:table-cell>
          <table:table-cell table:formula="of:=RAND()*100" office:value-type="float" office:value="18.638672934433" calcext:value-type="float">
            <text:p>18.638672934433</text:p>
          </table:table-cell>
          <table:table-cell table:formula="of:=IF([.A155]*0.987+[.B15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7.2542165402021" calcext:value-type="float">
            <text:p>27.2542165402021</text:p>
          </table:table-cell>
          <table:table-cell table:formula="of:=RAND()*100" office:value-type="float" office:value="97.2997355518104" calcext:value-type="float">
            <text:p>97.2997355518104</text:p>
          </table:table-cell>
          <table:table-cell table:formula="of:=IF([.A156]*0.987+[.B15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9.9912053919034" calcext:value-type="float">
            <text:p>49.9912053919034</text:p>
          </table:table-cell>
          <table:table-cell table:formula="of:=RAND()*100" office:value-type="float" office:value="44.0569800354499" calcext:value-type="float">
            <text:p>44.0569800354499</text:p>
          </table:table-cell>
          <table:table-cell table:formula="of:=IF([.A157]*0.987+[.B15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9.9294646034914" calcext:value-type="float">
            <text:p>99.9294646034914</text:p>
          </table:table-cell>
          <table:table-cell table:formula="of:=RAND()*100" office:value-type="float" office:value="9.01685746870244" calcext:value-type="float">
            <text:p>9.01685746870244</text:p>
          </table:table-cell>
          <table:table-cell table:formula="of:=IF([.A158]*0.987+[.B15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0.3999387999025" calcext:value-type="float">
            <text:p>60.3999387999025</text:p>
          </table:table-cell>
          <table:table-cell table:formula="of:=RAND()*100" office:value-type="float" office:value="48.2559791381849" calcext:value-type="float">
            <text:p>48.2559791381849</text:p>
          </table:table-cell>
          <table:table-cell table:formula="of:=IF([.A159]*0.987+[.B15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7.8164903563005" calcext:value-type="float">
            <text:p>97.8164903563005</text:p>
          </table:table-cell>
          <table:table-cell table:formula="of:=RAND()*100" office:value-type="float" office:value="0.749033866799876" calcext:value-type="float">
            <text:p>0.749033866799876</text:p>
          </table:table-cell>
          <table:table-cell table:formula="of:=IF([.A160]*0.987+[.B16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8.3965693898138" calcext:value-type="float">
            <text:p>98.3965693898138</text:p>
          </table:table-cell>
          <table:table-cell table:formula="of:=RAND()*100" office:value-type="float" office:value="9.50151031957908" calcext:value-type="float">
            <text:p>9.50151031957908</text:p>
          </table:table-cell>
          <table:table-cell table:formula="of:=IF([.A161]*0.987+[.B16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3.7084317994593" calcext:value-type="float">
            <text:p>63.7084317994593</text:p>
          </table:table-cell>
          <table:table-cell table:formula="of:=RAND()*100" office:value-type="float" office:value="81.2298521438699" calcext:value-type="float">
            <text:p>81.2298521438699</text:p>
          </table:table-cell>
          <table:table-cell table:formula="of:=IF([.A162]*0.987+[.B16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8.2765220477817" calcext:value-type="float">
            <text:p>48.2765220477817</text:p>
          </table:table-cell>
          <table:table-cell table:formula="of:=RAND()*100" office:value-type="float" office:value="92.7782493960243" calcext:value-type="float">
            <text:p>92.7782493960243</text:p>
          </table:table-cell>
          <table:table-cell table:formula="of:=IF([.A163]*0.987+[.B16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0.8068496650447" calcext:value-type="float">
            <text:p>10.8068496650447</text:p>
          </table:table-cell>
          <table:table-cell table:formula="of:=RAND()*100" office:value-type="float" office:value="30.7893188752764" calcext:value-type="float">
            <text:p>30.7893188752764</text:p>
          </table:table-cell>
          <table:table-cell table:formula="of:=IF([.A164]*0.987+[.B16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2.1733480257933" calcext:value-type="float">
            <text:p>82.1733480257933</text:p>
          </table:table-cell>
          <table:table-cell table:formula="of:=RAND()*100" office:value-type="float" office:value="30.8560614246429" calcext:value-type="float">
            <text:p>30.8560614246429</text:p>
          </table:table-cell>
          <table:table-cell table:formula="of:=IF([.A165]*0.987+[.B16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7.6651481466665" calcext:value-type="float">
            <text:p>87.6651481466665</text:p>
          </table:table-cell>
          <table:table-cell table:formula="of:=RAND()*100" office:value-type="float" office:value="62.9774298289295" calcext:value-type="float">
            <text:p>62.9774298289295</text:p>
          </table:table-cell>
          <table:table-cell table:formula="of:=IF([.A166]*0.987+[.B16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2.8256205760424" calcext:value-type="float">
            <text:p>62.8256205760424</text:p>
          </table:table-cell>
          <table:table-cell table:formula="of:=RAND()*100" office:value-type="float" office:value="0.182336548230772" calcext:value-type="float">
            <text:p>0.182336548230772</text:p>
          </table:table-cell>
          <table:table-cell table:formula="of:=IF([.A167]*0.987+[.B16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0.5865412674932" calcext:value-type="float">
            <text:p>20.5865412674932</text:p>
          </table:table-cell>
          <table:table-cell table:formula="of:=RAND()*100" office:value-type="float" office:value="88.8251752865461" calcext:value-type="float">
            <text:p>88.8251752865461</text:p>
          </table:table-cell>
          <table:table-cell table:formula="of:=IF([.A168]*0.987+[.B16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3.2595230143006" calcext:value-type="float">
            <text:p>13.2595230143006</text:p>
          </table:table-cell>
          <table:table-cell table:formula="of:=RAND()*100" office:value-type="float" office:value="60.6399586870219" calcext:value-type="float">
            <text:p>60.6399586870219</text:p>
          </table:table-cell>
          <table:table-cell table:formula="of:=IF([.A169]*0.987+[.B16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2.9604451368506" calcext:value-type="float">
            <text:p>82.9604451368506</text:p>
          </table:table-cell>
          <table:table-cell table:formula="of:=RAND()*100" office:value-type="float" office:value="43.6671252025959" calcext:value-type="float">
            <text:p>43.6671252025959</text:p>
          </table:table-cell>
          <table:table-cell table:formula="of:=IF([.A170]*0.987+[.B17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.14167996558754" calcext:value-type="float">
            <text:p>8.14167996558754</text:p>
          </table:table-cell>
          <table:table-cell table:formula="of:=RAND()*100" office:value-type="float" office:value="70.4016004902189" calcext:value-type="float">
            <text:p>70.4016004902189</text:p>
          </table:table-cell>
          <table:table-cell table:formula="of:=IF([.A171]*0.987+[.B17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1.9881588827603" calcext:value-type="float">
            <text:p>81.9881588827603</text:p>
          </table:table-cell>
          <table:table-cell table:formula="of:=RAND()*100" office:value-type="float" office:value="50.6817842209829" calcext:value-type="float">
            <text:p>50.6817842209829</text:p>
          </table:table-cell>
          <table:table-cell table:formula="of:=IF([.A172]*0.987+[.B17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.54162722728351" calcext:value-type="float">
            <text:p>1.54162722728351</text:p>
          </table:table-cell>
          <table:table-cell table:formula="of:=RAND()*100" office:value-type="float" office:value="61.8612768252053" calcext:value-type="float">
            <text:p>61.8612768252053</text:p>
          </table:table-cell>
          <table:table-cell table:formula="of:=IF([.A173]*0.987+[.B17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7.1068892381843" calcext:value-type="float">
            <text:p>97.1068892381843</text:p>
          </table:table-cell>
          <table:table-cell table:formula="of:=RAND()*100" office:value-type="float" office:value="43.494943980626" calcext:value-type="float">
            <text:p>43.494943980626</text:p>
          </table:table-cell>
          <table:table-cell table:formula="of:=IF([.A174]*0.987+[.B17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5.2647888668871" calcext:value-type="float">
            <text:p>55.2647888668871</text:p>
          </table:table-cell>
          <table:table-cell table:formula="of:=RAND()*100" office:value-type="float" office:value="29.961959514629" calcext:value-type="float">
            <text:p>29.961959514629</text:p>
          </table:table-cell>
          <table:table-cell table:formula="of:=IF([.A175]*0.987+[.B17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5.6036504978826" calcext:value-type="float">
            <text:p>85.6036504978826</text:p>
          </table:table-cell>
          <table:table-cell table:formula="of:=RAND()*100" office:value-type="float" office:value="90.9732728031948" calcext:value-type="float">
            <text:p>90.9732728031948</text:p>
          </table:table-cell>
          <table:table-cell table:formula="of:=IF([.A176]*0.987+[.B17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7.8500487224513" calcext:value-type="float">
            <text:p>77.8500487224513</text:p>
          </table:table-cell>
          <table:table-cell table:formula="of:=RAND()*100" office:value-type="float" office:value="19.4573736570747" calcext:value-type="float">
            <text:p>19.4573736570747</text:p>
          </table:table-cell>
          <table:table-cell table:formula="of:=IF([.A177]*0.987+[.B17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0.2838705297585" calcext:value-type="float">
            <text:p>20.2838705297585</text:p>
          </table:table-cell>
          <table:table-cell table:formula="of:=RAND()*100" office:value-type="float" office:value="77.0717880557098" calcext:value-type="float">
            <text:p>77.0717880557098</text:p>
          </table:table-cell>
          <table:table-cell table:formula="of:=IF([.A178]*0.987+[.B17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6.1720873595587" calcext:value-type="float">
            <text:p>76.1720873595587</text:p>
          </table:table-cell>
          <table:table-cell table:formula="of:=RAND()*100" office:value-type="float" office:value="39.461135230138" calcext:value-type="float">
            <text:p>39.461135230138</text:p>
          </table:table-cell>
          <table:table-cell table:formula="of:=IF([.A179]*0.987+[.B17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1.6869674276397" calcext:value-type="float">
            <text:p>11.6869674276397</text:p>
          </table:table-cell>
          <table:table-cell table:formula="of:=RAND()*100" office:value-type="float" office:value="46.2354822480703" calcext:value-type="float">
            <text:p>46.2354822480703</text:p>
          </table:table-cell>
          <table:table-cell table:formula="of:=IF([.A180]*0.987+[.B18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.95839563109058" calcext:value-type="float">
            <text:p>1.95839563109058</text:p>
          </table:table-cell>
          <table:table-cell table:formula="of:=RAND()*100" office:value-type="float" office:value="71.2954616604978" calcext:value-type="float">
            <text:p>71.2954616604978</text:p>
          </table:table-cell>
          <table:table-cell table:formula="of:=IF([.A181]*0.987+[.B18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9.8024222826339" calcext:value-type="float">
            <text:p>59.8024222826339</text:p>
          </table:table-cell>
          <table:table-cell table:formula="of:=RAND()*100" office:value-type="float" office:value="19.4589955523184" calcext:value-type="float">
            <text:p>19.4589955523184</text:p>
          </table:table-cell>
          <table:table-cell table:formula="of:=IF([.A182]*0.987+[.B18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7.4626813911426" calcext:value-type="float">
            <text:p>47.4626813911426</text:p>
          </table:table-cell>
          <table:table-cell table:formula="of:=RAND()*100" office:value-type="float" office:value="98.1368729888309" calcext:value-type="float">
            <text:p>98.1368729888309</text:p>
          </table:table-cell>
          <table:table-cell table:formula="of:=IF([.A183]*0.987+[.B18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4.624410798924" calcext:value-type="float">
            <text:p>24.624410798924</text:p>
          </table:table-cell>
          <table:table-cell table:formula="of:=RAND()*100" office:value-type="float" office:value="12.8341793320938" calcext:value-type="float">
            <text:p>12.8341793320938</text:p>
          </table:table-cell>
          <table:table-cell table:formula="of:=IF([.A184]*0.987+[.B18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7.3369822212057" calcext:value-type="float">
            <text:p>57.3369822212057</text:p>
          </table:table-cell>
          <table:table-cell table:formula="of:=RAND()*100" office:value-type="float" office:value="55.2800294130307" calcext:value-type="float">
            <text:p>55.2800294130307</text:p>
          </table:table-cell>
          <table:table-cell table:formula="of:=IF([.A185]*0.987+[.B18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1.0841239785894" calcext:value-type="float">
            <text:p>91.0841239785894</text:p>
          </table:table-cell>
          <table:table-cell table:formula="of:=RAND()*100" office:value-type="float" office:value="90.0791820711803" calcext:value-type="float">
            <text:p>90.0791820711803</text:p>
          </table:table-cell>
          <table:table-cell table:formula="of:=IF([.A186]*0.987+[.B18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3.1665800209458" calcext:value-type="float">
            <text:p>73.1665800209458</text:p>
          </table:table-cell>
          <table:table-cell table:formula="of:=RAND()*100" office:value-type="float" office:value="40.8602279446679" calcext:value-type="float">
            <text:p>40.8602279446679</text:p>
          </table:table-cell>
          <table:table-cell table:formula="of:=IF([.A187]*0.987+[.B18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2.0030302212127" calcext:value-type="float">
            <text:p>92.0030302212127</text:p>
          </table:table-cell>
          <table:table-cell table:formula="of:=RAND()*100" office:value-type="float" office:value="34.2022070417399" calcext:value-type="float">
            <text:p>34.2022070417399</text:p>
          </table:table-cell>
          <table:table-cell table:formula="of:=IF([.A188]*0.987+[.B18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3.8489692791081" calcext:value-type="float">
            <text:p>53.8489692791081</text:p>
          </table:table-cell>
          <table:table-cell table:formula="of:=RAND()*100" office:value-type="float" office:value="66.9527906396722" calcext:value-type="float">
            <text:p>66.9527906396722</text:p>
          </table:table-cell>
          <table:table-cell table:formula="of:=IF([.A189]*0.987+[.B18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5.0815635246087" calcext:value-type="float">
            <text:p>75.0815635246087</text:p>
          </table:table-cell>
          <table:table-cell table:formula="of:=RAND()*100" office:value-type="float" office:value="12.2647647290124" calcext:value-type="float">
            <text:p>12.2647647290124</text:p>
          </table:table-cell>
          <table:table-cell table:formula="of:=IF([.A190]*0.987+[.B19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5.1951538861624" calcext:value-type="float">
            <text:p>65.1951538861624</text:p>
          </table:table-cell>
          <table:table-cell table:formula="of:=RAND()*100" office:value-type="float" office:value="88.9942819775951" calcext:value-type="float">
            <text:p>88.9942819775951</text:p>
          </table:table-cell>
          <table:table-cell table:formula="of:=IF([.A191]*0.987+[.B19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8.4816945784323" calcext:value-type="float">
            <text:p>58.4816945784323</text:p>
          </table:table-cell>
          <table:table-cell table:formula="of:=RAND()*100" office:value-type="float" office:value="63.45854893959" calcext:value-type="float">
            <text:p>63.45854893959</text:p>
          </table:table-cell>
          <table:table-cell table:formula="of:=IF([.A192]*0.987+[.B19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.30770025725536" calcext:value-type="float">
            <text:p>3.30770025725536</text:p>
          </table:table-cell>
          <table:table-cell table:formula="of:=RAND()*100" office:value-type="float" office:value="78.6571639442655" calcext:value-type="float">
            <text:p>78.6571639442655</text:p>
          </table:table-cell>
          <table:table-cell table:formula="of:=IF([.A193]*0.987+[.B19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8.5621001367186" calcext:value-type="float">
            <text:p>48.5621001367186</text:p>
          </table:table-cell>
          <table:table-cell table:formula="of:=RAND()*100" office:value-type="float" office:value="47.8236741933097" calcext:value-type="float">
            <text:p>47.8236741933097</text:p>
          </table:table-cell>
          <table:table-cell table:formula="of:=IF([.A194]*0.987+[.B19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8.4716774528059" calcext:value-type="float">
            <text:p>28.4716774528059</text:p>
          </table:table-cell>
          <table:table-cell table:formula="of:=RAND()*100" office:value-type="float" office:value="92.3419938888354" calcext:value-type="float">
            <text:p>92.3419938888354</text:p>
          </table:table-cell>
          <table:table-cell table:formula="of:=IF([.A195]*0.987+[.B19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6.8005933922538" calcext:value-type="float">
            <text:p>66.8005933922538</text:p>
          </table:table-cell>
          <table:table-cell table:formula="of:=RAND()*100" office:value-type="float" office:value="97.0115554436838" calcext:value-type="float">
            <text:p>97.0115554436838</text:p>
          </table:table-cell>
          <table:table-cell table:formula="of:=IF([.A196]*0.987+[.B19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.56769941982803" calcext:value-type="float">
            <text:p>5.56769941982803</text:p>
          </table:table-cell>
          <table:table-cell table:formula="of:=RAND()*100" office:value-type="float" office:value="51.687083198871" calcext:value-type="float">
            <text:p>51.687083198871</text:p>
          </table:table-cell>
          <table:table-cell table:formula="of:=IF([.A197]*0.987+[.B19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4.9914406910668" calcext:value-type="float">
            <text:p>94.9914406910668</text:p>
          </table:table-cell>
          <table:table-cell table:formula="of:=RAND()*100" office:value-type="float" office:value="72.0888548449538" calcext:value-type="float">
            <text:p>72.0888548449538</text:p>
          </table:table-cell>
          <table:table-cell table:formula="of:=IF([.A198]*0.987+[.B19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5.6985494020628" calcext:value-type="float">
            <text:p>25.6985494020628</text:p>
          </table:table-cell>
          <table:table-cell table:formula="of:=RAND()*100" office:value-type="float" office:value="80.9261536582082" calcext:value-type="float">
            <text:p>80.9261536582082</text:p>
          </table:table-cell>
          <table:table-cell table:formula="of:=IF([.A199]*0.987+[.B19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6.4246556407781" calcext:value-type="float">
            <text:p>16.4246556407781</text:p>
          </table:table-cell>
          <table:table-cell table:formula="of:=RAND()*100" office:value-type="float" office:value="57.4804079920985" calcext:value-type="float">
            <text:p>57.4804079920985</text:p>
          </table:table-cell>
          <table:table-cell table:formula="of:=IF([.A200]*0.987+[.B20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2.9253619003598" calcext:value-type="float">
            <text:p>42.9253619003598</text:p>
          </table:table-cell>
          <table:table-cell table:formula="of:=RAND()*100" office:value-type="float" office:value="83.097417491304" calcext:value-type="float">
            <text:p>83.097417491304</text:p>
          </table:table-cell>
          <table:table-cell table:formula="of:=IF([.A201]*0.987+[.B20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0.849894958692796" calcext:value-type="float">
            <text:p>0.849894958692796</text:p>
          </table:table-cell>
          <table:table-cell table:formula="of:=RAND()*100" office:value-type="float" office:value="35.4373705070891" calcext:value-type="float">
            <text:p>35.4373705070891</text:p>
          </table:table-cell>
          <table:table-cell table:formula="of:=IF([.A202]*0.987+[.B20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7.9057969417769" calcext:value-type="float">
            <text:p>57.9057969417769</text:p>
          </table:table-cell>
          <table:table-cell table:formula="of:=RAND()*100" office:value-type="float" office:value="33.586954784887" calcext:value-type="float">
            <text:p>33.586954784887</text:p>
          </table:table-cell>
          <table:table-cell table:formula="of:=IF([.A203]*0.987+[.B20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0.9997123099771" calcext:value-type="float">
            <text:p>60.9997123099771</text:p>
          </table:table-cell>
          <table:table-cell table:formula="of:=RAND()*100" office:value-type="float" office:value="50.7073326230587" calcext:value-type="float">
            <text:p>50.7073326230587</text:p>
          </table:table-cell>
          <table:table-cell table:formula="of:=IF([.A204]*0.987+[.B20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7.819543048427" calcext:value-type="float">
            <text:p>47.819543048427</text:p>
          </table:table-cell>
          <table:table-cell table:formula="of:=RAND()*100" office:value-type="float" office:value="92.804106417879" calcext:value-type="float">
            <text:p>92.804106417879</text:p>
          </table:table-cell>
          <table:table-cell table:formula="of:=IF([.A205]*0.987+[.B20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6.5443731484901" calcext:value-type="float">
            <text:p>26.5443731484901</text:p>
          </table:table-cell>
          <table:table-cell table:formula="of:=RAND()*100" office:value-type="float" office:value="82.8512164167756" calcext:value-type="float">
            <text:p>82.8512164167756</text:p>
          </table:table-cell>
          <table:table-cell table:formula="of:=IF([.A206]*0.987+[.B20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7.0428154325826" calcext:value-type="float">
            <text:p>57.0428154325826</text:p>
          </table:table-cell>
          <table:table-cell table:formula="of:=RAND()*100" office:value-type="float" office:value="1.30915821389236" calcext:value-type="float">
            <text:p>1.30915821389236</text:p>
          </table:table-cell>
          <table:table-cell table:formula="of:=IF([.A207]*0.987+[.B20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0.3981601045555" calcext:value-type="float">
            <text:p>70.3981601045555</text:p>
          </table:table-cell>
          <table:table-cell table:formula="of:=RAND()*100" office:value-type="float" office:value="80.8832087676196" calcext:value-type="float">
            <text:p>80.8832087676196</text:p>
          </table:table-cell>
          <table:table-cell table:formula="of:=IF([.A208]*0.987+[.B20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7.7989187474963" calcext:value-type="float">
            <text:p>87.7989187474963</text:p>
          </table:table-cell>
          <table:table-cell table:formula="of:=RAND()*100" office:value-type="float" office:value="39.6911617995095" calcext:value-type="float">
            <text:p>39.6911617995095</text:p>
          </table:table-cell>
          <table:table-cell table:formula="of:=IF([.A209]*0.987+[.B20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0.0969841925198" calcext:value-type="float">
            <text:p>50.0969841925198</text:p>
          </table:table-cell>
          <table:table-cell table:formula="of:=RAND()*100" office:value-type="float" office:value="68.2949345392211" calcext:value-type="float">
            <text:p>68.2949345392211</text:p>
          </table:table-cell>
          <table:table-cell table:formula="of:=IF([.A210]*0.987+[.B21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2.3458199192586" calcext:value-type="float">
            <text:p>82.3458199192586</text:p>
          </table:table-cell>
          <table:table-cell table:formula="of:=RAND()*100" office:value-type="float" office:value="90.3740235091246" calcext:value-type="float">
            <text:p>90.3740235091246</text:p>
          </table:table-cell>
          <table:table-cell table:formula="of:=IF([.A211]*0.987+[.B21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2.8378322458913" calcext:value-type="float">
            <text:p>52.8378322458913</text:p>
          </table:table-cell>
          <table:table-cell table:formula="of:=RAND()*100" office:value-type="float" office:value="14.1171032314579" calcext:value-type="float">
            <text:p>14.1171032314579</text:p>
          </table:table-cell>
          <table:table-cell table:formula="of:=IF([.A212]*0.987+[.B21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5.1650405199328" calcext:value-type="float">
            <text:p>95.1650405199328</text:p>
          </table:table-cell>
          <table:table-cell table:formula="of:=RAND()*100" office:value-type="float" office:value="81.7892908081769" calcext:value-type="float">
            <text:p>81.7892908081769</text:p>
          </table:table-cell>
          <table:table-cell table:formula="of:=IF([.A213]*0.987+[.B21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4.5076683377367" calcext:value-type="float">
            <text:p>34.5076683377367</text:p>
          </table:table-cell>
          <table:table-cell table:formula="of:=RAND()*100" office:value-type="float" office:value="14.0331488070085" calcext:value-type="float">
            <text:p>14.0331488070085</text:p>
          </table:table-cell>
          <table:table-cell table:formula="of:=IF([.A214]*0.987+[.B21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0.857132034836" calcext:value-type="float">
            <text:p>70.857132034836</text:p>
          </table:table-cell>
          <table:table-cell table:formula="of:=RAND()*100" office:value-type="float" office:value="40.0613358557669" calcext:value-type="float">
            <text:p>40.0613358557669</text:p>
          </table:table-cell>
          <table:table-cell table:formula="of:=IF([.A215]*0.987+[.B21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1.2570430075257" calcext:value-type="float">
            <text:p>91.2570430075257</text:p>
          </table:table-cell>
          <table:table-cell table:formula="of:=RAND()*100" office:value-type="float" office:value="45.0632457904392" calcext:value-type="float">
            <text:p>45.0632457904392</text:p>
          </table:table-cell>
          <table:table-cell table:formula="of:=IF([.A216]*0.987+[.B21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3.7333605367776" calcext:value-type="float">
            <text:p>13.7333605367776</text:p>
          </table:table-cell>
          <table:table-cell table:formula="of:=RAND()*100" office:value-type="float" office:value="71.8962216822918" calcext:value-type="float">
            <text:p>71.8962216822918</text:p>
          </table:table-cell>
          <table:table-cell table:formula="of:=IF([.A217]*0.987+[.B21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2.8973863236621" calcext:value-type="float">
            <text:p>32.8973863236621</text:p>
          </table:table-cell>
          <table:table-cell table:formula="of:=RAND()*100" office:value-type="float" office:value="98.9051844011367" calcext:value-type="float">
            <text:p>98.9051844011367</text:p>
          </table:table-cell>
          <table:table-cell table:formula="of:=IF([.A218]*0.987+[.B21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3.5454050940368" calcext:value-type="float">
            <text:p>23.5454050940368</text:p>
          </table:table-cell>
          <table:table-cell table:formula="of:=RAND()*100" office:value-type="float" office:value="57.414782997484" calcext:value-type="float">
            <text:p>57.414782997484</text:p>
          </table:table-cell>
          <table:table-cell table:formula="of:=IF([.A219]*0.987+[.B21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1.8078677941007" calcext:value-type="float">
            <text:p>51.8078677941007</text:p>
          </table:table-cell>
          <table:table-cell table:formula="of:=RAND()*100" office:value-type="float" office:value="95.8659130181558" calcext:value-type="float">
            <text:p>95.8659130181558</text:p>
          </table:table-cell>
          <table:table-cell table:formula="of:=IF([.A220]*0.987+[.B22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3.3243278410829" calcext:value-type="float">
            <text:p>83.3243278410829</text:p>
          </table:table-cell>
          <table:table-cell table:formula="of:=RAND()*100" office:value-type="float" office:value="70.0277053084088" calcext:value-type="float">
            <text:p>70.0277053084088</text:p>
          </table:table-cell>
          <table:table-cell table:formula="of:=IF([.A221]*0.987+[.B22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0.9951971888227" calcext:value-type="float">
            <text:p>20.9951971888227</text:p>
          </table:table-cell>
          <table:table-cell table:formula="of:=RAND()*100" office:value-type="float" office:value="93.8530948642152" calcext:value-type="float">
            <text:p>93.8530948642152</text:p>
          </table:table-cell>
          <table:table-cell table:formula="of:=IF([.A222]*0.987+[.B22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9.8679227883949" calcext:value-type="float">
            <text:p>99.8679227883949</text:p>
          </table:table-cell>
          <table:table-cell table:formula="of:=RAND()*100" office:value-type="float" office:value="53.8334123628759" calcext:value-type="float">
            <text:p>53.8334123628759</text:p>
          </table:table-cell>
          <table:table-cell table:formula="of:=IF([.A223]*0.987+[.B22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5.810988139877" calcext:value-type="float">
            <text:p>65.810988139877</text:p>
          </table:table-cell>
          <table:table-cell table:formula="of:=RAND()*100" office:value-type="float" office:value="71.3346284813087" calcext:value-type="float">
            <text:p>71.3346284813087</text:p>
          </table:table-cell>
          <table:table-cell table:formula="of:=IF([.A224]*0.987+[.B22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.23509730304716" calcext:value-type="float">
            <text:p>2.23509730304716</text:p>
          </table:table-cell>
          <table:table-cell table:formula="of:=RAND()*100" office:value-type="float" office:value="89.6328976510004" calcext:value-type="float">
            <text:p>89.6328976510004</text:p>
          </table:table-cell>
          <table:table-cell table:formula="of:=IF([.A225]*0.987+[.B22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2.6354996727727" calcext:value-type="float">
            <text:p>92.6354996727727</text:p>
          </table:table-cell>
          <table:table-cell table:formula="of:=RAND()*100" office:value-type="float" office:value="97.824552485927" calcext:value-type="float">
            <text:p>97.824552485927</text:p>
          </table:table-cell>
          <table:table-cell table:formula="of:=IF([.A226]*0.987+[.B22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6.5579784074115" calcext:value-type="float">
            <text:p>66.5579784074115</text:p>
          </table:table-cell>
          <table:table-cell table:formula="of:=RAND()*100" office:value-type="float" office:value="12.0901653262902" calcext:value-type="float">
            <text:p>12.0901653262902</text:p>
          </table:table-cell>
          <table:table-cell table:formula="of:=IF([.A227]*0.987+[.B22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6.4403957878453" calcext:value-type="float">
            <text:p>56.4403957878453</text:p>
          </table:table-cell>
          <table:table-cell table:formula="of:=RAND()*100" office:value-type="float" office:value="44.2998291273472" calcext:value-type="float">
            <text:p>44.2998291273472</text:p>
          </table:table-cell>
          <table:table-cell table:formula="of:=IF([.A228]*0.987+[.B22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4.168391350772" calcext:value-type="float">
            <text:p>64.168391350772</text:p>
          </table:table-cell>
          <table:table-cell table:formula="of:=RAND()*100" office:value-type="float" office:value="81.1357931965901" calcext:value-type="float">
            <text:p>81.1357931965901</text:p>
          </table:table-cell>
          <table:table-cell table:formula="of:=IF([.A229]*0.987+[.B22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9.2194098204933" calcext:value-type="float">
            <text:p>99.2194098204933</text:p>
          </table:table-cell>
          <table:table-cell table:formula="of:=RAND()*100" office:value-type="float" office:value="35.9949876543557" calcext:value-type="float">
            <text:p>35.9949876543557</text:p>
          </table:table-cell>
          <table:table-cell table:formula="of:=IF([.A230]*0.987+[.B23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3.0348872494259" calcext:value-type="float">
            <text:p>83.0348872494259</text:p>
          </table:table-cell>
          <table:table-cell table:formula="of:=RAND()*100" office:value-type="float" office:value="14.6444031331753" calcext:value-type="float">
            <text:p>14.6444031331753</text:p>
          </table:table-cell>
          <table:table-cell table:formula="of:=IF([.A231]*0.987+[.B23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2.899931674969" calcext:value-type="float">
            <text:p>52.899931674969</text:p>
          </table:table-cell>
          <table:table-cell table:formula="of:=RAND()*100" office:value-type="float" office:value="37.5992560627844" calcext:value-type="float">
            <text:p>37.5992560627844</text:p>
          </table:table-cell>
          <table:table-cell table:formula="of:=IF([.A232]*0.987+[.B23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.74637799800138" calcext:value-type="float">
            <text:p>8.74637799800138</text:p>
          </table:table-cell>
          <table:table-cell table:formula="of:=RAND()*100" office:value-type="float" office:value="32.0087119776488" calcext:value-type="float">
            <text:p>32.0087119776488</text:p>
          </table:table-cell>
          <table:table-cell table:formula="of:=IF([.A233]*0.987+[.B23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9.2729819142282" calcext:value-type="float">
            <text:p>89.2729819142282</text:p>
          </table:table-cell>
          <table:table-cell table:formula="of:=RAND()*100" office:value-type="float" office:value="10.422941989414" calcext:value-type="float">
            <text:p>10.422941989414</text:p>
          </table:table-cell>
          <table:table-cell table:formula="of:=IF([.A234]*0.987+[.B23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0.9132104983619" calcext:value-type="float">
            <text:p>70.9132104983619</text:p>
          </table:table-cell>
          <table:table-cell table:formula="of:=RAND()*100" office:value-type="float" office:value="64.3731875504865" calcext:value-type="float">
            <text:p>64.3731875504865</text:p>
          </table:table-cell>
          <table:table-cell table:formula="of:=IF([.A235]*0.987+[.B23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0.7223857797219" calcext:value-type="float">
            <text:p>80.7223857797219</text:p>
          </table:table-cell>
          <table:table-cell table:formula="of:=RAND()*100" office:value-type="float" office:value="40.6432683424672" calcext:value-type="float">
            <text:p>40.6432683424672</text:p>
          </table:table-cell>
          <table:table-cell table:formula="of:=IF([.A236]*0.987+[.B23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7.1321362406021" calcext:value-type="float">
            <text:p>67.1321362406021</text:p>
          </table:table-cell>
          <table:table-cell table:formula="of:=RAND()*100" office:value-type="float" office:value="86.271574606508" calcext:value-type="float">
            <text:p>86.271574606508</text:p>
          </table:table-cell>
          <table:table-cell table:formula="of:=IF([.A237]*0.987+[.B23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5.3008501063423" calcext:value-type="float">
            <text:p>65.3008501063423</text:p>
          </table:table-cell>
          <table:table-cell table:formula="of:=RAND()*100" office:value-type="float" office:value="71.3002095105495" calcext:value-type="float">
            <text:p>71.3002095105495</text:p>
          </table:table-cell>
          <table:table-cell table:formula="of:=IF([.A238]*0.987+[.B23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3.3580806597063" calcext:value-type="float">
            <text:p>13.3580806597063</text:p>
          </table:table-cell>
          <table:table-cell table:formula="of:=RAND()*100" office:value-type="float" office:value="92.0910809016886" calcext:value-type="float">
            <text:p>92.0910809016886</text:p>
          </table:table-cell>
          <table:table-cell table:formula="of:=IF([.A239]*0.987+[.B23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5.0305003129069" calcext:value-type="float">
            <text:p>35.0305003129069</text:p>
          </table:table-cell>
          <table:table-cell table:formula="of:=RAND()*100" office:value-type="float" office:value="91.7111289103323" calcext:value-type="float">
            <text:p>91.7111289103323</text:p>
          </table:table-cell>
          <table:table-cell table:formula="of:=IF([.A240]*0.987+[.B24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.65259678840013" calcext:value-type="float">
            <text:p>2.65259678840013</text:p>
          </table:table-cell>
          <table:table-cell table:formula="of:=RAND()*100" office:value-type="float" office:value="36.2403723238792" calcext:value-type="float">
            <text:p>36.2403723238792</text:p>
          </table:table-cell>
          <table:table-cell table:formula="of:=IF([.A241]*0.987+[.B24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1.9318096836843" calcext:value-type="float">
            <text:p>41.9318096836843</text:p>
          </table:table-cell>
          <table:table-cell table:formula="of:=RAND()*100" office:value-type="float" office:value="79.1969870118774" calcext:value-type="float">
            <text:p>79.1969870118774</text:p>
          </table:table-cell>
          <table:table-cell table:formula="of:=IF([.A242]*0.987+[.B24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1.5995567687996" calcext:value-type="float">
            <text:p>41.5995567687996</text:p>
          </table:table-cell>
          <table:table-cell table:formula="of:=RAND()*100" office:value-type="float" office:value="58.0727654540318" calcext:value-type="float">
            <text:p>58.0727654540318</text:p>
          </table:table-cell>
          <table:table-cell table:formula="of:=IF([.A243]*0.987+[.B24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0.0797868404071" calcext:value-type="float">
            <text:p>70.0797868404071</text:p>
          </table:table-cell>
          <table:table-cell table:formula="of:=RAND()*100" office:value-type="float" office:value="94.1343472885556" calcext:value-type="float">
            <text:p>94.1343472885556</text:p>
          </table:table-cell>
          <table:table-cell table:formula="of:=IF([.A244]*0.987+[.B24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2.8554500949531" calcext:value-type="float">
            <text:p>72.8554500949531</text:p>
          </table:table-cell>
          <table:table-cell table:formula="of:=RAND()*100" office:value-type="float" office:value="6.40692979597152" calcext:value-type="float">
            <text:p>6.40692979597152</text:p>
          </table:table-cell>
          <table:table-cell table:formula="of:=IF([.A245]*0.987+[.B24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3.3215082273896" calcext:value-type="float">
            <text:p>73.3215082273896</text:p>
          </table:table-cell>
          <table:table-cell table:formula="of:=RAND()*100" office:value-type="float" office:value="63.7717487469233" calcext:value-type="float">
            <text:p>63.7717487469233</text:p>
          </table:table-cell>
          <table:table-cell table:formula="of:=IF([.A246]*0.987+[.B24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0.7772739131117" calcext:value-type="float">
            <text:p>30.7772739131117</text:p>
          </table:table-cell>
          <table:table-cell table:formula="of:=RAND()*100" office:value-type="float" office:value="14.5586619020849" calcext:value-type="float">
            <text:p>14.5586619020849</text:p>
          </table:table-cell>
          <table:table-cell table:formula="of:=IF([.A247]*0.987+[.B24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7.4720796594692" calcext:value-type="float">
            <text:p>37.4720796594692</text:p>
          </table:table-cell>
          <table:table-cell table:formula="of:=RAND()*100" office:value-type="float" office:value="42.6669314758738" calcext:value-type="float">
            <text:p>42.6669314758738</text:p>
          </table:table-cell>
          <table:table-cell table:formula="of:=IF([.A248]*0.987+[.B24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.32271339795685" calcext:value-type="float">
            <text:p>5.32271339795685</text:p>
          </table:table-cell>
          <table:table-cell table:formula="of:=RAND()*100" office:value-type="float" office:value="80.9266413517174" calcext:value-type="float">
            <text:p>80.9266413517174</text:p>
          </table:table-cell>
          <table:table-cell table:formula="of:=IF([.A249]*0.987+[.B24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1.064799341126" calcext:value-type="float">
            <text:p>61.064799341126</text:p>
          </table:table-cell>
          <table:table-cell table:formula="of:=RAND()*100" office:value-type="float" office:value="44.7197759021652" calcext:value-type="float">
            <text:p>44.7197759021652</text:p>
          </table:table-cell>
          <table:table-cell table:formula="of:=IF([.A250]*0.987+[.B25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0.6112646476242" calcext:value-type="float">
            <text:p>70.6112646476242</text:p>
          </table:table-cell>
          <table:table-cell table:formula="of:=RAND()*100" office:value-type="float" office:value="32.5783821315691" calcext:value-type="float">
            <text:p>32.5783821315691</text:p>
          </table:table-cell>
          <table:table-cell table:formula="of:=IF([.A251]*0.987+[.B25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2.9706310438559" calcext:value-type="float">
            <text:p>12.9706310438559</text:p>
          </table:table-cell>
          <table:table-cell table:formula="of:=RAND()*100" office:value-type="float" office:value="69.5397148458344" calcext:value-type="float">
            <text:p>69.5397148458344</text:p>
          </table:table-cell>
          <table:table-cell table:formula="of:=IF([.A252]*0.987+[.B25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2.7997833254383" calcext:value-type="float">
            <text:p>82.7997833254383</text:p>
          </table:table-cell>
          <table:table-cell table:formula="of:=RAND()*100" office:value-type="float" office:value="84.1202670326597" calcext:value-type="float">
            <text:p>84.1202670326597</text:p>
          </table:table-cell>
          <table:table-cell table:formula="of:=IF([.A253]*0.987+[.B25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2.8559992147254" calcext:value-type="float">
            <text:p>42.8559992147254</text:p>
          </table:table-cell>
          <table:table-cell table:formula="of:=RAND()*100" office:value-type="float" office:value="13.6081911704248" calcext:value-type="float">
            <text:p>13.6081911704248</text:p>
          </table:table-cell>
          <table:table-cell table:formula="of:=IF([.A254]*0.987+[.B25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8.7092299442678" calcext:value-type="float">
            <text:p>98.7092299442678</text:p>
          </table:table-cell>
          <table:table-cell table:formula="of:=RAND()*100" office:value-type="float" office:value="59.017459403751" calcext:value-type="float">
            <text:p>59.017459403751</text:p>
          </table:table-cell>
          <table:table-cell table:formula="of:=IF([.A255]*0.987+[.B25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3.7957852277886" calcext:value-type="float">
            <text:p>13.7957852277886</text:p>
          </table:table-cell>
          <table:table-cell table:formula="of:=RAND()*100" office:value-type="float" office:value="7.91110244349826" calcext:value-type="float">
            <text:p>7.91110244349826</text:p>
          </table:table-cell>
          <table:table-cell table:formula="of:=IF([.A256]*0.987+[.B25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6.6203556433127" calcext:value-type="float">
            <text:p>16.6203556433127</text:p>
          </table:table-cell>
          <table:table-cell table:formula="of:=RAND()*100" office:value-type="float" office:value="75.9020269538557" calcext:value-type="float">
            <text:p>75.9020269538557</text:p>
          </table:table-cell>
          <table:table-cell table:formula="of:=IF([.A257]*0.987+[.B25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6.4941476409751" calcext:value-type="float">
            <text:p>76.4941476409751</text:p>
          </table:table-cell>
          <table:table-cell table:formula="of:=RAND()*100" office:value-type="float" office:value="49.8180496435973" calcext:value-type="float">
            <text:p>49.8180496435973</text:p>
          </table:table-cell>
          <table:table-cell table:formula="of:=IF([.A258]*0.987+[.B25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9.1859929770709" calcext:value-type="float">
            <text:p>69.1859929770709</text:p>
          </table:table-cell>
          <table:table-cell table:formula="of:=RAND()*100" office:value-type="float" office:value="98.9500310368614" calcext:value-type="float">
            <text:p>98.9500310368614</text:p>
          </table:table-cell>
          <table:table-cell table:formula="of:=IF([.A259]*0.987+[.B25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1.7714362444309" calcext:value-type="float">
            <text:p>91.7714362444309</text:p>
          </table:table-cell>
          <table:table-cell table:formula="of:=RAND()*100" office:value-type="float" office:value="45.7087053479824" calcext:value-type="float">
            <text:p>45.7087053479824</text:p>
          </table:table-cell>
          <table:table-cell table:formula="of:=IF([.A260]*0.987+[.B26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8.4676463971259" calcext:value-type="float">
            <text:p>18.4676463971259</text:p>
          </table:table-cell>
          <table:table-cell table:formula="of:=RAND()*100" office:value-type="float" office:value="41.8349631998813" calcext:value-type="float">
            <text:p>41.8349631998813</text:p>
          </table:table-cell>
          <table:table-cell table:formula="of:=IF([.A261]*0.987+[.B26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6.2854917465203" calcext:value-type="float">
            <text:p>66.2854917465203</text:p>
          </table:table-cell>
          <table:table-cell table:formula="of:=RAND()*100" office:value-type="float" office:value="26.5506065963882" calcext:value-type="float">
            <text:p>26.5506065963882</text:p>
          </table:table-cell>
          <table:table-cell table:formula="of:=IF([.A262]*0.987+[.B26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1.9368050708154" calcext:value-type="float">
            <text:p>51.9368050708154</text:p>
          </table:table-cell>
          <table:table-cell table:formula="of:=RAND()*100" office:value-type="float" office:value="31.0434822519761" calcext:value-type="float">
            <text:p>31.0434822519761</text:p>
          </table:table-cell>
          <table:table-cell table:formula="of:=IF([.A263]*0.987+[.B26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7.0994244188646" calcext:value-type="float">
            <text:p>67.0994244188646</text:p>
          </table:table-cell>
          <table:table-cell table:formula="of:=RAND()*100" office:value-type="float" office:value="63.7180972860868" calcext:value-type="float">
            <text:p>63.7180972860868</text:p>
          </table:table-cell>
          <table:table-cell table:formula="of:=IF([.A264]*0.987+[.B26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6.4392355365663" calcext:value-type="float">
            <text:p>76.4392355365663</text:p>
          </table:table-cell>
          <table:table-cell table:formula="of:=RAND()*100" office:value-type="float" office:value="42.418191005298" calcext:value-type="float">
            <text:p>42.418191005298</text:p>
          </table:table-cell>
          <table:table-cell table:formula="of:=IF([.A265]*0.987+[.B26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2.9059285717968" calcext:value-type="float">
            <text:p>42.9059285717968</text:p>
          </table:table-cell>
          <table:table-cell table:formula="of:=RAND()*100" office:value-type="float" office:value="21.3410300977913" calcext:value-type="float">
            <text:p>21.3410300977913</text:p>
          </table:table-cell>
          <table:table-cell table:formula="of:=IF([.A266]*0.987+[.B26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.47596182331598" calcext:value-type="float">
            <text:p>2.47596182331598</text:p>
          </table:table-cell>
          <table:table-cell table:formula="of:=RAND()*100" office:value-type="float" office:value="67.8651761602112" calcext:value-type="float">
            <text:p>67.8651761602112</text:p>
          </table:table-cell>
          <table:table-cell table:formula="of:=IF([.A267]*0.987+[.B26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2.614715529903" calcext:value-type="float">
            <text:p>82.614715529903</text:p>
          </table:table-cell>
          <table:table-cell table:formula="of:=RAND()*100" office:value-type="float" office:value="64.721983798985" calcext:value-type="float">
            <text:p>64.721983798985</text:p>
          </table:table-cell>
          <table:table-cell table:formula="of:=IF([.A268]*0.987+[.B26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0.8838337499754" calcext:value-type="float">
            <text:p>50.8838337499754</text:p>
          </table:table-cell>
          <table:table-cell table:formula="of:=RAND()*100" office:value-type="float" office:value="36.8047064592081" calcext:value-type="float">
            <text:p>36.8047064592081</text:p>
          </table:table-cell>
          <table:table-cell table:formula="of:=IF([.A269]*0.987+[.B26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1.4350547989992" calcext:value-type="float">
            <text:p>71.4350547989992</text:p>
          </table:table-cell>
          <table:table-cell table:formula="of:=RAND()*100" office:value-type="float" office:value="19.221158569746" calcext:value-type="float">
            <text:p>19.221158569746</text:p>
          </table:table-cell>
          <table:table-cell table:formula="of:=IF([.A270]*0.987+[.B27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7.6038655186022" calcext:value-type="float">
            <text:p>47.6038655186022</text:p>
          </table:table-cell>
          <table:table-cell table:formula="of:=RAND()*100" office:value-type="float" office:value="49.401835707929" calcext:value-type="float">
            <text:p>49.401835707929</text:p>
          </table:table-cell>
          <table:table-cell table:formula="of:=IF([.A271]*0.987+[.B27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5.3059907472053" calcext:value-type="float">
            <text:p>95.3059907472053</text:p>
          </table:table-cell>
          <table:table-cell table:formula="of:=RAND()*100" office:value-type="float" office:value="74.8163752260842" calcext:value-type="float">
            <text:p>74.8163752260842</text:p>
          </table:table-cell>
          <table:table-cell table:formula="of:=IF([.A272]*0.987+[.B27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4.0559424766381" calcext:value-type="float">
            <text:p>44.0559424766381</text:p>
          </table:table-cell>
          <table:table-cell table:formula="of:=RAND()*100" office:value-type="float" office:value="69.821223795265" calcext:value-type="float">
            <text:p>69.821223795265</text:p>
          </table:table-cell>
          <table:table-cell table:formula="of:=IF([.A273]*0.987+[.B27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1.7587329751168" calcext:value-type="float">
            <text:p>51.7587329751168</text:p>
          </table:table-cell>
          <table:table-cell table:formula="of:=RAND()*100" office:value-type="float" office:value="36.2181927668691" calcext:value-type="float">
            <text:p>36.2181927668691</text:p>
          </table:table-cell>
          <table:table-cell table:formula="of:=IF([.A274]*0.987+[.B27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0.4129999750204" calcext:value-type="float">
            <text:p>90.4129999750204</text:p>
          </table:table-cell>
          <table:table-cell table:formula="of:=RAND()*100" office:value-type="float" office:value="66.9086002678802" calcext:value-type="float">
            <text:p>66.9086002678802</text:p>
          </table:table-cell>
          <table:table-cell table:formula="of:=IF([.A275]*0.987+[.B27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4.9034977595399" calcext:value-type="float">
            <text:p>84.9034977595399</text:p>
          </table:table-cell>
          <table:table-cell table:formula="of:=RAND()*100" office:value-type="float" office:value="0.758459947222653" calcext:value-type="float">
            <text:p>0.758459947222653</text:p>
          </table:table-cell>
          <table:table-cell table:formula="of:=IF([.A276]*0.987+[.B27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9.1015477254285" calcext:value-type="float">
            <text:p>29.1015477254285</text:p>
          </table:table-cell>
          <table:table-cell table:formula="of:=RAND()*100" office:value-type="float" office:value="77.9235643597586" calcext:value-type="float">
            <text:p>77.9235643597586</text:p>
          </table:table-cell>
          <table:table-cell table:formula="of:=IF([.A277]*0.987+[.B27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5.9633445391936" calcext:value-type="float">
            <text:p>25.9633445391936</text:p>
          </table:table-cell>
          <table:table-cell table:formula="of:=RAND()*100" office:value-type="float" office:value="17.0821591588299" calcext:value-type="float">
            <text:p>17.0821591588299</text:p>
          </table:table-cell>
          <table:table-cell table:formula="of:=IF([.A278]*0.987+[.B27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1.5143233408007" calcext:value-type="float">
            <text:p>41.5143233408007</text:p>
          </table:table-cell>
          <table:table-cell table:formula="of:=RAND()*100" office:value-type="float" office:value="95.6141040421365" calcext:value-type="float">
            <text:p>95.6141040421365</text:p>
          </table:table-cell>
          <table:table-cell table:formula="of:=IF([.A279]*0.987+[.B27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6.7226175552551" calcext:value-type="float">
            <text:p>66.7226175552551</text:p>
          </table:table-cell>
          <table:table-cell table:formula="of:=RAND()*100" office:value-type="float" office:value="17.1602645299654" calcext:value-type="float">
            <text:p>17.1602645299654</text:p>
          </table:table-cell>
          <table:table-cell table:formula="of:=IF([.A280]*0.987+[.B28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2.2165111279306" calcext:value-type="float">
            <text:p>92.2165111279306</text:p>
          </table:table-cell>
          <table:table-cell table:formula="of:=RAND()*100" office:value-type="float" office:value="94.7514096606174" calcext:value-type="float">
            <text:p>94.7514096606174</text:p>
          </table:table-cell>
          <table:table-cell table:formula="of:=IF([.A281]*0.987+[.B28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0.4136984001567" calcext:value-type="float">
            <text:p>70.4136984001567</text:p>
          </table:table-cell>
          <table:table-cell table:formula="of:=RAND()*100" office:value-type="float" office:value="69.9588719600775" calcext:value-type="float">
            <text:p>69.9588719600775</text:p>
          </table:table-cell>
          <table:table-cell table:formula="of:=IF([.A282]*0.987+[.B28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9.19410842502" calcext:value-type="float">
            <text:p>39.19410842502</text:p>
          </table:table-cell>
          <table:table-cell table:formula="of:=RAND()*100" office:value-type="float" office:value="72.8221413270726" calcext:value-type="float">
            <text:p>72.8221413270726</text:p>
          </table:table-cell>
          <table:table-cell table:formula="of:=IF([.A283]*0.987+[.B28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9.6823897156811" calcext:value-type="float">
            <text:p>29.6823897156811</text:p>
          </table:table-cell>
          <table:table-cell table:formula="of:=RAND()*100" office:value-type="float" office:value="94.6439380754856" calcext:value-type="float">
            <text:p>94.6439380754856</text:p>
          </table:table-cell>
          <table:table-cell table:formula="of:=IF([.A284]*0.987+[.B28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4.7146171516948" calcext:value-type="float">
            <text:p>84.7146171516948</text:p>
          </table:table-cell>
          <table:table-cell table:formula="of:=RAND()*100" office:value-type="float" office:value="98.3893309161759" calcext:value-type="float">
            <text:p>98.3893309161759</text:p>
          </table:table-cell>
          <table:table-cell table:formula="of:=IF([.A285]*0.987+[.B28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5.8572241855142" calcext:value-type="float">
            <text:p>55.8572241855142</text:p>
          </table:table-cell>
          <table:table-cell table:formula="of:=RAND()*100" office:value-type="float" office:value="3.5564947717753" calcext:value-type="float">
            <text:p>3.5564947717753</text:p>
          </table:table-cell>
          <table:table-cell table:formula="of:=IF([.A286]*0.987+[.B28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0.0400958296546" calcext:value-type="float">
            <text:p>20.0400958296546</text:p>
          </table:table-cell>
          <table:table-cell table:formula="of:=RAND()*100" office:value-type="float" office:value="97.1265807707811" calcext:value-type="float">
            <text:p>97.1265807707811</text:p>
          </table:table-cell>
          <table:table-cell table:formula="of:=IF([.A287]*0.987+[.B28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4.3544119146632" calcext:value-type="float">
            <text:p>44.3544119146632</text:p>
          </table:table-cell>
          <table:table-cell table:formula="of:=RAND()*100" office:value-type="float" office:value="64.1142136212129" calcext:value-type="float">
            <text:p>64.1142136212129</text:p>
          </table:table-cell>
          <table:table-cell table:formula="of:=IF([.A288]*0.987+[.B28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5.1642342519978" calcext:value-type="float">
            <text:p>75.1642342519978</text:p>
          </table:table-cell>
          <table:table-cell table:formula="of:=RAND()*100" office:value-type="float" office:value="40.7264993120216" calcext:value-type="float">
            <text:p>40.7264993120216</text:p>
          </table:table-cell>
          <table:table-cell table:formula="of:=IF([.A289]*0.987+[.B28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5.9997576269225" calcext:value-type="float">
            <text:p>85.9997576269225</text:p>
          </table:table-cell>
          <table:table-cell table:formula="of:=RAND()*100" office:value-type="float" office:value="49.0018810046944" calcext:value-type="float">
            <text:p>49.0018810046944</text:p>
          </table:table-cell>
          <table:table-cell table:formula="of:=IF([.A290]*0.987+[.B29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2.2651179089394" calcext:value-type="float">
            <text:p>52.2651179089394</text:p>
          </table:table-cell>
          <table:table-cell table:formula="of:=RAND()*100" office:value-type="float" office:value="49.0486500169518" calcext:value-type="float">
            <text:p>49.0486500169518</text:p>
          </table:table-cell>
          <table:table-cell table:formula="of:=IF([.A291]*0.987+[.B29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6.6253138056012" calcext:value-type="float">
            <text:p>76.6253138056012</text:p>
          </table:table-cell>
          <table:table-cell table:formula="of:=RAND()*100" office:value-type="float" office:value="17.1029742342597" calcext:value-type="float">
            <text:p>17.1029742342597</text:p>
          </table:table-cell>
          <table:table-cell table:formula="of:=IF([.A292]*0.987+[.B29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5.0178235511867" calcext:value-type="float">
            <text:p>45.0178235511867</text:p>
          </table:table-cell>
          <table:table-cell table:formula="of:=RAND()*100" office:value-type="float" office:value="82.5269646424604" calcext:value-type="float">
            <text:p>82.5269646424604</text:p>
          </table:table-cell>
          <table:table-cell table:formula="of:=IF([.A293]*0.987+[.B29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0.0900849469448" calcext:value-type="float">
            <text:p>80.0900849469448</text:p>
          </table:table-cell>
          <table:table-cell table:formula="of:=RAND()*100" office:value-type="float" office:value="50.7599306651144" calcext:value-type="float">
            <text:p>50.7599306651144</text:p>
          </table:table-cell>
          <table:table-cell table:formula="of:=IF([.A294]*0.987+[.B29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0.851318567648" calcext:value-type="float">
            <text:p>20.851318567648</text:p>
          </table:table-cell>
          <table:table-cell table:formula="of:=RAND()*100" office:value-type="float" office:value="40.3594350925196" calcext:value-type="float">
            <text:p>40.3594350925196</text:p>
          </table:table-cell>
          <table:table-cell table:formula="of:=IF([.A295]*0.987+[.B29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0.1998894088646" calcext:value-type="float">
            <text:p>40.1998894088646</text:p>
          </table:table-cell>
          <table:table-cell table:formula="of:=RAND()*100" office:value-type="float" office:value="30.724289185094" calcext:value-type="float">
            <text:p>30.724289185094</text:p>
          </table:table-cell>
          <table:table-cell table:formula="of:=IF([.A296]*0.987+[.B29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9.621994468392" calcext:value-type="float">
            <text:p>19.621994468392</text:p>
          </table:table-cell>
          <table:table-cell table:formula="of:=RAND()*100" office:value-type="float" office:value="61.9204439999527" calcext:value-type="float">
            <text:p>61.9204439999527</text:p>
          </table:table-cell>
          <table:table-cell table:formula="of:=IF([.A297]*0.987+[.B29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4.6304466685498" calcext:value-type="float">
            <text:p>94.6304466685498</text:p>
          </table:table-cell>
          <table:table-cell table:formula="of:=RAND()*100" office:value-type="float" office:value="10.5574466199565" calcext:value-type="float">
            <text:p>10.5574466199565</text:p>
          </table:table-cell>
          <table:table-cell table:formula="of:=IF([.A298]*0.987+[.B29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3.6164541485383" calcext:value-type="float">
            <text:p>43.6164541485383</text:p>
          </table:table-cell>
          <table:table-cell table:formula="of:=RAND()*100" office:value-type="float" office:value="74.0882230456554" calcext:value-type="float">
            <text:p>74.0882230456554</text:p>
          </table:table-cell>
          <table:table-cell table:formula="of:=IF([.A299]*0.987+[.B29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9.4968350022521" calcext:value-type="float">
            <text:p>99.4968350022521</text:p>
          </table:table-cell>
          <table:table-cell table:formula="of:=RAND()*100" office:value-type="float" office:value="59.5197725927723" calcext:value-type="float">
            <text:p>59.5197725927723</text:p>
          </table:table-cell>
          <table:table-cell table:formula="of:=IF([.A300]*0.987+[.B30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4.0523925826616" calcext:value-type="float">
            <text:p>64.0523925826616</text:p>
          </table:table-cell>
          <table:table-cell table:formula="of:=RAND()*100" office:value-type="float" office:value="90.811301994412" calcext:value-type="float">
            <text:p>90.811301994412</text:p>
          </table:table-cell>
          <table:table-cell table:formula="of:=IF([.A301]*0.987+[.B30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2.1834908498693" calcext:value-type="float">
            <text:p>32.1834908498693</text:p>
          </table:table-cell>
          <table:table-cell table:formula="of:=RAND()*100" office:value-type="float" office:value="8.37084221259382" calcext:value-type="float">
            <text:p>8.37084221259382</text:p>
          </table:table-cell>
          <table:table-cell table:formula="of:=IF([.A302]*0.987+[.B30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0.1134054651734" calcext:value-type="float">
            <text:p>40.1134054651734</text:p>
          </table:table-cell>
          <table:table-cell table:formula="of:=RAND()*100" office:value-type="float" office:value="10.9402993688107" calcext:value-type="float">
            <text:p>10.9402993688107</text:p>
          </table:table-cell>
          <table:table-cell table:formula="of:=IF([.A303]*0.987+[.B30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9.9941437934486" calcext:value-type="float">
            <text:p>49.9941437934486</text:p>
          </table:table-cell>
          <table:table-cell table:formula="of:=RAND()*100" office:value-type="float" office:value="84.5882469923346" calcext:value-type="float">
            <text:p>84.5882469923346</text:p>
          </table:table-cell>
          <table:table-cell table:formula="of:=IF([.A304]*0.987+[.B30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2.5966194883048" calcext:value-type="float">
            <text:p>92.5966194883048</text:p>
          </table:table-cell>
          <table:table-cell table:formula="of:=RAND()*100" office:value-type="float" office:value="61.7395352714024" calcext:value-type="float">
            <text:p>61.7395352714024</text:p>
          </table:table-cell>
          <table:table-cell table:formula="of:=IF([.A305]*0.987+[.B30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2.9491902790927" calcext:value-type="float">
            <text:p>42.9491902790927</text:p>
          </table:table-cell>
          <table:table-cell table:formula="of:=RAND()*100" office:value-type="float" office:value="75.1999274537888" calcext:value-type="float">
            <text:p>75.1999274537888</text:p>
          </table:table-cell>
          <table:table-cell table:formula="of:=IF([.A306]*0.987+[.B30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3.6343323666587" calcext:value-type="float">
            <text:p>43.6343323666587</text:p>
          </table:table-cell>
          <table:table-cell table:formula="of:=RAND()*100" office:value-type="float" office:value="66.093597641479" calcext:value-type="float">
            <text:p>66.093597641479</text:p>
          </table:table-cell>
          <table:table-cell table:formula="of:=IF([.A307]*0.987+[.B30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9.0818145941339" calcext:value-type="float">
            <text:p>49.0818145941339</text:p>
          </table:table-cell>
          <table:table-cell table:formula="of:=RAND()*100" office:value-type="float" office:value="32.5101552633681" calcext:value-type="float">
            <text:p>32.5101552633681</text:p>
          </table:table-cell>
          <table:table-cell table:formula="of:=IF([.A308]*0.987+[.B30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0.384518835173" calcext:value-type="float">
            <text:p>10.384518835173</text:p>
          </table:table-cell>
          <table:table-cell table:formula="of:=RAND()*100" office:value-type="float" office:value="89.5464671615639" calcext:value-type="float">
            <text:p>89.5464671615639</text:p>
          </table:table-cell>
          <table:table-cell table:formula="of:=IF([.A309]*0.987+[.B30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6.4809457255704" calcext:value-type="float">
            <text:p>96.4809457255704</text:p>
          </table:table-cell>
          <table:table-cell table:formula="of:=RAND()*100" office:value-type="float" office:value="49.5643312070647" calcext:value-type="float">
            <text:p>49.5643312070647</text:p>
          </table:table-cell>
          <table:table-cell table:formula="of:=IF([.A310]*0.987+[.B31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5.1885190458961" calcext:value-type="float">
            <text:p>25.1885190458961</text:p>
          </table:table-cell>
          <table:table-cell table:formula="of:=RAND()*100" office:value-type="float" office:value="76.1845471481149" calcext:value-type="float">
            <text:p>76.1845471481149</text:p>
          </table:table-cell>
          <table:table-cell table:formula="of:=IF([.A311]*0.987+[.B31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4.4034297444504" calcext:value-type="float">
            <text:p>34.4034297444504</text:p>
          </table:table-cell>
          <table:table-cell table:formula="of:=RAND()*100" office:value-type="float" office:value="63.6591739154769" calcext:value-type="float">
            <text:p>63.6591739154769</text:p>
          </table:table-cell>
          <table:table-cell table:formula="of:=IF([.A312]*0.987+[.B31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5.2533280010543" calcext:value-type="float">
            <text:p>45.2533280010543</text:p>
          </table:table-cell>
          <table:table-cell table:formula="of:=RAND()*100" office:value-type="float" office:value="99.1319622770595" calcext:value-type="float">
            <text:p>99.1319622770595</text:p>
          </table:table-cell>
          <table:table-cell table:formula="of:=IF([.A313]*0.987+[.B31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9.3716772777474" calcext:value-type="float">
            <text:p>39.3716772777474</text:p>
          </table:table-cell>
          <table:table-cell table:formula="of:=RAND()*100" office:value-type="float" office:value="35.8995062737762" calcext:value-type="float">
            <text:p>35.8995062737762</text:p>
          </table:table-cell>
          <table:table-cell table:formula="of:=IF([.A314]*0.987+[.B31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2.0868461103097" calcext:value-type="float">
            <text:p>62.0868461103097</text:p>
          </table:table-cell>
          <table:table-cell table:formula="of:=RAND()*100" office:value-type="float" office:value="74.5925846204414" calcext:value-type="float">
            <text:p>74.5925846204414</text:p>
          </table:table-cell>
          <table:table-cell table:formula="of:=IF([.A315]*0.987+[.B31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8.4576313556778" calcext:value-type="float">
            <text:p>68.4576313556778</text:p>
          </table:table-cell>
          <table:table-cell table:formula="of:=RAND()*100" office:value-type="float" office:value="31.9748997062486" calcext:value-type="float">
            <text:p>31.9748997062486</text:p>
          </table:table-cell>
          <table:table-cell table:formula="of:=IF([.A316]*0.987+[.B31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0.724236380353651" calcext:value-type="float">
            <text:p>0.724236380353651</text:p>
          </table:table-cell>
          <table:table-cell table:formula="of:=RAND()*100" office:value-type="float" office:value="86.1170713419078" calcext:value-type="float">
            <text:p>86.1170713419078</text:p>
          </table:table-cell>
          <table:table-cell table:formula="of:=IF([.A317]*0.987+[.B31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.50022506384879" calcext:value-type="float">
            <text:p>6.50022506384879</text:p>
          </table:table-cell>
          <table:table-cell table:formula="of:=RAND()*100" office:value-type="float" office:value="11.3883049986137" calcext:value-type="float">
            <text:p>11.3883049986137</text:p>
          </table:table-cell>
          <table:table-cell table:formula="of:=IF([.A318]*0.987+[.B31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9.1958740484089" calcext:value-type="float">
            <text:p>29.1958740484089</text:p>
          </table:table-cell>
          <table:table-cell table:formula="of:=RAND()*100" office:value-type="float" office:value="56.0623071110918" calcext:value-type="float">
            <text:p>56.0623071110918</text:p>
          </table:table-cell>
          <table:table-cell table:formula="of:=IF([.A319]*0.987+[.B31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5.2279483632472" calcext:value-type="float">
            <text:p>55.2279483632472</text:p>
          </table:table-cell>
          <table:table-cell table:formula="of:=RAND()*100" office:value-type="float" office:value="33.7919163586074" calcext:value-type="float">
            <text:p>33.7919163586074</text:p>
          </table:table-cell>
          <table:table-cell table:formula="of:=IF([.A320]*0.987+[.B32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6.8594941907808" calcext:value-type="float">
            <text:p>46.8594941907808</text:p>
          </table:table-cell>
          <table:table-cell table:formula="of:=RAND()*100" office:value-type="float" office:value="75.8122075277381" calcext:value-type="float">
            <text:p>75.8122075277381</text:p>
          </table:table-cell>
          <table:table-cell table:formula="of:=IF([.A321]*0.987+[.B32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0.22732630249" calcext:value-type="float">
            <text:p>40.22732630249</text:p>
          </table:table-cell>
          <table:table-cell table:formula="of:=RAND()*100" office:value-type="float" office:value="97.4879101242655" calcext:value-type="float">
            <text:p>97.4879101242655</text:p>
          </table:table-cell>
          <table:table-cell table:formula="of:=IF([.A322]*0.987+[.B32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3.4933674150386" calcext:value-type="float">
            <text:p>43.4933674150386</text:p>
          </table:table-cell>
          <table:table-cell table:formula="of:=RAND()*100" office:value-type="float" office:value="47.6426893351133" calcext:value-type="float">
            <text:p>47.6426893351133</text:p>
          </table:table-cell>
          <table:table-cell table:formula="of:=IF([.A323]*0.987+[.B32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3.3077528115164" calcext:value-type="float">
            <text:p>33.3077528115164</text:p>
          </table:table-cell>
          <table:table-cell table:formula="of:=RAND()*100" office:value-type="float" office:value="27.4566371936938" calcext:value-type="float">
            <text:p>27.4566371936938</text:p>
          </table:table-cell>
          <table:table-cell table:formula="of:=IF([.A324]*0.987+[.B32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9.0341512965836" calcext:value-type="float">
            <text:p>39.0341512965836</text:p>
          </table:table-cell>
          <table:table-cell table:formula="of:=RAND()*100" office:value-type="float" office:value="63.9364319380568" calcext:value-type="float">
            <text:p>63.9364319380568</text:p>
          </table:table-cell>
          <table:table-cell table:formula="of:=IF([.A325]*0.987+[.B32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9.0166444956634" calcext:value-type="float">
            <text:p>19.0166444956634</text:p>
          </table:table-cell>
          <table:table-cell table:formula="of:=RAND()*100" office:value-type="float" office:value="25.1968248454595" calcext:value-type="float">
            <text:p>25.1968248454595</text:p>
          </table:table-cell>
          <table:table-cell table:formula="of:=IF([.A326]*0.987+[.B32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9.681686095663" calcext:value-type="float">
            <text:p>49.681686095663</text:p>
          </table:table-cell>
          <table:table-cell table:formula="of:=RAND()*100" office:value-type="float" office:value="98.120678285325" calcext:value-type="float">
            <text:p>98.120678285325</text:p>
          </table:table-cell>
          <table:table-cell table:formula="of:=IF([.A327]*0.987+[.B32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.41815231803477" calcext:value-type="float">
            <text:p>1.41815231803477</text:p>
          </table:table-cell>
          <table:table-cell table:formula="of:=RAND()*100" office:value-type="float" office:value="64.9220046948091" calcext:value-type="float">
            <text:p>64.9220046948091</text:p>
          </table:table-cell>
          <table:table-cell table:formula="of:=IF([.A328]*0.987+[.B32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0.5513547355965" calcext:value-type="float">
            <text:p>90.5513547355965</text:p>
          </table:table-cell>
          <table:table-cell table:formula="of:=RAND()*100" office:value-type="float" office:value="14.0199078894071" calcext:value-type="float">
            <text:p>14.0199078894071</text:p>
          </table:table-cell>
          <table:table-cell table:formula="of:=IF([.A329]*0.987+[.B32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7.7812632495817" calcext:value-type="float">
            <text:p>47.7812632495817</text:p>
          </table:table-cell>
          <table:table-cell table:formula="of:=RAND()*100" office:value-type="float" office:value="88.423639751565" calcext:value-type="float">
            <text:p>88.423639751565</text:p>
          </table:table-cell>
          <table:table-cell table:formula="of:=IF([.A330]*0.987+[.B33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.70743845136296" calcext:value-type="float">
            <text:p>8.70743845136296</text:p>
          </table:table-cell>
          <table:table-cell table:formula="of:=RAND()*100" office:value-type="float" office:value="96.9477522800741" calcext:value-type="float">
            <text:p>96.9477522800741</text:p>
          </table:table-cell>
          <table:table-cell table:formula="of:=IF([.A331]*0.987+[.B33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5.6852180106307" calcext:value-type="float">
            <text:p>25.6852180106307</text:p>
          </table:table-cell>
          <table:table-cell table:formula="of:=RAND()*100" office:value-type="float" office:value="2.33273300474776" calcext:value-type="float">
            <text:p>2.33273300474776</text:p>
          </table:table-cell>
          <table:table-cell table:formula="of:=IF([.A332]*0.987+[.B33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9.0230897476231" calcext:value-type="float">
            <text:p>59.0230897476231</text:p>
          </table:table-cell>
          <table:table-cell table:formula="of:=RAND()*100" office:value-type="float" office:value="95.5820137975876" calcext:value-type="float">
            <text:p>95.5820137975876</text:p>
          </table:table-cell>
          <table:table-cell table:formula="of:=IF([.A333]*0.987+[.B33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.69097657541114" calcext:value-type="float">
            <text:p>3.69097657541114</text:p>
          </table:table-cell>
          <table:table-cell table:formula="of:=RAND()*100" office:value-type="float" office:value="48.488802089043" calcext:value-type="float">
            <text:p>48.488802089043</text:p>
          </table:table-cell>
          <table:table-cell table:formula="of:=IF([.A334]*0.987+[.B33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8.9070887602615" calcext:value-type="float">
            <text:p>68.9070887602615</text:p>
          </table:table-cell>
          <table:table-cell table:formula="of:=RAND()*100" office:value-type="float" office:value="72.3660268668887" calcext:value-type="float">
            <text:p>72.3660268668887</text:p>
          </table:table-cell>
          <table:table-cell table:formula="of:=IF([.A335]*0.987+[.B33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9.4281111729732" calcext:value-type="float">
            <text:p>19.4281111729732</text:p>
          </table:table-cell>
          <table:table-cell table:formula="of:=RAND()*100" office:value-type="float" office:value="4.10235979090897" calcext:value-type="float">
            <text:p>4.10235979090897</text:p>
          </table:table-cell>
          <table:table-cell table:formula="of:=IF([.A336]*0.987+[.B33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.23262769207876" calcext:value-type="float">
            <text:p>7.23262769207876</text:p>
          </table:table-cell>
          <table:table-cell table:formula="of:=RAND()*100" office:value-type="float" office:value="77.9848404104131" calcext:value-type="float">
            <text:p>77.9848404104131</text:p>
          </table:table-cell>
          <table:table-cell table:formula="of:=IF([.A337]*0.987+[.B33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9.5740589765153" calcext:value-type="float">
            <text:p>19.5740589765153</text:p>
          </table:table-cell>
          <table:table-cell table:formula="of:=RAND()*100" office:value-type="float" office:value="54.9724349662197" calcext:value-type="float">
            <text:p>54.9724349662197</text:p>
          </table:table-cell>
          <table:table-cell table:formula="of:=IF([.A338]*0.987+[.B33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1.7831624911617" calcext:value-type="float">
            <text:p>71.7831624911617</text:p>
          </table:table-cell>
          <table:table-cell table:formula="of:=RAND()*100" office:value-type="float" office:value="60.2490856729006" calcext:value-type="float">
            <text:p>60.2490856729006</text:p>
          </table:table-cell>
          <table:table-cell table:formula="of:=IF([.A339]*0.987+[.B33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3.6829377855945" calcext:value-type="float">
            <text:p>53.6829377855945</text:p>
          </table:table-cell>
          <table:table-cell table:formula="of:=RAND()*100" office:value-type="float" office:value="30.0781214781046" calcext:value-type="float">
            <text:p>30.0781214781046</text:p>
          </table:table-cell>
          <table:table-cell table:formula="of:=IF([.A340]*0.987+[.B34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8.6054188618097" calcext:value-type="float">
            <text:p>48.6054188618097</text:p>
          </table:table-cell>
          <table:table-cell table:formula="of:=RAND()*100" office:value-type="float" office:value="92.281195316271" calcext:value-type="float">
            <text:p>92.281195316271</text:p>
          </table:table-cell>
          <table:table-cell table:formula="of:=IF([.A341]*0.987+[.B34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6.4695725272164" calcext:value-type="float">
            <text:p>66.4695725272164</text:p>
          </table:table-cell>
          <table:table-cell table:formula="of:=RAND()*100" office:value-type="float" office:value="3.82602637581912" calcext:value-type="float">
            <text:p>3.82602637581912</text:p>
          </table:table-cell>
          <table:table-cell table:formula="of:=IF([.A342]*0.987+[.B34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7.8205830992625" calcext:value-type="float">
            <text:p>97.8205830992625</text:p>
          </table:table-cell>
          <table:table-cell table:formula="of:=RAND()*100" office:value-type="float" office:value="44.7469569066862" calcext:value-type="float">
            <text:p>44.7469569066862</text:p>
          </table:table-cell>
          <table:table-cell table:formula="of:=IF([.A343]*0.987+[.B34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8.4949405402079" calcext:value-type="float">
            <text:p>38.4949405402079</text:p>
          </table:table-cell>
          <table:table-cell table:formula="of:=RAND()*100" office:value-type="float" office:value="28.0634488963056" calcext:value-type="float">
            <text:p>28.0634488963056</text:p>
          </table:table-cell>
          <table:table-cell table:formula="of:=IF([.A344]*0.987+[.B34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4.2824796600526" calcext:value-type="float">
            <text:p>14.2824796600526</text:p>
          </table:table-cell>
          <table:table-cell table:formula="of:=RAND()*100" office:value-type="float" office:value="17.8306023799534" calcext:value-type="float">
            <text:p>17.8306023799534</text:p>
          </table:table-cell>
          <table:table-cell table:formula="of:=IF([.A345]*0.987+[.B34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1.8120729691328" calcext:value-type="float">
            <text:p>41.8120729691328</text:p>
          </table:table-cell>
          <table:table-cell table:formula="of:=RAND()*100" office:value-type="float" office:value="4.47213740131727" calcext:value-type="float">
            <text:p>4.47213740131727</text:p>
          </table:table-cell>
          <table:table-cell table:formula="of:=IF([.A346]*0.987+[.B34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7.6964196960775" calcext:value-type="float">
            <text:p>47.6964196960775</text:p>
          </table:table-cell>
          <table:table-cell table:formula="of:=RAND()*100" office:value-type="float" office:value="90.3678012726546" calcext:value-type="float">
            <text:p>90.3678012726546</text:p>
          </table:table-cell>
          <table:table-cell table:formula="of:=IF([.A347]*0.987+[.B34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8.1565472317299" calcext:value-type="float">
            <text:p>98.1565472317299</text:p>
          </table:table-cell>
          <table:table-cell table:formula="of:=RAND()*100" office:value-type="float" office:value="29.5183234362168" calcext:value-type="float">
            <text:p>29.5183234362168</text:p>
          </table:table-cell>
          <table:table-cell table:formula="of:=IF([.A348]*0.987+[.B34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6.2998748394257" calcext:value-type="float">
            <text:p>76.2998748394257</text:p>
          </table:table-cell>
          <table:table-cell table:formula="of:=RAND()*100" office:value-type="float" office:value="39.3206416551644" calcext:value-type="float">
            <text:p>39.3206416551644</text:p>
          </table:table-cell>
          <table:table-cell table:formula="of:=IF([.A349]*0.987+[.B34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4.6037058641775" calcext:value-type="float">
            <text:p>34.6037058641775</text:p>
          </table:table-cell>
          <table:table-cell table:formula="of:=RAND()*100" office:value-type="float" office:value="81.4192537278983" calcext:value-type="float">
            <text:p>81.4192537278983</text:p>
          </table:table-cell>
          <table:table-cell table:formula="of:=IF([.A350]*0.987+[.B35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2.0524127363341" calcext:value-type="float">
            <text:p>32.0524127363341</text:p>
          </table:table-cell>
          <table:table-cell table:formula="of:=RAND()*100" office:value-type="float" office:value="9.46302917165176" calcext:value-type="float">
            <text:p>9.46302917165176</text:p>
          </table:table-cell>
          <table:table-cell table:formula="of:=IF([.A351]*0.987+[.B35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2.0062701734864" calcext:value-type="float">
            <text:p>12.0062701734864</text:p>
          </table:table-cell>
          <table:table-cell table:formula="of:=RAND()*100" office:value-type="float" office:value="40.9061823870406" calcext:value-type="float">
            <text:p>40.9061823870406</text:p>
          </table:table-cell>
          <table:table-cell table:formula="of:=IF([.A352]*0.987+[.B35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0.4869899015465" calcext:value-type="float">
            <text:p>80.4869899015465</text:p>
          </table:table-cell>
          <table:table-cell table:formula="of:=RAND()*100" office:value-type="float" office:value="75.3449973417783" calcext:value-type="float">
            <text:p>75.3449973417783</text:p>
          </table:table-cell>
          <table:table-cell table:formula="of:=IF([.A353]*0.987+[.B35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3.3272565125878" calcext:value-type="float">
            <text:p>73.3272565125878</text:p>
          </table:table-cell>
          <table:table-cell table:formula="of:=RAND()*100" office:value-type="float" office:value="5.84142113336693" calcext:value-type="float">
            <text:p>5.84142113336693</text:p>
          </table:table-cell>
          <table:table-cell table:formula="of:=IF([.A354]*0.987+[.B35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6.1407686321243" calcext:value-type="float">
            <text:p>16.1407686321243</text:p>
          </table:table-cell>
          <table:table-cell table:formula="of:=RAND()*100" office:value-type="float" office:value="17.084874488431" calcext:value-type="float">
            <text:p>17.084874488431</text:p>
          </table:table-cell>
          <table:table-cell table:formula="of:=IF([.A355]*0.987+[.B35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.11186145981599" calcext:value-type="float">
            <text:p>2.11186145981599</text:p>
          </table:table-cell>
          <table:table-cell table:formula="of:=RAND()*100" office:value-type="float" office:value="62.0250633763648" calcext:value-type="float">
            <text:p>62.0250633763648</text:p>
          </table:table-cell>
          <table:table-cell table:formula="of:=IF([.A356]*0.987+[.B35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1.0814458252808" calcext:value-type="float">
            <text:p>41.0814458252808</text:p>
          </table:table-cell>
          <table:table-cell table:formula="of:=RAND()*100" office:value-type="float" office:value="68.4996301323022" calcext:value-type="float">
            <text:p>68.4996301323022</text:p>
          </table:table-cell>
          <table:table-cell table:formula="of:=IF([.A357]*0.987+[.B35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3.2299489460908" calcext:value-type="float">
            <text:p>23.2299489460908</text:p>
          </table:table-cell>
          <table:table-cell table:formula="of:=RAND()*100" office:value-type="float" office:value="88.3091281159514" calcext:value-type="float">
            <text:p>88.3091281159514</text:p>
          </table:table-cell>
          <table:table-cell table:formula="of:=IF([.A358]*0.987+[.B35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5.6023717532389" calcext:value-type="float">
            <text:p>65.6023717532389</text:p>
          </table:table-cell>
          <table:table-cell table:formula="of:=RAND()*100" office:value-type="float" office:value="86.482727554118" calcext:value-type="float">
            <text:p>86.482727554118</text:p>
          </table:table-cell>
          <table:table-cell table:formula="of:=IF([.A359]*0.987+[.B35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7.2923117336069" calcext:value-type="float">
            <text:p>27.2923117336069</text:p>
          </table:table-cell>
          <table:table-cell table:formula="of:=RAND()*100" office:value-type="float" office:value="5.38957981018677" calcext:value-type="float">
            <text:p>5.38957981018677</text:p>
          </table:table-cell>
          <table:table-cell table:formula="of:=IF([.A360]*0.987+[.B36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4.3143113013934" calcext:value-type="float">
            <text:p>74.3143113013934</text:p>
          </table:table-cell>
          <table:table-cell table:formula="of:=RAND()*100" office:value-type="float" office:value="71.1132119610587" calcext:value-type="float">
            <text:p>71.1132119610587</text:p>
          </table:table-cell>
          <table:table-cell table:formula="of:=IF([.A361]*0.987+[.B36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6.4767403873869" calcext:value-type="float">
            <text:p>66.4767403873869</text:p>
          </table:table-cell>
          <table:table-cell table:formula="of:=RAND()*100" office:value-type="float" office:value="28.314416297716" calcext:value-type="float">
            <text:p>28.314416297716</text:p>
          </table:table-cell>
          <table:table-cell table:formula="of:=IF([.A362]*0.987+[.B36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6.8649043021648" calcext:value-type="float">
            <text:p>76.8649043021648</text:p>
          </table:table-cell>
          <table:table-cell table:formula="of:=RAND()*100" office:value-type="float" office:value="55.4993237372928" calcext:value-type="float">
            <text:p>55.4993237372928</text:p>
          </table:table-cell>
          <table:table-cell table:formula="of:=IF([.A363]*0.987+[.B36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3.0067068065736" calcext:value-type="float">
            <text:p>93.0067068065736</text:p>
          </table:table-cell>
          <table:table-cell table:formula="of:=RAND()*100" office:value-type="float" office:value="75.4299139920136" calcext:value-type="float">
            <text:p>75.4299139920136</text:p>
          </table:table-cell>
          <table:table-cell table:formula="of:=IF([.A364]*0.987+[.B36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9.4044137528284" calcext:value-type="float">
            <text:p>99.4044137528284</text:p>
          </table:table-cell>
          <table:table-cell table:formula="of:=RAND()*100" office:value-type="float" office:value="43.2712894953638" calcext:value-type="float">
            <text:p>43.2712894953638</text:p>
          </table:table-cell>
          <table:table-cell table:formula="of:=IF([.A365]*0.987+[.B36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4.5656391565315" calcext:value-type="float">
            <text:p>44.5656391565315</text:p>
          </table:table-cell>
          <table:table-cell table:formula="of:=RAND()*100" office:value-type="float" office:value="15.3562165295449" calcext:value-type="float">
            <text:p>15.3562165295449</text:p>
          </table:table-cell>
          <table:table-cell table:formula="of:=IF([.A366]*0.987+[.B36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1.0323214125035" calcext:value-type="float">
            <text:p>21.0323214125035</text:p>
          </table:table-cell>
          <table:table-cell table:formula="of:=RAND()*100" office:value-type="float" office:value="37.1643096522793" calcext:value-type="float">
            <text:p>37.1643096522793</text:p>
          </table:table-cell>
          <table:table-cell table:formula="of:=IF([.A367]*0.987+[.B36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9.6940954653097" calcext:value-type="float">
            <text:p>59.6940954653097</text:p>
          </table:table-cell>
          <table:table-cell table:formula="of:=RAND()*100" office:value-type="float" office:value="69.8122737518767" calcext:value-type="float">
            <text:p>69.8122737518767</text:p>
          </table:table-cell>
          <table:table-cell table:formula="of:=IF([.A368]*0.987+[.B36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5.6680563077169" calcext:value-type="float">
            <text:p>75.6680563077169</text:p>
          </table:table-cell>
          <table:table-cell table:formula="of:=RAND()*100" office:value-type="float" office:value="98.0725912586927" calcext:value-type="float">
            <text:p>98.0725912586927</text:p>
          </table:table-cell>
          <table:table-cell table:formula="of:=IF([.A369]*0.987+[.B36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9.1315790069191" calcext:value-type="float">
            <text:p>29.1315790069191</text:p>
          </table:table-cell>
          <table:table-cell table:formula="of:=RAND()*100" office:value-type="float" office:value="81.0230506086465" calcext:value-type="float">
            <text:p>81.0230506086465</text:p>
          </table:table-cell>
          <table:table-cell table:formula="of:=IF([.A370]*0.987+[.B37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9.9782837822874" calcext:value-type="float">
            <text:p>49.9782837822874</text:p>
          </table:table-cell>
          <table:table-cell table:formula="of:=RAND()*100" office:value-type="float" office:value="20.1487261745522" calcext:value-type="float">
            <text:p>20.1487261745522</text:p>
          </table:table-cell>
          <table:table-cell table:formula="of:=IF([.A371]*0.987+[.B37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5.7260635096173" calcext:value-type="float">
            <text:p>55.7260635096173</text:p>
          </table:table-cell>
          <table:table-cell table:formula="of:=RAND()*100" office:value-type="float" office:value="80.7306824049867" calcext:value-type="float">
            <text:p>80.7306824049867</text:p>
          </table:table-cell>
          <table:table-cell table:formula="of:=IF([.A372]*0.987+[.B37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5.3519524695262" calcext:value-type="float">
            <text:p>35.3519524695262</text:p>
          </table:table-cell>
          <table:table-cell table:formula="of:=RAND()*100" office:value-type="float" office:value="50.9926841731282" calcext:value-type="float">
            <text:p>50.9926841731282</text:p>
          </table:table-cell>
          <table:table-cell table:formula="of:=IF([.A373]*0.987+[.B37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8.1826681968812" calcext:value-type="float">
            <text:p>68.1826681968812</text:p>
          </table:table-cell>
          <table:table-cell table:formula="of:=RAND()*100" office:value-type="float" office:value="67.7432358871983" calcext:value-type="float">
            <text:p>67.7432358871983</text:p>
          </table:table-cell>
          <table:table-cell table:formula="of:=IF([.A374]*0.987+[.B37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1.2695504865724" calcext:value-type="float">
            <text:p>21.2695504865724</text:p>
          </table:table-cell>
          <table:table-cell table:formula="of:=RAND()*100" office:value-type="float" office:value="97.9600152720875" calcext:value-type="float">
            <text:p>97.9600152720875</text:p>
          </table:table-cell>
          <table:table-cell table:formula="of:=IF([.A375]*0.987+[.B37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0.6765981953851" calcext:value-type="float">
            <text:p>40.6765981953851</text:p>
          </table:table-cell>
          <table:table-cell table:formula="of:=RAND()*100" office:value-type="float" office:value="94.9626415857605" calcext:value-type="float">
            <text:p>94.9626415857605</text:p>
          </table:table-cell>
          <table:table-cell table:formula="of:=IF([.A376]*0.987+[.B37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9.1397503353149" calcext:value-type="float">
            <text:p>59.1397503353149</text:p>
          </table:table-cell>
          <table:table-cell table:formula="of:=RAND()*100" office:value-type="float" office:value="11.8642348014203" calcext:value-type="float">
            <text:p>11.8642348014203</text:p>
          </table:table-cell>
          <table:table-cell table:formula="of:=IF([.A377]*0.987+[.B37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1.4467177873947" calcext:value-type="float">
            <text:p>11.4467177873947</text:p>
          </table:table-cell>
          <table:table-cell table:formula="of:=RAND()*100" office:value-type="float" office:value="63.3581298185229" calcext:value-type="float">
            <text:p>63.3581298185229</text:p>
          </table:table-cell>
          <table:table-cell table:formula="of:=IF([.A378]*0.987+[.B37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.6103504677581" calcext:value-type="float">
            <text:p>9.6103504677581</text:p>
          </table:table-cell>
          <table:table-cell table:formula="of:=RAND()*100" office:value-type="float" office:value="49.6426687347081" calcext:value-type="float">
            <text:p>49.6426687347081</text:p>
          </table:table-cell>
          <table:table-cell table:formula="of:=IF([.A379]*0.987+[.B37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6.1423420955666" calcext:value-type="float">
            <text:p>96.1423420955666</text:p>
          </table:table-cell>
          <table:table-cell table:formula="of:=RAND()*100" office:value-type="float" office:value="76.6276307971798" calcext:value-type="float">
            <text:p>76.6276307971798</text:p>
          </table:table-cell>
          <table:table-cell table:formula="of:=IF([.A380]*0.987+[.B38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4.651419573212" calcext:value-type="float">
            <text:p>64.651419573212</text:p>
          </table:table-cell>
          <table:table-cell table:formula="of:=RAND()*100" office:value-type="float" office:value="36.4987386445576" calcext:value-type="float">
            <text:p>36.4987386445576</text:p>
          </table:table-cell>
          <table:table-cell table:formula="of:=IF([.A381]*0.987+[.B38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7.0516041583403" calcext:value-type="float">
            <text:p>37.0516041583403</text:p>
          </table:table-cell>
          <table:table-cell table:formula="of:=RAND()*100" office:value-type="float" office:value="35.9920657657856" calcext:value-type="float">
            <text:p>35.9920657657856</text:p>
          </table:table-cell>
          <table:table-cell table:formula="of:=IF([.A382]*0.987+[.B38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3.2069178939974" calcext:value-type="float">
            <text:p>43.2069178939974</text:p>
          </table:table-cell>
          <table:table-cell table:formula="of:=RAND()*100" office:value-type="float" office:value="39.1091241715766" calcext:value-type="float">
            <text:p>39.1091241715766</text:p>
          </table:table-cell>
          <table:table-cell table:formula="of:=IF([.A383]*0.987+[.B38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0.4652509361163" calcext:value-type="float">
            <text:p>50.4652509361163</text:p>
          </table:table-cell>
          <table:table-cell table:formula="of:=RAND()*100" office:value-type="float" office:value="24.0266520436047" calcext:value-type="float">
            <text:p>24.0266520436047</text:p>
          </table:table-cell>
          <table:table-cell table:formula="of:=IF([.A384]*0.987+[.B38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0.9356337764133" calcext:value-type="float">
            <text:p>50.9356337764133</text:p>
          </table:table-cell>
          <table:table-cell table:formula="of:=RAND()*100" office:value-type="float" office:value="73.6504849233245" calcext:value-type="float">
            <text:p>73.6504849233245</text:p>
          </table:table-cell>
          <table:table-cell table:formula="of:=IF([.A385]*0.987+[.B38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1.1725072104368" calcext:value-type="float">
            <text:p>81.1725072104368</text:p>
          </table:table-cell>
          <table:table-cell table:formula="of:=RAND()*100" office:value-type="float" office:value="7.50427356369978" calcext:value-type="float">
            <text:p>7.50427356369978</text:p>
          </table:table-cell>
          <table:table-cell table:formula="of:=IF([.A386]*0.987+[.B38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2.3697972013152" calcext:value-type="float">
            <text:p>22.3697972013152</text:p>
          </table:table-cell>
          <table:table-cell table:formula="of:=RAND()*100" office:value-type="float" office:value="5.24768844509232" calcext:value-type="float">
            <text:p>5.24768844509232</text:p>
          </table:table-cell>
          <table:table-cell table:formula="of:=IF([.A387]*0.987+[.B38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1.9421582784514" calcext:value-type="float">
            <text:p>51.9421582784514</text:p>
          </table:table-cell>
          <table:table-cell table:formula="of:=RAND()*100" office:value-type="float" office:value="76.0545541318851" calcext:value-type="float">
            <text:p>76.0545541318851</text:p>
          </table:table-cell>
          <table:table-cell table:formula="of:=IF([.A388]*0.987+[.B38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9.1864459167359" calcext:value-type="float">
            <text:p>19.1864459167359</text:p>
          </table:table-cell>
          <table:table-cell table:formula="of:=RAND()*100" office:value-type="float" office:value="64.8280202315302" calcext:value-type="float">
            <text:p>64.8280202315302</text:p>
          </table:table-cell>
          <table:table-cell table:formula="of:=IF([.A389]*0.987+[.B38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8.2689286055426" calcext:value-type="float">
            <text:p>48.2689286055426</text:p>
          </table:table-cell>
          <table:table-cell table:formula="of:=RAND()*100" office:value-type="float" office:value="37.3209827179204" calcext:value-type="float">
            <text:p>37.3209827179204</text:p>
          </table:table-cell>
          <table:table-cell table:formula="of:=IF([.A390]*0.987+[.B39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0.7038096352765" calcext:value-type="float">
            <text:p>40.7038096352765</text:p>
          </table:table-cell>
          <table:table-cell table:formula="of:=RAND()*100" office:value-type="float" office:value="25.6348846313448" calcext:value-type="float">
            <text:p>25.6348846313448</text:p>
          </table:table-cell>
          <table:table-cell table:formula="of:=IF([.A391]*0.987+[.B39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7.835754590551" calcext:value-type="float">
            <text:p>17.835754590551</text:p>
          </table:table-cell>
          <table:table-cell table:formula="of:=RAND()*100" office:value-type="float" office:value="40.6891086623114" calcext:value-type="float">
            <text:p>40.6891086623114</text:p>
          </table:table-cell>
          <table:table-cell table:formula="of:=IF([.A392]*0.987+[.B39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1.1922222328735" calcext:value-type="float">
            <text:p>21.1922222328735</text:p>
          </table:table-cell>
          <table:table-cell table:formula="of:=RAND()*100" office:value-type="float" office:value="85.8249956382474" calcext:value-type="float">
            <text:p>85.8249956382474</text:p>
          </table:table-cell>
          <table:table-cell table:formula="of:=IF([.A393]*0.987+[.B39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8.4315687514257" calcext:value-type="float">
            <text:p>98.4315687514257</text:p>
          </table:table-cell>
          <table:table-cell table:formula="of:=RAND()*100" office:value-type="float" office:value="29.1647693271262" calcext:value-type="float">
            <text:p>29.1647693271262</text:p>
          </table:table-cell>
          <table:table-cell table:formula="of:=IF([.A394]*0.987+[.B39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2.4212280635649" calcext:value-type="float">
            <text:p>42.4212280635649</text:p>
          </table:table-cell>
          <table:table-cell table:formula="of:=RAND()*100" office:value-type="float" office:value="5.37733779102172" calcext:value-type="float">
            <text:p>5.37733779102172</text:p>
          </table:table-cell>
          <table:table-cell table:formula="of:=IF([.A395]*0.987+[.B39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9.5149522168551" calcext:value-type="float">
            <text:p>59.5149522168551</text:p>
          </table:table-cell>
          <table:table-cell table:formula="of:=RAND()*100" office:value-type="float" office:value="31.8087896480485" calcext:value-type="float">
            <text:p>31.8087896480485</text:p>
          </table:table-cell>
          <table:table-cell table:formula="of:=IF([.A396]*0.987+[.B39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3.1024257667963" calcext:value-type="float">
            <text:p>73.1024257667963</text:p>
          </table:table-cell>
          <table:table-cell table:formula="of:=RAND()*100" office:value-type="float" office:value="7.64718972971203" calcext:value-type="float">
            <text:p>7.64718972971203</text:p>
          </table:table-cell>
          <table:table-cell table:formula="of:=IF([.A397]*0.987+[.B39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4.8199264011423" calcext:value-type="float">
            <text:p>84.8199264011423</text:p>
          </table:table-cell>
          <table:table-cell table:formula="of:=RAND()*100" office:value-type="float" office:value="13.8575862367243" calcext:value-type="float">
            <text:p>13.8575862367243</text:p>
          </table:table-cell>
          <table:table-cell table:formula="of:=IF([.A398]*0.987+[.B39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8.4996781298055" calcext:value-type="float">
            <text:p>58.4996781298055</text:p>
          </table:table-cell>
          <table:table-cell table:formula="of:=RAND()*100" office:value-type="float" office:value="87.6730069122972" calcext:value-type="float">
            <text:p>87.6730069122972</text:p>
          </table:table-cell>
          <table:table-cell table:formula="of:=IF([.A399]*0.987+[.B39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2.4448393306681" calcext:value-type="float">
            <text:p>32.4448393306681</text:p>
          </table:table-cell>
          <table:table-cell table:formula="of:=RAND()*100" office:value-type="float" office:value="61.5850615388302" calcext:value-type="float">
            <text:p>61.5850615388302</text:p>
          </table:table-cell>
          <table:table-cell table:formula="of:=IF([.A400]*0.987+[.B40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8.485084123139" calcext:value-type="float">
            <text:p>38.485084123139</text:p>
          </table:table-cell>
          <table:table-cell table:formula="of:=RAND()*100" office:value-type="float" office:value="53.4866938841094" calcext:value-type="float">
            <text:p>53.4866938841094</text:p>
          </table:table-cell>
          <table:table-cell table:formula="of:=IF([.A401]*0.987+[.B40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7.7570477874093" calcext:value-type="float">
            <text:p>57.7570477874093</text:p>
          </table:table-cell>
          <table:table-cell table:formula="of:=RAND()*100" office:value-type="float" office:value="90.9737335936963" calcext:value-type="float">
            <text:p>90.9737335936963</text:p>
          </table:table-cell>
          <table:table-cell table:formula="of:=IF([.A402]*0.987+[.B40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.25753022154778" calcext:value-type="float">
            <text:p>6.25753022154778</text:p>
          </table:table-cell>
          <table:table-cell table:formula="of:=RAND()*100" office:value-type="float" office:value="40.4169351182802" calcext:value-type="float">
            <text:p>40.4169351182802</text:p>
          </table:table-cell>
          <table:table-cell table:formula="of:=IF([.A403]*0.987+[.B40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9.0721023595847" calcext:value-type="float">
            <text:p>69.0721023595847</text:p>
          </table:table-cell>
          <table:table-cell table:formula="of:=RAND()*100" office:value-type="float" office:value="96.2780766094896" calcext:value-type="float">
            <text:p>96.2780766094896</text:p>
          </table:table-cell>
          <table:table-cell table:formula="of:=IF([.A404]*0.987+[.B40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2.7139242104788" calcext:value-type="float">
            <text:p>82.7139242104788</text:p>
          </table:table-cell>
          <table:table-cell table:formula="of:=RAND()*100" office:value-type="float" office:value="55.7013520700091" calcext:value-type="float">
            <text:p>55.7013520700091</text:p>
          </table:table-cell>
          <table:table-cell table:formula="of:=IF([.A405]*0.987+[.B40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4.602987349676" calcext:value-type="float">
            <text:p>74.602987349676</text:p>
          </table:table-cell>
          <table:table-cell table:formula="of:=RAND()*100" office:value-type="float" office:value="56.2791560359764" calcext:value-type="float">
            <text:p>56.2791560359764</text:p>
          </table:table-cell>
          <table:table-cell table:formula="of:=IF([.A406]*0.987+[.B40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0.864368348562837" calcext:value-type="float">
            <text:p>0.864368348562837</text:p>
          </table:table-cell>
          <table:table-cell table:formula="of:=RAND()*100" office:value-type="float" office:value="10.3198173719449" calcext:value-type="float">
            <text:p>10.3198173719449</text:p>
          </table:table-cell>
          <table:table-cell table:formula="of:=IF([.A407]*0.987+[.B40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9.7780380239785" calcext:value-type="float">
            <text:p>49.7780380239785</text:p>
          </table:table-cell>
          <table:table-cell table:formula="of:=RAND()*100" office:value-type="float" office:value="83.7769057188648" calcext:value-type="float">
            <text:p>83.7769057188648</text:p>
          </table:table-cell>
          <table:table-cell table:formula="of:=IF([.A408]*0.987+[.B40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6.2216171711513" calcext:value-type="float">
            <text:p>56.2216171711513</text:p>
          </table:table-cell>
          <table:table-cell table:formula="of:=RAND()*100" office:value-type="float" office:value="92.5773828819831" calcext:value-type="float">
            <text:p>92.5773828819831</text:p>
          </table:table-cell>
          <table:table-cell table:formula="of:=IF([.A409]*0.987+[.B40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5.2342782984551" calcext:value-type="float">
            <text:p>15.2342782984551</text:p>
          </table:table-cell>
          <table:table-cell table:formula="of:=RAND()*100" office:value-type="float" office:value="96.6636963394228" calcext:value-type="float">
            <text:p>96.6636963394228</text:p>
          </table:table-cell>
          <table:table-cell table:formula="of:=IF([.A410]*0.987+[.B41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8.4371970143846" calcext:value-type="float">
            <text:p>28.4371970143846</text:p>
          </table:table-cell>
          <table:table-cell table:formula="of:=RAND()*100" office:value-type="float" office:value="17.5321774174889" calcext:value-type="float">
            <text:p>17.5321774174889</text:p>
          </table:table-cell>
          <table:table-cell table:formula="of:=IF([.A411]*0.987+[.B41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2.6200640236162" calcext:value-type="float">
            <text:p>42.6200640236162</text:p>
          </table:table-cell>
          <table:table-cell table:formula="of:=RAND()*100" office:value-type="float" office:value="1.25889739911004" calcext:value-type="float">
            <text:p>1.25889739911004</text:p>
          </table:table-cell>
          <table:table-cell table:formula="of:=IF([.A412]*0.987+[.B41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1.8218700191909" calcext:value-type="float">
            <text:p>91.8218700191909</text:p>
          </table:table-cell>
          <table:table-cell table:formula="of:=RAND()*100" office:value-type="float" office:value="2.63678427030452" calcext:value-type="float">
            <text:p>2.63678427030452</text:p>
          </table:table-cell>
          <table:table-cell table:formula="of:=IF([.A413]*0.987+[.B41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0.3949962379916" calcext:value-type="float">
            <text:p>50.3949962379916</text:p>
          </table:table-cell>
          <table:table-cell table:formula="of:=RAND()*100" office:value-type="float" office:value="78.5354485007362" calcext:value-type="float">
            <text:p>78.5354485007362</text:p>
          </table:table-cell>
          <table:table-cell table:formula="of:=IF([.A414]*0.987+[.B41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8.6797927930984" calcext:value-type="float">
            <text:p>38.6797927930984</text:p>
          </table:table-cell>
          <table:table-cell table:formula="of:=RAND()*100" office:value-type="float" office:value="7.54600657822231" calcext:value-type="float">
            <text:p>7.54600657822231</text:p>
          </table:table-cell>
          <table:table-cell table:formula="of:=IF([.A415]*0.987+[.B41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0.4728636171894" calcext:value-type="float">
            <text:p>10.4728636171894</text:p>
          </table:table-cell>
          <table:table-cell table:formula="of:=RAND()*100" office:value-type="float" office:value="98.696267021365" calcext:value-type="float">
            <text:p>98.696267021365</text:p>
          </table:table-cell>
          <table:table-cell table:formula="of:=IF([.A416]*0.987+[.B41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0.6611630656147" calcext:value-type="float">
            <text:p>80.6611630656147</text:p>
          </table:table-cell>
          <table:table-cell table:formula="of:=RAND()*100" office:value-type="float" office:value="5.93390201754801" calcext:value-type="float">
            <text:p>5.93390201754801</text:p>
          </table:table-cell>
          <table:table-cell table:formula="of:=IF([.A417]*0.987+[.B41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.30141809190835" calcext:value-type="float">
            <text:p>7.30141809190835</text:p>
          </table:table-cell>
          <table:table-cell table:formula="of:=RAND()*100" office:value-type="float" office:value="40.2680862996023" calcext:value-type="float">
            <text:p>40.2680862996023</text:p>
          </table:table-cell>
          <table:table-cell table:formula="of:=IF([.A418]*0.987+[.B41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0.2247559805508" calcext:value-type="float">
            <text:p>40.2247559805508</text:p>
          </table:table-cell>
          <table:table-cell table:formula="of:=RAND()*100" office:value-type="float" office:value="56.6639375657692" calcext:value-type="float">
            <text:p>56.6639375657692</text:p>
          </table:table-cell>
          <table:table-cell table:formula="of:=IF([.A419]*0.987+[.B41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8.2077587131793" calcext:value-type="float">
            <text:p>28.2077587131793</text:p>
          </table:table-cell>
          <table:table-cell table:formula="of:=RAND()*100" office:value-type="float" office:value="28.4203509980661" calcext:value-type="float">
            <text:p>28.4203509980661</text:p>
          </table:table-cell>
          <table:table-cell table:formula="of:=IF([.A420]*0.987+[.B42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9.7437043656416" calcext:value-type="float">
            <text:p>59.7437043656416</text:p>
          </table:table-cell>
          <table:table-cell table:formula="of:=RAND()*100" office:value-type="float" office:value="53.9263536175474" calcext:value-type="float">
            <text:p>53.9263536175474</text:p>
          </table:table-cell>
          <table:table-cell table:formula="of:=IF([.A421]*0.987+[.B42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4.8308271331496" calcext:value-type="float">
            <text:p>44.8308271331496</text:p>
          </table:table-cell>
          <table:table-cell table:formula="of:=RAND()*100" office:value-type="float" office:value="90.8189269414889" calcext:value-type="float">
            <text:p>90.8189269414889</text:p>
          </table:table-cell>
          <table:table-cell table:formula="of:=IF([.A422]*0.987+[.B42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4.0140158172416" calcext:value-type="float">
            <text:p>84.0140158172416</text:p>
          </table:table-cell>
          <table:table-cell table:formula="of:=RAND()*100" office:value-type="float" office:value="7.70058413572225" calcext:value-type="float">
            <text:p>7.70058413572225</text:p>
          </table:table-cell>
          <table:table-cell table:formula="of:=IF([.A423]*0.987+[.B42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3.9757668999401" calcext:value-type="float">
            <text:p>93.9757668999401</text:p>
          </table:table-cell>
          <table:table-cell table:formula="of:=RAND()*100" office:value-type="float" office:value="28.7801947817505" calcext:value-type="float">
            <text:p>28.7801947817505</text:p>
          </table:table-cell>
          <table:table-cell table:formula="of:=IF([.A424]*0.987+[.B42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3.7382756975387" calcext:value-type="float">
            <text:p>23.7382756975387</text:p>
          </table:table-cell>
          <table:table-cell table:formula="of:=RAND()*100" office:value-type="float" office:value="16.8541466742674" calcext:value-type="float">
            <text:p>16.8541466742674</text:p>
          </table:table-cell>
          <table:table-cell table:formula="of:=IF([.A425]*0.987+[.B42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4.0563136585078" calcext:value-type="float">
            <text:p>64.0563136585078</text:p>
          </table:table-cell>
          <table:table-cell table:formula="of:=RAND()*100" office:value-type="float" office:value="75.5673961375901" calcext:value-type="float">
            <text:p>75.5673961375901</text:p>
          </table:table-cell>
          <table:table-cell table:formula="of:=IF([.A426]*0.987+[.B42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1.1258798423388" calcext:value-type="float">
            <text:p>41.1258798423388</text:p>
          </table:table-cell>
          <table:table-cell table:formula="of:=RAND()*100" office:value-type="float" office:value="97.1513940407798" calcext:value-type="float">
            <text:p>97.1513940407798</text:p>
          </table:table-cell>
          <table:table-cell table:formula="of:=IF([.A427]*0.987+[.B42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8.7279970701758" calcext:value-type="float">
            <text:p>88.7279970701758</text:p>
          </table:table-cell>
          <table:table-cell table:formula="of:=RAND()*100" office:value-type="float" office:value="28.0841255015515" calcext:value-type="float">
            <text:p>28.0841255015515</text:p>
          </table:table-cell>
          <table:table-cell table:formula="of:=IF([.A428]*0.987+[.B42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7.9057218808543" calcext:value-type="float">
            <text:p>77.9057218808543</text:p>
          </table:table-cell>
          <table:table-cell table:formula="of:=RAND()*100" office:value-type="float" office:value="55.1428709614723" calcext:value-type="float">
            <text:p>55.1428709614723</text:p>
          </table:table-cell>
          <table:table-cell table:formula="of:=IF([.A429]*0.987+[.B42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2.1184267929767" calcext:value-type="float">
            <text:p>12.1184267929767</text:p>
          </table:table-cell>
          <table:table-cell table:formula="of:=RAND()*100" office:value-type="float" office:value="1.50306231096453" calcext:value-type="float">
            <text:p>1.50306231096453</text:p>
          </table:table-cell>
          <table:table-cell table:formula="of:=IF([.A430]*0.987+[.B43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0.9696467227697" calcext:value-type="float">
            <text:p>60.9696467227697</text:p>
          </table:table-cell>
          <table:table-cell table:formula="of:=RAND()*100" office:value-type="float" office:value="30.9314592908848" calcext:value-type="float">
            <text:p>30.9314592908848</text:p>
          </table:table-cell>
          <table:table-cell table:formula="of:=IF([.A431]*0.987+[.B43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9.3751343399855" calcext:value-type="float">
            <text:p>29.3751343399855</text:p>
          </table:table-cell>
          <table:table-cell table:formula="of:=RAND()*100" office:value-type="float" office:value="49.132014313964" calcext:value-type="float">
            <text:p>49.132014313964</text:p>
          </table:table-cell>
          <table:table-cell table:formula="of:=IF([.A432]*0.987+[.B43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0.2755495953025" calcext:value-type="float">
            <text:p>40.2755495953025</text:p>
          </table:table-cell>
          <table:table-cell table:formula="of:=RAND()*100" office:value-type="float" office:value="27.5051213562742" calcext:value-type="float">
            <text:p>27.5051213562742</text:p>
          </table:table-cell>
          <table:table-cell table:formula="of:=IF([.A433]*0.987+[.B43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7.2575901679495" calcext:value-type="float">
            <text:p>57.2575901679495</text:p>
          </table:table-cell>
          <table:table-cell table:formula="of:=RAND()*100" office:value-type="float" office:value="44.0124764226355" calcext:value-type="float">
            <text:p>44.0124764226355</text:p>
          </table:table-cell>
          <table:table-cell table:formula="of:=IF([.A434]*0.987+[.B43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7.4979602241869" calcext:value-type="float">
            <text:p>57.4979602241869</text:p>
          </table:table-cell>
          <table:table-cell table:formula="of:=RAND()*100" office:value-type="float" office:value="16.4578589639485" calcext:value-type="float">
            <text:p>16.4578589639485</text:p>
          </table:table-cell>
          <table:table-cell table:formula="of:=IF([.A435]*0.987+[.B43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1.8447463069746" calcext:value-type="float">
            <text:p>71.8447463069746</text:p>
          </table:table-cell>
          <table:table-cell table:formula="of:=RAND()*100" office:value-type="float" office:value="77.3334486044696" calcext:value-type="float">
            <text:p>77.3334486044696</text:p>
          </table:table-cell>
          <table:table-cell table:formula="of:=IF([.A436]*0.987+[.B43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0.2662037951275" calcext:value-type="float">
            <text:p>90.2662037951275</text:p>
          </table:table-cell>
          <table:table-cell table:formula="of:=RAND()*100" office:value-type="float" office:value="55.7446531951792" calcext:value-type="float">
            <text:p>55.7446531951792</text:p>
          </table:table-cell>
          <table:table-cell table:formula="of:=IF([.A437]*0.987+[.B43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7.7666426498488" calcext:value-type="float">
            <text:p>97.7666426498488</text:p>
          </table:table-cell>
          <table:table-cell table:formula="of:=RAND()*100" office:value-type="float" office:value="49.0666914541566" calcext:value-type="float">
            <text:p>49.0666914541566</text:p>
          </table:table-cell>
          <table:table-cell table:formula="of:=IF([.A438]*0.987+[.B43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8.3706336114413" calcext:value-type="float">
            <text:p>18.3706336114413</text:p>
          </table:table-cell>
          <table:table-cell table:formula="of:=RAND()*100" office:value-type="float" office:value="35.1028913126141" calcext:value-type="float">
            <text:p>35.1028913126141</text:p>
          </table:table-cell>
          <table:table-cell table:formula="of:=IF([.A439]*0.987+[.B43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2.2903354029088" calcext:value-type="float">
            <text:p>82.2903354029088</text:p>
          </table:table-cell>
          <table:table-cell table:formula="of:=RAND()*100" office:value-type="float" office:value="34.4555584383729" calcext:value-type="float">
            <text:p>34.4555584383729</text:p>
          </table:table-cell>
          <table:table-cell table:formula="of:=IF([.A440]*0.987+[.B44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3.9082207514471" calcext:value-type="float">
            <text:p>13.9082207514471</text:p>
          </table:table-cell>
          <table:table-cell table:formula="of:=RAND()*100" office:value-type="float" office:value="62.2364986241546" calcext:value-type="float">
            <text:p>62.2364986241546</text:p>
          </table:table-cell>
          <table:table-cell table:formula="of:=IF([.A441]*0.987+[.B44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8.1465542253098" calcext:value-type="float">
            <text:p>98.1465542253098</text:p>
          </table:table-cell>
          <table:table-cell table:formula="of:=RAND()*100" office:value-type="float" office:value="43.8873245750186" calcext:value-type="float">
            <text:p>43.8873245750186</text:p>
          </table:table-cell>
          <table:table-cell table:formula="of:=IF([.A442]*0.987+[.B44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6.6923500010714" calcext:value-type="float">
            <text:p>36.6923500010714</text:p>
          </table:table-cell>
          <table:table-cell table:formula="of:=RAND()*100" office:value-type="float" office:value="82.8368399519112" calcext:value-type="float">
            <text:p>82.8368399519112</text:p>
          </table:table-cell>
          <table:table-cell table:formula="of:=IF([.A443]*0.987+[.B44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8.7549089173063" calcext:value-type="float">
            <text:p>88.7549089173063</text:p>
          </table:table-cell>
          <table:table-cell table:formula="of:=RAND()*100" office:value-type="float" office:value="64.4363037268349" calcext:value-type="float">
            <text:p>64.4363037268349</text:p>
          </table:table-cell>
          <table:table-cell table:formula="of:=IF([.A444]*0.987+[.B44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.21408884121273" calcext:value-type="float">
            <text:p>7.21408884121273</text:p>
          </table:table-cell>
          <table:table-cell table:formula="of:=RAND()*100" office:value-type="float" office:value="89.8132986362436" calcext:value-type="float">
            <text:p>89.8132986362436</text:p>
          </table:table-cell>
          <table:table-cell table:formula="of:=IF([.A445]*0.987+[.B44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4.5411486560874" calcext:value-type="float">
            <text:p>24.5411486560874</text:p>
          </table:table-cell>
          <table:table-cell table:formula="of:=RAND()*100" office:value-type="float" office:value="36.7658034259402" calcext:value-type="float">
            <text:p>36.7658034259402</text:p>
          </table:table-cell>
          <table:table-cell table:formula="of:=IF([.A446]*0.987+[.B44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6.2532673462401" calcext:value-type="float">
            <text:p>46.2532673462401</text:p>
          </table:table-cell>
          <table:table-cell table:formula="of:=RAND()*100" office:value-type="float" office:value="47.5326268942332" calcext:value-type="float">
            <text:p>47.5326268942332</text:p>
          </table:table-cell>
          <table:table-cell table:formula="of:=IF([.A447]*0.987+[.B44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0.1476434935174" calcext:value-type="float">
            <text:p>60.1476434935174</text:p>
          </table:table-cell>
          <table:table-cell table:formula="of:=RAND()*100" office:value-type="float" office:value="55.6244365152376" calcext:value-type="float">
            <text:p>55.6244365152376</text:p>
          </table:table-cell>
          <table:table-cell table:formula="of:=IF([.A448]*0.987+[.B44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6.7971996800152" calcext:value-type="float">
            <text:p>36.7971996800152</text:p>
          </table:table-cell>
          <table:table-cell table:formula="of:=RAND()*100" office:value-type="float" office:value="37.4031805054938" calcext:value-type="float">
            <text:p>37.4031805054938</text:p>
          </table:table-cell>
          <table:table-cell table:formula="of:=IF([.A449]*0.987+[.B44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4.980364771262" calcext:value-type="float">
            <text:p>34.980364771262</text:p>
          </table:table-cell>
          <table:table-cell table:formula="of:=RAND()*100" office:value-type="float" office:value="52.2777885767812" calcext:value-type="float">
            <text:p>52.2777885767812</text:p>
          </table:table-cell>
          <table:table-cell table:formula="of:=IF([.A450]*0.987+[.B45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3.6356601077076" calcext:value-type="float">
            <text:p>73.6356601077076</text:p>
          </table:table-cell>
          <table:table-cell table:formula="of:=RAND()*100" office:value-type="float" office:value="16.9266554533157" calcext:value-type="float">
            <text:p>16.9266554533157</text:p>
          </table:table-cell>
          <table:table-cell table:formula="of:=IF([.A451]*0.987+[.B45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7.6536358097286" calcext:value-type="float">
            <text:p>27.6536358097286</text:p>
          </table:table-cell>
          <table:table-cell table:formula="of:=RAND()*100" office:value-type="float" office:value="55.9550996375075" calcext:value-type="float">
            <text:p>55.9550996375075</text:p>
          </table:table-cell>
          <table:table-cell table:formula="of:=IF([.A452]*0.987+[.B45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1.1906994593206" calcext:value-type="float">
            <text:p>11.1906994593206</text:p>
          </table:table-cell>
          <table:table-cell table:formula="of:=RAND()*100" office:value-type="float" office:value="77.6274238646128" calcext:value-type="float">
            <text:p>77.6274238646128</text:p>
          </table:table-cell>
          <table:table-cell table:formula="of:=IF([.A453]*0.987+[.B45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3.5749537557594" calcext:value-type="float">
            <text:p>43.5749537557594</text:p>
          </table:table-cell>
          <table:table-cell table:formula="of:=RAND()*100" office:value-type="float" office:value="45.5352111010527" calcext:value-type="float">
            <text:p>45.5352111010527</text:p>
          </table:table-cell>
          <table:table-cell table:formula="of:=IF([.A454]*0.987+[.B45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3.8426214928411" calcext:value-type="float">
            <text:p>93.8426214928411</text:p>
          </table:table-cell>
          <table:table-cell table:formula="of:=RAND()*100" office:value-type="float" office:value="15.4810309074892" calcext:value-type="float">
            <text:p>15.4810309074892</text:p>
          </table:table-cell>
          <table:table-cell table:formula="of:=IF([.A455]*0.987+[.B45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0.0578110827138185" calcext:value-type="float">
            <text:p>0.057811082713819</text:p>
          </table:table-cell>
          <table:table-cell table:formula="of:=RAND()*100" office:value-type="float" office:value="41.9441198602867" calcext:value-type="float">
            <text:p>41.9441198602867</text:p>
          </table:table-cell>
          <table:table-cell table:formula="of:=IF([.A456]*0.987+[.B45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4.2985465907684" calcext:value-type="float">
            <text:p>94.2985465907684</text:p>
          </table:table-cell>
          <table:table-cell table:formula="of:=RAND()*100" office:value-type="float" office:value="96.7618884006189" calcext:value-type="float">
            <text:p>96.7618884006189</text:p>
          </table:table-cell>
          <table:table-cell table:formula="of:=IF([.A457]*0.987+[.B45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0.2067690223977" calcext:value-type="float">
            <text:p>80.2067690223977</text:p>
          </table:table-cell>
          <table:table-cell table:formula="of:=RAND()*100" office:value-type="float" office:value="50.7582084020519" calcext:value-type="float">
            <text:p>50.7582084020519</text:p>
          </table:table-cell>
          <table:table-cell table:formula="of:=IF([.A458]*0.987+[.B45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7.5758412802117" calcext:value-type="float">
            <text:p>47.5758412802117</text:p>
          </table:table-cell>
          <table:table-cell table:formula="of:=RAND()*100" office:value-type="float" office:value="68.2912612083732" calcext:value-type="float">
            <text:p>68.2912612083732</text:p>
          </table:table-cell>
          <table:table-cell table:formula="of:=IF([.A459]*0.987+[.B45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.75349821507439" calcext:value-type="float">
            <text:p>9.75349821507439</text:p>
          </table:table-cell>
          <table:table-cell table:formula="of:=RAND()*100" office:value-type="float" office:value="75.3651566367951" calcext:value-type="float">
            <text:p>75.3651566367951</text:p>
          </table:table-cell>
          <table:table-cell table:formula="of:=IF([.A460]*0.987+[.B46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8.1853627430577" calcext:value-type="float">
            <text:p>28.1853627430577</text:p>
          </table:table-cell>
          <table:table-cell table:formula="of:=RAND()*100" office:value-type="float" office:value="50.5478439975659" calcext:value-type="float">
            <text:p>50.5478439975659</text:p>
          </table:table-cell>
          <table:table-cell table:formula="of:=IF([.A461]*0.987+[.B46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0.7285107406208" calcext:value-type="float">
            <text:p>60.7285107406208</text:p>
          </table:table-cell>
          <table:table-cell table:formula="of:=RAND()*100" office:value-type="float" office:value="17.3602830473791" calcext:value-type="float">
            <text:p>17.3602830473791</text:p>
          </table:table-cell>
          <table:table-cell table:formula="of:=IF([.A462]*0.987+[.B46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4.7467878402318" calcext:value-type="float">
            <text:p>24.7467878402318</text:p>
          </table:table-cell>
          <table:table-cell table:formula="of:=RAND()*100" office:value-type="float" office:value="54.9300288013068" calcext:value-type="float">
            <text:p>54.9300288013068</text:p>
          </table:table-cell>
          <table:table-cell table:formula="of:=IF([.A463]*0.987+[.B46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4.602232647527" calcext:value-type="float">
            <text:p>34.602232647527</text:p>
          </table:table-cell>
          <table:table-cell table:formula="of:=RAND()*100" office:value-type="float" office:value="95.6992487296159" calcext:value-type="float">
            <text:p>95.6992487296159</text:p>
          </table:table-cell>
          <table:table-cell table:formula="of:=IF([.A464]*0.987+[.B46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9.6865608422954" calcext:value-type="float">
            <text:p>69.6865608422954</text:p>
          </table:table-cell>
          <table:table-cell table:formula="of:=RAND()*100" office:value-type="float" office:value="68.8710857116051" calcext:value-type="float">
            <text:p>68.8710857116051</text:p>
          </table:table-cell>
          <table:table-cell table:formula="of:=IF([.A465]*0.987+[.B46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6.8936494081854" calcext:value-type="float">
            <text:p>26.8936494081854</text:p>
          </table:table-cell>
          <table:table-cell table:formula="of:=RAND()*100" office:value-type="float" office:value="37.5182126615144" calcext:value-type="float">
            <text:p>37.5182126615144</text:p>
          </table:table-cell>
          <table:table-cell table:formula="of:=IF([.A466]*0.987+[.B46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3.8209679947748" calcext:value-type="float">
            <text:p>43.8209679947748</text:p>
          </table:table-cell>
          <table:table-cell table:formula="of:=RAND()*100" office:value-type="float" office:value="29.42494314552" calcext:value-type="float">
            <text:p>29.42494314552</text:p>
          </table:table-cell>
          <table:table-cell table:formula="of:=IF([.A467]*0.987+[.B46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0.8732384292889" calcext:value-type="float">
            <text:p>40.8732384292889</text:p>
          </table:table-cell>
          <table:table-cell table:formula="of:=RAND()*100" office:value-type="float" office:value="68.7835987532616" calcext:value-type="float">
            <text:p>68.7835987532616</text:p>
          </table:table-cell>
          <table:table-cell table:formula="of:=IF([.A468]*0.987+[.B46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1.8858484956994" calcext:value-type="float">
            <text:p>31.8858484956994</text:p>
          </table:table-cell>
          <table:table-cell table:formula="of:=RAND()*100" office:value-type="float" office:value="69.2670376117449" calcext:value-type="float">
            <text:p>69.2670376117449</text:p>
          </table:table-cell>
          <table:table-cell table:formula="of:=IF([.A469]*0.987+[.B46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6.0232453135811" calcext:value-type="float">
            <text:p>16.0232453135811</text:p>
          </table:table-cell>
          <table:table-cell table:formula="of:=RAND()*100" office:value-type="float" office:value="44.1933037646188" calcext:value-type="float">
            <text:p>44.1933037646188</text:p>
          </table:table-cell>
          <table:table-cell table:formula="of:=IF([.A470]*0.987+[.B47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4.4598513507968" calcext:value-type="float">
            <text:p>14.4598513507968</text:p>
          </table:table-cell>
          <table:table-cell table:formula="of:=RAND()*100" office:value-type="float" office:value="43.8561996246504" calcext:value-type="float">
            <text:p>43.8561996246504</text:p>
          </table:table-cell>
          <table:table-cell table:formula="of:=IF([.A471]*0.987+[.B47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3.7762023701718" calcext:value-type="float">
            <text:p>13.7762023701718</text:p>
          </table:table-cell>
          <table:table-cell table:formula="of:=RAND()*100" office:value-type="float" office:value="89.6700852619017" calcext:value-type="float">
            <text:p>89.6700852619017</text:p>
          </table:table-cell>
          <table:table-cell table:formula="of:=IF([.A472]*0.987+[.B47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7.1539604425908" calcext:value-type="float">
            <text:p>67.1539604425908</text:p>
          </table:table-cell>
          <table:table-cell table:formula="of:=RAND()*100" office:value-type="float" office:value="14.5688020218259" calcext:value-type="float">
            <text:p>14.5688020218259</text:p>
          </table:table-cell>
          <table:table-cell table:formula="of:=IF([.A473]*0.987+[.B47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5.438184931456" calcext:value-type="float">
            <text:p>15.438184931456</text:p>
          </table:table-cell>
          <table:table-cell table:formula="of:=RAND()*100" office:value-type="float" office:value="66.6848810365573" calcext:value-type="float">
            <text:p>66.6848810365573</text:p>
          </table:table-cell>
          <table:table-cell table:formula="of:=IF([.A474]*0.987+[.B47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.6541597996627" calcext:value-type="float">
            <text:p>2.6541597996627</text:p>
          </table:table-cell>
          <table:table-cell table:formula="of:=RAND()*100" office:value-type="float" office:value="50.3678406905824" calcext:value-type="float">
            <text:p>50.3678406905824</text:p>
          </table:table-cell>
          <table:table-cell table:formula="of:=IF([.A475]*0.987+[.B47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9.2273403328656" calcext:value-type="float">
            <text:p>29.2273403328656</text:p>
          </table:table-cell>
          <table:table-cell table:formula="of:=RAND()*100" office:value-type="float" office:value="32.9353321913021" calcext:value-type="float">
            <text:p>32.9353321913021</text:p>
          </table:table-cell>
          <table:table-cell table:formula="of:=IF([.A476]*0.987+[.B47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6.1524175491244" calcext:value-type="float">
            <text:p>16.1524175491244</text:p>
          </table:table-cell>
          <table:table-cell table:formula="of:=RAND()*100" office:value-type="float" office:value="65.4663045067921" calcext:value-type="float">
            <text:p>65.4663045067921</text:p>
          </table:table-cell>
          <table:table-cell table:formula="of:=IF([.A477]*0.987+[.B47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7.2134022600602" calcext:value-type="float">
            <text:p>47.2134022600602</text:p>
          </table:table-cell>
          <table:table-cell table:formula="of:=RAND()*100" office:value-type="float" office:value="43.8879338140712" calcext:value-type="float">
            <text:p>43.8879338140712</text:p>
          </table:table-cell>
          <table:table-cell table:formula="of:=IF([.A478]*0.987+[.B47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1.3044049929964" calcext:value-type="float">
            <text:p>71.3044049929964</text:p>
          </table:table-cell>
          <table:table-cell table:formula="of:=RAND()*100" office:value-type="float" office:value="52.2349012848738" calcext:value-type="float">
            <text:p>52.2349012848738</text:p>
          </table:table-cell>
          <table:table-cell table:formula="of:=IF([.A479]*0.987+[.B47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0.596236969268652" calcext:value-type="float">
            <text:p>0.596236969268652</text:p>
          </table:table-cell>
          <table:table-cell table:formula="of:=RAND()*100" office:value-type="float" office:value="84.0521278741997" calcext:value-type="float">
            <text:p>84.0521278741997</text:p>
          </table:table-cell>
          <table:table-cell table:formula="of:=IF([.A480]*0.987+[.B48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5.4461983227866" calcext:value-type="float">
            <text:p>95.4461983227866</text:p>
          </table:table-cell>
          <table:table-cell table:formula="of:=RAND()*100" office:value-type="float" office:value="81.2780585321958" calcext:value-type="float">
            <text:p>81.2780585321958</text:p>
          </table:table-cell>
          <table:table-cell table:formula="of:=IF([.A481]*0.987+[.B48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3.5872717032495" calcext:value-type="float">
            <text:p>93.5872717032495</text:p>
          </table:table-cell>
          <table:table-cell table:formula="of:=RAND()*100" office:value-type="float" office:value="63.4772830250194" calcext:value-type="float">
            <text:p>63.4772830250194</text:p>
          </table:table-cell>
          <table:table-cell table:formula="of:=IF([.A482]*0.987+[.B48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.66887418195178" calcext:value-type="float">
            <text:p>3.66887418195178</text:p>
          </table:table-cell>
          <table:table-cell table:formula="of:=RAND()*100" office:value-type="float" office:value="92.2479139053643" calcext:value-type="float">
            <text:p>92.2479139053643</text:p>
          </table:table-cell>
          <table:table-cell table:formula="of:=IF([.A483]*0.987+[.B48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7.2834015539752" calcext:value-type="float">
            <text:p>97.2834015539752</text:p>
          </table:table-cell>
          <table:table-cell table:formula="of:=RAND()*100" office:value-type="float" office:value="15.5722276884277" calcext:value-type="float">
            <text:p>15.5722276884277</text:p>
          </table:table-cell>
          <table:table-cell table:formula="of:=IF([.A484]*0.987+[.B48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5.1817644897427" calcext:value-type="float">
            <text:p>15.1817644897427</text:p>
          </table:table-cell>
          <table:table-cell table:formula="of:=RAND()*100" office:value-type="float" office:value="32.9665178273593" calcext:value-type="float">
            <text:p>32.9665178273593</text:p>
          </table:table-cell>
          <table:table-cell table:formula="of:=IF([.A485]*0.987+[.B48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3.5732947029196" calcext:value-type="float">
            <text:p>63.5732947029196</text:p>
          </table:table-cell>
          <table:table-cell table:formula="of:=RAND()*100" office:value-type="float" office:value="98.1277285336177" calcext:value-type="float">
            <text:p>98.1277285336177</text:p>
          </table:table-cell>
          <table:table-cell table:formula="of:=IF([.A486]*0.987+[.B48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2.9244190862749" calcext:value-type="float">
            <text:p>12.9244190862749</text:p>
          </table:table-cell>
          <table:table-cell table:formula="of:=RAND()*100" office:value-type="float" office:value="85.9771006595721" calcext:value-type="float">
            <text:p>85.9771006595721</text:p>
          </table:table-cell>
          <table:table-cell table:formula="of:=IF([.A487]*0.987+[.B48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1.2948350389352" calcext:value-type="float">
            <text:p>21.2948350389352</text:p>
          </table:table-cell>
          <table:table-cell table:formula="of:=RAND()*100" office:value-type="float" office:value="85.8691815111277" calcext:value-type="float">
            <text:p>85.8691815111277</text:p>
          </table:table-cell>
          <table:table-cell table:formula="of:=IF([.A488]*0.987+[.B48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5.8451111007542" calcext:value-type="float">
            <text:p>75.8451111007542</text:p>
          </table:table-cell>
          <table:table-cell table:formula="of:=RAND()*100" office:value-type="float" office:value="5.09072425377651" calcext:value-type="float">
            <text:p>5.09072425377651</text:p>
          </table:table-cell>
          <table:table-cell table:formula="of:=IF([.A489]*0.987+[.B48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7.8231780929744" calcext:value-type="float">
            <text:p>77.8231780929744</text:p>
          </table:table-cell>
          <table:table-cell table:formula="of:=RAND()*100" office:value-type="float" office:value="51.4080712462501" calcext:value-type="float">
            <text:p>51.4080712462501</text:p>
          </table:table-cell>
          <table:table-cell table:formula="of:=IF([.A490]*0.987+[.B49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6.444587285179" calcext:value-type="float">
            <text:p>26.444587285179</text:p>
          </table:table-cell>
          <table:table-cell table:formula="of:=RAND()*100" office:value-type="float" office:value="16.6913506943757" calcext:value-type="float">
            <text:p>16.6913506943757</text:p>
          </table:table-cell>
          <table:table-cell table:formula="of:=IF([.A491]*0.987+[.B49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7.734438595712" calcext:value-type="float">
            <text:p>27.734438595712</text:p>
          </table:table-cell>
          <table:table-cell table:formula="of:=RAND()*100" office:value-type="float" office:value="40.568580549055" calcext:value-type="float">
            <text:p>40.568580549055</text:p>
          </table:table-cell>
          <table:table-cell table:formula="of:=IF([.A492]*0.987+[.B49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3.4031144293155" calcext:value-type="float">
            <text:p>93.4031144293155</text:p>
          </table:table-cell>
          <table:table-cell table:formula="of:=RAND()*100" office:value-type="float" office:value="17.0476846664553" calcext:value-type="float">
            <text:p>17.0476846664553</text:p>
          </table:table-cell>
          <table:table-cell table:formula="of:=IF([.A493]*0.987+[.B49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1.0323064261196" calcext:value-type="float">
            <text:p>91.0323064261196</text:p>
          </table:table-cell>
          <table:table-cell table:formula="of:=RAND()*100" office:value-type="float" office:value="81.7718086277912" calcext:value-type="float">
            <text:p>81.7718086277912</text:p>
          </table:table-cell>
          <table:table-cell table:formula="of:=IF([.A494]*0.987+[.B49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7.298017093492" calcext:value-type="float">
            <text:p>77.298017093492</text:p>
          </table:table-cell>
          <table:table-cell table:formula="of:=RAND()*100" office:value-type="float" office:value="99.1521834024539" calcext:value-type="float">
            <text:p>99.1521834024539</text:p>
          </table:table-cell>
          <table:table-cell table:formula="of:=IF([.A495]*0.987+[.B49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5.9777022230982" calcext:value-type="float">
            <text:p>75.9777022230982</text:p>
          </table:table-cell>
          <table:table-cell table:formula="of:=RAND()*100" office:value-type="float" office:value="84.8582758122672" calcext:value-type="float">
            <text:p>84.8582758122672</text:p>
          </table:table-cell>
          <table:table-cell table:formula="of:=IF([.A496]*0.987+[.B49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7.840169751029" calcext:value-type="float">
            <text:p>27.840169751029</text:p>
          </table:table-cell>
          <table:table-cell table:formula="of:=RAND()*100" office:value-type="float" office:value="71.4596866644796" calcext:value-type="float">
            <text:p>71.4596866644796</text:p>
          </table:table-cell>
          <table:table-cell table:formula="of:=IF([.A497]*0.987+[.B49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0.933436985007" calcext:value-type="float">
            <text:p>30.933436985007</text:p>
          </table:table-cell>
          <table:table-cell table:formula="of:=RAND()*100" office:value-type="float" office:value="9.93022141841638" calcext:value-type="float">
            <text:p>9.93022141841638</text:p>
          </table:table-cell>
          <table:table-cell table:formula="of:=IF([.A498]*0.987+[.B49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5.3520779426463" calcext:value-type="float">
            <text:p>85.3520779426463</text:p>
          </table:table-cell>
          <table:table-cell table:formula="of:=RAND()*100" office:value-type="float" office:value="98.4187995894848" calcext:value-type="float">
            <text:p>98.4187995894848</text:p>
          </table:table-cell>
          <table:table-cell table:formula="of:=IF([.A499]*0.987+[.B49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5.9897685367548" calcext:value-type="float">
            <text:p>25.9897685367548</text:p>
          </table:table-cell>
          <table:table-cell table:formula="of:=RAND()*100" office:value-type="float" office:value="89.7404463926958" calcext:value-type="float">
            <text:p>89.7404463926958</text:p>
          </table:table-cell>
          <table:table-cell table:formula="of:=IF([.A500]*0.987+[.B50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7.9636543629818" calcext:value-type="float">
            <text:p>77.9636543629818</text:p>
          </table:table-cell>
          <table:table-cell table:formula="of:=RAND()*100" office:value-type="float" office:value="32.706527304976" calcext:value-type="float">
            <text:p>32.706527304976</text:p>
          </table:table-cell>
          <table:table-cell table:formula="of:=IF([.A501]*0.987+[.B50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9.1596048768867" calcext:value-type="float">
            <text:p>69.1596048768867</text:p>
          </table:table-cell>
          <table:table-cell table:formula="of:=RAND()*100" office:value-type="float" office:value="92.8382211486034" calcext:value-type="float">
            <text:p>92.8382211486034</text:p>
          </table:table-cell>
          <table:table-cell table:formula="of:=IF([.A502]*0.987+[.B50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4.2505671147709" calcext:value-type="float">
            <text:p>34.2505671147709</text:p>
          </table:table-cell>
          <table:table-cell table:formula="of:=RAND()*100" office:value-type="float" office:value="36.541142082123" calcext:value-type="float">
            <text:p>36.541142082123</text:p>
          </table:table-cell>
          <table:table-cell table:formula="of:=IF([.A503]*0.987+[.B50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5.1659381693144" calcext:value-type="float">
            <text:p>75.1659381693144</text:p>
          </table:table-cell>
          <table:table-cell table:formula="of:=RAND()*100" office:value-type="float" office:value="56.9087323703361" calcext:value-type="float">
            <text:p>56.9087323703361</text:p>
          </table:table-cell>
          <table:table-cell table:formula="of:=IF([.A504]*0.987+[.B50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9.7567576521487" calcext:value-type="float">
            <text:p>89.7567576521487</text:p>
          </table:table-cell>
          <table:table-cell table:formula="of:=RAND()*100" office:value-type="float" office:value="35.0147506783464" calcext:value-type="float">
            <text:p>35.0147506783464</text:p>
          </table:table-cell>
          <table:table-cell table:formula="of:=IF([.A505]*0.987+[.B50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9.7047810407504" calcext:value-type="float">
            <text:p>49.7047810407504</text:p>
          </table:table-cell>
          <table:table-cell table:formula="of:=RAND()*100" office:value-type="float" office:value="19.873519257304" calcext:value-type="float">
            <text:p>19.873519257304</text:p>
          </table:table-cell>
          <table:table-cell table:formula="of:=IF([.A506]*0.987+[.B50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2.2896758810961" calcext:value-type="float">
            <text:p>62.2896758810961</text:p>
          </table:table-cell>
          <table:table-cell table:formula="of:=RAND()*100" office:value-type="float" office:value="55.5732974820755" calcext:value-type="float">
            <text:p>55.5732974820755</text:p>
          </table:table-cell>
          <table:table-cell table:formula="of:=IF([.A507]*0.987+[.B50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1.4151472310536" calcext:value-type="float">
            <text:p>61.4151472310536</text:p>
          </table:table-cell>
          <table:table-cell table:formula="of:=RAND()*100" office:value-type="float" office:value="82.3612331967268" calcext:value-type="float">
            <text:p>82.3612331967268</text:p>
          </table:table-cell>
          <table:table-cell table:formula="of:=IF([.A508]*0.987+[.B50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3.6171874782473" calcext:value-type="float">
            <text:p>83.6171874782473</text:p>
          </table:table-cell>
          <table:table-cell table:formula="of:=RAND()*100" office:value-type="float" office:value="73.4006756136199" calcext:value-type="float">
            <text:p>73.4006756136199</text:p>
          </table:table-cell>
          <table:table-cell table:formula="of:=IF([.A509]*0.987+[.B50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2.8142582348548" calcext:value-type="float">
            <text:p>62.8142582348548</text:p>
          </table:table-cell>
          <table:table-cell table:formula="of:=RAND()*100" office:value-type="float" office:value="1.07461812392302" calcext:value-type="float">
            <text:p>1.07461812392302</text:p>
          </table:table-cell>
          <table:table-cell table:formula="of:=IF([.A510]*0.987+[.B51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6.0908750314072" calcext:value-type="float">
            <text:p>76.0908750314072</text:p>
          </table:table-cell>
          <table:table-cell table:formula="of:=RAND()*100" office:value-type="float" office:value="67.8888918305623" calcext:value-type="float">
            <text:p>67.8888918305623</text:p>
          </table:table-cell>
          <table:table-cell table:formula="of:=IF([.A511]*0.987+[.B51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6.6607136557222" calcext:value-type="float">
            <text:p>56.6607136557222</text:p>
          </table:table-cell>
          <table:table-cell table:formula="of:=RAND()*100" office:value-type="float" office:value="4.25159800099736" calcext:value-type="float">
            <text:p>4.25159800099736</text:p>
          </table:table-cell>
          <table:table-cell table:formula="of:=IF([.A512]*0.987+[.B51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8.5278193667493" calcext:value-type="float">
            <text:p>78.5278193667493</text:p>
          </table:table-cell>
          <table:table-cell table:formula="of:=RAND()*100" office:value-type="float" office:value="83.6781504240486" calcext:value-type="float">
            <text:p>83.6781504240486</text:p>
          </table:table-cell>
          <table:table-cell table:formula="of:=IF([.A513]*0.987+[.B51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8.416108886849" calcext:value-type="float">
            <text:p>48.416108886849</text:p>
          </table:table-cell>
          <table:table-cell table:formula="of:=RAND()*100" office:value-type="float" office:value="99.2304074260367" calcext:value-type="float">
            <text:p>99.2304074260367</text:p>
          </table:table-cell>
          <table:table-cell table:formula="of:=IF([.A514]*0.987+[.B51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8.5960894754732" calcext:value-type="float">
            <text:p>48.5960894754732</text:p>
          </table:table-cell>
          <table:table-cell table:formula="of:=RAND()*100" office:value-type="float" office:value="90.4963936680401" calcext:value-type="float">
            <text:p>90.4963936680401</text:p>
          </table:table-cell>
          <table:table-cell table:formula="of:=IF([.A515]*0.987+[.B51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6.656660306878" calcext:value-type="float">
            <text:p>66.656660306878</text:p>
          </table:table-cell>
          <table:table-cell table:formula="of:=RAND()*100" office:value-type="float" office:value="80.6218996018812" calcext:value-type="float">
            <text:p>80.6218996018812</text:p>
          </table:table-cell>
          <table:table-cell table:formula="of:=IF([.A516]*0.987+[.B51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6.9672700416409" calcext:value-type="float">
            <text:p>76.9672700416409</text:p>
          </table:table-cell>
          <table:table-cell table:formula="of:=RAND()*100" office:value-type="float" office:value="83.1985590153095" calcext:value-type="float">
            <text:p>83.1985590153095</text:p>
          </table:table-cell>
          <table:table-cell table:formula="of:=IF([.A517]*0.987+[.B51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0.044248315858232" calcext:value-type="float">
            <text:p>0.044248315858232</text:p>
          </table:table-cell>
          <table:table-cell table:formula="of:=RAND()*100" office:value-type="float" office:value="77.2019215090842" calcext:value-type="float">
            <text:p>77.2019215090842</text:p>
          </table:table-cell>
          <table:table-cell table:formula="of:=IF([.A518]*0.987+[.B51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4.1073957152764" calcext:value-type="float">
            <text:p>64.1073957152764</text:p>
          </table:table-cell>
          <table:table-cell table:formula="of:=RAND()*100" office:value-type="float" office:value="50.8700406296039" calcext:value-type="float">
            <text:p>50.8700406296039</text:p>
          </table:table-cell>
          <table:table-cell table:formula="of:=IF([.A519]*0.987+[.B51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7.2075710905363" calcext:value-type="float">
            <text:p>77.2075710905363</text:p>
          </table:table-cell>
          <table:table-cell table:formula="of:=RAND()*100" office:value-type="float" office:value="75.8453783746012" calcext:value-type="float">
            <text:p>75.8453783746012</text:p>
          </table:table-cell>
          <table:table-cell table:formula="of:=IF([.A520]*0.987+[.B52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7.4979265409452" calcext:value-type="float">
            <text:p>17.4979265409452</text:p>
          </table:table-cell>
          <table:table-cell table:formula="of:=RAND()*100" office:value-type="float" office:value="99.4990732598417" calcext:value-type="float">
            <text:p>99.4990732598417</text:p>
          </table:table-cell>
          <table:table-cell table:formula="of:=IF([.A521]*0.987+[.B52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.36890930859558" calcext:value-type="float">
            <text:p>6.36890930859558</text:p>
          </table:table-cell>
          <table:table-cell table:formula="of:=RAND()*100" office:value-type="float" office:value="72.9225619511494" calcext:value-type="float">
            <text:p>72.9225619511494</text:p>
          </table:table-cell>
          <table:table-cell table:formula="of:=IF([.A522]*0.987+[.B52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2.4855966502534" calcext:value-type="float">
            <text:p>32.4855966502534</text:p>
          </table:table-cell>
          <table:table-cell table:formula="of:=RAND()*100" office:value-type="float" office:value="32.8738383797274" calcext:value-type="float">
            <text:p>32.8738383797274</text:p>
          </table:table-cell>
          <table:table-cell table:formula="of:=IF([.A523]*0.987+[.B52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4.6973580624128" calcext:value-type="float">
            <text:p>24.6973580624128</text:p>
          </table:table-cell>
          <table:table-cell table:formula="of:=RAND()*100" office:value-type="float" office:value="98.5906087374233" calcext:value-type="float">
            <text:p>98.5906087374233</text:p>
          </table:table-cell>
          <table:table-cell table:formula="of:=IF([.A524]*0.987+[.B52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0.6194923170706" calcext:value-type="float">
            <text:p>80.6194923170706</text:p>
          </table:table-cell>
          <table:table-cell table:formula="of:=RAND()*100" office:value-type="float" office:value="96.5365625026334" calcext:value-type="float">
            <text:p>96.5365625026334</text:p>
          </table:table-cell>
          <table:table-cell table:formula="of:=IF([.A525]*0.987+[.B52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9.5039781828441" calcext:value-type="float">
            <text:p>39.5039781828441</text:p>
          </table:table-cell>
          <table:table-cell table:formula="of:=RAND()*100" office:value-type="float" office:value="77.0806810000679" calcext:value-type="float">
            <text:p>77.0806810000679</text:p>
          </table:table-cell>
          <table:table-cell table:formula="of:=IF([.A526]*0.987+[.B52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9.7781723618282" calcext:value-type="float">
            <text:p>49.7781723618282</text:p>
          </table:table-cell>
          <table:table-cell table:formula="of:=RAND()*100" office:value-type="float" office:value="63.9871867099592" calcext:value-type="float">
            <text:p>63.9871867099592</text:p>
          </table:table-cell>
          <table:table-cell table:formula="of:=IF([.A527]*0.987+[.B52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9.071349180553" calcext:value-type="float">
            <text:p>99.071349180553</text:p>
          </table:table-cell>
          <table:table-cell table:formula="of:=RAND()*100" office:value-type="float" office:value="3.6889540757165" calcext:value-type="float">
            <text:p>3.6889540757165</text:p>
          </table:table-cell>
          <table:table-cell table:formula="of:=IF([.A528]*0.987+[.B52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7.0214866079057" calcext:value-type="float">
            <text:p>47.0214866079057</text:p>
          </table:table-cell>
          <table:table-cell table:formula="of:=RAND()*100" office:value-type="float" office:value="1.19130508143736" calcext:value-type="float">
            <text:p>1.19130508143736</text:p>
          </table:table-cell>
          <table:table-cell table:formula="of:=IF([.A529]*0.987+[.B52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4.6633162298436" calcext:value-type="float">
            <text:p>94.6633162298436</text:p>
          </table:table-cell>
          <table:table-cell table:formula="of:=RAND()*100" office:value-type="float" office:value="30.7418265696164" calcext:value-type="float">
            <text:p>30.7418265696164</text:p>
          </table:table-cell>
          <table:table-cell table:formula="of:=IF([.A530]*0.987+[.B53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9.5926533547348" calcext:value-type="float">
            <text:p>99.5926533547348</text:p>
          </table:table-cell>
          <table:table-cell table:formula="of:=RAND()*100" office:value-type="float" office:value="73.8752456497052" calcext:value-type="float">
            <text:p>73.8752456497052</text:p>
          </table:table-cell>
          <table:table-cell table:formula="of:=IF([.A531]*0.987+[.B53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8.8930330642355" calcext:value-type="float">
            <text:p>58.8930330642355</text:p>
          </table:table-cell>
          <table:table-cell table:formula="of:=RAND()*100" office:value-type="float" office:value="40.5996115565918" calcext:value-type="float">
            <text:p>40.5996115565918</text:p>
          </table:table-cell>
          <table:table-cell table:formula="of:=IF([.A532]*0.987+[.B53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0.9337434801128" calcext:value-type="float">
            <text:p>90.9337434801128</text:p>
          </table:table-cell>
          <table:table-cell table:formula="of:=RAND()*100" office:value-type="float" office:value="76.6874357185744" calcext:value-type="float">
            <text:p>76.6874357185744</text:p>
          </table:table-cell>
          <table:table-cell table:formula="of:=IF([.A533]*0.987+[.B53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3.1345574650776" calcext:value-type="float">
            <text:p>83.1345574650776</text:p>
          </table:table-cell>
          <table:table-cell table:formula="of:=RAND()*100" office:value-type="float" office:value="19.004258441566" calcext:value-type="float">
            <text:p>19.004258441566</text:p>
          </table:table-cell>
          <table:table-cell table:formula="of:=IF([.A534]*0.987+[.B53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.63034401325044" calcext:value-type="float">
            <text:p>5.63034401325044</text:p>
          </table:table-cell>
          <table:table-cell table:formula="of:=RAND()*100" office:value-type="float" office:value="83.4245078891065" calcext:value-type="float">
            <text:p>83.4245078891065</text:p>
          </table:table-cell>
          <table:table-cell table:formula="of:=IF([.A535]*0.987+[.B53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0.3028142640126" calcext:value-type="float">
            <text:p>60.3028142640126</text:p>
          </table:table-cell>
          <table:table-cell table:formula="of:=RAND()*100" office:value-type="float" office:value="62.6831603198344" calcext:value-type="float">
            <text:p>62.6831603198344</text:p>
          </table:table-cell>
          <table:table-cell table:formula="of:=IF([.A536]*0.987+[.B53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7.9171880044212" calcext:value-type="float">
            <text:p>47.9171880044212</text:p>
          </table:table-cell>
          <table:table-cell table:formula="of:=RAND()*100" office:value-type="float" office:value="82.3650899001529" calcext:value-type="float">
            <text:p>82.3650899001529</text:p>
          </table:table-cell>
          <table:table-cell table:formula="of:=IF([.A537]*0.987+[.B53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1.1733516847986" calcext:value-type="float">
            <text:p>11.1733516847986</text:p>
          </table:table-cell>
          <table:table-cell table:formula="of:=RAND()*100" office:value-type="float" office:value="85.97646258743" calcext:value-type="float">
            <text:p>85.97646258743</text:p>
          </table:table-cell>
          <table:table-cell table:formula="of:=IF([.A538]*0.987+[.B53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6.6401279488675" calcext:value-type="float">
            <text:p>56.6401279488675</text:p>
          </table:table-cell>
          <table:table-cell table:formula="of:=RAND()*100" office:value-type="float" office:value="77.1354321188571" calcext:value-type="float">
            <text:p>77.1354321188571</text:p>
          </table:table-cell>
          <table:table-cell table:formula="of:=IF([.A539]*0.987+[.B53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5.8980106841946" calcext:value-type="float">
            <text:p>45.8980106841946</text:p>
          </table:table-cell>
          <table:table-cell table:formula="of:=RAND()*100" office:value-type="float" office:value="31.0394377379619" calcext:value-type="float">
            <text:p>31.0394377379619</text:p>
          </table:table-cell>
          <table:table-cell table:formula="of:=IF([.A540]*0.987+[.B54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9.4782093450325" calcext:value-type="float">
            <text:p>89.4782093450325</text:p>
          </table:table-cell>
          <table:table-cell table:formula="of:=RAND()*100" office:value-type="float" office:value="16.0183912489443" calcext:value-type="float">
            <text:p>16.0183912489443</text:p>
          </table:table-cell>
          <table:table-cell table:formula="of:=IF([.A541]*0.987+[.B54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0.9829619042027" calcext:value-type="float">
            <text:p>80.9829619042027</text:p>
          </table:table-cell>
          <table:table-cell table:formula="of:=RAND()*100" office:value-type="float" office:value="96.4642872860774" calcext:value-type="float">
            <text:p>96.4642872860774</text:p>
          </table:table-cell>
          <table:table-cell table:formula="of:=IF([.A542]*0.987+[.B54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8.4534657780882" calcext:value-type="float">
            <text:p>98.4534657780882</text:p>
          </table:table-cell>
          <table:table-cell table:formula="of:=RAND()*100" office:value-type="float" office:value="54.9342608401206" calcext:value-type="float">
            <text:p>54.9342608401206</text:p>
          </table:table-cell>
          <table:table-cell table:formula="of:=IF([.A543]*0.987+[.B54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4.8069993605882" calcext:value-type="float">
            <text:p>84.8069993605882</text:p>
          </table:table-cell>
          <table:table-cell table:formula="of:=RAND()*100" office:value-type="float" office:value="23.995585426775" calcext:value-type="float">
            <text:p>23.995585426775</text:p>
          </table:table-cell>
          <table:table-cell table:formula="of:=IF([.A544]*0.987+[.B54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.75310975011581" calcext:value-type="float">
            <text:p>8.75310975011581</text:p>
          </table:table-cell>
          <table:table-cell table:formula="of:=RAND()*100" office:value-type="float" office:value="87.3484704347091" calcext:value-type="float">
            <text:p>87.3484704347091</text:p>
          </table:table-cell>
          <table:table-cell table:formula="of:=IF([.A545]*0.987+[.B54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0.0151080994729" calcext:value-type="float">
            <text:p>20.0151080994729</text:p>
          </table:table-cell>
          <table:table-cell table:formula="of:=RAND()*100" office:value-type="float" office:value="47.097841055364" calcext:value-type="float">
            <text:p>47.097841055364</text:p>
          </table:table-cell>
          <table:table-cell table:formula="of:=IF([.A546]*0.987+[.B54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1.3106926680522" calcext:value-type="float">
            <text:p>91.3106926680522</text:p>
          </table:table-cell>
          <table:table-cell table:formula="of:=RAND()*100" office:value-type="float" office:value="90.8264919988089" calcext:value-type="float">
            <text:p>90.8264919988089</text:p>
          </table:table-cell>
          <table:table-cell table:formula="of:=IF([.A547]*0.987+[.B54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9.2606664088023" calcext:value-type="float">
            <text:p>59.2606664088023</text:p>
          </table:table-cell>
          <table:table-cell table:formula="of:=RAND()*100" office:value-type="float" office:value="99.9725614857043" calcext:value-type="float">
            <text:p>99.9725614857043</text:p>
          </table:table-cell>
          <table:table-cell table:formula="of:=IF([.A548]*0.987+[.B54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9.8834715829752" calcext:value-type="float">
            <text:p>89.8834715829752</text:p>
          </table:table-cell>
          <table:table-cell table:formula="of:=RAND()*100" office:value-type="float" office:value="84.4975381413938" calcext:value-type="float">
            <text:p>84.4975381413938</text:p>
          </table:table-cell>
          <table:table-cell table:formula="of:=IF([.A549]*0.987+[.B54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5.5118692105031" calcext:value-type="float">
            <text:p>55.5118692105031</text:p>
          </table:table-cell>
          <table:table-cell table:formula="of:=RAND()*100" office:value-type="float" office:value="80.3494279307656" calcext:value-type="float">
            <text:p>80.3494279307656</text:p>
          </table:table-cell>
          <table:table-cell table:formula="of:=IF([.A550]*0.987+[.B55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8.8994819841692" calcext:value-type="float">
            <text:p>28.8994819841692</text:p>
          </table:table-cell>
          <table:table-cell table:formula="of:=RAND()*100" office:value-type="float" office:value="15.5973421829168" calcext:value-type="float">
            <text:p>15.5973421829168</text:p>
          </table:table-cell>
          <table:table-cell table:formula="of:=IF([.A551]*0.987+[.B55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1.7220382404635" calcext:value-type="float">
            <text:p>81.7220382404635</text:p>
          </table:table-cell>
          <table:table-cell table:formula="of:=RAND()*100" office:value-type="float" office:value="18.057387036543" calcext:value-type="float">
            <text:p>18.057387036543</text:p>
          </table:table-cell>
          <table:table-cell table:formula="of:=IF([.A552]*0.987+[.B55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.09294969678876" calcext:value-type="float">
            <text:p>3.09294969678876</text:p>
          </table:table-cell>
          <table:table-cell table:formula="of:=RAND()*100" office:value-type="float" office:value="83.0074158083678" calcext:value-type="float">
            <text:p>83.0074158083678</text:p>
          </table:table-cell>
          <table:table-cell table:formula="of:=IF([.A553]*0.987+[.B55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1.024363423937" calcext:value-type="float">
            <text:p>11.024363423937</text:p>
          </table:table-cell>
          <table:table-cell table:formula="of:=RAND()*100" office:value-type="float" office:value="14.1149865765829" calcext:value-type="float">
            <text:p>14.1149865765829</text:p>
          </table:table-cell>
          <table:table-cell table:formula="of:=IF([.A554]*0.987+[.B55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0.931792793406" calcext:value-type="float">
            <text:p>70.931792793406</text:p>
          </table:table-cell>
          <table:table-cell table:formula="of:=RAND()*100" office:value-type="float" office:value="95.0319157033115" calcext:value-type="float">
            <text:p>95.0319157033115</text:p>
          </table:table-cell>
          <table:table-cell table:formula="of:=IF([.A555]*0.987+[.B55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8.5915605618042" calcext:value-type="float">
            <text:p>88.5915605618042</text:p>
          </table:table-cell>
          <table:table-cell table:formula="of:=RAND()*100" office:value-type="float" office:value="20.395678094587" calcext:value-type="float">
            <text:p>20.395678094587</text:p>
          </table:table-cell>
          <table:table-cell table:formula="of:=IF([.A556]*0.987+[.B55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0.0423619213255" calcext:value-type="float">
            <text:p>40.0423619213255</text:p>
          </table:table-cell>
          <table:table-cell table:formula="of:=RAND()*100" office:value-type="float" office:value="83.8868350070707" calcext:value-type="float">
            <text:p>83.8868350070707</text:p>
          </table:table-cell>
          <table:table-cell table:formula="of:=IF([.A557]*0.987+[.B55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0.8307868042861" calcext:value-type="float">
            <text:p>70.8307868042861</text:p>
          </table:table-cell>
          <table:table-cell table:formula="of:=RAND()*100" office:value-type="float" office:value="7.71937062766863" calcext:value-type="float">
            <text:p>7.71937062766863</text:p>
          </table:table-cell>
          <table:table-cell table:formula="of:=IF([.A558]*0.987+[.B55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9.7978321551528" calcext:value-type="float">
            <text:p>89.7978321551528</text:p>
          </table:table-cell>
          <table:table-cell table:formula="of:=RAND()*100" office:value-type="float" office:value="82.8528848630642" calcext:value-type="float">
            <text:p>82.8528848630642</text:p>
          </table:table-cell>
          <table:table-cell table:formula="of:=IF([.A559]*0.987+[.B55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3.7563568948231" calcext:value-type="float">
            <text:p>33.7563568948231</text:p>
          </table:table-cell>
          <table:table-cell table:formula="of:=RAND()*100" office:value-type="float" office:value="15.3746186677506" calcext:value-type="float">
            <text:p>15.3746186677506</text:p>
          </table:table-cell>
          <table:table-cell table:formula="of:=IF([.A560]*0.987+[.B56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2.3392872633243" calcext:value-type="float">
            <text:p>12.3392872633243</text:p>
          </table:table-cell>
          <table:table-cell table:formula="of:=RAND()*100" office:value-type="float" office:value="58.418158589913" calcext:value-type="float">
            <text:p>58.418158589913</text:p>
          </table:table-cell>
          <table:table-cell table:formula="of:=IF([.A561]*0.987+[.B56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4.8190894040583" calcext:value-type="float">
            <text:p>74.8190894040583</text:p>
          </table:table-cell>
          <table:table-cell table:formula="of:=RAND()*100" office:value-type="float" office:value="35.4581823982025" calcext:value-type="float">
            <text:p>35.4581823982025</text:p>
          </table:table-cell>
          <table:table-cell table:formula="of:=IF([.A562]*0.987+[.B56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1.7977567061282" calcext:value-type="float">
            <text:p>11.7977567061282</text:p>
          </table:table-cell>
          <table:table-cell table:formula="of:=RAND()*100" office:value-type="float" office:value="61.6660247540709" calcext:value-type="float">
            <text:p>61.6660247540709</text:p>
          </table:table-cell>
          <table:table-cell table:formula="of:=IF([.A563]*0.987+[.B56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0.5699384465302" calcext:value-type="float">
            <text:p>30.5699384465302</text:p>
          </table:table-cell>
          <table:table-cell table:formula="of:=RAND()*100" office:value-type="float" office:value="48.0205772518938" calcext:value-type="float">
            <text:p>48.0205772518938</text:p>
          </table:table-cell>
          <table:table-cell table:formula="of:=IF([.A564]*0.987+[.B56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4.6136628291178" calcext:value-type="float">
            <text:p>54.6136628291178</text:p>
          </table:table-cell>
          <table:table-cell table:formula="of:=RAND()*100" office:value-type="float" office:value="33.6958634125257" calcext:value-type="float">
            <text:p>33.6958634125257</text:p>
          </table:table-cell>
          <table:table-cell table:formula="of:=IF([.A565]*0.987+[.B56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7.8210000002568" calcext:value-type="float">
            <text:p>67.8210000002568</text:p>
          </table:table-cell>
          <table:table-cell table:formula="of:=RAND()*100" office:value-type="float" office:value="65.3605176780192" calcext:value-type="float">
            <text:p>65.3605176780192</text:p>
          </table:table-cell>
          <table:table-cell table:formula="of:=IF([.A566]*0.987+[.B56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7.4172701040906" calcext:value-type="float">
            <text:p>37.4172701040906</text:p>
          </table:table-cell>
          <table:table-cell table:formula="of:=RAND()*100" office:value-type="float" office:value="15.8958185569862" calcext:value-type="float">
            <text:p>15.8958185569862</text:p>
          </table:table-cell>
          <table:table-cell table:formula="of:=IF([.A567]*0.987+[.B56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1.1346459200951" calcext:value-type="float">
            <text:p>61.1346459200951</text:p>
          </table:table-cell>
          <table:table-cell table:formula="of:=RAND()*100" office:value-type="float" office:value="49.9467215928859" calcext:value-type="float">
            <text:p>49.9467215928859</text:p>
          </table:table-cell>
          <table:table-cell table:formula="of:=IF([.A568]*0.987+[.B56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1.948273515339" calcext:value-type="float">
            <text:p>61.948273515339</text:p>
          </table:table-cell>
          <table:table-cell table:formula="of:=RAND()*100" office:value-type="float" office:value="46.916908899757" calcext:value-type="float">
            <text:p>46.916908899757</text:p>
          </table:table-cell>
          <table:table-cell table:formula="of:=IF([.A569]*0.987+[.B56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6.007605922228" calcext:value-type="float">
            <text:p>36.007605922228</text:p>
          </table:table-cell>
          <table:table-cell table:formula="of:=RAND()*100" office:value-type="float" office:value="30.4736809562793" calcext:value-type="float">
            <text:p>30.4736809562793</text:p>
          </table:table-cell>
          <table:table-cell table:formula="of:=IF([.A570]*0.987+[.B57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2.0709720599073" calcext:value-type="float">
            <text:p>32.0709720599073</text:p>
          </table:table-cell>
          <table:table-cell table:formula="of:=RAND()*100" office:value-type="float" office:value="81.6800901105738" calcext:value-type="float">
            <text:p>81.6800901105738</text:p>
          </table:table-cell>
          <table:table-cell table:formula="of:=IF([.A571]*0.987+[.B57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4.3545539277521" calcext:value-type="float">
            <text:p>74.3545539277521</text:p>
          </table:table-cell>
          <table:table-cell table:formula="of:=RAND()*100" office:value-type="float" office:value="22.4140425994858" calcext:value-type="float">
            <text:p>22.4140425994858</text:p>
          </table:table-cell>
          <table:table-cell table:formula="of:=IF([.A572]*0.987+[.B57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3.7660881486488" calcext:value-type="float">
            <text:p>73.7660881486488</text:p>
          </table:table-cell>
          <table:table-cell table:formula="of:=RAND()*100" office:value-type="float" office:value="52.1956517532275" calcext:value-type="float">
            <text:p>52.1956517532275</text:p>
          </table:table-cell>
          <table:table-cell table:formula="of:=IF([.A573]*0.987+[.B57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5.5278549732183" calcext:value-type="float">
            <text:p>55.5278549732183</text:p>
          </table:table-cell>
          <table:table-cell table:formula="of:=RAND()*100" office:value-type="float" office:value="19.5713074452351" calcext:value-type="float">
            <text:p>19.5713074452351</text:p>
          </table:table-cell>
          <table:table-cell table:formula="of:=IF([.A574]*0.987+[.B57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9.5195663873048" calcext:value-type="float">
            <text:p>29.5195663873048</text:p>
          </table:table-cell>
          <table:table-cell table:formula="of:=RAND()*100" office:value-type="float" office:value="77.3849515390403" calcext:value-type="float">
            <text:p>77.3849515390403</text:p>
          </table:table-cell>
          <table:table-cell table:formula="of:=IF([.A575]*0.987+[.B57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0.6155891615456" calcext:value-type="float">
            <text:p>80.6155891615456</text:p>
          </table:table-cell>
          <table:table-cell table:formula="of:=RAND()*100" office:value-type="float" office:value="46.1223847821146" calcext:value-type="float">
            <text:p>46.1223847821146</text:p>
          </table:table-cell>
          <table:table-cell table:formula="of:=IF([.A576]*0.987+[.B57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.74888941024246" calcext:value-type="float">
            <text:p>3.74888941024246</text:p>
          </table:table-cell>
          <table:table-cell table:formula="of:=RAND()*100" office:value-type="float" office:value="80.1484335686838" calcext:value-type="float">
            <text:p>80.1484335686838</text:p>
          </table:table-cell>
          <table:table-cell table:formula="of:=IF([.A577]*0.987+[.B57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2.0515394767991" calcext:value-type="float">
            <text:p>22.0515394767991</text:p>
          </table:table-cell>
          <table:table-cell table:formula="of:=RAND()*100" office:value-type="float" office:value="47.6740804807562" calcext:value-type="float">
            <text:p>47.6740804807562</text:p>
          </table:table-cell>
          <table:table-cell table:formula="of:=IF([.A578]*0.987+[.B57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7.0688410934389" calcext:value-type="float">
            <text:p>27.0688410934389</text:p>
          </table:table-cell>
          <table:table-cell table:formula="of:=RAND()*100" office:value-type="float" office:value="69.4739478516771" calcext:value-type="float">
            <text:p>69.4739478516771</text:p>
          </table:table-cell>
          <table:table-cell table:formula="of:=IF([.A579]*0.987+[.B57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1.2793345791101" calcext:value-type="float">
            <text:p>91.2793345791101</text:p>
          </table:table-cell>
          <table:table-cell table:formula="of:=RAND()*100" office:value-type="float" office:value="94.3735723128948" calcext:value-type="float">
            <text:p>94.3735723128948</text:p>
          </table:table-cell>
          <table:table-cell table:formula="of:=IF([.A580]*0.987+[.B58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0.6066553872392" calcext:value-type="float">
            <text:p>50.6066553872392</text:p>
          </table:table-cell>
          <table:table-cell table:formula="of:=RAND()*100" office:value-type="float" office:value="15.5697094644007" calcext:value-type="float">
            <text:p>15.5697094644007</text:p>
          </table:table-cell>
          <table:table-cell table:formula="of:=IF([.A581]*0.987+[.B58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4.2475671354985" calcext:value-type="float">
            <text:p>34.2475671354985</text:p>
          </table:table-cell>
          <table:table-cell table:formula="of:=RAND()*100" office:value-type="float" office:value="88.7260334788632" calcext:value-type="float">
            <text:p>88.7260334788632</text:p>
          </table:table-cell>
          <table:table-cell table:formula="of:=IF([.A582]*0.987+[.B58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7.5066025246686" calcext:value-type="float">
            <text:p>17.5066025246686</text:p>
          </table:table-cell>
          <table:table-cell table:formula="of:=RAND()*100" office:value-type="float" office:value="40.9969246127137" calcext:value-type="float">
            <text:p>40.9969246127137</text:p>
          </table:table-cell>
          <table:table-cell table:formula="of:=IF([.A583]*0.987+[.B58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4.6860323790527" calcext:value-type="float">
            <text:p>74.6860323790527</text:p>
          </table:table-cell>
          <table:table-cell table:formula="of:=RAND()*100" office:value-type="float" office:value="71.0135680388695" calcext:value-type="float">
            <text:p>71.0135680388695</text:p>
          </table:table-cell>
          <table:table-cell table:formula="of:=IF([.A584]*0.987+[.B58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0.9266729877051" calcext:value-type="float">
            <text:p>50.9266729877051</text:p>
          </table:table-cell>
          <table:table-cell table:formula="of:=RAND()*100" office:value-type="float" office:value="65.3703141472397" calcext:value-type="float">
            <text:p>65.3703141472397</text:p>
          </table:table-cell>
          <table:table-cell table:formula="of:=IF([.A585]*0.987+[.B58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7.7137941098726" calcext:value-type="float">
            <text:p>47.7137941098726</text:p>
          </table:table-cell>
          <table:table-cell table:formula="of:=RAND()*100" office:value-type="float" office:value="69.2957750466672" calcext:value-type="float">
            <text:p>69.2957750466672</text:p>
          </table:table-cell>
          <table:table-cell table:formula="of:=IF([.A586]*0.987+[.B58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4.3755264348165" calcext:value-type="float">
            <text:p>64.3755264348165</text:p>
          </table:table-cell>
          <table:table-cell table:formula="of:=RAND()*100" office:value-type="float" office:value="17.4105929239334" calcext:value-type="float">
            <text:p>17.4105929239334</text:p>
          </table:table-cell>
          <table:table-cell table:formula="of:=IF([.A587]*0.987+[.B58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8.7352720786623" calcext:value-type="float">
            <text:p>48.7352720786623</text:p>
          </table:table-cell>
          <table:table-cell table:formula="of:=RAND()*100" office:value-type="float" office:value="92.5791055368904" calcext:value-type="float">
            <text:p>92.5791055368904</text:p>
          </table:table-cell>
          <table:table-cell table:formula="of:=IF([.A588]*0.987+[.B58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5.4901626053553" calcext:value-type="float">
            <text:p>25.4901626053553</text:p>
          </table:table-cell>
          <table:table-cell table:formula="of:=RAND()*100" office:value-type="float" office:value="83.421055512812" calcext:value-type="float">
            <text:p>83.421055512812</text:p>
          </table:table-cell>
          <table:table-cell table:formula="of:=IF([.A589]*0.987+[.B58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3.5374152990326" calcext:value-type="float">
            <text:p>93.5374152990326</text:p>
          </table:table-cell>
          <table:table-cell table:formula="of:=RAND()*100" office:value-type="float" office:value="6.60591618177978" calcext:value-type="float">
            <text:p>6.60591618177978</text:p>
          </table:table-cell>
          <table:table-cell table:formula="of:=IF([.A590]*0.987+[.B59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5.0512513834035" calcext:value-type="float">
            <text:p>55.0512513834035</text:p>
          </table:table-cell>
          <table:table-cell table:formula="of:=RAND()*100" office:value-type="float" office:value="24.5607188689881" calcext:value-type="float">
            <text:p>24.5607188689881</text:p>
          </table:table-cell>
          <table:table-cell table:formula="of:=IF([.A591]*0.987+[.B59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5.1006375614834" calcext:value-type="float">
            <text:p>55.1006375614834</text:p>
          </table:table-cell>
          <table:table-cell table:formula="of:=RAND()*100" office:value-type="float" office:value="42.4593937932634" calcext:value-type="float">
            <text:p>42.4593937932634</text:p>
          </table:table-cell>
          <table:table-cell table:formula="of:=IF([.A592]*0.987+[.B59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2.7041769336898" calcext:value-type="float">
            <text:p>72.7041769336898</text:p>
          </table:table-cell>
          <table:table-cell table:formula="of:=RAND()*100" office:value-type="float" office:value="4.8265366164863" calcext:value-type="float">
            <text:p>4.8265366164863</text:p>
          </table:table-cell>
          <table:table-cell table:formula="of:=IF([.A593]*0.987+[.B59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4.1460445438957" calcext:value-type="float">
            <text:p>84.1460445438957</text:p>
          </table:table-cell>
          <table:table-cell table:formula="of:=RAND()*100" office:value-type="float" office:value="99.5325581520068" calcext:value-type="float">
            <text:p>99.5325581520068</text:p>
          </table:table-cell>
          <table:table-cell table:formula="of:=IF([.A594]*0.987+[.B59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1.7381696207245" calcext:value-type="float">
            <text:p>61.7381696207245</text:p>
          </table:table-cell>
          <table:table-cell table:formula="of:=RAND()*100" office:value-type="float" office:value="7.91224893173307" calcext:value-type="float">
            <text:p>7.91224893173307</text:p>
          </table:table-cell>
          <table:table-cell table:formula="of:=IF([.A595]*0.987+[.B59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7.9181911479312" calcext:value-type="float">
            <text:p>67.9181911479312</text:p>
          </table:table-cell>
          <table:table-cell table:formula="of:=RAND()*100" office:value-type="float" office:value="53.4479107665015" calcext:value-type="float">
            <text:p>53.4479107665015</text:p>
          </table:table-cell>
          <table:table-cell table:formula="of:=IF([.A596]*0.987+[.B59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2.3648677007622" calcext:value-type="float">
            <text:p>42.3648677007622</text:p>
          </table:table-cell>
          <table:table-cell table:formula="of:=RAND()*100" office:value-type="float" office:value="42.1879194942356" calcext:value-type="float">
            <text:p>42.1879194942356</text:p>
          </table:table-cell>
          <table:table-cell table:formula="of:=IF([.A597]*0.987+[.B59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9.3906174398225" calcext:value-type="float">
            <text:p>99.3906174398225</text:p>
          </table:table-cell>
          <table:table-cell table:formula="of:=RAND()*100" office:value-type="float" office:value="58.6912190666214" calcext:value-type="float">
            <text:p>58.6912190666214</text:p>
          </table:table-cell>
          <table:table-cell table:formula="of:=IF([.A598]*0.987+[.B59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6.4498927466962" calcext:value-type="float">
            <text:p>36.4498927466962</text:p>
          </table:table-cell>
          <table:table-cell table:formula="of:=RAND()*100" office:value-type="float" office:value="32.7835591224333" calcext:value-type="float">
            <text:p>32.7835591224333</text:p>
          </table:table-cell>
          <table:table-cell table:formula="of:=IF([.A599]*0.987+[.B59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0.342191089757008" calcext:value-type="float">
            <text:p>0.342191089757008</text:p>
          </table:table-cell>
          <table:table-cell table:formula="of:=RAND()*100" office:value-type="float" office:value="49.6298069554996" calcext:value-type="float">
            <text:p>49.6298069554996</text:p>
          </table:table-cell>
          <table:table-cell table:formula="of:=IF([.A600]*0.987+[.B60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5.2653574158599" calcext:value-type="float">
            <text:p>45.2653574158599</text:p>
          </table:table-cell>
          <table:table-cell table:formula="of:=RAND()*100" office:value-type="float" office:value="62.7132444112742" calcext:value-type="float">
            <text:p>62.7132444112742</text:p>
          </table:table-cell>
          <table:table-cell table:formula="of:=IF([.A601]*0.987+[.B60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6.6267665305037" calcext:value-type="float">
            <text:p>76.6267665305037</text:p>
          </table:table-cell>
          <table:table-cell table:formula="of:=RAND()*100" office:value-type="float" office:value="16.0084488199652" calcext:value-type="float">
            <text:p>16.0084488199652</text:p>
          </table:table-cell>
          <table:table-cell table:formula="of:=IF([.A602]*0.987+[.B60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9.7197173668437" calcext:value-type="float">
            <text:p>29.7197173668437</text:p>
          </table:table-cell>
          <table:table-cell table:formula="of:=RAND()*100" office:value-type="float" office:value="49.6183708647854" calcext:value-type="float">
            <text:p>49.6183708647854</text:p>
          </table:table-cell>
          <table:table-cell table:formula="of:=IF([.A603]*0.987+[.B60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9.0647878295271" calcext:value-type="float">
            <text:p>89.0647878295271</text:p>
          </table:table-cell>
          <table:table-cell table:formula="of:=RAND()*100" office:value-type="float" office:value="44.6610564153323" calcext:value-type="float">
            <text:p>44.6610564153323</text:p>
          </table:table-cell>
          <table:table-cell table:formula="of:=IF([.A604]*0.987+[.B60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1.1055101367691" calcext:value-type="float">
            <text:p>41.1055101367691</text:p>
          </table:table-cell>
          <table:table-cell table:formula="of:=RAND()*100" office:value-type="float" office:value="83.6349756473729" calcext:value-type="float">
            <text:p>83.6349756473729</text:p>
          </table:table-cell>
          <table:table-cell table:formula="of:=IF([.A605]*0.987+[.B60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8.3698049431606" calcext:value-type="float">
            <text:p>58.3698049431606</text:p>
          </table:table-cell>
          <table:table-cell table:formula="of:=RAND()*100" office:value-type="float" office:value="73.8269987389515" calcext:value-type="float">
            <text:p>73.8269987389515</text:p>
          </table:table-cell>
          <table:table-cell table:formula="of:=IF([.A606]*0.987+[.B60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7.2412910094283" calcext:value-type="float">
            <text:p>57.2412910094283</text:p>
          </table:table-cell>
          <table:table-cell table:formula="of:=RAND()*100" office:value-type="float" office:value="39.6590421765555" calcext:value-type="float">
            <text:p>39.6590421765555</text:p>
          </table:table-cell>
          <table:table-cell table:formula="of:=IF([.A607]*0.987+[.B60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1.2848244392736" calcext:value-type="float">
            <text:p>61.2848244392736</text:p>
          </table:table-cell>
          <table:table-cell table:formula="of:=RAND()*100" office:value-type="float" office:value="17.7046551680169" calcext:value-type="float">
            <text:p>17.7046551680169</text:p>
          </table:table-cell>
          <table:table-cell table:formula="of:=IF([.A608]*0.987+[.B60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1.0568088534617" calcext:value-type="float">
            <text:p>31.0568088534617</text:p>
          </table:table-cell>
          <table:table-cell table:formula="of:=RAND()*100" office:value-type="float" office:value="56.8887609947315" calcext:value-type="float">
            <text:p>56.8887609947315</text:p>
          </table:table-cell>
          <table:table-cell table:formula="of:=IF([.A609]*0.987+[.B60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4.3068648135293" calcext:value-type="float">
            <text:p>84.3068648135293</text:p>
          </table:table-cell>
          <table:table-cell table:formula="of:=RAND()*100" office:value-type="float" office:value="92.3000872476259" calcext:value-type="float">
            <text:p>92.3000872476259</text:p>
          </table:table-cell>
          <table:table-cell table:formula="of:=IF([.A610]*0.987+[.B61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7.7288574146048" calcext:value-type="float">
            <text:p>47.7288574146048</text:p>
          </table:table-cell>
          <table:table-cell table:formula="of:=RAND()*100" office:value-type="float" office:value="92.5741262934525" calcext:value-type="float">
            <text:p>92.5741262934525</text:p>
          </table:table-cell>
          <table:table-cell table:formula="of:=IF([.A611]*0.987+[.B61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7.2383241771439" calcext:value-type="float">
            <text:p>77.2383241771439</text:p>
          </table:table-cell>
          <table:table-cell table:formula="of:=RAND()*100" office:value-type="float" office:value="23.1217341673138" calcext:value-type="float">
            <text:p>23.1217341673138</text:p>
          </table:table-cell>
          <table:table-cell table:formula="of:=IF([.A612]*0.987+[.B61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3.8565245788726" calcext:value-type="float">
            <text:p>43.8565245788726</text:p>
          </table:table-cell>
          <table:table-cell table:formula="of:=RAND()*100" office:value-type="float" office:value="37.2788407540364" calcext:value-type="float">
            <text:p>37.2788407540364</text:p>
          </table:table-cell>
          <table:table-cell table:formula="of:=IF([.A613]*0.987+[.B61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8.8844463216342" calcext:value-type="float">
            <text:p>58.8844463216342</text:p>
          </table:table-cell>
          <table:table-cell table:formula="of:=RAND()*100" office:value-type="float" office:value="98.6729586645754" calcext:value-type="float">
            <text:p>98.6729586645754</text:p>
          </table:table-cell>
          <table:table-cell table:formula="of:=IF([.A614]*0.987+[.B61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2.7972243297443" calcext:value-type="float">
            <text:p>12.7972243297443</text:p>
          </table:table-cell>
          <table:table-cell table:formula="of:=RAND()*100" office:value-type="float" office:value="56.3196261108119" calcext:value-type="float">
            <text:p>56.3196261108119</text:p>
          </table:table-cell>
          <table:table-cell table:formula="of:=IF([.A615]*0.987+[.B61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2.8160032197395" calcext:value-type="float">
            <text:p>52.8160032197395</text:p>
          </table:table-cell>
          <table:table-cell table:formula="of:=RAND()*100" office:value-type="float" office:value="20.7842068644862" calcext:value-type="float">
            <text:p>20.7842068644862</text:p>
          </table:table-cell>
          <table:table-cell table:formula="of:=IF([.A616]*0.987+[.B61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7.2396430091724" calcext:value-type="float">
            <text:p>47.2396430091724</text:p>
          </table:table-cell>
          <table:table-cell table:formula="of:=RAND()*100" office:value-type="float" office:value="14.7540672516343" calcext:value-type="float">
            <text:p>14.7540672516343</text:p>
          </table:table-cell>
          <table:table-cell table:formula="of:=IF([.A617]*0.987+[.B61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.93073037143475" calcext:value-type="float">
            <text:p>9.93073037143475</text:p>
          </table:table-cell>
          <table:table-cell table:formula="of:=RAND()*100" office:value-type="float" office:value="52.5745582776789" calcext:value-type="float">
            <text:p>52.5745582776789</text:p>
          </table:table-cell>
          <table:table-cell table:formula="of:=IF([.A618]*0.987+[.B61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.31300378321477" calcext:value-type="float">
            <text:p>1.31300378321477</text:p>
          </table:table-cell>
          <table:table-cell table:formula="of:=RAND()*100" office:value-type="float" office:value="90.1094440161563" calcext:value-type="float">
            <text:p>90.1094440161563</text:p>
          </table:table-cell>
          <table:table-cell table:formula="of:=IF([.A619]*0.987+[.B61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8.3453373718319" calcext:value-type="float">
            <text:p>68.3453373718319</text:p>
          </table:table-cell>
          <table:table-cell table:formula="of:=RAND()*100" office:value-type="float" office:value="23.1214295280832" calcext:value-type="float">
            <text:p>23.1214295280832</text:p>
          </table:table-cell>
          <table:table-cell table:formula="of:=IF([.A620]*0.987+[.B62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6.4500329396032" calcext:value-type="float">
            <text:p>76.4500329396032</text:p>
          </table:table-cell>
          <table:table-cell table:formula="of:=RAND()*100" office:value-type="float" office:value="94.8820482841904" calcext:value-type="float">
            <text:p>94.8820482841904</text:p>
          </table:table-cell>
          <table:table-cell table:formula="of:=IF([.A621]*0.987+[.B62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6.6924351494683" calcext:value-type="float">
            <text:p>86.6924351494683</text:p>
          </table:table-cell>
          <table:table-cell table:formula="of:=RAND()*100" office:value-type="float" office:value="14.2914297939904" calcext:value-type="float">
            <text:p>14.2914297939904</text:p>
          </table:table-cell>
          <table:table-cell table:formula="of:=IF([.A622]*0.987+[.B62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6.9073658625817" calcext:value-type="float">
            <text:p>46.9073658625817</text:p>
          </table:table-cell>
          <table:table-cell table:formula="of:=RAND()*100" office:value-type="float" office:value="75.4470168848132" calcext:value-type="float">
            <text:p>75.4470168848132</text:p>
          </table:table-cell>
          <table:table-cell table:formula="of:=IF([.A623]*0.987+[.B62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0.3798235341687" calcext:value-type="float">
            <text:p>20.3798235341687</text:p>
          </table:table-cell>
          <table:table-cell table:formula="of:=RAND()*100" office:value-type="float" office:value="12.0533888365428" calcext:value-type="float">
            <text:p>12.0533888365428</text:p>
          </table:table-cell>
          <table:table-cell table:formula="of:=IF([.A624]*0.987+[.B62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8.1113787935391" calcext:value-type="float">
            <text:p>78.1113787935391</text:p>
          </table:table-cell>
          <table:table-cell table:formula="of:=RAND()*100" office:value-type="float" office:value="69.984579330974" calcext:value-type="float">
            <text:p>69.984579330974</text:p>
          </table:table-cell>
          <table:table-cell table:formula="of:=IF([.A625]*0.987+[.B62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6.7394663677301" calcext:value-type="float">
            <text:p>16.7394663677301</text:p>
          </table:table-cell>
          <table:table-cell table:formula="of:=RAND()*100" office:value-type="float" office:value="20.5896931031731" calcext:value-type="float">
            <text:p>20.5896931031731</text:p>
          </table:table-cell>
          <table:table-cell table:formula="of:=IF([.A626]*0.987+[.B62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6.7272142702265" calcext:value-type="float">
            <text:p>16.7272142702265</text:p>
          </table:table-cell>
          <table:table-cell table:formula="of:=RAND()*100" office:value-type="float" office:value="26.2642692746137" calcext:value-type="float">
            <text:p>26.2642692746137</text:p>
          </table:table-cell>
          <table:table-cell table:formula="of:=IF([.A627]*0.987+[.B62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9.4609083222694" calcext:value-type="float">
            <text:p>19.4609083222694</text:p>
          </table:table-cell>
          <table:table-cell table:formula="of:=RAND()*100" office:value-type="float" office:value="68.054341889056" calcext:value-type="float">
            <text:p>68.054341889056</text:p>
          </table:table-cell>
          <table:table-cell table:formula="of:=IF([.A628]*0.987+[.B62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6.866524431118" calcext:value-type="float">
            <text:p>86.866524431118</text:p>
          </table:table-cell>
          <table:table-cell table:formula="of:=RAND()*100" office:value-type="float" office:value="83.1640400191505" calcext:value-type="float">
            <text:p>83.1640400191505</text:p>
          </table:table-cell>
          <table:table-cell table:formula="of:=IF([.A629]*0.987+[.B62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8.447926474258" calcext:value-type="float">
            <text:p>28.447926474258</text:p>
          </table:table-cell>
          <table:table-cell table:formula="of:=RAND()*100" office:value-type="float" office:value="87.069472728531" calcext:value-type="float">
            <text:p>87.069472728531</text:p>
          </table:table-cell>
          <table:table-cell table:formula="of:=IF([.A630]*0.987+[.B63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0.4124588495403" calcext:value-type="float">
            <text:p>50.4124588495403</text:p>
          </table:table-cell>
          <table:table-cell table:formula="of:=RAND()*100" office:value-type="float" office:value="38.5375650122245" calcext:value-type="float">
            <text:p>38.5375650122245</text:p>
          </table:table-cell>
          <table:table-cell table:formula="of:=IF([.A631]*0.987+[.B63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4.1192553472707" calcext:value-type="float">
            <text:p>14.1192553472707</text:p>
          </table:table-cell>
          <table:table-cell table:formula="of:=RAND()*100" office:value-type="float" office:value="1.70211587375517" calcext:value-type="float">
            <text:p>1.70211587375517</text:p>
          </table:table-cell>
          <table:table-cell table:formula="of:=IF([.A632]*0.987+[.B63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7.6506789451912" calcext:value-type="float">
            <text:p>87.6506789451912</text:p>
          </table:table-cell>
          <table:table-cell table:formula="of:=RAND()*100" office:value-type="float" office:value="67.4987776419421" calcext:value-type="float">
            <text:p>67.4987776419421</text:p>
          </table:table-cell>
          <table:table-cell table:formula="of:=IF([.A633]*0.987+[.B63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0.2025411536521" calcext:value-type="float">
            <text:p>70.2025411536521</text:p>
          </table:table-cell>
          <table:table-cell table:formula="of:=RAND()*100" office:value-type="float" office:value="68.2984499715632" calcext:value-type="float">
            <text:p>68.2984499715632</text:p>
          </table:table-cell>
          <table:table-cell table:formula="of:=IF([.A634]*0.987+[.B63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1.1751265702462" calcext:value-type="float">
            <text:p>81.1751265702462</text:p>
          </table:table-cell>
          <table:table-cell table:formula="of:=RAND()*100" office:value-type="float" office:value="31.4076907455664" calcext:value-type="float">
            <text:p>31.4076907455664</text:p>
          </table:table-cell>
          <table:table-cell table:formula="of:=IF([.A635]*0.987+[.B63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5.9230324584823" calcext:value-type="float">
            <text:p>45.9230324584823</text:p>
          </table:table-cell>
          <table:table-cell table:formula="of:=RAND()*100" office:value-type="float" office:value="81.3967725125258" calcext:value-type="float">
            <text:p>81.3967725125258</text:p>
          </table:table-cell>
          <table:table-cell table:formula="of:=IF([.A636]*0.987+[.B63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7.6926770716464" calcext:value-type="float">
            <text:p>97.6926770716464</text:p>
          </table:table-cell>
          <table:table-cell table:formula="of:=RAND()*100" office:value-type="float" office:value="86.5739425073648" calcext:value-type="float">
            <text:p>86.5739425073648</text:p>
          </table:table-cell>
          <table:table-cell table:formula="of:=IF([.A637]*0.987+[.B63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9.8056343709979" calcext:value-type="float">
            <text:p>89.8056343709979</text:p>
          </table:table-cell>
          <table:table-cell table:formula="of:=RAND()*100" office:value-type="float" office:value="52.4894019984116" calcext:value-type="float">
            <text:p>52.4894019984116</text:p>
          </table:table-cell>
          <table:table-cell table:formula="of:=IF([.A638]*0.987+[.B63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6.5330299610185" calcext:value-type="float">
            <text:p>56.5330299610185</text:p>
          </table:table-cell>
          <table:table-cell table:formula="of:=RAND()*100" office:value-type="float" office:value="72.4132031164392" calcext:value-type="float">
            <text:p>72.4132031164392</text:p>
          </table:table-cell>
          <table:table-cell table:formula="of:=IF([.A639]*0.987+[.B63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8.1156780993341" calcext:value-type="float">
            <text:p>58.1156780993341</text:p>
          </table:table-cell>
          <table:table-cell table:formula="of:=RAND()*100" office:value-type="float" office:value="87.7118351633445" calcext:value-type="float">
            <text:p>87.7118351633445</text:p>
          </table:table-cell>
          <table:table-cell table:formula="of:=IF([.A640]*0.987+[.B64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2.476463649775" calcext:value-type="float">
            <text:p>52.476463649775</text:p>
          </table:table-cell>
          <table:table-cell table:formula="of:=RAND()*100" office:value-type="float" office:value="56.1794119413992" calcext:value-type="float">
            <text:p>56.1794119413992</text:p>
          </table:table-cell>
          <table:table-cell table:formula="of:=IF([.A641]*0.987+[.B64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4.4704707574581" calcext:value-type="float">
            <text:p>54.4704707574581</text:p>
          </table:table-cell>
          <table:table-cell table:formula="of:=RAND()*100" office:value-type="float" office:value="64.516220299867" calcext:value-type="float">
            <text:p>64.516220299867</text:p>
          </table:table-cell>
          <table:table-cell table:formula="of:=IF([.A642]*0.987+[.B64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2.9965836116161" calcext:value-type="float">
            <text:p>32.9965836116161</text:p>
          </table:table-cell>
          <table:table-cell table:formula="of:=RAND()*100" office:value-type="float" office:value="57.6578677946166" calcext:value-type="float">
            <text:p>57.6578677946166</text:p>
          </table:table-cell>
          <table:table-cell table:formula="of:=IF([.A643]*0.987+[.B64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6.5125876830766" calcext:value-type="float">
            <text:p>76.5125876830766</text:p>
          </table:table-cell>
          <table:table-cell table:formula="of:=RAND()*100" office:value-type="float" office:value="70.638181568813" calcext:value-type="float">
            <text:p>70.638181568813</text:p>
          </table:table-cell>
          <table:table-cell table:formula="of:=IF([.A644]*0.987+[.B64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8.3702916902842" calcext:value-type="float">
            <text:p>18.3702916902842</text:p>
          </table:table-cell>
          <table:table-cell table:formula="of:=RAND()*100" office:value-type="float" office:value="24.7731088239437" calcext:value-type="float">
            <text:p>24.7731088239437</text:p>
          </table:table-cell>
          <table:table-cell table:formula="of:=IF([.A645]*0.987+[.B64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2.4857957449572" calcext:value-type="float">
            <text:p>92.4857957449572</text:p>
          </table:table-cell>
          <table:table-cell table:formula="of:=RAND()*100" office:value-type="float" office:value="32.7922199831587" calcext:value-type="float">
            <text:p>32.7922199831587</text:p>
          </table:table-cell>
          <table:table-cell table:formula="of:=IF([.A646]*0.987+[.B64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.31112718327724" calcext:value-type="float">
            <text:p>2.31112718327724</text:p>
          </table:table-cell>
          <table:table-cell table:formula="of:=RAND()*100" office:value-type="float" office:value="67.7987260093834" calcext:value-type="float">
            <text:p>67.7987260093834</text:p>
          </table:table-cell>
          <table:table-cell table:formula="of:=IF([.A647]*0.987+[.B64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2.2827352960565" calcext:value-type="float">
            <text:p>22.2827352960565</text:p>
          </table:table-cell>
          <table:table-cell table:formula="of:=RAND()*100" office:value-type="float" office:value="53.1761612515167" calcext:value-type="float">
            <text:p>53.1761612515167</text:p>
          </table:table-cell>
          <table:table-cell table:formula="of:=IF([.A648]*0.987+[.B64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3.5640665504787" calcext:value-type="float">
            <text:p>73.5640665504787</text:p>
          </table:table-cell>
          <table:table-cell table:formula="of:=RAND()*100" office:value-type="float" office:value="67.5319348010679" calcext:value-type="float">
            <text:p>67.5319348010679</text:p>
          </table:table-cell>
          <table:table-cell table:formula="of:=IF([.A649]*0.987+[.B64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2.1502510493398" calcext:value-type="float">
            <text:p>82.1502510493398</text:p>
          </table:table-cell>
          <table:table-cell table:formula="of:=RAND()*100" office:value-type="float" office:value="55.323462894381" calcext:value-type="float">
            <text:p>55.323462894381</text:p>
          </table:table-cell>
          <table:table-cell table:formula="of:=IF([.A650]*0.987+[.B65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5.5428158292272" calcext:value-type="float">
            <text:p>85.5428158292272</text:p>
          </table:table-cell>
          <table:table-cell table:formula="of:=RAND()*100" office:value-type="float" office:value="59.5687295816782" calcext:value-type="float">
            <text:p>59.5687295816782</text:p>
          </table:table-cell>
          <table:table-cell table:formula="of:=IF([.A651]*0.987+[.B65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.3000320759008" calcext:value-type="float">
            <text:p>7.3000320759008</text:p>
          </table:table-cell>
          <table:table-cell table:formula="of:=RAND()*100" office:value-type="float" office:value="95.1429004570425" calcext:value-type="float">
            <text:p>95.1429004570425</text:p>
          </table:table-cell>
          <table:table-cell table:formula="of:=IF([.A652]*0.987+[.B65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3.3108292540671" calcext:value-type="float">
            <text:p>53.3108292540671</text:p>
          </table:table-cell>
          <table:table-cell table:formula="of:=RAND()*100" office:value-type="float" office:value="4.83517076193389" calcext:value-type="float">
            <text:p>4.83517076193389</text:p>
          </table:table-cell>
          <table:table-cell table:formula="of:=IF([.A653]*0.987+[.B65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5.439044465176" calcext:value-type="float">
            <text:p>35.439044465176</text:p>
          </table:table-cell>
          <table:table-cell table:formula="of:=RAND()*100" office:value-type="float" office:value="82.8154631650619" calcext:value-type="float">
            <text:p>82.8154631650619</text:p>
          </table:table-cell>
          <table:table-cell table:formula="of:=IF([.A654]*0.987+[.B65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1.8834291933362" calcext:value-type="float">
            <text:p>51.8834291933362</text:p>
          </table:table-cell>
          <table:table-cell table:formula="of:=RAND()*100" office:value-type="float" office:value="77.5516178618413" calcext:value-type="float">
            <text:p>77.5516178618413</text:p>
          </table:table-cell>
          <table:table-cell table:formula="of:=IF([.A655]*0.987+[.B65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6.8613611625354" calcext:value-type="float">
            <text:p>96.8613611625354</text:p>
          </table:table-cell>
          <table:table-cell table:formula="of:=RAND()*100" office:value-type="float" office:value="89.2408435330487" calcext:value-type="float">
            <text:p>89.2408435330487</text:p>
          </table:table-cell>
          <table:table-cell table:formula="of:=IF([.A656]*0.987+[.B65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5.2013104346808" calcext:value-type="float">
            <text:p>45.2013104346808</text:p>
          </table:table-cell>
          <table:table-cell table:formula="of:=RAND()*100" office:value-type="float" office:value="53.5216491759596" calcext:value-type="float">
            <text:p>53.5216491759596</text:p>
          </table:table-cell>
          <table:table-cell table:formula="of:=IF([.A657]*0.987+[.B65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3.2237005210825" calcext:value-type="float">
            <text:p>53.2237005210825</text:p>
          </table:table-cell>
          <table:table-cell table:formula="of:=RAND()*100" office:value-type="float" office:value="49.1111999561726" calcext:value-type="float">
            <text:p>49.1111999561726</text:p>
          </table:table-cell>
          <table:table-cell table:formula="of:=IF([.A658]*0.987+[.B65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7.2521745874815" calcext:value-type="float">
            <text:p>87.2521745874815</text:p>
          </table:table-cell>
          <table:table-cell table:formula="of:=RAND()*100" office:value-type="float" office:value="46.7784875991689" calcext:value-type="float">
            <text:p>46.7784875991689</text:p>
          </table:table-cell>
          <table:table-cell table:formula="of:=IF([.A659]*0.987+[.B65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3.0384016496818" calcext:value-type="float">
            <text:p>83.0384016496818</text:p>
          </table:table-cell>
          <table:table-cell table:formula="of:=RAND()*100" office:value-type="float" office:value="61.4849205231464" calcext:value-type="float">
            <text:p>61.4849205231464</text:p>
          </table:table-cell>
          <table:table-cell table:formula="of:=IF([.A660]*0.987+[.B66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.4099519700479" calcext:value-type="float">
            <text:p>9.4099519700479</text:p>
          </table:table-cell>
          <table:table-cell table:formula="of:=RAND()*100" office:value-type="float" office:value="20.0126606757898" calcext:value-type="float">
            <text:p>20.0126606757898</text:p>
          </table:table-cell>
          <table:table-cell table:formula="of:=IF([.A661]*0.987+[.B66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2.25190940941" calcext:value-type="float">
            <text:p>72.25190940941</text:p>
          </table:table-cell>
          <table:table-cell table:formula="of:=RAND()*100" office:value-type="float" office:value="71.9041262088606" calcext:value-type="float">
            <text:p>71.9041262088606</text:p>
          </table:table-cell>
          <table:table-cell table:formula="of:=IF([.A662]*0.987+[.B66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1.7345061259424" calcext:value-type="float">
            <text:p>51.7345061259424</text:p>
          </table:table-cell>
          <table:table-cell table:formula="of:=RAND()*100" office:value-type="float" office:value="49.6381205216147" calcext:value-type="float">
            <text:p>49.6381205216147</text:p>
          </table:table-cell>
          <table:table-cell table:formula="of:=IF([.A663]*0.987+[.B66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7.2147661904617" calcext:value-type="float">
            <text:p>97.2147661904617</text:p>
          </table:table-cell>
          <table:table-cell table:formula="of:=RAND()*100" office:value-type="float" office:value="35.8978803022794" calcext:value-type="float">
            <text:p>35.8978803022794</text:p>
          </table:table-cell>
          <table:table-cell table:formula="of:=IF([.A664]*0.987+[.B66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4.1929515740742" calcext:value-type="float">
            <text:p>94.1929515740742</text:p>
          </table:table-cell>
          <table:table-cell table:formula="of:=RAND()*100" office:value-type="float" office:value="46.8080716937002" calcext:value-type="float">
            <text:p>46.8080716937002</text:p>
          </table:table-cell>
          <table:table-cell table:formula="of:=IF([.A665]*0.987+[.B66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7.4657042904287" calcext:value-type="float">
            <text:p>97.4657042904287</text:p>
          </table:table-cell>
          <table:table-cell table:formula="of:=RAND()*100" office:value-type="float" office:value="0.23936224637907" calcext:value-type="float">
            <text:p>0.23936224637907</text:p>
          </table:table-cell>
          <table:table-cell table:formula="of:=IF([.A666]*0.987+[.B66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8.1621882083767" calcext:value-type="float">
            <text:p>18.1621882083767</text:p>
          </table:table-cell>
          <table:table-cell table:formula="of:=RAND()*100" office:value-type="float" office:value="96.5280540190145" calcext:value-type="float">
            <text:p>96.5280540190145</text:p>
          </table:table-cell>
          <table:table-cell table:formula="of:=IF([.A667]*0.987+[.B66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1.691765277777" calcext:value-type="float">
            <text:p>81.691765277777</text:p>
          </table:table-cell>
          <table:table-cell table:formula="of:=RAND()*100" office:value-type="float" office:value="15.3099305753802" calcext:value-type="float">
            <text:p>15.3099305753802</text:p>
          </table:table-cell>
          <table:table-cell table:formula="of:=IF([.A668]*0.987+[.B66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1.7616407220652" calcext:value-type="float">
            <text:p>11.7616407220652</text:p>
          </table:table-cell>
          <table:table-cell table:formula="of:=RAND()*100" office:value-type="float" office:value="92.9222762118063" calcext:value-type="float">
            <text:p>92.9222762118063</text:p>
          </table:table-cell>
          <table:table-cell table:formula="of:=IF([.A669]*0.987+[.B66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3.5454526695073" calcext:value-type="float">
            <text:p>63.5454526695073</text:p>
          </table:table-cell>
          <table:table-cell table:formula="of:=RAND()*100" office:value-type="float" office:value="25.4487645322756" calcext:value-type="float">
            <text:p>25.4487645322756</text:p>
          </table:table-cell>
          <table:table-cell table:formula="of:=IF([.A670]*0.987+[.B67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5.371002931697" calcext:value-type="float">
            <text:p>75.371002931697</text:p>
          </table:table-cell>
          <table:table-cell table:formula="of:=RAND()*100" office:value-type="float" office:value="55.8740449530276" calcext:value-type="float">
            <text:p>55.8740449530276</text:p>
          </table:table-cell>
          <table:table-cell table:formula="of:=IF([.A671]*0.987+[.B67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2.0827348880618" calcext:value-type="float">
            <text:p>62.0827348880618</text:p>
          </table:table-cell>
          <table:table-cell table:formula="of:=RAND()*100" office:value-type="float" office:value="0.529936538086403" calcext:value-type="float">
            <text:p>0.529936538086403</text:p>
          </table:table-cell>
          <table:table-cell table:formula="of:=IF([.A672]*0.987+[.B67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9.2864613949492" calcext:value-type="float">
            <text:p>69.2864613949492</text:p>
          </table:table-cell>
          <table:table-cell table:formula="of:=RAND()*100" office:value-type="float" office:value="77.2415030429037" calcext:value-type="float">
            <text:p>77.2415030429037</text:p>
          </table:table-cell>
          <table:table-cell table:formula="of:=IF([.A673]*0.987+[.B67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.06798263327834" calcext:value-type="float">
            <text:p>9.06798263327834</text:p>
          </table:table-cell>
          <table:table-cell table:formula="of:=RAND()*100" office:value-type="float" office:value="15.3116779574128" calcext:value-type="float">
            <text:p>15.3116779574128</text:p>
          </table:table-cell>
          <table:table-cell table:formula="of:=IF([.A674]*0.987+[.B67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6.4846939727175" calcext:value-type="float">
            <text:p>16.4846939727175</text:p>
          </table:table-cell>
          <table:table-cell table:formula="of:=RAND()*100" office:value-type="float" office:value="62.2550634155308" calcext:value-type="float">
            <text:p>62.2550634155308</text:p>
          </table:table-cell>
          <table:table-cell table:formula="of:=IF([.A675]*0.987+[.B67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7.2258363566743" calcext:value-type="float">
            <text:p>77.2258363566743</text:p>
          </table:table-cell>
          <table:table-cell table:formula="of:=RAND()*100" office:value-type="float" office:value="92.6730431877447" calcext:value-type="float">
            <text:p>92.6730431877447</text:p>
          </table:table-cell>
          <table:table-cell table:formula="of:=IF([.A676]*0.987+[.B67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8.8819584121873" calcext:value-type="float">
            <text:p>88.8819584121873</text:p>
          </table:table-cell>
          <table:table-cell table:formula="of:=RAND()*100" office:value-type="float" office:value="27.0014249193371" calcext:value-type="float">
            <text:p>27.0014249193371</text:p>
          </table:table-cell>
          <table:table-cell table:formula="of:=IF([.A677]*0.987+[.B67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1.2693677551854" calcext:value-type="float">
            <text:p>11.2693677551854</text:p>
          </table:table-cell>
          <table:table-cell table:formula="of:=RAND()*100" office:value-type="float" office:value="35.9209395215948" calcext:value-type="float">
            <text:p>35.9209395215948</text:p>
          </table:table-cell>
          <table:table-cell table:formula="of:=IF([.A678]*0.987+[.B67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7.077380546818" calcext:value-type="float">
            <text:p>57.077380546818</text:p>
          </table:table-cell>
          <table:table-cell table:formula="of:=RAND()*100" office:value-type="float" office:value="75.8742343652962" calcext:value-type="float">
            <text:p>75.8742343652962</text:p>
          </table:table-cell>
          <table:table-cell table:formula="of:=IF([.A679]*0.987+[.B67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9.7459816962976" calcext:value-type="float">
            <text:p>29.7459816962976</text:p>
          </table:table-cell>
          <table:table-cell table:formula="of:=RAND()*100" office:value-type="float" office:value="44.0554332016405" calcext:value-type="float">
            <text:p>44.0554332016405</text:p>
          </table:table-cell>
          <table:table-cell table:formula="of:=IF([.A680]*0.987+[.B68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4.5966490585648" calcext:value-type="float">
            <text:p>44.5966490585648</text:p>
          </table:table-cell>
          <table:table-cell table:formula="of:=RAND()*100" office:value-type="float" office:value="2.83901063813972" calcext:value-type="float">
            <text:p>2.83901063813972</text:p>
          </table:table-cell>
          <table:table-cell table:formula="of:=IF([.A681]*0.987+[.B68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3.626734342019" calcext:value-type="float">
            <text:p>53.626734342019</text:p>
          </table:table-cell>
          <table:table-cell table:formula="of:=RAND()*100" office:value-type="float" office:value="16.3652783644327" calcext:value-type="float">
            <text:p>16.3652783644327</text:p>
          </table:table-cell>
          <table:table-cell table:formula="of:=IF([.A682]*0.987+[.B68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5.8106718149524" calcext:value-type="float">
            <text:p>85.8106718149524</text:p>
          </table:table-cell>
          <table:table-cell table:formula="of:=RAND()*100" office:value-type="float" office:value="76.4528304466684" calcext:value-type="float">
            <text:p>76.4528304466684</text:p>
          </table:table-cell>
          <table:table-cell table:formula="of:=IF([.A683]*0.987+[.B68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4.3118402998478" calcext:value-type="float">
            <text:p>64.3118402998478</text:p>
          </table:table-cell>
          <table:table-cell table:formula="of:=RAND()*100" office:value-type="float" office:value="92.8193448632043" calcext:value-type="float">
            <text:p>92.8193448632043</text:p>
          </table:table-cell>
          <table:table-cell table:formula="of:=IF([.A684]*0.987+[.B68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6.3572512695596" calcext:value-type="float">
            <text:p>76.3572512695596</text:p>
          </table:table-cell>
          <table:table-cell table:formula="of:=RAND()*100" office:value-type="float" office:value="19.84823980406" calcext:value-type="float">
            <text:p>19.84823980406</text:p>
          </table:table-cell>
          <table:table-cell table:formula="of:=IF([.A685]*0.987+[.B68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5.640641775689" calcext:value-type="float">
            <text:p>55.640641775689</text:p>
          </table:table-cell>
          <table:table-cell table:formula="of:=RAND()*100" office:value-type="float" office:value="94.6479654010593" calcext:value-type="float">
            <text:p>94.6479654010593</text:p>
          </table:table-cell>
          <table:table-cell table:formula="of:=IF([.A686]*0.987+[.B68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1.5361771794854" calcext:value-type="float">
            <text:p>81.5361771794854</text:p>
          </table:table-cell>
          <table:table-cell table:formula="of:=RAND()*100" office:value-type="float" office:value="77.157198166701" calcext:value-type="float">
            <text:p>77.157198166701</text:p>
          </table:table-cell>
          <table:table-cell table:formula="of:=IF([.A687]*0.987+[.B68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1.903186235149" calcext:value-type="float">
            <text:p>51.903186235149</text:p>
          </table:table-cell>
          <table:table-cell table:formula="of:=RAND()*100" office:value-type="float" office:value="43.3841000291625" calcext:value-type="float">
            <text:p>43.3841000291625</text:p>
          </table:table-cell>
          <table:table-cell table:formula="of:=IF([.A688]*0.987+[.B68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3.6038729593894" calcext:value-type="float">
            <text:p>83.6038729593894</text:p>
          </table:table-cell>
          <table:table-cell table:formula="of:=RAND()*100" office:value-type="float" office:value="43.0410119129216" calcext:value-type="float">
            <text:p>43.0410119129216</text:p>
          </table:table-cell>
          <table:table-cell table:formula="of:=IF([.A689]*0.987+[.B68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2.1532553735487" calcext:value-type="float">
            <text:p>42.1532553735487</text:p>
          </table:table-cell>
          <table:table-cell table:formula="of:=RAND()*100" office:value-type="float" office:value="1.02746819863054" calcext:value-type="float">
            <text:p>1.02746819863054</text:p>
          </table:table-cell>
          <table:table-cell table:formula="of:=IF([.A690]*0.987+[.B69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8.5204943221016" calcext:value-type="float">
            <text:p>18.5204943221016</text:p>
          </table:table-cell>
          <table:table-cell table:formula="of:=RAND()*100" office:value-type="float" office:value="7.26817996305948" calcext:value-type="float">
            <text:p>7.26817996305948</text:p>
          </table:table-cell>
          <table:table-cell table:formula="of:=IF([.A691]*0.987+[.B69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9.1089208547197" calcext:value-type="float">
            <text:p>89.1089208547197</text:p>
          </table:table-cell>
          <table:table-cell table:formula="of:=RAND()*100" office:value-type="float" office:value="97.7479552764889" calcext:value-type="float">
            <text:p>97.7479552764889</text:p>
          </table:table-cell>
          <table:table-cell table:formula="of:=IF([.A692]*0.987+[.B69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1.6645745777526" calcext:value-type="float">
            <text:p>91.6645745777526</text:p>
          </table:table-cell>
          <table:table-cell table:formula="of:=RAND()*100" office:value-type="float" office:value="53.7298173317994" calcext:value-type="float">
            <text:p>53.7298173317994</text:p>
          </table:table-cell>
          <table:table-cell table:formula="of:=IF([.A693]*0.987+[.B69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8.6707184404661" calcext:value-type="float">
            <text:p>38.6707184404661</text:p>
          </table:table-cell>
          <table:table-cell table:formula="of:=RAND()*100" office:value-type="float" office:value="10.034046789508" calcext:value-type="float">
            <text:p>10.034046789508</text:p>
          </table:table-cell>
          <table:table-cell table:formula="of:=IF([.A694]*0.987+[.B69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3.1983682577111" calcext:value-type="float">
            <text:p>33.1983682577111</text:p>
          </table:table-cell>
          <table:table-cell table:formula="of:=RAND()*100" office:value-type="float" office:value="30.6407680955165" calcext:value-type="float">
            <text:p>30.6407680955165</text:p>
          </table:table-cell>
          <table:table-cell table:formula="of:=IF([.A695]*0.987+[.B69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5.3880774558682" calcext:value-type="float">
            <text:p>95.3880774558682</text:p>
          </table:table-cell>
          <table:table-cell table:formula="of:=RAND()*100" office:value-type="float" office:value="51.5764804101617" calcext:value-type="float">
            <text:p>51.5764804101617</text:p>
          </table:table-cell>
          <table:table-cell table:formula="of:=IF([.A696]*0.987+[.B69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.05461926310952" calcext:value-type="float">
            <text:p>7.05461926310952</text:p>
          </table:table-cell>
          <table:table-cell table:formula="of:=RAND()*100" office:value-type="float" office:value="42.4247788111271" calcext:value-type="float">
            <text:p>42.4247788111271</text:p>
          </table:table-cell>
          <table:table-cell table:formula="of:=IF([.A697]*0.987+[.B69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.60263412673387" calcext:value-type="float">
            <text:p>1.60263412673387</text:p>
          </table:table-cell>
          <table:table-cell table:formula="of:=RAND()*100" office:value-type="float" office:value="80.3605909916831" calcext:value-type="float">
            <text:p>80.3605909916831</text:p>
          </table:table-cell>
          <table:table-cell table:formula="of:=IF([.A698]*0.987+[.B69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6.6787813721633" calcext:value-type="float">
            <text:p>36.6787813721633</text:p>
          </table:table-cell>
          <table:table-cell table:formula="of:=RAND()*100" office:value-type="float" office:value="13.7825505597248" calcext:value-type="float">
            <text:p>13.7825505597248</text:p>
          </table:table-cell>
          <table:table-cell table:formula="of:=IF([.A699]*0.987+[.B69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4.3316059736705" calcext:value-type="float">
            <text:p>94.3316059736705</text:p>
          </table:table-cell>
          <table:table-cell table:formula="of:=RAND()*100" office:value-type="float" office:value="9.47959425042422" calcext:value-type="float">
            <text:p>9.47959425042422</text:p>
          </table:table-cell>
          <table:table-cell table:formula="of:=IF([.A700]*0.987+[.B700]*-0.1+1 &gt; 50; &quot;ACCEPT&quot;; &quot;REJECT&quot;)" office:value-type="string" office:string-value="ACCEPT" calcext:value-type="string">
            <text:p>ACCEPT</text:p>
          </table:table-cell>
        </table:table-row>
      </table:table>
      <table:table table:name="test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 table:formula="of:=RAND()*100" office:value-type="float" office:value="0.199973370249021" calcext:value-type="float">
            <text:p>0.199973370249021</text:p>
          </table:table-cell>
          <table:table-cell table:formula="of:=RAND()*100" office:value-type="float" office:value="5.50825987421618" calcext:value-type="float">
            <text:p>5.50825987421618</text:p>
          </table:table-cell>
          <table:table-cell table:formula="of:=IF([.A2]*0.987+[.B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6.5919505171698" calcext:value-type="float">
            <text:p>26.5919505171698</text:p>
          </table:table-cell>
          <table:table-cell table:formula="of:=RAND()*100" office:value-type="float" office:value="23.4192752405352" calcext:value-type="float">
            <text:p>23.4192752405352</text:p>
          </table:table-cell>
          <table:table-cell table:formula="of:=IF([.A3]*0.987+[.B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2.0009366061132" calcext:value-type="float">
            <text:p>42.0009366061132</text:p>
          </table:table-cell>
          <table:table-cell table:formula="of:=RAND()*100" office:value-type="float" office:value="69.6929165134947" calcext:value-type="float">
            <text:p>69.6929165134947</text:p>
          </table:table-cell>
          <table:table-cell table:formula="of:=IF([.A4]*0.987+[.B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8.5302268659933" calcext:value-type="float">
            <text:p>98.5302268659933</text:p>
          </table:table-cell>
          <table:table-cell table:formula="of:=RAND()*100" office:value-type="float" office:value="94.2229977929652" calcext:value-type="float">
            <text:p>94.2229977929652</text:p>
          </table:table-cell>
          <table:table-cell table:formula="of:=IF([.A5]*0.987+[.B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.8523815584489" calcext:value-type="float">
            <text:p>1.8523815584489</text:p>
          </table:table-cell>
          <table:table-cell table:formula="of:=RAND()*100" office:value-type="float" office:value="22.3846534538886" calcext:value-type="float">
            <text:p>22.3846534538886</text:p>
          </table:table-cell>
          <table:table-cell table:formula="of:=IF([.A6]*0.987+[.B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0.9230329016311" calcext:value-type="float">
            <text:p>80.9230329016311</text:p>
          </table:table-cell>
          <table:table-cell table:formula="of:=RAND()*100" office:value-type="float" office:value="58.3374811951614" calcext:value-type="float">
            <text:p>58.3374811951614</text:p>
          </table:table-cell>
          <table:table-cell table:formula="of:=IF([.A7]*0.987+[.B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.01742237088579" calcext:value-type="float">
            <text:p>2.01742237088579</text:p>
          </table:table-cell>
          <table:table-cell table:formula="of:=RAND()*100" office:value-type="float" office:value="80.4439917794184" calcext:value-type="float">
            <text:p>80.4439917794184</text:p>
          </table:table-cell>
          <table:table-cell table:formula="of:=IF([.A8]*0.987+[.B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.94846723831067" calcext:value-type="float">
            <text:p>2.94846723831067</text:p>
          </table:table-cell>
          <table:table-cell table:formula="of:=RAND()*100" office:value-type="float" office:value="13.7254817403958" calcext:value-type="float">
            <text:p>13.7254817403958</text:p>
          </table:table-cell>
          <table:table-cell table:formula="of:=IF([.A9]*0.987+[.B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9.5164598212617" calcext:value-type="float">
            <text:p>49.5164598212617</text:p>
          </table:table-cell>
          <table:table-cell table:formula="of:=RAND()*100" office:value-type="float" office:value="66.8280068023791" calcext:value-type="float">
            <text:p>66.8280068023791</text:p>
          </table:table-cell>
          <table:table-cell table:formula="of:=IF([.A10]*0.987+[.B1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8.3476061170569" calcext:value-type="float">
            <text:p>68.3476061170569</text:p>
          </table:table-cell>
          <table:table-cell table:formula="of:=RAND()*100" office:value-type="float" office:value="29.5454229058874" calcext:value-type="float">
            <text:p>29.5454229058874</text:p>
          </table:table-cell>
          <table:table-cell table:formula="of:=IF([.A11]*0.987+[.B1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.29191037018501" calcext:value-type="float">
            <text:p>1.29191037018501</text:p>
          </table:table-cell>
          <table:table-cell table:formula="of:=RAND()*100" office:value-type="float" office:value="40.2191813500502" calcext:value-type="float">
            <text:p>40.2191813500502</text:p>
          </table:table-cell>
          <table:table-cell table:formula="of:=IF([.A12]*0.987+[.B1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9.7099408499652" calcext:value-type="float">
            <text:p>19.7099408499652</text:p>
          </table:table-cell>
          <table:table-cell table:formula="of:=RAND()*100" office:value-type="float" office:value="82.447378147684" calcext:value-type="float">
            <text:p>82.447378147684</text:p>
          </table:table-cell>
          <table:table-cell table:formula="of:=IF([.A13]*0.987+[.B1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9.2508896469323" calcext:value-type="float">
            <text:p>29.2508896469323</text:p>
          </table:table-cell>
          <table:table-cell table:formula="of:=RAND()*100" office:value-type="float" office:value="31.9724469658633" calcext:value-type="float">
            <text:p>31.9724469658633</text:p>
          </table:table-cell>
          <table:table-cell table:formula="of:=IF([.A14]*0.987+[.B1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1.668057206523" calcext:value-type="float">
            <text:p>31.668057206523</text:p>
          </table:table-cell>
          <table:table-cell table:formula="of:=RAND()*100" office:value-type="float" office:value="80.1115313665962" calcext:value-type="float">
            <text:p>80.1115313665962</text:p>
          </table:table-cell>
          <table:table-cell table:formula="of:=IF([.A15]*0.987+[.B1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1.514294297917" calcext:value-type="float">
            <text:p>41.514294297917</text:p>
          </table:table-cell>
          <table:table-cell table:formula="of:=RAND()*100" office:value-type="float" office:value="16.1341288565732" calcext:value-type="float">
            <text:p>16.1341288565732</text:p>
          </table:table-cell>
          <table:table-cell table:formula="of:=IF([.A16]*0.987+[.B1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.27867610263627" calcext:value-type="float">
            <text:p>8.27867610263627</text:p>
          </table:table-cell>
          <table:table-cell table:formula="of:=RAND()*100" office:value-type="float" office:value="93.7881629466007" calcext:value-type="float">
            <text:p>93.7881629466007</text:p>
          </table:table-cell>
          <table:table-cell table:formula="of:=IF([.A17]*0.987+[.B1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7.7745378404494" calcext:value-type="float">
            <text:p>37.7745378404494</text:p>
          </table:table-cell>
          <table:table-cell table:formula="of:=RAND()*100" office:value-type="float" office:value="58.8727239916692" calcext:value-type="float">
            <text:p>58.8727239916692</text:p>
          </table:table-cell>
          <table:table-cell table:formula="of:=IF([.A18]*0.987+[.B1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4.5110944926359" calcext:value-type="float">
            <text:p>34.5110944926359</text:p>
          </table:table-cell>
          <table:table-cell table:formula="of:=RAND()*100" office:value-type="float" office:value="98.3471014827636" calcext:value-type="float">
            <text:p>98.3471014827636</text:p>
          </table:table-cell>
          <table:table-cell table:formula="of:=IF([.A19]*0.987+[.B1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9.6482883599652" calcext:value-type="float">
            <text:p>99.6482883599652</text:p>
          </table:table-cell>
          <table:table-cell table:formula="of:=RAND()*100" office:value-type="float" office:value="66.8487605345599" calcext:value-type="float">
            <text:p>66.8487605345599</text:p>
          </table:table-cell>
          <table:table-cell table:formula="of:=IF([.A20]*0.987+[.B2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0.0816587973961" calcext:value-type="float">
            <text:p>50.0816587973961</text:p>
          </table:table-cell>
          <table:table-cell table:formula="of:=RAND()*100" office:value-type="float" office:value="74.9793137760304" calcext:value-type="float">
            <text:p>74.9793137760304</text:p>
          </table:table-cell>
          <table:table-cell table:formula="of:=IF([.A21]*0.987+[.B2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7.6239405875425" calcext:value-type="float">
            <text:p>57.6239405875425</text:p>
          </table:table-cell>
          <table:table-cell table:formula="of:=RAND()*100" office:value-type="float" office:value="37.8140368414906" calcext:value-type="float">
            <text:p>37.8140368414906</text:p>
          </table:table-cell>
          <table:table-cell table:formula="of:=IF([.A22]*0.987+[.B2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1.2889733150424" calcext:value-type="float">
            <text:p>31.2889733150424</text:p>
          </table:table-cell>
          <table:table-cell table:formula="of:=RAND()*100" office:value-type="float" office:value="91.1237394682255" calcext:value-type="float">
            <text:p>91.1237394682255</text:p>
          </table:table-cell>
          <table:table-cell table:formula="of:=IF([.A23]*0.987+[.B2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3.8421136512306" calcext:value-type="float">
            <text:p>33.8421136512306</text:p>
          </table:table-cell>
          <table:table-cell table:formula="of:=RAND()*100" office:value-type="float" office:value="80.9320133463095" calcext:value-type="float">
            <text:p>80.9320133463095</text:p>
          </table:table-cell>
          <table:table-cell table:formula="of:=IF([.A24]*0.987+[.B2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2.0682679380711" calcext:value-type="float">
            <text:p>62.0682679380711</text:p>
          </table:table-cell>
          <table:table-cell table:formula="of:=RAND()*100" office:value-type="float" office:value="0.251027741757602" calcext:value-type="float">
            <text:p>0.251027741757602</text:p>
          </table:table-cell>
          <table:table-cell table:formula="of:=IF([.A25]*0.987+[.B2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7.4051163442864" calcext:value-type="float">
            <text:p>77.4051163442864</text:p>
          </table:table-cell>
          <table:table-cell table:formula="of:=RAND()*100" office:value-type="float" office:value="26.5947704709787" calcext:value-type="float">
            <text:p>26.5947704709787</text:p>
          </table:table-cell>
          <table:table-cell table:formula="of:=IF([.A26]*0.987+[.B2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0.1796782196469" calcext:value-type="float">
            <text:p>70.1796782196469</text:p>
          </table:table-cell>
          <table:table-cell table:formula="of:=RAND()*100" office:value-type="float" office:value="63.3061482698521" calcext:value-type="float">
            <text:p>63.3061482698521</text:p>
          </table:table-cell>
          <table:table-cell table:formula="of:=IF([.A27]*0.987+[.B2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0.7570617369728" calcext:value-type="float">
            <text:p>60.7570617369728</text:p>
          </table:table-cell>
          <table:table-cell table:formula="of:=RAND()*100" office:value-type="float" office:value="56.4424591876707" calcext:value-type="float">
            <text:p>56.4424591876707</text:p>
          </table:table-cell>
          <table:table-cell table:formula="of:=IF([.A28]*0.987+[.B2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2.152866404335" calcext:value-type="float">
            <text:p>52.152866404335</text:p>
          </table:table-cell>
          <table:table-cell table:formula="of:=RAND()*100" office:value-type="float" office:value="62.0391686998141" calcext:value-type="float">
            <text:p>62.0391686998141</text:p>
          </table:table-cell>
          <table:table-cell table:formula="of:=IF([.A29]*0.987+[.B2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5.0097281614636" calcext:value-type="float">
            <text:p>95.0097281614636</text:p>
          </table:table-cell>
          <table:table-cell table:formula="of:=RAND()*100" office:value-type="float" office:value="86.6180857327629" calcext:value-type="float">
            <text:p>86.6180857327629</text:p>
          </table:table-cell>
          <table:table-cell table:formula="of:=IF([.A30]*0.987+[.B3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6.6716299742429" calcext:value-type="float">
            <text:p>96.6716299742429</text:p>
          </table:table-cell>
          <table:table-cell table:formula="of:=RAND()*100" office:value-type="float" office:value="70.0057412387334" calcext:value-type="float">
            <text:p>70.0057412387334</text:p>
          </table:table-cell>
          <table:table-cell table:formula="of:=IF([.A31]*0.987+[.B3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6.2612676857078" calcext:value-type="float">
            <text:p>16.2612676857078</text:p>
          </table:table-cell>
          <table:table-cell table:formula="of:=RAND()*100" office:value-type="float" office:value="45.1992930970708" calcext:value-type="float">
            <text:p>45.1992930970708</text:p>
          </table:table-cell>
          <table:table-cell table:formula="of:=IF([.A32]*0.987+[.B3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2.6031376967243" calcext:value-type="float">
            <text:p>42.6031376967243</text:p>
          </table:table-cell>
          <table:table-cell table:formula="of:=RAND()*100" office:value-type="float" office:value="77.3777147534025" calcext:value-type="float">
            <text:p>77.3777147534025</text:p>
          </table:table-cell>
          <table:table-cell table:formula="of:=IF([.A33]*0.987+[.B3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3.2162846012519" calcext:value-type="float">
            <text:p>93.2162846012519</text:p>
          </table:table-cell>
          <table:table-cell table:formula="of:=RAND()*100" office:value-type="float" office:value="59.7206954050011" calcext:value-type="float">
            <text:p>59.7206954050011</text:p>
          </table:table-cell>
          <table:table-cell table:formula="of:=IF([.A34]*0.987+[.B3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.94431019471769" calcext:value-type="float">
            <text:p>4.94431019471769</text:p>
          </table:table-cell>
          <table:table-cell table:formula="of:=RAND()*100" office:value-type="float" office:value="1.06044046257838" calcext:value-type="float">
            <text:p>1.06044046257838</text:p>
          </table:table-cell>
          <table:table-cell table:formula="of:=IF([.A35]*0.987+[.B3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6.6795956178565" calcext:value-type="float">
            <text:p>36.6795956178565</text:p>
          </table:table-cell>
          <table:table-cell table:formula="of:=RAND()*100" office:value-type="float" office:value="89.4563562223759" calcext:value-type="float">
            <text:p>89.4563562223759</text:p>
          </table:table-cell>
          <table:table-cell table:formula="of:=IF([.A36]*0.987+[.B3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4.1648992449226" calcext:value-type="float">
            <text:p>84.1648992449226</text:p>
          </table:table-cell>
          <table:table-cell table:formula="of:=RAND()*100" office:value-type="float" office:value="75.8034802265661" calcext:value-type="float">
            <text:p>75.8034802265661</text:p>
          </table:table-cell>
          <table:table-cell table:formula="of:=IF([.A37]*0.987+[.B3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7.8053111747079" calcext:value-type="float">
            <text:p>67.8053111747079</text:p>
          </table:table-cell>
          <table:table-cell table:formula="of:=RAND()*100" office:value-type="float" office:value="69.8085836727403" calcext:value-type="float">
            <text:p>69.8085836727403</text:p>
          </table:table-cell>
          <table:table-cell table:formula="of:=IF([.A38]*0.987+[.B3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6.6330297615045" calcext:value-type="float">
            <text:p>46.6330297615045</text:p>
          </table:table-cell>
          <table:table-cell table:formula="of:=RAND()*100" office:value-type="float" office:value="60.5430712398398" calcext:value-type="float">
            <text:p>60.5430712398398</text:p>
          </table:table-cell>
          <table:table-cell table:formula="of:=IF([.A39]*0.987+[.B3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5.0004028527772" calcext:value-type="float">
            <text:p>75.0004028527772</text:p>
          </table:table-cell>
          <table:table-cell table:formula="of:=RAND()*100" office:value-type="float" office:value="68.9127221394313" calcext:value-type="float">
            <text:p>68.9127221394313</text:p>
          </table:table-cell>
          <table:table-cell table:formula="of:=IF([.A40]*0.987+[.B4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0.0995955891871" calcext:value-type="float">
            <text:p>70.0995955891871</text:p>
          </table:table-cell>
          <table:table-cell table:formula="of:=RAND()*100" office:value-type="float" office:value="34.3804278417466" calcext:value-type="float">
            <text:p>34.3804278417466</text:p>
          </table:table-cell>
          <table:table-cell table:formula="of:=IF([.A41]*0.987+[.B4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4.1415716751769" calcext:value-type="float">
            <text:p>44.1415716751769</text:p>
          </table:table-cell>
          <table:table-cell table:formula="of:=RAND()*100" office:value-type="float" office:value="93.1616299250339" calcext:value-type="float">
            <text:p>93.1616299250339</text:p>
          </table:table-cell>
          <table:table-cell table:formula="of:=IF([.A42]*0.987+[.B4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8.670988145965" calcext:value-type="float">
            <text:p>38.670988145965</text:p>
          </table:table-cell>
          <table:table-cell table:formula="of:=RAND()*100" office:value-type="float" office:value="69.9811378406964" calcext:value-type="float">
            <text:p>69.9811378406964</text:p>
          </table:table-cell>
          <table:table-cell table:formula="of:=IF([.A43]*0.987+[.B4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8.9423607149062" calcext:value-type="float">
            <text:p>58.9423607149062</text:p>
          </table:table-cell>
          <table:table-cell table:formula="of:=RAND()*100" office:value-type="float" office:value="42.27590756157" calcext:value-type="float">
            <text:p>42.27590756157</text:p>
          </table:table-cell>
          <table:table-cell table:formula="of:=IF([.A44]*0.987+[.B4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5.7264092911287" calcext:value-type="float">
            <text:p>55.7264092911287</text:p>
          </table:table-cell>
          <table:table-cell table:formula="of:=RAND()*100" office:value-type="float" office:value="62.6143930376971" calcext:value-type="float">
            <text:p>62.6143930376971</text:p>
          </table:table-cell>
          <table:table-cell table:formula="of:=IF([.A45]*0.987+[.B4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3.2895551572028" calcext:value-type="float">
            <text:p>93.2895551572028</text:p>
          </table:table-cell>
          <table:table-cell table:formula="of:=RAND()*100" office:value-type="float" office:value="37.4179072754209" calcext:value-type="float">
            <text:p>37.4179072754209</text:p>
          </table:table-cell>
          <table:table-cell table:formula="of:=IF([.A46]*0.987+[.B4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0.6345172984732" calcext:value-type="float">
            <text:p>10.6345172984732</text:p>
          </table:table-cell>
          <table:table-cell table:formula="of:=RAND()*100" office:value-type="float" office:value="44.1954407917536" calcext:value-type="float">
            <text:p>44.1954407917536</text:p>
          </table:table-cell>
          <table:table-cell table:formula="of:=IF([.A47]*0.987+[.B4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1.7370771128271" calcext:value-type="float">
            <text:p>81.7370771128271</text:p>
          </table:table-cell>
          <table:table-cell table:formula="of:=RAND()*100" office:value-type="float" office:value="52.7362451795048" calcext:value-type="float">
            <text:p>52.7362451795048</text:p>
          </table:table-cell>
          <table:table-cell table:formula="of:=IF([.A48]*0.987+[.B4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.08592446941702" calcext:value-type="float">
            <text:p>3.08592446941702</text:p>
          </table:table-cell>
          <table:table-cell table:formula="of:=RAND()*100" office:value-type="float" office:value="85.593408350088" calcext:value-type="float">
            <text:p>85.593408350088</text:p>
          </table:table-cell>
          <table:table-cell table:formula="of:=IF([.A49]*0.987+[.B4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7.7088645922516" calcext:value-type="float">
            <text:p>57.7088645922516</text:p>
          </table:table-cell>
          <table:table-cell table:formula="of:=RAND()*100" office:value-type="float" office:value="23.8380371474552" calcext:value-type="float">
            <text:p>23.8380371474552</text:p>
          </table:table-cell>
          <table:table-cell table:formula="of:=IF([.A50]*0.987+[.B5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4.7487316394366" calcext:value-type="float">
            <text:p>24.7487316394366</text:p>
          </table:table-cell>
          <table:table-cell table:formula="of:=RAND()*100" office:value-type="float" office:value="60.3031025492753" calcext:value-type="float">
            <text:p>60.3031025492753</text:p>
          </table:table-cell>
          <table:table-cell table:formula="of:=IF([.A51]*0.987+[.B5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2.2005744668019" calcext:value-type="float">
            <text:p>72.2005744668019</text:p>
          </table:table-cell>
          <table:table-cell table:formula="of:=RAND()*100" office:value-type="float" office:value="34.0346393931461" calcext:value-type="float">
            <text:p>34.0346393931461</text:p>
          </table:table-cell>
          <table:table-cell table:formula="of:=IF([.A52]*0.987+[.B5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5.2748368710431" calcext:value-type="float">
            <text:p>65.2748368710431</text:p>
          </table:table-cell>
          <table:table-cell table:formula="of:=RAND()*100" office:value-type="float" office:value="2.04043831235524" calcext:value-type="float">
            <text:p>2.04043831235524</text:p>
          </table:table-cell>
          <table:table-cell table:formula="of:=IF([.A53]*0.987+[.B5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4.7436059195137" calcext:value-type="float">
            <text:p>74.7436059195137</text:p>
          </table:table-cell>
          <table:table-cell table:formula="of:=RAND()*100" office:value-type="float" office:value="22.7390672850056" calcext:value-type="float">
            <text:p>22.7390672850056</text:p>
          </table:table-cell>
          <table:table-cell table:formula="of:=IF([.A54]*0.987+[.B5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.61268007725869" calcext:value-type="float">
            <text:p>6.61268007725869</text:p>
          </table:table-cell>
          <table:table-cell table:formula="of:=RAND()*100" office:value-type="float" office:value="61.1283759441756" calcext:value-type="float">
            <text:p>61.1283759441756</text:p>
          </table:table-cell>
          <table:table-cell table:formula="of:=IF([.A55]*0.987+[.B5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5.5127390150498" calcext:value-type="float">
            <text:p>85.5127390150498</text:p>
          </table:table-cell>
          <table:table-cell table:formula="of:=RAND()*100" office:value-type="float" office:value="16.9668955662012" calcext:value-type="float">
            <text:p>16.9668955662012</text:p>
          </table:table-cell>
          <table:table-cell table:formula="of:=IF([.A56]*0.987+[.B5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6.2397499207116" calcext:value-type="float">
            <text:p>46.2397499207116</text:p>
          </table:table-cell>
          <table:table-cell table:formula="of:=RAND()*100" office:value-type="float" office:value="8.52465296989691" calcext:value-type="float">
            <text:p>8.52465296989691</text:p>
          </table:table-cell>
          <table:table-cell table:formula="of:=IF([.A57]*0.987+[.B5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9.7564754748464" calcext:value-type="float">
            <text:p>99.7564754748464</text:p>
          </table:table-cell>
          <table:table-cell table:formula="of:=RAND()*100" office:value-type="float" office:value="13.1759706986943" calcext:value-type="float">
            <text:p>13.1759706986943</text:p>
          </table:table-cell>
          <table:table-cell table:formula="of:=IF([.A58]*0.987+[.B5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9.3489585373962" calcext:value-type="float">
            <text:p>19.3489585373962</text:p>
          </table:table-cell>
          <table:table-cell table:formula="of:=RAND()*100" office:value-type="float" office:value="38.6214259348759" calcext:value-type="float">
            <text:p>38.6214259348759</text:p>
          </table:table-cell>
          <table:table-cell table:formula="of:=IF([.A59]*0.987+[.B5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7.2874302219767" calcext:value-type="float">
            <text:p>47.2874302219767</text:p>
          </table:table-cell>
          <table:table-cell table:formula="of:=RAND()*100" office:value-type="float" office:value="35.1813793274649" calcext:value-type="float">
            <text:p>35.1813793274649</text:p>
          </table:table-cell>
          <table:table-cell table:formula="of:=IF([.A60]*0.987+[.B6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8.5101911277463" calcext:value-type="float">
            <text:p>48.5101911277463</text:p>
          </table:table-cell>
          <table:table-cell table:formula="of:=RAND()*100" office:value-type="float" office:value="9.77181685060925" calcext:value-type="float">
            <text:p>9.77181685060925</text:p>
          </table:table-cell>
          <table:table-cell table:formula="of:=IF([.A61]*0.987+[.B6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.94369556621129" calcext:value-type="float">
            <text:p>7.94369556621129</text:p>
          </table:table-cell>
          <table:table-cell table:formula="of:=RAND()*100" office:value-type="float" office:value="31.4227126168982" calcext:value-type="float">
            <text:p>31.4227126168982</text:p>
          </table:table-cell>
          <table:table-cell table:formula="of:=IF([.A62]*0.987+[.B6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.61777839365957" calcext:value-type="float">
            <text:p>5.61777839365957</text:p>
          </table:table-cell>
          <table:table-cell table:formula="of:=RAND()*100" office:value-type="float" office:value="43.4425877927049" calcext:value-type="float">
            <text:p>43.4425877927049</text:p>
          </table:table-cell>
          <table:table-cell table:formula="of:=IF([.A63]*0.987+[.B6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0.597553950356803" calcext:value-type="float">
            <text:p>0.597553950356803</text:p>
          </table:table-cell>
          <table:table-cell table:formula="of:=RAND()*100" office:value-type="float" office:value="94.003149695619" calcext:value-type="float">
            <text:p>94.003149695619</text:p>
          </table:table-cell>
          <table:table-cell table:formula="of:=IF([.A64]*0.987+[.B6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4.565212517009" calcext:value-type="float">
            <text:p>44.565212517009</text:p>
          </table:table-cell>
          <table:table-cell table:formula="of:=RAND()*100" office:value-type="float" office:value="7.50926780135831" calcext:value-type="float">
            <text:p>7.50926780135831</text:p>
          </table:table-cell>
          <table:table-cell table:formula="of:=IF([.A65]*0.987+[.B6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0.2097990559412" calcext:value-type="float">
            <text:p>30.2097990559412</text:p>
          </table:table-cell>
          <table:table-cell table:formula="of:=RAND()*100" office:value-type="float" office:value="28.6313611581754" calcext:value-type="float">
            <text:p>28.6313611581754</text:p>
          </table:table-cell>
          <table:table-cell table:formula="of:=IF([.A66]*0.987+[.B6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2.1631071129562" calcext:value-type="float">
            <text:p>62.1631071129562</text:p>
          </table:table-cell>
          <table:table-cell table:formula="of:=RAND()*100" office:value-type="float" office:value="74.4741524700346" calcext:value-type="float">
            <text:p>74.4741524700346</text:p>
          </table:table-cell>
          <table:table-cell table:formula="of:=IF([.A67]*0.987+[.B6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1.4375909499781" calcext:value-type="float">
            <text:p>31.4375909499781</text:p>
          </table:table-cell>
          <table:table-cell table:formula="of:=RAND()*100" office:value-type="float" office:value="75.5292267557537" calcext:value-type="float">
            <text:p>75.5292267557537</text:p>
          </table:table-cell>
          <table:table-cell table:formula="of:=IF([.A68]*0.987+[.B6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5.6134310163076" calcext:value-type="float">
            <text:p>75.6134310163076</text:p>
          </table:table-cell>
          <table:table-cell table:formula="of:=RAND()*100" office:value-type="float" office:value="32.0067238685693" calcext:value-type="float">
            <text:p>32.0067238685693</text:p>
          </table:table-cell>
          <table:table-cell table:formula="of:=IF([.A69]*0.987+[.B6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1.5069074681082" calcext:value-type="float">
            <text:p>81.5069074681082</text:p>
          </table:table-cell>
          <table:table-cell table:formula="of:=RAND()*100" office:value-type="float" office:value="1.58627506884512" calcext:value-type="float">
            <text:p>1.58627506884512</text:p>
          </table:table-cell>
          <table:table-cell table:formula="of:=IF([.A70]*0.987+[.B7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4.3621327884477" calcext:value-type="float">
            <text:p>64.3621327884477</text:p>
          </table:table-cell>
          <table:table-cell table:formula="of:=RAND()*100" office:value-type="float" office:value="58.8613042499135" calcext:value-type="float">
            <text:p>58.8613042499135</text:p>
          </table:table-cell>
          <table:table-cell table:formula="of:=IF([.A71]*0.987+[.B7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8.1328681347688" calcext:value-type="float">
            <text:p>38.1328681347688</text:p>
          </table:table-cell>
          <table:table-cell table:formula="of:=RAND()*100" office:value-type="float" office:value="86.9134570644985" calcext:value-type="float">
            <text:p>86.9134570644985</text:p>
          </table:table-cell>
          <table:table-cell table:formula="of:=IF([.A72]*0.987+[.B7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7.5931389043414" calcext:value-type="float">
            <text:p>47.5931389043414</text:p>
          </table:table-cell>
          <table:table-cell table:formula="of:=RAND()*100" office:value-type="float" office:value="14.6813445987709" calcext:value-type="float">
            <text:p>14.6813445987709</text:p>
          </table:table-cell>
          <table:table-cell table:formula="of:=IF([.A73]*0.987+[.B7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2.6866046978146" calcext:value-type="float">
            <text:p>82.6866046978146</text:p>
          </table:table-cell>
          <table:table-cell table:formula="of:=RAND()*100" office:value-type="float" office:value="95.3355380614476" calcext:value-type="float">
            <text:p>95.3355380614476</text:p>
          </table:table-cell>
          <table:table-cell table:formula="of:=IF([.A74]*0.987+[.B7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4.3786742347475" calcext:value-type="float">
            <text:p>74.3786742347475</text:p>
          </table:table-cell>
          <table:table-cell table:formula="of:=RAND()*100" office:value-type="float" office:value="80.6777846680355" calcext:value-type="float">
            <text:p>80.6777846680355</text:p>
          </table:table-cell>
          <table:table-cell table:formula="of:=IF([.A75]*0.987+[.B7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0.1882380441783" calcext:value-type="float">
            <text:p>90.1882380441783</text:p>
          </table:table-cell>
          <table:table-cell table:formula="of:=RAND()*100" office:value-type="float" office:value="91.2426759644572" calcext:value-type="float">
            <text:p>91.2426759644572</text:p>
          </table:table-cell>
          <table:table-cell table:formula="of:=IF([.A76]*0.987+[.B7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9.2785453452892" calcext:value-type="float">
            <text:p>19.2785453452892</text:p>
          </table:table-cell>
          <table:table-cell table:formula="of:=RAND()*100" office:value-type="float" office:value="83.5702826878695" calcext:value-type="float">
            <text:p>83.5702826878695</text:p>
          </table:table-cell>
          <table:table-cell table:formula="of:=IF([.A77]*0.987+[.B7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6.1731106328563" calcext:value-type="float">
            <text:p>16.1731106328563</text:p>
          </table:table-cell>
          <table:table-cell table:formula="of:=RAND()*100" office:value-type="float" office:value="68.5821066763354" calcext:value-type="float">
            <text:p>68.5821066763354</text:p>
          </table:table-cell>
          <table:table-cell table:formula="of:=IF([.A78]*0.987+[.B7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0.4031735816398" calcext:value-type="float">
            <text:p>20.4031735816398</text:p>
          </table:table-cell>
          <table:table-cell table:formula="of:=RAND()*100" office:value-type="float" office:value="4.6083929597672" calcext:value-type="float">
            <text:p>4.6083929597672</text:p>
          </table:table-cell>
          <table:table-cell table:formula="of:=IF([.A79]*0.987+[.B7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2.8525584263207" calcext:value-type="float">
            <text:p>32.8525584263207</text:p>
          </table:table-cell>
          <table:table-cell table:formula="of:=RAND()*100" office:value-type="float" office:value="13.0699298357505" calcext:value-type="float">
            <text:p>13.0699298357505</text:p>
          </table:table-cell>
          <table:table-cell table:formula="of:=IF([.A80]*0.987+[.B8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3.3725645211702" calcext:value-type="float">
            <text:p>73.3725645211702</text:p>
          </table:table-cell>
          <table:table-cell table:formula="of:=RAND()*100" office:value-type="float" office:value="47.1065643643398" calcext:value-type="float">
            <text:p>47.1065643643398</text:p>
          </table:table-cell>
          <table:table-cell table:formula="of:=IF([.A81]*0.987+[.B8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9.637955597854" calcext:value-type="float">
            <text:p>99.637955597854</text:p>
          </table:table-cell>
          <table:table-cell table:formula="of:=RAND()*100" office:value-type="float" office:value="92.2635819963905" calcext:value-type="float">
            <text:p>92.2635819963905</text:p>
          </table:table-cell>
          <table:table-cell table:formula="of:=IF([.A82]*0.987+[.B8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8.2221791498521" calcext:value-type="float">
            <text:p>68.2221791498521</text:p>
          </table:table-cell>
          <table:table-cell table:formula="of:=RAND()*100" office:value-type="float" office:value="38.9642155711114" calcext:value-type="float">
            <text:p>38.9642155711114</text:p>
          </table:table-cell>
          <table:table-cell table:formula="of:=IF([.A83]*0.987+[.B8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0.6663377510418" calcext:value-type="float">
            <text:p>70.6663377510418</text:p>
          </table:table-cell>
          <table:table-cell table:formula="of:=RAND()*100" office:value-type="float" office:value="4.2284633421276" calcext:value-type="float">
            <text:p>4.2284633421276</text:p>
          </table:table-cell>
          <table:table-cell table:formula="of:=IF([.A84]*0.987+[.B8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1.3261953602679" calcext:value-type="float">
            <text:p>91.3261953602679</text:p>
          </table:table-cell>
          <table:table-cell table:formula="of:=RAND()*100" office:value-type="float" office:value="78.259329590375" calcext:value-type="float">
            <text:p>78.259329590375</text:p>
          </table:table-cell>
          <table:table-cell table:formula="of:=IF([.A85]*0.987+[.B8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.82006883918506" calcext:value-type="float">
            <text:p>3.82006883918506</text:p>
          </table:table-cell>
          <table:table-cell table:formula="of:=RAND()*100" office:value-type="float" office:value="16.2692268104167" calcext:value-type="float">
            <text:p>16.2692268104167</text:p>
          </table:table-cell>
          <table:table-cell table:formula="of:=IF([.A86]*0.987+[.B8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0.6369735508468" calcext:value-type="float">
            <text:p>80.6369735508468</text:p>
          </table:table-cell>
          <table:table-cell table:formula="of:=RAND()*100" office:value-type="float" office:value="58.8529958293762" calcext:value-type="float">
            <text:p>58.8529958293762</text:p>
          </table:table-cell>
          <table:table-cell table:formula="of:=IF([.A87]*0.987+[.B8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0.7121812940854" calcext:value-type="float">
            <text:p>30.7121812940854</text:p>
          </table:table-cell>
          <table:table-cell table:formula="of:=RAND()*100" office:value-type="float" office:value="98.1446512414253" calcext:value-type="float">
            <text:p>98.1446512414253</text:p>
          </table:table-cell>
          <table:table-cell table:formula="of:=IF([.A88]*0.987+[.B8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5.7646567296534" calcext:value-type="float">
            <text:p>75.7646567296534</text:p>
          </table:table-cell>
          <table:table-cell table:formula="of:=RAND()*100" office:value-type="float" office:value="63.8725400383835" calcext:value-type="float">
            <text:p>63.8725400383835</text:p>
          </table:table-cell>
          <table:table-cell table:formula="of:=IF([.A89]*0.987+[.B8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6.0469829628367" calcext:value-type="float">
            <text:p>16.0469829628367</text:p>
          </table:table-cell>
          <table:table-cell table:formula="of:=RAND()*100" office:value-type="float" office:value="32.0437273933193" calcext:value-type="float">
            <text:p>32.0437273933193</text:p>
          </table:table-cell>
          <table:table-cell table:formula="of:=IF([.A90]*0.987+[.B9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4.0194928035836" calcext:value-type="float">
            <text:p>24.0194928035836</text:p>
          </table:table-cell>
          <table:table-cell table:formula="of:=RAND()*100" office:value-type="float" office:value="17.9353578215264" calcext:value-type="float">
            <text:p>17.9353578215264</text:p>
          </table:table-cell>
          <table:table-cell table:formula="of:=IF([.A91]*0.987+[.B9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9.187480776904" calcext:value-type="float">
            <text:p>49.187480776904</text:p>
          </table:table-cell>
          <table:table-cell table:formula="of:=RAND()*100" office:value-type="float" office:value="92.8178051296404" calcext:value-type="float">
            <text:p>92.8178051296404</text:p>
          </table:table-cell>
          <table:table-cell table:formula="of:=IF([.A92]*0.987+[.B9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4.6689603510099" calcext:value-type="float">
            <text:p>74.6689603510099</text:p>
          </table:table-cell>
          <table:table-cell table:formula="of:=RAND()*100" office:value-type="float" office:value="33.3789731428003" calcext:value-type="float">
            <text:p>33.3789731428003</text:p>
          </table:table-cell>
          <table:table-cell table:formula="of:=IF([.A93]*0.987+[.B9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9.9348644322862" calcext:value-type="float">
            <text:p>29.9348644322862</text:p>
          </table:table-cell>
          <table:table-cell table:formula="of:=RAND()*100" office:value-type="float" office:value="95.0899900057044" calcext:value-type="float">
            <text:p>95.0899900057044</text:p>
          </table:table-cell>
          <table:table-cell table:formula="of:=IF([.A94]*0.987+[.B9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5.6334376230336" calcext:value-type="float">
            <text:p>85.6334376230336</text:p>
          </table:table-cell>
          <table:table-cell table:formula="of:=RAND()*100" office:value-type="float" office:value="46.4979149962401" calcext:value-type="float">
            <text:p>46.4979149962401</text:p>
          </table:table-cell>
          <table:table-cell table:formula="of:=IF([.A95]*0.987+[.B9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7.7278351679335" calcext:value-type="float">
            <text:p>57.7278351679335</text:p>
          </table:table-cell>
          <table:table-cell table:formula="of:=RAND()*100" office:value-type="float" office:value="88.3924898806369" calcext:value-type="float">
            <text:p>88.3924898806369</text:p>
          </table:table-cell>
          <table:table-cell table:formula="of:=IF([.A96]*0.987+[.B9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2.1365090637502" calcext:value-type="float">
            <text:p>72.1365090637502</text:p>
          </table:table-cell>
          <table:table-cell table:formula="of:=RAND()*100" office:value-type="float" office:value="34.2257879606488" calcext:value-type="float">
            <text:p>34.2257879606488</text:p>
          </table:table-cell>
          <table:table-cell table:formula="of:=IF([.A97]*0.987+[.B9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5.6939450084144" calcext:value-type="float">
            <text:p>85.6939450084144</text:p>
          </table:table-cell>
          <table:table-cell table:formula="of:=RAND()*100" office:value-type="float" office:value="29.6936951268047" calcext:value-type="float">
            <text:p>29.6936951268047</text:p>
          </table:table-cell>
          <table:table-cell table:formula="of:=IF([.A98]*0.987+[.B9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5.9244638935824" calcext:value-type="float">
            <text:p>25.9244638935824</text:p>
          </table:table-cell>
          <table:table-cell table:formula="of:=RAND()*100" office:value-type="float" office:value="33.2246903285723" calcext:value-type="float">
            <text:p>33.2246903285723</text:p>
          </table:table-cell>
          <table:table-cell table:formula="of:=IF([.A99]*0.987+[.B9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2.4550006192988" calcext:value-type="float">
            <text:p>72.4550006192988</text:p>
          </table:table-cell>
          <table:table-cell table:formula="of:=RAND()*100" office:value-type="float" office:value="66.0248703767364" calcext:value-type="float">
            <text:p>66.0248703767364</text:p>
          </table:table-cell>
          <table:table-cell table:formula="of:=IF([.A100]*0.987+[.B10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1.0659688510335" calcext:value-type="float">
            <text:p>61.0659688510335</text:p>
          </table:table-cell>
          <table:table-cell table:formula="of:=RAND()*100" office:value-type="float" office:value="3.29321193314072" calcext:value-type="float">
            <text:p>3.29321193314072</text:p>
          </table:table-cell>
          <table:table-cell table:formula="of:=IF([.A101]*0.987+[.B10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7.4412785105939" calcext:value-type="float">
            <text:p>17.4412785105939</text:p>
          </table:table-cell>
          <table:table-cell table:formula="of:=RAND()*100" office:value-type="float" office:value="92.2545970302632" calcext:value-type="float">
            <text:p>92.2545970302632</text:p>
          </table:table-cell>
          <table:table-cell table:formula="of:=IF([.A102]*0.987+[.B10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.07657223256998" calcext:value-type="float">
            <text:p>7.07657223256998</text:p>
          </table:table-cell>
          <table:table-cell table:formula="of:=RAND()*100" office:value-type="float" office:value="67.8580855785716" calcext:value-type="float">
            <text:p>67.8580855785716</text:p>
          </table:table-cell>
          <table:table-cell table:formula="of:=IF([.A103]*0.987+[.B10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3.5736216154429" calcext:value-type="float">
            <text:p>33.5736216154429</text:p>
          </table:table-cell>
          <table:table-cell table:formula="of:=RAND()*100" office:value-type="float" office:value="13.122623040422" calcext:value-type="float">
            <text:p>13.122623040422</text:p>
          </table:table-cell>
          <table:table-cell table:formula="of:=IF([.A104]*0.987+[.B10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3.8865459021973" calcext:value-type="float">
            <text:p>83.8865459021973</text:p>
          </table:table-cell>
          <table:table-cell table:formula="of:=RAND()*100" office:value-type="float" office:value="65.4153916464451" calcext:value-type="float">
            <text:p>65.4153916464451</text:p>
          </table:table-cell>
          <table:table-cell table:formula="of:=IF([.A105]*0.987+[.B10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0.0777772113904" calcext:value-type="float">
            <text:p>40.0777772113904</text:p>
          </table:table-cell>
          <table:table-cell table:formula="of:=RAND()*100" office:value-type="float" office:value="8.48486607358572" calcext:value-type="float">
            <text:p>8.48486607358572</text:p>
          </table:table-cell>
          <table:table-cell table:formula="of:=IF([.A106]*0.987+[.B10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0.236167524634569" calcext:value-type="float">
            <text:p>0.236167524634569</text:p>
          </table:table-cell>
          <table:table-cell table:formula="of:=RAND()*100" office:value-type="float" office:value="46.1415662790366" calcext:value-type="float">
            <text:p>46.1415662790366</text:p>
          </table:table-cell>
          <table:table-cell table:formula="of:=IF([.A107]*0.987+[.B10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9.3591160173711" calcext:value-type="float">
            <text:p>39.3591160173711</text:p>
          </table:table-cell>
          <table:table-cell table:formula="of:=RAND()*100" office:value-type="float" office:value="74.1841268262165" calcext:value-type="float">
            <text:p>74.1841268262165</text:p>
          </table:table-cell>
          <table:table-cell table:formula="of:=IF([.A108]*0.987+[.B10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7.2646860162094" calcext:value-type="float">
            <text:p>77.2646860162094</text:p>
          </table:table-cell>
          <table:table-cell table:formula="of:=RAND()*100" office:value-type="float" office:value="96.6817429720618" calcext:value-type="float">
            <text:p>96.6817429720618</text:p>
          </table:table-cell>
          <table:table-cell table:formula="of:=IF([.A109]*0.987+[.B10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1.3405871501758" calcext:value-type="float">
            <text:p>41.3405871501758</text:p>
          </table:table-cell>
          <table:table-cell table:formula="of:=RAND()*100" office:value-type="float" office:value="64.2012824174011" calcext:value-type="float">
            <text:p>64.2012824174011</text:p>
          </table:table-cell>
          <table:table-cell table:formula="of:=IF([.A110]*0.987+[.B11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0.8210021728646" calcext:value-type="float">
            <text:p>80.8210021728646</text:p>
          </table:table-cell>
          <table:table-cell table:formula="of:=RAND()*100" office:value-type="float" office:value="4.02949049642968" calcext:value-type="float">
            <text:p>4.02949049642968</text:p>
          </table:table-cell>
          <table:table-cell table:formula="of:=IF([.A111]*0.987+[.B11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6.7938862939549" calcext:value-type="float">
            <text:p>96.7938862939549</text:p>
          </table:table-cell>
          <table:table-cell table:formula="of:=RAND()*100" office:value-type="float" office:value="39.6409163658383" calcext:value-type="float">
            <text:p>39.6409163658383</text:p>
          </table:table-cell>
          <table:table-cell table:formula="of:=IF([.A112]*0.987+[.B11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8.3049741885602" calcext:value-type="float">
            <text:p>18.3049741885602</text:p>
          </table:table-cell>
          <table:table-cell table:formula="of:=RAND()*100" office:value-type="float" office:value="86.4976516178057" calcext:value-type="float">
            <text:p>86.4976516178057</text:p>
          </table:table-cell>
          <table:table-cell table:formula="of:=IF([.A113]*0.987+[.B11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3.3150040474477" calcext:value-type="float">
            <text:p>63.3150040474477</text:p>
          </table:table-cell>
          <table:table-cell table:formula="of:=RAND()*100" office:value-type="float" office:value="0.87561389124175" calcext:value-type="float">
            <text:p>0.87561389124175</text:p>
          </table:table-cell>
          <table:table-cell table:formula="of:=IF([.A114]*0.987+[.B11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9.7211766129608" calcext:value-type="float">
            <text:p>69.7211766129608</text:p>
          </table:table-cell>
          <table:table-cell table:formula="of:=RAND()*100" office:value-type="float" office:value="56.2710717793128" calcext:value-type="float">
            <text:p>56.2710717793128</text:p>
          </table:table-cell>
          <table:table-cell table:formula="of:=IF([.A115]*0.987+[.B11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7.3664807331017" calcext:value-type="float">
            <text:p>57.3664807331017</text:p>
          </table:table-cell>
          <table:table-cell table:formula="of:=RAND()*100" office:value-type="float" office:value="36.1697008710977" calcext:value-type="float">
            <text:p>36.1697008710977</text:p>
          </table:table-cell>
          <table:table-cell table:formula="of:=IF([.A116]*0.987+[.B11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2.3903444123936" calcext:value-type="float">
            <text:p>12.3903444123936</text:p>
          </table:table-cell>
          <table:table-cell table:formula="of:=RAND()*100" office:value-type="float" office:value="32.3307861463187" calcext:value-type="float">
            <text:p>32.3307861463187</text:p>
          </table:table-cell>
          <table:table-cell table:formula="of:=IF([.A117]*0.987+[.B11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5.9550667007368" calcext:value-type="float">
            <text:p>75.9550667007368</text:p>
          </table:table-cell>
          <table:table-cell table:formula="of:=RAND()*100" office:value-type="float" office:value="45.2695175568423" calcext:value-type="float">
            <text:p>45.2695175568423</text:p>
          </table:table-cell>
          <table:table-cell table:formula="of:=IF([.A118]*0.987+[.B11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2.2408493849441" calcext:value-type="float">
            <text:p>82.2408493849441</text:p>
          </table:table-cell>
          <table:table-cell table:formula="of:=RAND()*100" office:value-type="float" office:value="65.7225140100943" calcext:value-type="float">
            <text:p>65.7225140100943</text:p>
          </table:table-cell>
          <table:table-cell table:formula="of:=IF([.A119]*0.987+[.B11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.53695204190999" calcext:value-type="float">
            <text:p>5.53695204190999</text:p>
          </table:table-cell>
          <table:table-cell table:formula="of:=RAND()*100" office:value-type="float" office:value="91.2234985351281" calcext:value-type="float">
            <text:p>91.2234985351281</text:p>
          </table:table-cell>
          <table:table-cell table:formula="of:=IF([.A120]*0.987+[.B12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6.9838296668722" calcext:value-type="float">
            <text:p>86.9838296668722</text:p>
          </table:table-cell>
          <table:table-cell table:formula="of:=RAND()*100" office:value-type="float" office:value="1.05989836123897" calcext:value-type="float">
            <text:p>1.05989836123897</text:p>
          </table:table-cell>
          <table:table-cell table:formula="of:=IF([.A121]*0.987+[.B12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0.1758884399362" calcext:value-type="float">
            <text:p>10.1758884399362</text:p>
          </table:table-cell>
          <table:table-cell table:formula="of:=RAND()*100" office:value-type="float" office:value="61.6677081915368" calcext:value-type="float">
            <text:p>61.6677081915368</text:p>
          </table:table-cell>
          <table:table-cell table:formula="of:=IF([.A122]*0.987+[.B12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9.7832996930243" calcext:value-type="float">
            <text:p>59.7832996930243</text:p>
          </table:table-cell>
          <table:table-cell table:formula="of:=RAND()*100" office:value-type="float" office:value="17.0697600143562" calcext:value-type="float">
            <text:p>17.0697600143562</text:p>
          </table:table-cell>
          <table:table-cell table:formula="of:=IF([.A123]*0.987+[.B12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6.1908443818195" calcext:value-type="float">
            <text:p>16.1908443818195</text:p>
          </table:table-cell>
          <table:table-cell table:formula="of:=RAND()*100" office:value-type="float" office:value="12.6777530599337" calcext:value-type="float">
            <text:p>12.6777530599337</text:p>
          </table:table-cell>
          <table:table-cell table:formula="of:=IF([.A124]*0.987+[.B12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6.0549485865804" calcext:value-type="float">
            <text:p>46.0549485865804</text:p>
          </table:table-cell>
          <table:table-cell table:formula="of:=RAND()*100" office:value-type="float" office:value="91.986390654903" calcext:value-type="float">
            <text:p>91.986390654903</text:p>
          </table:table-cell>
          <table:table-cell table:formula="of:=IF([.A125]*0.987+[.B12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5.5120759778542" calcext:value-type="float">
            <text:p>85.5120759778542</text:p>
          </table:table-cell>
          <table:table-cell table:formula="of:=RAND()*100" office:value-type="float" office:value="35.7495816673579" calcext:value-type="float">
            <text:p>35.7495816673579</text:p>
          </table:table-cell>
          <table:table-cell table:formula="of:=IF([.A126]*0.987+[.B12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8.3814647471805" calcext:value-type="float">
            <text:p>98.3814647471805</text:p>
          </table:table-cell>
          <table:table-cell table:formula="of:=RAND()*100" office:value-type="float" office:value="64.8937223878213" calcext:value-type="float">
            <text:p>64.8937223878213</text:p>
          </table:table-cell>
          <table:table-cell table:formula="of:=IF([.A127]*0.987+[.B12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7.3788266422111" calcext:value-type="float">
            <text:p>37.3788266422111</text:p>
          </table:table-cell>
          <table:table-cell table:formula="of:=RAND()*100" office:value-type="float" office:value="7.17541320939901" calcext:value-type="float">
            <text:p>7.17541320939901</text:p>
          </table:table-cell>
          <table:table-cell table:formula="of:=IF([.A128]*0.987+[.B12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9.3298229121003" calcext:value-type="float">
            <text:p>39.3298229121003</text:p>
          </table:table-cell>
          <table:table-cell table:formula="of:=RAND()*100" office:value-type="float" office:value="67.229789396092" calcext:value-type="float">
            <text:p>67.229789396092</text:p>
          </table:table-cell>
          <table:table-cell table:formula="of:=IF([.A129]*0.987+[.B12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0.8593222422533" calcext:value-type="float">
            <text:p>80.8593222422533</text:p>
          </table:table-cell>
          <table:table-cell table:formula="of:=RAND()*100" office:value-type="float" office:value="5.17802161144022" calcext:value-type="float">
            <text:p>5.17802161144022</text:p>
          </table:table-cell>
          <table:table-cell table:formula="of:=IF([.A130]*0.987+[.B13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9.1341252758561" calcext:value-type="float">
            <text:p>79.1341252758561</text:p>
          </table:table-cell>
          <table:table-cell table:formula="of:=RAND()*100" office:value-type="float" office:value="25.0022394309748" calcext:value-type="float">
            <text:p>25.0022394309748</text:p>
          </table:table-cell>
          <table:table-cell table:formula="of:=IF([.A131]*0.987+[.B13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2.0308424987298" calcext:value-type="float">
            <text:p>62.0308424987298</text:p>
          </table:table-cell>
          <table:table-cell table:formula="of:=RAND()*100" office:value-type="float" office:value="89.1077316503234" calcext:value-type="float">
            <text:p>89.1077316503234</text:p>
          </table:table-cell>
          <table:table-cell table:formula="of:=IF([.A132]*0.987+[.B13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1.4402127326699" calcext:value-type="float">
            <text:p>81.4402127326699</text:p>
          </table:table-cell>
          <table:table-cell table:formula="of:=RAND()*100" office:value-type="float" office:value="22.6301520969865" calcext:value-type="float">
            <text:p>22.6301520969865</text:p>
          </table:table-cell>
          <table:table-cell table:formula="of:=IF([.A133]*0.987+[.B13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9.4272796378249" calcext:value-type="float">
            <text:p>39.4272796378249</text:p>
          </table:table-cell>
          <table:table-cell table:formula="of:=RAND()*100" office:value-type="float" office:value="42.2253119550308" calcext:value-type="float">
            <text:p>42.2253119550308</text:p>
          </table:table-cell>
          <table:table-cell table:formula="of:=IF([.A134]*0.987+[.B13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5.3795674842363" calcext:value-type="float">
            <text:p>15.3795674842363</text:p>
          </table:table-cell>
          <table:table-cell table:formula="of:=RAND()*100" office:value-type="float" office:value="29.7462891811196" calcext:value-type="float">
            <text:p>29.7462891811196</text:p>
          </table:table-cell>
          <table:table-cell table:formula="of:=IF([.A135]*0.987+[.B13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7.2129346298825" calcext:value-type="float">
            <text:p>27.2129346298825</text:p>
          </table:table-cell>
          <table:table-cell table:formula="of:=RAND()*100" office:value-type="float" office:value="66.1117425295084" calcext:value-type="float">
            <text:p>66.1117425295084</text:p>
          </table:table-cell>
          <table:table-cell table:formula="of:=IF([.A136]*0.987+[.B13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3.5139566083606" calcext:value-type="float">
            <text:p>93.5139566083606</text:p>
          </table:table-cell>
          <table:table-cell table:formula="of:=RAND()*100" office:value-type="float" office:value="69.5649494713295" calcext:value-type="float">
            <text:p>69.5649494713295</text:p>
          </table:table-cell>
          <table:table-cell table:formula="of:=IF([.A137]*0.987+[.B13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6.0433044381118" calcext:value-type="float">
            <text:p>86.0433044381118</text:p>
          </table:table-cell>
          <table:table-cell table:formula="of:=RAND()*100" office:value-type="float" office:value="99.1892112060953" calcext:value-type="float">
            <text:p>99.1892112060953</text:p>
          </table:table-cell>
          <table:table-cell table:formula="of:=IF([.A138]*0.987+[.B13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0.164727308456538" calcext:value-type="float">
            <text:p>0.164727308456538</text:p>
          </table:table-cell>
          <table:table-cell table:formula="of:=RAND()*100" office:value-type="float" office:value="21.2788580284383" calcext:value-type="float">
            <text:p>21.2788580284383</text:p>
          </table:table-cell>
          <table:table-cell table:formula="of:=IF([.A139]*0.987+[.B13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7.0214490005805" calcext:value-type="float">
            <text:p>17.0214490005805</text:p>
          </table:table-cell>
          <table:table-cell table:formula="of:=RAND()*100" office:value-type="float" office:value="99.1585896467479" calcext:value-type="float">
            <text:p>99.1585896467479</text:p>
          </table:table-cell>
          <table:table-cell table:formula="of:=IF([.A140]*0.987+[.B14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2.7697962470453" calcext:value-type="float">
            <text:p>72.7697962470453</text:p>
          </table:table-cell>
          <table:table-cell table:formula="of:=RAND()*100" office:value-type="float" office:value="70.8907941720975" calcext:value-type="float">
            <text:p>70.8907941720975</text:p>
          </table:table-cell>
          <table:table-cell table:formula="of:=IF([.A141]*0.987+[.B14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6.9758704895667" calcext:value-type="float">
            <text:p>86.9758704895667</text:p>
          </table:table-cell>
          <table:table-cell table:formula="of:=RAND()*100" office:value-type="float" office:value="49.5076288449246" calcext:value-type="float">
            <text:p>49.5076288449246</text:p>
          </table:table-cell>
          <table:table-cell table:formula="of:=IF([.A142]*0.987+[.B14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1.7564332265963" calcext:value-type="float">
            <text:p>91.7564332265963</text:p>
          </table:table-cell>
          <table:table-cell table:formula="of:=RAND()*100" office:value-type="float" office:value="25.9462904851462" calcext:value-type="float">
            <text:p>25.9462904851462</text:p>
          </table:table-cell>
          <table:table-cell table:formula="of:=IF([.A143]*0.987+[.B14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.57449590306773" calcext:value-type="float">
            <text:p>8.57449590306773</text:p>
          </table:table-cell>
          <table:table-cell table:formula="of:=RAND()*100" office:value-type="float" office:value="7.24751996564562" calcext:value-type="float">
            <text:p>7.24751996564562</text:p>
          </table:table-cell>
          <table:table-cell table:formula="of:=IF([.A144]*0.987+[.B14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2.7500410243419" calcext:value-type="float">
            <text:p>52.7500410243419</text:p>
          </table:table-cell>
          <table:table-cell table:formula="of:=RAND()*100" office:value-type="float" office:value="37.2716633594897" calcext:value-type="float">
            <text:p>37.2716633594897</text:p>
          </table:table-cell>
          <table:table-cell table:formula="of:=IF([.A145]*0.987+[.B14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8.8172487177823" calcext:value-type="float">
            <text:p>18.8172487177823</text:p>
          </table:table-cell>
          <table:table-cell table:formula="of:=RAND()*100" office:value-type="float" office:value="78.6755124284347" calcext:value-type="float">
            <text:p>78.6755124284347</text:p>
          </table:table-cell>
          <table:table-cell table:formula="of:=IF([.A146]*0.987+[.B14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.52507387766241" calcext:value-type="float">
            <text:p>7.52507387766241</text:p>
          </table:table-cell>
          <table:table-cell table:formula="of:=RAND()*100" office:value-type="float" office:value="40.4019030282809" calcext:value-type="float">
            <text:p>40.4019030282809</text:p>
          </table:table-cell>
          <table:table-cell table:formula="of:=IF([.A147]*0.987+[.B14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.85732501636356" calcext:value-type="float">
            <text:p>7.85732501636356</text:p>
          </table:table-cell>
          <table:table-cell table:formula="of:=RAND()*100" office:value-type="float" office:value="81.5914607286479" calcext:value-type="float">
            <text:p>81.5914607286479</text:p>
          </table:table-cell>
          <table:table-cell table:formula="of:=IF([.A148]*0.987+[.B14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1.336264098406" calcext:value-type="float">
            <text:p>61.336264098406</text:p>
          </table:table-cell>
          <table:table-cell table:formula="of:=RAND()*100" office:value-type="float" office:value="40.7755126900225" calcext:value-type="float">
            <text:p>40.7755126900225</text:p>
          </table:table-cell>
          <table:table-cell table:formula="of:=IF([.A149]*0.987+[.B14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7.1554116129432" calcext:value-type="float">
            <text:p>67.1554116129432</text:p>
          </table:table-cell>
          <table:table-cell table:formula="of:=RAND()*100" office:value-type="float" office:value="45.2099380892495" calcext:value-type="float">
            <text:p>45.2099380892495</text:p>
          </table:table-cell>
          <table:table-cell table:formula="of:=IF([.A150]*0.987+[.B15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5.1112575019287" calcext:value-type="float">
            <text:p>15.1112575019287</text:p>
          </table:table-cell>
          <table:table-cell table:formula="of:=RAND()*100" office:value-type="float" office:value="4.68817083666838" calcext:value-type="float">
            <text:p>4.68817083666838</text:p>
          </table:table-cell>
          <table:table-cell table:formula="of:=IF([.A151]*0.987+[.B15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7.773922686545" calcext:value-type="float">
            <text:p>77.773922686545</text:p>
          </table:table-cell>
          <table:table-cell table:formula="of:=RAND()*100" office:value-type="float" office:value="12.2511509051804" calcext:value-type="float">
            <text:p>12.2511509051804</text:p>
          </table:table-cell>
          <table:table-cell table:formula="of:=IF([.A152]*0.987+[.B15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.98345262682377" calcext:value-type="float">
            <text:p>9.98345262682377</text:p>
          </table:table-cell>
          <table:table-cell table:formula="of:=RAND()*100" office:value-type="float" office:value="87.2359883213399" calcext:value-type="float">
            <text:p>87.2359883213399</text:p>
          </table:table-cell>
          <table:table-cell table:formula="of:=IF([.A153]*0.987+[.B15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.46985374303738" calcext:value-type="float">
            <text:p>9.46985374303738</text:p>
          </table:table-cell>
          <table:table-cell table:formula="of:=RAND()*100" office:value-type="float" office:value="71.8720126497312" calcext:value-type="float">
            <text:p>71.8720126497312</text:p>
          </table:table-cell>
          <table:table-cell table:formula="of:=IF([.A154]*0.987+[.B15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8.5543328695552" calcext:value-type="float">
            <text:p>88.5543328695552</text:p>
          </table:table-cell>
          <table:table-cell table:formula="of:=RAND()*100" office:value-type="float" office:value="6.61226756455697" calcext:value-type="float">
            <text:p>6.61226756455697</text:p>
          </table:table-cell>
          <table:table-cell table:formula="of:=IF([.A155]*0.987+[.B15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4.9401579132946" calcext:value-type="float">
            <text:p>24.9401579132946</text:p>
          </table:table-cell>
          <table:table-cell table:formula="of:=RAND()*100" office:value-type="float" office:value="86.9112313771864" calcext:value-type="float">
            <text:p>86.9112313771864</text:p>
          </table:table-cell>
          <table:table-cell table:formula="of:=IF([.A156]*0.987+[.B15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6.9519542776198" calcext:value-type="float">
            <text:p>86.9519542776198</text:p>
          </table:table-cell>
          <table:table-cell table:formula="of:=RAND()*100" office:value-type="float" office:value="64.8129782844182" calcext:value-type="float">
            <text:p>64.8129782844182</text:p>
          </table:table-cell>
          <table:table-cell table:formula="of:=IF([.A157]*0.987+[.B15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3.5506080605896" calcext:value-type="float">
            <text:p>93.5506080605896</text:p>
          </table:table-cell>
          <table:table-cell table:formula="of:=RAND()*100" office:value-type="float" office:value="88.8979215511784" calcext:value-type="float">
            <text:p>88.8979215511784</text:p>
          </table:table-cell>
          <table:table-cell table:formula="of:=IF([.A158]*0.987+[.B15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5.913626623634" calcext:value-type="float">
            <text:p>15.913626623634</text:p>
          </table:table-cell>
          <table:table-cell table:formula="of:=RAND()*100" office:value-type="float" office:value="49.5954306976851" calcext:value-type="float">
            <text:p>49.5954306976851</text:p>
          </table:table-cell>
          <table:table-cell table:formula="of:=IF([.A159]*0.987+[.B15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2.2702620248776" calcext:value-type="float">
            <text:p>22.2702620248776</text:p>
          </table:table-cell>
          <table:table-cell table:formula="of:=RAND()*100" office:value-type="float" office:value="57.3760589244212" calcext:value-type="float">
            <text:p>57.3760589244212</text:p>
          </table:table-cell>
          <table:table-cell table:formula="of:=IF([.A160]*0.987+[.B16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6.3226395492581" calcext:value-type="float">
            <text:p>16.3226395492581</text:p>
          </table:table-cell>
          <table:table-cell table:formula="of:=RAND()*100" office:value-type="float" office:value="27.6829883744423" calcext:value-type="float">
            <text:p>27.6829883744423</text:p>
          </table:table-cell>
          <table:table-cell table:formula="of:=IF([.A161]*0.987+[.B16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0.6973778983987" calcext:value-type="float">
            <text:p>10.6973778983987</text:p>
          </table:table-cell>
          <table:table-cell table:formula="of:=RAND()*100" office:value-type="float" office:value="28.1992164670199" calcext:value-type="float">
            <text:p>28.1992164670199</text:p>
          </table:table-cell>
          <table:table-cell table:formula="of:=IF([.A162]*0.987+[.B16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2.5471246935237" calcext:value-type="float">
            <text:p>62.5471246935237</text:p>
          </table:table-cell>
          <table:table-cell table:formula="of:=RAND()*100" office:value-type="float" office:value="37.674692095871" calcext:value-type="float">
            <text:p>37.674692095871</text:p>
          </table:table-cell>
          <table:table-cell table:formula="of:=IF([.A163]*0.987+[.B16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4.9593348813706" calcext:value-type="float">
            <text:p>14.9593348813706</text:p>
          </table:table-cell>
          <table:table-cell table:formula="of:=RAND()*100" office:value-type="float" office:value="34.9640657571731" calcext:value-type="float">
            <text:p>34.9640657571731</text:p>
          </table:table-cell>
          <table:table-cell table:formula="of:=IF([.A164]*0.987+[.B16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2.1117440180126" calcext:value-type="float">
            <text:p>72.1117440180126</text:p>
          </table:table-cell>
          <table:table-cell table:formula="of:=RAND()*100" office:value-type="float" office:value="31.0304780224471" calcext:value-type="float">
            <text:p>31.0304780224471</text:p>
          </table:table-cell>
          <table:table-cell table:formula="of:=IF([.A165]*0.987+[.B16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8.9320035881096" calcext:value-type="float">
            <text:p>38.9320035881096</text:p>
          </table:table-cell>
          <table:table-cell table:formula="of:=RAND()*100" office:value-type="float" office:value="29.8133940746912" calcext:value-type="float">
            <text:p>29.8133940746912</text:p>
          </table:table-cell>
          <table:table-cell table:formula="of:=IF([.A166]*0.987+[.B16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3.322917468952" calcext:value-type="float">
            <text:p>63.322917468952</text:p>
          </table:table-cell>
          <table:table-cell table:formula="of:=RAND()*100" office:value-type="float" office:value="64.0419600238812" calcext:value-type="float">
            <text:p>64.0419600238812</text:p>
          </table:table-cell>
          <table:table-cell table:formula="of:=IF([.A167]*0.987+[.B16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4.3076234015061" calcext:value-type="float">
            <text:p>34.3076234015061</text:p>
          </table:table-cell>
          <table:table-cell table:formula="of:=RAND()*100" office:value-type="float" office:value="40.2462651474965" calcext:value-type="float">
            <text:p>40.2462651474965</text:p>
          </table:table-cell>
          <table:table-cell table:formula="of:=IF([.A168]*0.987+[.B16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4.5711899439539" calcext:value-type="float">
            <text:p>94.5711899439539</text:p>
          </table:table-cell>
          <table:table-cell table:formula="of:=RAND()*100" office:value-type="float" office:value="74.41339762386" calcext:value-type="float">
            <text:p>74.41339762386</text:p>
          </table:table-cell>
          <table:table-cell table:formula="of:=IF([.A169]*0.987+[.B16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0.8684735128445" calcext:value-type="float">
            <text:p>10.8684735128445</text:p>
          </table:table-cell>
          <table:table-cell table:formula="of:=RAND()*100" office:value-type="float" office:value="95.8172845363114" calcext:value-type="float">
            <text:p>95.8172845363114</text:p>
          </table:table-cell>
          <table:table-cell table:formula="of:=IF([.A170]*0.987+[.B17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0.6615547286802" calcext:value-type="float">
            <text:p>20.6615547286802</text:p>
          </table:table-cell>
          <table:table-cell table:formula="of:=RAND()*100" office:value-type="float" office:value="65.1038695782961" calcext:value-type="float">
            <text:p>65.1038695782961</text:p>
          </table:table-cell>
          <table:table-cell table:formula="of:=IF([.A171]*0.987+[.B17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1.0052765100549" calcext:value-type="float">
            <text:p>81.0052765100549</text:p>
          </table:table-cell>
          <table:table-cell table:formula="of:=RAND()*100" office:value-type="float" office:value="58.2703242268206" calcext:value-type="float">
            <text:p>58.2703242268206</text:p>
          </table:table-cell>
          <table:table-cell table:formula="of:=IF([.A172]*0.987+[.B17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0.5596491922844" calcext:value-type="float">
            <text:p>20.5596491922844</text:p>
          </table:table-cell>
          <table:table-cell table:formula="of:=RAND()*100" office:value-type="float" office:value="60.6700370618964" calcext:value-type="float">
            <text:p>60.6700370618964</text:p>
          </table:table-cell>
          <table:table-cell table:formula="of:=IF([.A173]*0.987+[.B17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5.0831342051568" calcext:value-type="float">
            <text:p>45.0831342051568</text:p>
          </table:table-cell>
          <table:table-cell table:formula="of:=RAND()*100" office:value-type="float" office:value="87.3808290653043" calcext:value-type="float">
            <text:p>87.3808290653043</text:p>
          </table:table-cell>
          <table:table-cell table:formula="of:=IF([.A174]*0.987+[.B17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0.6395389689326" calcext:value-type="float">
            <text:p>30.6395389689326</text:p>
          </table:table-cell>
          <table:table-cell table:formula="of:=RAND()*100" office:value-type="float" office:value="59.9180974195696" calcext:value-type="float">
            <text:p>59.9180974195696</text:p>
          </table:table-cell>
          <table:table-cell table:formula="of:=IF([.A175]*0.987+[.B17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8.7314929734674" calcext:value-type="float">
            <text:p>78.7314929734674</text:p>
          </table:table-cell>
          <table:table-cell table:formula="of:=RAND()*100" office:value-type="float" office:value="85.3919142005222" calcext:value-type="float">
            <text:p>85.3919142005222</text:p>
          </table:table-cell>
          <table:table-cell table:formula="of:=IF([.A176]*0.987+[.B17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4.6127381726009" calcext:value-type="float">
            <text:p>44.6127381726009</text:p>
          </table:table-cell>
          <table:table-cell table:formula="of:=RAND()*100" office:value-type="float" office:value="16.6797249853245" calcext:value-type="float">
            <text:p>16.6797249853245</text:p>
          </table:table-cell>
          <table:table-cell table:formula="of:=IF([.A177]*0.987+[.B17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2.8447193313457" calcext:value-type="float">
            <text:p>52.8447193313457</text:p>
          </table:table-cell>
          <table:table-cell table:formula="of:=RAND()*100" office:value-type="float" office:value="30.4447749555646" calcext:value-type="float">
            <text:p>30.4447749555646</text:p>
          </table:table-cell>
          <table:table-cell table:formula="of:=IF([.A178]*0.987+[.B17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8.3276553422911" calcext:value-type="float">
            <text:p>88.3276553422911</text:p>
          </table:table-cell>
          <table:table-cell table:formula="of:=RAND()*100" office:value-type="float" office:value="43.5723324006944" calcext:value-type="float">
            <text:p>43.5723324006944</text:p>
          </table:table-cell>
          <table:table-cell table:formula="of:=IF([.A179]*0.987+[.B17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8.7115848935797" calcext:value-type="float">
            <text:p>28.7115848935797</text:p>
          </table:table-cell>
          <table:table-cell table:formula="of:=RAND()*100" office:value-type="float" office:value="51.4341098713549" calcext:value-type="float">
            <text:p>51.4341098713549</text:p>
          </table:table-cell>
          <table:table-cell table:formula="of:=IF([.A180]*0.987+[.B18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8.4839382295799" calcext:value-type="float">
            <text:p>38.4839382295799</text:p>
          </table:table-cell>
          <table:table-cell table:formula="of:=RAND()*100" office:value-type="float" office:value="50.3540873333257" calcext:value-type="float">
            <text:p>50.3540873333257</text:p>
          </table:table-cell>
          <table:table-cell table:formula="of:=IF([.A181]*0.987+[.B18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0.0225885045837" calcext:value-type="float">
            <text:p>60.0225885045837</text:p>
          </table:table-cell>
          <table:table-cell table:formula="of:=RAND()*100" office:value-type="float" office:value="69.469889546492" calcext:value-type="float">
            <text:p>69.469889546492</text:p>
          </table:table-cell>
          <table:table-cell table:formula="of:=IF([.A182]*0.987+[.B18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4.200868889877" calcext:value-type="float">
            <text:p>74.200868889877</text:p>
          </table:table-cell>
          <table:table-cell table:formula="of:=RAND()*100" office:value-type="float" office:value="34.945194063448" calcext:value-type="float">
            <text:p>34.945194063448</text:p>
          </table:table-cell>
          <table:table-cell table:formula="of:=IF([.A183]*0.987+[.B18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7.2629697531838" calcext:value-type="float">
            <text:p>17.2629697531838</text:p>
          </table:table-cell>
          <table:table-cell table:formula="of:=RAND()*100" office:value-type="float" office:value="50.2795573722009" calcext:value-type="float">
            <text:p>50.2795573722009</text:p>
          </table:table-cell>
          <table:table-cell table:formula="of:=IF([.A184]*0.987+[.B18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7.4427776190204" calcext:value-type="float">
            <text:p>77.4427776190204</text:p>
          </table:table-cell>
          <table:table-cell table:formula="of:=RAND()*100" office:value-type="float" office:value="7.21388952564193" calcext:value-type="float">
            <text:p>7.21388952564193</text:p>
          </table:table-cell>
          <table:table-cell table:formula="of:=IF([.A185]*0.987+[.B18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.25871594869236" calcext:value-type="float">
            <text:p>9.25871594869236</text:p>
          </table:table-cell>
          <table:table-cell table:formula="of:=RAND()*100" office:value-type="float" office:value="91.6764686159461" calcext:value-type="float">
            <text:p>91.6764686159461</text:p>
          </table:table-cell>
          <table:table-cell table:formula="of:=IF([.A186]*0.987+[.B18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9.499403036121" calcext:value-type="float">
            <text:p>39.499403036121</text:p>
          </table:table-cell>
          <table:table-cell table:formula="of:=RAND()*100" office:value-type="float" office:value="20.7074114961389" calcext:value-type="float">
            <text:p>20.7074114961389</text:p>
          </table:table-cell>
          <table:table-cell table:formula="of:=IF([.A187]*0.987+[.B18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8.0780590645053" calcext:value-type="float">
            <text:p>58.0780590645053</text:p>
          </table:table-cell>
          <table:table-cell table:formula="of:=RAND()*100" office:value-type="float" office:value="42.5262070611775" calcext:value-type="float">
            <text:p>42.5262070611775</text:p>
          </table:table-cell>
          <table:table-cell table:formula="of:=IF([.A188]*0.987+[.B18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4.1818034854898" calcext:value-type="float">
            <text:p>74.1818034854898</text:p>
          </table:table-cell>
          <table:table-cell table:formula="of:=RAND()*100" office:value-type="float" office:value="83.1362278673968" calcext:value-type="float">
            <text:p>83.1362278673968</text:p>
          </table:table-cell>
          <table:table-cell table:formula="of:=IF([.A189]*0.987+[.B18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5.2796629850285" calcext:value-type="float">
            <text:p>25.2796629850285</text:p>
          </table:table-cell>
          <table:table-cell table:formula="of:=RAND()*100" office:value-type="float" office:value="26.6279892231563" calcext:value-type="float">
            <text:p>26.6279892231563</text:p>
          </table:table-cell>
          <table:table-cell table:formula="of:=IF([.A190]*0.987+[.B19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.6045676535137" calcext:value-type="float">
            <text:p>9.6045676535137</text:p>
          </table:table-cell>
          <table:table-cell table:formula="of:=RAND()*100" office:value-type="float" office:value="95.49718449722" calcext:value-type="float">
            <text:p>95.49718449722</text:p>
          </table:table-cell>
          <table:table-cell table:formula="of:=IF([.A191]*0.987+[.B19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9.5628675055009" calcext:value-type="float">
            <text:p>89.5628675055009</text:p>
          </table:table-cell>
          <table:table-cell table:formula="of:=RAND()*100" office:value-type="float" office:value="97.7807836973046" calcext:value-type="float">
            <text:p>97.7807836973046</text:p>
          </table:table-cell>
          <table:table-cell table:formula="of:=IF([.A192]*0.987+[.B19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1.2236108599002" calcext:value-type="float">
            <text:p>11.2236108599002</text:p>
          </table:table-cell>
          <table:table-cell table:formula="of:=RAND()*100" office:value-type="float" office:value="88.4881535041916" calcext:value-type="float">
            <text:p>88.4881535041916</text:p>
          </table:table-cell>
          <table:table-cell table:formula="of:=IF([.A193]*0.987+[.B19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6.0215620227687" calcext:value-type="float">
            <text:p>36.0215620227687</text:p>
          </table:table-cell>
          <table:table-cell table:formula="of:=RAND()*100" office:value-type="float" office:value="9.53776751024996" calcext:value-type="float">
            <text:p>9.53776751024996</text:p>
          </table:table-cell>
          <table:table-cell table:formula="of:=IF([.A194]*0.987+[.B19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6.8395642510862" calcext:value-type="float">
            <text:p>66.8395642510862</text:p>
          </table:table-cell>
          <table:table-cell table:formula="of:=RAND()*100" office:value-type="float" office:value="29.463387781918" calcext:value-type="float">
            <text:p>29.463387781918</text:p>
          </table:table-cell>
          <table:table-cell table:formula="of:=IF([.A195]*0.987+[.B19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3.3514534766905" calcext:value-type="float">
            <text:p>53.3514534766905</text:p>
          </table:table-cell>
          <table:table-cell table:formula="of:=RAND()*100" office:value-type="float" office:value="61.4533682515568" calcext:value-type="float">
            <text:p>61.4533682515568</text:p>
          </table:table-cell>
          <table:table-cell table:formula="of:=IF([.A196]*0.987+[.B19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8.7960068235157" calcext:value-type="float">
            <text:p>68.7960068235157</text:p>
          </table:table-cell>
          <table:table-cell table:formula="of:=RAND()*100" office:value-type="float" office:value="71.9874689473906" calcext:value-type="float">
            <text:p>71.9874689473906</text:p>
          </table:table-cell>
          <table:table-cell table:formula="of:=IF([.A197]*0.987+[.B19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3.3828561021814" calcext:value-type="float">
            <text:p>43.3828561021814</text:p>
          </table:table-cell>
          <table:table-cell table:formula="of:=RAND()*100" office:value-type="float" office:value="9.9954610438732" calcext:value-type="float">
            <text:p>9.9954610438732</text:p>
          </table:table-cell>
          <table:table-cell table:formula="of:=IF([.A198]*0.987+[.B19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5.8127666389806" calcext:value-type="float">
            <text:p>15.8127666389806</text:p>
          </table:table-cell>
          <table:table-cell table:formula="of:=RAND()*100" office:value-type="float" office:value="65.7902839410205" calcext:value-type="float">
            <text:p>65.7902839410205</text:p>
          </table:table-cell>
          <table:table-cell table:formula="of:=IF([.A199]*0.987+[.B19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4.8268350746528" calcext:value-type="float">
            <text:p>44.8268350746528</text:p>
          </table:table-cell>
          <table:table-cell table:formula="of:=RAND()*100" office:value-type="float" office:value="0.920059742328342" calcext:value-type="float">
            <text:p>0.920059742328342</text:p>
          </table:table-cell>
          <table:table-cell table:formula="of:=IF([.A200]*0.987+[.B20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.75460331878223" calcext:value-type="float">
            <text:p>6.75460331878223</text:p>
          </table:table-cell>
          <table:table-cell table:formula="of:=RAND()*100" office:value-type="float" office:value="43.0595773461466" calcext:value-type="float">
            <text:p>43.0595773461466</text:p>
          </table:table-cell>
          <table:table-cell table:formula="of:=IF([.A201]*0.987+[.B20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2.94280006543" calcext:value-type="float">
            <text:p>22.94280006543</text:p>
          </table:table-cell>
          <table:table-cell table:formula="of:=RAND()*100" office:value-type="float" office:value="74.8727090725731" calcext:value-type="float">
            <text:p>74.8727090725731</text:p>
          </table:table-cell>
          <table:table-cell table:formula="of:=IF([.A202]*0.987+[.B20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6.9417704304807" calcext:value-type="float">
            <text:p>16.9417704304807</text:p>
          </table:table-cell>
          <table:table-cell table:formula="of:=RAND()*100" office:value-type="float" office:value="63.0111635730889" calcext:value-type="float">
            <text:p>63.0111635730889</text:p>
          </table:table-cell>
          <table:table-cell table:formula="of:=IF([.A203]*0.987+[.B20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0.6791615254152" calcext:value-type="float">
            <text:p>60.6791615254152</text:p>
          </table:table-cell>
          <table:table-cell table:formula="of:=RAND()*100" office:value-type="float" office:value="58.0908720824441" calcext:value-type="float">
            <text:p>58.0908720824441</text:p>
          </table:table-cell>
          <table:table-cell table:formula="of:=IF([.A204]*0.987+[.B20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8.5497847630541" calcext:value-type="float">
            <text:p>98.5497847630541</text:p>
          </table:table-cell>
          <table:table-cell table:formula="of:=RAND()*100" office:value-type="float" office:value="53.0680808035346" calcext:value-type="float">
            <text:p>53.0680808035346</text:p>
          </table:table-cell>
          <table:table-cell table:formula="of:=IF([.A205]*0.987+[.B20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.70504292479496" calcext:value-type="float">
            <text:p>6.70504292479496</text:p>
          </table:table-cell>
          <table:table-cell table:formula="of:=RAND()*100" office:value-type="float" office:value="87.1871597566486" calcext:value-type="float">
            <text:p>87.1871597566486</text:p>
          </table:table-cell>
          <table:table-cell table:formula="of:=IF([.A206]*0.987+[.B20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6.7996811595179" calcext:value-type="float">
            <text:p>76.7996811595179</text:p>
          </table:table-cell>
          <table:table-cell table:formula="of:=RAND()*100" office:value-type="float" office:value="40.5472781540705" calcext:value-type="float">
            <text:p>40.5472781540705</text:p>
          </table:table-cell>
          <table:table-cell table:formula="of:=IF([.A207]*0.987+[.B20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3.3251474252859" calcext:value-type="float">
            <text:p>93.3251474252859</text:p>
          </table:table-cell>
          <table:table-cell table:formula="of:=RAND()*100" office:value-type="float" office:value="44.7470104520821" calcext:value-type="float">
            <text:p>44.7470104520821</text:p>
          </table:table-cell>
          <table:table-cell table:formula="of:=IF([.A208]*0.987+[.B20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9.9267438541245" calcext:value-type="float">
            <text:p>79.9267438541245</text:p>
          </table:table-cell>
          <table:table-cell table:formula="of:=RAND()*100" office:value-type="float" office:value="74.6423394788522" calcext:value-type="float">
            <text:p>74.6423394788522</text:p>
          </table:table-cell>
          <table:table-cell table:formula="of:=IF([.A209]*0.987+[.B20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2.0699216912039" calcext:value-type="float">
            <text:p>52.0699216912039</text:p>
          </table:table-cell>
          <table:table-cell table:formula="of:=RAND()*100" office:value-type="float" office:value="97.3290740431047" calcext:value-type="float">
            <text:p>97.3290740431047</text:p>
          </table:table-cell>
          <table:table-cell table:formula="of:=IF([.A210]*0.987+[.B21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7.3325751915162" calcext:value-type="float">
            <text:p>17.3325751915162</text:p>
          </table:table-cell>
          <table:table-cell table:formula="of:=RAND()*100" office:value-type="float" office:value="19.1226829349779" calcext:value-type="float">
            <text:p>19.1226829349779</text:p>
          </table:table-cell>
          <table:table-cell table:formula="of:=IF([.A211]*0.987+[.B21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4.1837240727992" calcext:value-type="float">
            <text:p>74.1837240727992</text:p>
          </table:table-cell>
          <table:table-cell table:formula="of:=RAND()*100" office:value-type="float" office:value="24.8616975985525" calcext:value-type="float">
            <text:p>24.8616975985525</text:p>
          </table:table-cell>
          <table:table-cell table:formula="of:=IF([.A212]*0.987+[.B21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0.654149209712" calcext:value-type="float">
            <text:p>40.654149209712</text:p>
          </table:table-cell>
          <table:table-cell table:formula="of:=RAND()*100" office:value-type="float" office:value="92.4393284401424" calcext:value-type="float">
            <text:p>92.4393284401424</text:p>
          </table:table-cell>
          <table:table-cell table:formula="of:=IF([.A213]*0.987+[.B21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4.3316049521191" calcext:value-type="float">
            <text:p>24.3316049521191</text:p>
          </table:table-cell>
          <table:table-cell table:formula="of:=RAND()*100" office:value-type="float" office:value="84.1490376218034" calcext:value-type="float">
            <text:p>84.1490376218034</text:p>
          </table:table-cell>
          <table:table-cell table:formula="of:=IF([.A214]*0.987+[.B21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8.5986362442028" calcext:value-type="float">
            <text:p>18.5986362442028</text:p>
          </table:table-cell>
          <table:table-cell table:formula="of:=RAND()*100" office:value-type="float" office:value="3.45961213711205" calcext:value-type="float">
            <text:p>3.45961213711205</text:p>
          </table:table-cell>
          <table:table-cell table:formula="of:=IF([.A215]*0.987+[.B21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7.6920766695316" calcext:value-type="float">
            <text:p>67.6920766695316</text:p>
          </table:table-cell>
          <table:table-cell table:formula="of:=RAND()*100" office:value-type="float" office:value="5.57871412427038" calcext:value-type="float">
            <text:p>5.57871412427038</text:p>
          </table:table-cell>
          <table:table-cell table:formula="of:=IF([.A216]*0.987+[.B21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8.2815958486803" calcext:value-type="float">
            <text:p>78.2815958486803</text:p>
          </table:table-cell>
          <table:table-cell table:formula="of:=RAND()*100" office:value-type="float" office:value="76.5350064987203" calcext:value-type="float">
            <text:p>76.5350064987203</text:p>
          </table:table-cell>
          <table:table-cell table:formula="of:=IF([.A217]*0.987+[.B21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.63711458261634" calcext:value-type="float">
            <text:p>6.63711458261634</text:p>
          </table:table-cell>
          <table:table-cell table:formula="of:=RAND()*100" office:value-type="float" office:value="1.19766847950034" calcext:value-type="float">
            <text:p>1.19766847950034</text:p>
          </table:table-cell>
          <table:table-cell table:formula="of:=IF([.A218]*0.987+[.B21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9.5827903288345" calcext:value-type="float">
            <text:p>59.5827903288345</text:p>
          </table:table-cell>
          <table:table-cell table:formula="of:=RAND()*100" office:value-type="float" office:value="20.0417887591887" calcext:value-type="float">
            <text:p>20.0417887591887</text:p>
          </table:table-cell>
          <table:table-cell table:formula="of:=IF([.A219]*0.987+[.B21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0.1458753492696" calcext:value-type="float">
            <text:p>20.1458753492696</text:p>
          </table:table-cell>
          <table:table-cell table:formula="of:=RAND()*100" office:value-type="float" office:value="94.4419712361501" calcext:value-type="float">
            <text:p>94.4419712361501</text:p>
          </table:table-cell>
          <table:table-cell table:formula="of:=IF([.A220]*0.987+[.B22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0.8679985824339" calcext:value-type="float">
            <text:p>60.8679985824339</text:p>
          </table:table-cell>
          <table:table-cell table:formula="of:=RAND()*100" office:value-type="float" office:value="13.9736382661984" calcext:value-type="float">
            <text:p>13.9736382661984</text:p>
          </table:table-cell>
          <table:table-cell table:formula="of:=IF([.A221]*0.987+[.B22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7.7777073103028" calcext:value-type="float">
            <text:p>77.7777073103028</text:p>
          </table:table-cell>
          <table:table-cell table:formula="of:=RAND()*100" office:value-type="float" office:value="15.7929976747058" calcext:value-type="float">
            <text:p>15.7929976747058</text:p>
          </table:table-cell>
          <table:table-cell table:formula="of:=IF([.A222]*0.987+[.B22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8.190252138513" calcext:value-type="float">
            <text:p>28.190252138513</text:p>
          </table:table-cell>
          <table:table-cell table:formula="of:=RAND()*100" office:value-type="float" office:value="22.804993576482" calcext:value-type="float">
            <text:p>22.804993576482</text:p>
          </table:table-cell>
          <table:table-cell table:formula="of:=IF([.A223]*0.987+[.B22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2.3417585194874" calcext:value-type="float">
            <text:p>92.3417585194874</text:p>
          </table:table-cell>
          <table:table-cell table:formula="of:=RAND()*100" office:value-type="float" office:value="85.8468995754004" calcext:value-type="float">
            <text:p>85.8468995754004</text:p>
          </table:table-cell>
          <table:table-cell table:formula="of:=IF([.A224]*0.987+[.B22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9.4113250296041" calcext:value-type="float">
            <text:p>49.4113250296041</text:p>
          </table:table-cell>
          <table:table-cell table:formula="of:=RAND()*100" office:value-type="float" office:value="26.687604965455" calcext:value-type="float">
            <text:p>26.687604965455</text:p>
          </table:table-cell>
          <table:table-cell table:formula="of:=IF([.A225]*0.987+[.B22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3.5162889169678" calcext:value-type="float">
            <text:p>63.5162889169678</text:p>
          </table:table-cell>
          <table:table-cell table:formula="of:=RAND()*100" office:value-type="float" office:value="26.4351698967692" calcext:value-type="float">
            <text:p>26.4351698967692</text:p>
          </table:table-cell>
          <table:table-cell table:formula="of:=IF([.A226]*0.987+[.B22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7.9042514179993" calcext:value-type="float">
            <text:p>57.9042514179993</text:p>
          </table:table-cell>
          <table:table-cell table:formula="of:=RAND()*100" office:value-type="float" office:value="87.683285426124" calcext:value-type="float">
            <text:p>87.683285426124</text:p>
          </table:table-cell>
          <table:table-cell table:formula="of:=IF([.A227]*0.987+[.B22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0.7582027906494" calcext:value-type="float">
            <text:p>30.7582027906494</text:p>
          </table:table-cell>
          <table:table-cell table:formula="of:=RAND()*100" office:value-type="float" office:value="35.3578466693583" calcext:value-type="float">
            <text:p>35.3578466693583</text:p>
          </table:table-cell>
          <table:table-cell table:formula="of:=IF([.A228]*0.987+[.B22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9.2477887428838" calcext:value-type="float">
            <text:p>49.2477887428838</text:p>
          </table:table-cell>
          <table:table-cell table:formula="of:=RAND()*100" office:value-type="float" office:value="63.511716045273" calcext:value-type="float">
            <text:p>63.511716045273</text:p>
          </table:table-cell>
          <table:table-cell table:formula="of:=IF([.A229]*0.987+[.B22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8.0199994114153" calcext:value-type="float">
            <text:p>78.0199994114153</text:p>
          </table:table-cell>
          <table:table-cell table:formula="of:=RAND()*100" office:value-type="float" office:value="65.0724953150104" calcext:value-type="float">
            <text:p>65.0724953150104</text:p>
          </table:table-cell>
          <table:table-cell table:formula="of:=IF([.A230]*0.987+[.B23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0.0404512256673" calcext:value-type="float">
            <text:p>10.0404512256673</text:p>
          </table:table-cell>
          <table:table-cell table:formula="of:=RAND()*100" office:value-type="float" office:value="77.8400999897371" calcext:value-type="float">
            <text:p>77.8400999897371</text:p>
          </table:table-cell>
          <table:table-cell table:formula="of:=IF([.A231]*0.987+[.B23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.74382213048268" calcext:value-type="float">
            <text:p>7.74382213048268</text:p>
          </table:table-cell>
          <table:table-cell table:formula="of:=RAND()*100" office:value-type="float" office:value="58.9356577698002" calcext:value-type="float">
            <text:p>58.9356577698002</text:p>
          </table:table-cell>
          <table:table-cell table:formula="of:=IF([.A232]*0.987+[.B23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4.8937341181496" calcext:value-type="float">
            <text:p>34.8937341181496</text:p>
          </table:table-cell>
          <table:table-cell table:formula="of:=RAND()*100" office:value-type="float" office:value="10.545822203311" calcext:value-type="float">
            <text:p>10.545822203311</text:p>
          </table:table-cell>
          <table:table-cell table:formula="of:=IF([.A233]*0.987+[.B23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9.4526218872202" calcext:value-type="float">
            <text:p>39.4526218872202</text:p>
          </table:table-cell>
          <table:table-cell table:formula="of:=RAND()*100" office:value-type="float" office:value="94.0594974120764" calcext:value-type="float">
            <text:p>94.0594974120764</text:p>
          </table:table-cell>
          <table:table-cell table:formula="of:=IF([.A234]*0.987+[.B23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8.9327001400698" calcext:value-type="float">
            <text:p>38.9327001400698</text:p>
          </table:table-cell>
          <table:table-cell table:formula="of:=RAND()*100" office:value-type="float" office:value="95.7378338143326" calcext:value-type="float">
            <text:p>95.7378338143326</text:p>
          </table:table-cell>
          <table:table-cell table:formula="of:=IF([.A235]*0.987+[.B23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7.9690523135157" calcext:value-type="float">
            <text:p>37.9690523135157</text:p>
          </table:table-cell>
          <table:table-cell table:formula="of:=RAND()*100" office:value-type="float" office:value="38.3944529038529" calcext:value-type="float">
            <text:p>38.3944529038529</text:p>
          </table:table-cell>
          <table:table-cell table:formula="of:=IF([.A236]*0.987+[.B23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0.5013048967589" calcext:value-type="float">
            <text:p>40.5013048967589</text:p>
          </table:table-cell>
          <table:table-cell table:formula="of:=RAND()*100" office:value-type="float" office:value="7.48197232032326" calcext:value-type="float">
            <text:p>7.48197232032326</text:p>
          </table:table-cell>
          <table:table-cell table:formula="of:=IF([.A237]*0.987+[.B23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5.9940755942482" calcext:value-type="float">
            <text:p>95.9940755942482</text:p>
          </table:table-cell>
          <table:table-cell table:formula="of:=RAND()*100" office:value-type="float" office:value="8.41804304886874" calcext:value-type="float">
            <text:p>8.41804304886874</text:p>
          </table:table-cell>
          <table:table-cell table:formula="of:=IF([.A238]*0.987+[.B23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9.0308777610933" calcext:value-type="float">
            <text:p>79.0308777610933</text:p>
          </table:table-cell>
          <table:table-cell table:formula="of:=RAND()*100" office:value-type="float" office:value="70.857894479827" calcext:value-type="float">
            <text:p>70.857894479827</text:p>
          </table:table-cell>
          <table:table-cell table:formula="of:=IF([.A239]*0.987+[.B23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3.112631073814" calcext:value-type="float">
            <text:p>43.112631073814</text:p>
          </table:table-cell>
          <table:table-cell table:formula="of:=RAND()*100" office:value-type="float" office:value="11.8085108383004" calcext:value-type="float">
            <text:p>11.8085108383004</text:p>
          </table:table-cell>
          <table:table-cell table:formula="of:=IF([.A240]*0.987+[.B24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6.3998740460814" calcext:value-type="float">
            <text:p>96.3998740460814</text:p>
          </table:table-cell>
          <table:table-cell table:formula="of:=RAND()*100" office:value-type="float" office:value="57.696522097582" calcext:value-type="float">
            <text:p>57.696522097582</text:p>
          </table:table-cell>
          <table:table-cell table:formula="of:=IF([.A241]*0.987+[.B24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1.3955562421126" calcext:value-type="float">
            <text:p>51.3955562421126</text:p>
          </table:table-cell>
          <table:table-cell table:formula="of:=RAND()*100" office:value-type="float" office:value="99.1509394236629" calcext:value-type="float">
            <text:p>99.1509394236629</text:p>
          </table:table-cell>
          <table:table-cell table:formula="of:=IF([.A242]*0.987+[.B24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4.8862951430378" calcext:value-type="float">
            <text:p>14.8862951430378</text:p>
          </table:table-cell>
          <table:table-cell table:formula="of:=RAND()*100" office:value-type="float" office:value="64.9503246792046" calcext:value-type="float">
            <text:p>64.9503246792046</text:p>
          </table:table-cell>
          <table:table-cell table:formula="of:=IF([.A243]*0.987+[.B24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7.0680822936699" calcext:value-type="float">
            <text:p>37.0680822936699</text:p>
          </table:table-cell>
          <table:table-cell table:formula="of:=RAND()*100" office:value-type="float" office:value="71.0617651074439" calcext:value-type="float">
            <text:p>71.0617651074439</text:p>
          </table:table-cell>
          <table:table-cell table:formula="of:=IF([.A244]*0.987+[.B24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8.1518255746846" calcext:value-type="float">
            <text:p>88.1518255746846</text:p>
          </table:table-cell>
          <table:table-cell table:formula="of:=RAND()*100" office:value-type="float" office:value="40.5052057200158" calcext:value-type="float">
            <text:p>40.5052057200158</text:p>
          </table:table-cell>
          <table:table-cell table:formula="of:=IF([.A245]*0.987+[.B24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1.8436193723843" calcext:value-type="float">
            <text:p>61.8436193723843</text:p>
          </table:table-cell>
          <table:table-cell table:formula="of:=RAND()*100" office:value-type="float" office:value="32.6065756965522" calcext:value-type="float">
            <text:p>32.6065756965522</text:p>
          </table:table-cell>
          <table:table-cell table:formula="of:=IF([.A246]*0.987+[.B24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9.8056979409127" calcext:value-type="float">
            <text:p>59.8056979409127</text:p>
          </table:table-cell>
          <table:table-cell table:formula="of:=RAND()*100" office:value-type="float" office:value="88.979241023446" calcext:value-type="float">
            <text:p>88.979241023446</text:p>
          </table:table-cell>
          <table:table-cell table:formula="of:=IF([.A247]*0.987+[.B24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7.9559259343079" calcext:value-type="float">
            <text:p>77.9559259343079</text:p>
          </table:table-cell>
          <table:table-cell table:formula="of:=RAND()*100" office:value-type="float" office:value="66.4095898691402" calcext:value-type="float">
            <text:p>66.4095898691402</text:p>
          </table:table-cell>
          <table:table-cell table:formula="of:=IF([.A248]*0.987+[.B24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9.6621394786978" calcext:value-type="float">
            <text:p>79.6621394786978</text:p>
          </table:table-cell>
          <table:table-cell table:formula="of:=RAND()*100" office:value-type="float" office:value="89.5427833878498" calcext:value-type="float">
            <text:p>89.5427833878498</text:p>
          </table:table-cell>
          <table:table-cell table:formula="of:=IF([.A249]*0.987+[.B24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3.3877670520028" calcext:value-type="float">
            <text:p>13.3877670520028</text:p>
          </table:table-cell>
          <table:table-cell table:formula="of:=RAND()*100" office:value-type="float" office:value="22.5180665174673" calcext:value-type="float">
            <text:p>22.5180665174673</text:p>
          </table:table-cell>
          <table:table-cell table:formula="of:=IF([.A250]*0.987+[.B25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1.5086046597053" calcext:value-type="float">
            <text:p>81.5086046597053</text:p>
          </table:table-cell>
          <table:table-cell table:formula="of:=RAND()*100" office:value-type="float" office:value="81.4705856704848" calcext:value-type="float">
            <text:p>81.4705856704848</text:p>
          </table:table-cell>
          <table:table-cell table:formula="of:=IF([.A251]*0.987+[.B25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6.8750162770306" calcext:value-type="float">
            <text:p>76.8750162770306</text:p>
          </table:table-cell>
          <table:table-cell table:formula="of:=RAND()*100" office:value-type="float" office:value="29.63595289352" calcext:value-type="float">
            <text:p>29.63595289352</text:p>
          </table:table-cell>
          <table:table-cell table:formula="of:=IF([.A252]*0.987+[.B25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7.6595427730818" calcext:value-type="float">
            <text:p>97.6595427730818</text:p>
          </table:table-cell>
          <table:table-cell table:formula="of:=RAND()*100" office:value-type="float" office:value="88.9018174478073" calcext:value-type="float">
            <text:p>88.9018174478073</text:p>
          </table:table-cell>
          <table:table-cell table:formula="of:=IF([.A253]*0.987+[.B25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5.1905646747401" calcext:value-type="float">
            <text:p>45.1905646747401</text:p>
          </table:table-cell>
          <table:table-cell table:formula="of:=RAND()*100" office:value-type="float" office:value="14.034684489311" calcext:value-type="float">
            <text:p>14.034684489311</text:p>
          </table:table-cell>
          <table:table-cell table:formula="of:=IF([.A254]*0.987+[.B25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1.7175170880788" calcext:value-type="float">
            <text:p>21.7175170880788</text:p>
          </table:table-cell>
          <table:table-cell table:formula="of:=RAND()*100" office:value-type="float" office:value="48.5104198992121" calcext:value-type="float">
            <text:p>48.5104198992121</text:p>
          </table:table-cell>
          <table:table-cell table:formula="of:=IF([.A255]*0.987+[.B25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2.7499080260133" calcext:value-type="float">
            <text:p>32.7499080260133</text:p>
          </table:table-cell>
          <table:table-cell table:formula="of:=RAND()*100" office:value-type="float" office:value="68.9033190751569" calcext:value-type="float">
            <text:p>68.9033190751569</text:p>
          </table:table-cell>
          <table:table-cell table:formula="of:=IF([.A256]*0.987+[.B25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9.5669974142682" calcext:value-type="float">
            <text:p>39.5669974142682</text:p>
          </table:table-cell>
          <table:table-cell table:formula="of:=RAND()*100" office:value-type="float" office:value="94.2924006076955" calcext:value-type="float">
            <text:p>94.2924006076955</text:p>
          </table:table-cell>
          <table:table-cell table:formula="of:=IF([.A257]*0.987+[.B25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4.6753067100415" calcext:value-type="float">
            <text:p>94.6753067100415</text:p>
          </table:table-cell>
          <table:table-cell table:formula="of:=RAND()*100" office:value-type="float" office:value="68.5791205880465" calcext:value-type="float">
            <text:p>68.5791205880465</text:p>
          </table:table-cell>
          <table:table-cell table:formula="of:=IF([.A258]*0.987+[.B25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3.994890486735" calcext:value-type="float">
            <text:p>73.994890486735</text:p>
          </table:table-cell>
          <table:table-cell table:formula="of:=RAND()*100" office:value-type="float" office:value="56.1386499923635" calcext:value-type="float">
            <text:p>56.1386499923635</text:p>
          </table:table-cell>
          <table:table-cell table:formula="of:=IF([.A259]*0.987+[.B25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7.0765712437052" calcext:value-type="float">
            <text:p>97.0765712437052</text:p>
          </table:table-cell>
          <table:table-cell table:formula="of:=RAND()*100" office:value-type="float" office:value="18.5387220368539" calcext:value-type="float">
            <text:p>18.5387220368539</text:p>
          </table:table-cell>
          <table:table-cell table:formula="of:=IF([.A260]*0.987+[.B26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0.9086963252463" calcext:value-type="float">
            <text:p>30.9086963252463</text:p>
          </table:table-cell>
          <table:table-cell table:formula="of:=RAND()*100" office:value-type="float" office:value="46.7629805453288" calcext:value-type="float">
            <text:p>46.7629805453288</text:p>
          </table:table-cell>
          <table:table-cell table:formula="of:=IF([.A261]*0.987+[.B26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.41201206931653" calcext:value-type="float">
            <text:p>8.41201206931653</text:p>
          </table:table-cell>
          <table:table-cell table:formula="of:=RAND()*100" office:value-type="float" office:value="76.721284998601" calcext:value-type="float">
            <text:p>76.721284998601</text:p>
          </table:table-cell>
          <table:table-cell table:formula="of:=IF([.A262]*0.987+[.B26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4.8273786218401" calcext:value-type="float">
            <text:p>64.8273786218401</text:p>
          </table:table-cell>
          <table:table-cell table:formula="of:=RAND()*100" office:value-type="float" office:value="99.6213552118601" calcext:value-type="float">
            <text:p>99.6213552118601</text:p>
          </table:table-cell>
          <table:table-cell table:formula="of:=IF([.A263]*0.987+[.B26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6.2803741278206" calcext:value-type="float">
            <text:p>96.2803741278206</text:p>
          </table:table-cell>
          <table:table-cell table:formula="of:=RAND()*100" office:value-type="float" office:value="78.1258642655921" calcext:value-type="float">
            <text:p>78.1258642655921</text:p>
          </table:table-cell>
          <table:table-cell table:formula="of:=IF([.A264]*0.987+[.B26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3.5742795131591" calcext:value-type="float">
            <text:p>23.5742795131591</text:p>
          </table:table-cell>
          <table:table-cell table:formula="of:=RAND()*100" office:value-type="float" office:value="45.1203668883838" calcext:value-type="float">
            <text:p>45.1203668883838</text:p>
          </table:table-cell>
          <table:table-cell table:formula="of:=IF([.A265]*0.987+[.B26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9.4176908620352" calcext:value-type="float">
            <text:p>99.4176908620352</text:p>
          </table:table-cell>
          <table:table-cell table:formula="of:=RAND()*100" office:value-type="float" office:value="74.6862700585246" calcext:value-type="float">
            <text:p>74.6862700585246</text:p>
          </table:table-cell>
          <table:table-cell table:formula="of:=IF([.A266]*0.987+[.B26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7.9170765296405" calcext:value-type="float">
            <text:p>17.9170765296405</text:p>
          </table:table-cell>
          <table:table-cell table:formula="of:=RAND()*100" office:value-type="float" office:value="16.3765666697523" calcext:value-type="float">
            <text:p>16.3765666697523</text:p>
          </table:table-cell>
          <table:table-cell table:formula="of:=IF([.A267]*0.987+[.B26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1.3367649583997" calcext:value-type="float">
            <text:p>21.3367649583997</text:p>
          </table:table-cell>
          <table:table-cell table:formula="of:=RAND()*100" office:value-type="float" office:value="44.2623316757438" calcext:value-type="float">
            <text:p>44.2623316757438</text:p>
          </table:table-cell>
          <table:table-cell table:formula="of:=IF([.A268]*0.987+[.B26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.62757736217067" calcext:value-type="float">
            <text:p>6.62757736217067</text:p>
          </table:table-cell>
          <table:table-cell table:formula="of:=RAND()*100" office:value-type="float" office:value="40.232128167225" calcext:value-type="float">
            <text:p>40.232128167225</text:p>
          </table:table-cell>
          <table:table-cell table:formula="of:=IF([.A269]*0.987+[.B26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8.1837925659389" calcext:value-type="float">
            <text:p>88.1837925659389</text:p>
          </table:table-cell>
          <table:table-cell table:formula="of:=RAND()*100" office:value-type="float" office:value="17.5726968584536" calcext:value-type="float">
            <text:p>17.5726968584536</text:p>
          </table:table-cell>
          <table:table-cell table:formula="of:=IF([.A270]*0.987+[.B27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7.0717262543298" calcext:value-type="float">
            <text:p>57.0717262543298</text:p>
          </table:table-cell>
          <table:table-cell table:formula="of:=RAND()*100" office:value-type="float" office:value="84.0591876653996" calcext:value-type="float">
            <text:p>84.0591876653996</text:p>
          </table:table-cell>
          <table:table-cell table:formula="of:=IF([.A271]*0.987+[.B27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6.3715254442527" calcext:value-type="float">
            <text:p>66.3715254442527</text:p>
          </table:table-cell>
          <table:table-cell table:formula="of:=RAND()*100" office:value-type="float" office:value="69.3105262712018" calcext:value-type="float">
            <text:p>69.3105262712018</text:p>
          </table:table-cell>
          <table:table-cell table:formula="of:=IF([.A272]*0.987+[.B27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1.0837123646791" calcext:value-type="float">
            <text:p>51.0837123646791</text:p>
          </table:table-cell>
          <table:table-cell table:formula="of:=RAND()*100" office:value-type="float" office:value="98.4588157372449" calcext:value-type="float">
            <text:p>98.4588157372449</text:p>
          </table:table-cell>
          <table:table-cell table:formula="of:=IF([.A273]*0.987+[.B27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4.1522004629412" calcext:value-type="float">
            <text:p>14.1522004629412</text:p>
          </table:table-cell>
          <table:table-cell table:formula="of:=RAND()*100" office:value-type="float" office:value="59.8928111980656" calcext:value-type="float">
            <text:p>59.8928111980656</text:p>
          </table:table-cell>
          <table:table-cell table:formula="of:=IF([.A274]*0.987+[.B27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.61283851165343" calcext:value-type="float">
            <text:p>2.61283851165343</text:p>
          </table:table-cell>
          <table:table-cell table:formula="of:=RAND()*100" office:value-type="float" office:value="35.418942634424" calcext:value-type="float">
            <text:p>35.418942634424</text:p>
          </table:table-cell>
          <table:table-cell table:formula="of:=IF([.A275]*0.987+[.B27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4.5228690633831" calcext:value-type="float">
            <text:p>44.5228690633831</text:p>
          </table:table-cell>
          <table:table-cell table:formula="of:=RAND()*100" office:value-type="float" office:value="35.5415055825872" calcext:value-type="float">
            <text:p>35.5415055825872</text:p>
          </table:table-cell>
          <table:table-cell table:formula="of:=IF([.A276]*0.987+[.B27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3.0568964222203" calcext:value-type="float">
            <text:p>33.0568964222203</text:p>
          </table:table-cell>
          <table:table-cell table:formula="of:=RAND()*100" office:value-type="float" office:value="78.8935805900022" calcext:value-type="float">
            <text:p>78.8935805900022</text:p>
          </table:table-cell>
          <table:table-cell table:formula="of:=IF([.A277]*0.987+[.B27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4.6165652768566" calcext:value-type="float">
            <text:p>54.6165652768566</text:p>
          </table:table-cell>
          <table:table-cell table:formula="of:=RAND()*100" office:value-type="float" office:value="81.2017179511801" calcext:value-type="float">
            <text:p>81.2017179511801</text:p>
          </table:table-cell>
          <table:table-cell table:formula="of:=IF([.A278]*0.987+[.B27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6.4369196467263" calcext:value-type="float">
            <text:p>66.4369196467263</text:p>
          </table:table-cell>
          <table:table-cell table:formula="of:=RAND()*100" office:value-type="float" office:value="39.2479093538785" calcext:value-type="float">
            <text:p>39.2479093538785</text:p>
          </table:table-cell>
          <table:table-cell table:formula="of:=IF([.A279]*0.987+[.B27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8.8600011379171" calcext:value-type="float">
            <text:p>98.8600011379171</text:p>
          </table:table-cell>
          <table:table-cell table:formula="of:=RAND()*100" office:value-type="float" office:value="64.6074078392737" calcext:value-type="float">
            <text:p>64.6074078392737</text:p>
          </table:table-cell>
          <table:table-cell table:formula="of:=IF([.A280]*0.987+[.B28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8.0694321809279" calcext:value-type="float">
            <text:p>18.0694321809279</text:p>
          </table:table-cell>
          <table:table-cell table:formula="of:=RAND()*100" office:value-type="float" office:value="28.6730501279101" calcext:value-type="float">
            <text:p>28.6730501279101</text:p>
          </table:table-cell>
          <table:table-cell table:formula="of:=IF([.A281]*0.987+[.B28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6.8964067467998" calcext:value-type="float">
            <text:p>76.8964067467998</text:p>
          </table:table-cell>
          <table:table-cell table:formula="of:=RAND()*100" office:value-type="float" office:value="1.30767596775035" calcext:value-type="float">
            <text:p>1.30767596775035</text:p>
          </table:table-cell>
          <table:table-cell table:formula="of:=IF([.A282]*0.987+[.B28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6.278464817607" calcext:value-type="float">
            <text:p>16.278464817607</text:p>
          </table:table-cell>
          <table:table-cell table:formula="of:=RAND()*100" office:value-type="float" office:value="37.1507642512123" calcext:value-type="float">
            <text:p>37.1507642512123</text:p>
          </table:table-cell>
          <table:table-cell table:formula="of:=IF([.A283]*0.987+[.B28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6.0412818689785" calcext:value-type="float">
            <text:p>86.0412818689785</text:p>
          </table:table-cell>
          <table:table-cell table:formula="of:=RAND()*100" office:value-type="float" office:value="37.0281017569046" calcext:value-type="float">
            <text:p>37.0281017569046</text:p>
          </table:table-cell>
          <table:table-cell table:formula="of:=IF([.A284]*0.987+[.B28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4.0235464349015" calcext:value-type="float">
            <text:p>84.0235464349015</text:p>
          </table:table-cell>
          <table:table-cell table:formula="of:=RAND()*100" office:value-type="float" office:value="24.162983588496" calcext:value-type="float">
            <text:p>24.162983588496</text:p>
          </table:table-cell>
          <table:table-cell table:formula="of:=IF([.A285]*0.987+[.B28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7.4843910098133" calcext:value-type="float">
            <text:p>77.4843910098133</text:p>
          </table:table-cell>
          <table:table-cell table:formula="of:=RAND()*100" office:value-type="float" office:value="38.6420706908899" calcext:value-type="float">
            <text:p>38.6420706908899</text:p>
          </table:table-cell>
          <table:table-cell table:formula="of:=IF([.A286]*0.987+[.B28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.59468043148938" calcext:value-type="float">
            <text:p>8.59468043148938</text:p>
          </table:table-cell>
          <table:table-cell table:formula="of:=RAND()*100" office:value-type="float" office:value="92.6293982965406" calcext:value-type="float">
            <text:p>92.6293982965406</text:p>
          </table:table-cell>
          <table:table-cell table:formula="of:=IF([.A287]*0.987+[.B28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5.1919780244241" calcext:value-type="float">
            <text:p>75.1919780244241</text:p>
          </table:table-cell>
          <table:table-cell table:formula="of:=RAND()*100" office:value-type="float" office:value="62.8272035258609" calcext:value-type="float">
            <text:p>62.8272035258609</text:p>
          </table:table-cell>
          <table:table-cell table:formula="of:=IF([.A288]*0.987+[.B28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1.9048633454195" calcext:value-type="float">
            <text:p>31.9048633454195</text:p>
          </table:table-cell>
          <table:table-cell table:formula="of:=RAND()*100" office:value-type="float" office:value="19.0695463137373" calcext:value-type="float">
            <text:p>19.0695463137373</text:p>
          </table:table-cell>
          <table:table-cell table:formula="of:=IF([.A289]*0.987+[.B28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1.3350168773208" calcext:value-type="float">
            <text:p>41.3350168773208</text:p>
          </table:table-cell>
          <table:table-cell table:formula="of:=RAND()*100" office:value-type="float" office:value="54.1997131022732" calcext:value-type="float">
            <text:p>54.1997131022732</text:p>
          </table:table-cell>
          <table:table-cell table:formula="of:=IF([.A290]*0.987+[.B29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8.3169242679648" calcext:value-type="float">
            <text:p>28.3169242679648</text:p>
          </table:table-cell>
          <table:table-cell table:formula="of:=RAND()*100" office:value-type="float" office:value="79.3996858756106" calcext:value-type="float">
            <text:p>79.3996858756106</text:p>
          </table:table-cell>
          <table:table-cell table:formula="of:=IF([.A291]*0.987+[.B29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5.890041209917" calcext:value-type="float">
            <text:p>45.890041209917</text:p>
          </table:table-cell>
          <table:table-cell table:formula="of:=RAND()*100" office:value-type="float" office:value="30.7020151599979" calcext:value-type="float">
            <text:p>30.7020151599979</text:p>
          </table:table-cell>
          <table:table-cell table:formula="of:=IF([.A292]*0.987+[.B29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8.2586457317378" calcext:value-type="float">
            <text:p>58.2586457317378</text:p>
          </table:table-cell>
          <table:table-cell table:formula="of:=RAND()*100" office:value-type="float" office:value="96.4368226097912" calcext:value-type="float">
            <text:p>96.4368226097912</text:p>
          </table:table-cell>
          <table:table-cell table:formula="of:=IF([.A293]*0.987+[.B29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8.3892325809389" calcext:value-type="float">
            <text:p>58.3892325809389</text:p>
          </table:table-cell>
          <table:table-cell table:formula="of:=RAND()*100" office:value-type="float" office:value="35.5921088221664" calcext:value-type="float">
            <text:p>35.5921088221664</text:p>
          </table:table-cell>
          <table:table-cell table:formula="of:=IF([.A294]*0.987+[.B29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3.5287135790655" calcext:value-type="float">
            <text:p>53.5287135790655</text:p>
          </table:table-cell>
          <table:table-cell table:formula="of:=RAND()*100" office:value-type="float" office:value="5.09494226568054" calcext:value-type="float">
            <text:p>5.09494226568054</text:p>
          </table:table-cell>
          <table:table-cell table:formula="of:=IF([.A295]*0.987+[.B29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9.9540921010479" calcext:value-type="float">
            <text:p>99.9540921010479</text:p>
          </table:table-cell>
          <table:table-cell table:formula="of:=RAND()*100" office:value-type="float" office:value="85.4093885374869" calcext:value-type="float">
            <text:p>85.4093885374869</text:p>
          </table:table-cell>
          <table:table-cell table:formula="of:=IF([.A296]*0.987+[.B29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3.1907015528508" calcext:value-type="float">
            <text:p>23.1907015528508</text:p>
          </table:table-cell>
          <table:table-cell table:formula="of:=RAND()*100" office:value-type="float" office:value="72.5520620935776" calcext:value-type="float">
            <text:p>72.5520620935776</text:p>
          </table:table-cell>
          <table:table-cell table:formula="of:=IF([.A297]*0.987+[.B29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6.8545324181695" calcext:value-type="float">
            <text:p>66.8545324181695</text:p>
          </table:table-cell>
          <table:table-cell table:formula="of:=RAND()*100" office:value-type="float" office:value="52.018507705905" calcext:value-type="float">
            <text:p>52.018507705905</text:p>
          </table:table-cell>
          <table:table-cell table:formula="of:=IF([.A298]*0.987+[.B29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9.8530279540509" calcext:value-type="float">
            <text:p>59.8530279540509</text:p>
          </table:table-cell>
          <table:table-cell table:formula="of:=RAND()*100" office:value-type="float" office:value="5.94314629989165" calcext:value-type="float">
            <text:p>5.94314629989165</text:p>
          </table:table-cell>
          <table:table-cell table:formula="of:=IF([.A299]*0.987+[.B29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4.4223218872642" calcext:value-type="float">
            <text:p>34.4223218872642</text:p>
          </table:table-cell>
          <table:table-cell table:formula="of:=RAND()*100" office:value-type="float" office:value="11.8698599324055" calcext:value-type="float">
            <text:p>11.8698599324055</text:p>
          </table:table-cell>
          <table:table-cell table:formula="of:=IF([.A300]*0.987+[.B30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1.4290183962683" calcext:value-type="float">
            <text:p>21.4290183962683</text:p>
          </table:table-cell>
          <table:table-cell table:formula="of:=RAND()*100" office:value-type="float" office:value="48.4755482410039" calcext:value-type="float">
            <text:p>48.4755482410039</text:p>
          </table:table-cell>
          <table:table-cell table:formula="of:=IF([.A301]*0.987+[.B30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5.4501349912941" calcext:value-type="float">
            <text:p>75.4501349912941</text:p>
          </table:table-cell>
          <table:table-cell table:formula="of:=RAND()*100" office:value-type="float" office:value="55.9036134708527" calcext:value-type="float">
            <text:p>55.9036134708527</text:p>
          </table:table-cell>
          <table:table-cell table:formula="of:=IF([.A302]*0.987+[.B30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7.0396408336684" calcext:value-type="float">
            <text:p>37.0396408336684</text:p>
          </table:table-cell>
          <table:table-cell table:formula="of:=RAND()*100" office:value-type="float" office:value="85.0900156819172" calcext:value-type="float">
            <text:p>85.0900156819172</text:p>
          </table:table-cell>
          <table:table-cell table:formula="of:=IF([.A303]*0.987+[.B30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4.5264472076507" calcext:value-type="float">
            <text:p>24.5264472076507</text:p>
          </table:table-cell>
          <table:table-cell table:formula="of:=RAND()*100" office:value-type="float" office:value="85.0658446839321" calcext:value-type="float">
            <text:p>85.0658446839321</text:p>
          </table:table-cell>
          <table:table-cell table:formula="of:=IF([.A304]*0.987+[.B30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5.879237370524" calcext:value-type="float">
            <text:p>15.879237370524</text:p>
          </table:table-cell>
          <table:table-cell table:formula="of:=RAND()*100" office:value-type="float" office:value="89.6123858762266" calcext:value-type="float">
            <text:p>89.6123858762266</text:p>
          </table:table-cell>
          <table:table-cell table:formula="of:=IF([.A305]*0.987+[.B30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4.7409779030363" calcext:value-type="float">
            <text:p>24.7409779030363</text:p>
          </table:table-cell>
          <table:table-cell table:formula="of:=RAND()*100" office:value-type="float" office:value="19.2813426800225" calcext:value-type="float">
            <text:p>19.2813426800225</text:p>
          </table:table-cell>
          <table:table-cell table:formula="of:=IF([.A306]*0.987+[.B30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1.7670723836346" calcext:value-type="float">
            <text:p>31.7670723836346</text:p>
          </table:table-cell>
          <table:table-cell table:formula="of:=RAND()*100" office:value-type="float" office:value="57.3509712055068" calcext:value-type="float">
            <text:p>57.3509712055068</text:p>
          </table:table-cell>
          <table:table-cell table:formula="of:=IF([.A307]*0.987+[.B30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6.70681106783" calcext:value-type="float">
            <text:p>46.70681106783</text:p>
          </table:table-cell>
          <table:table-cell table:formula="of:=RAND()*100" office:value-type="float" office:value="68.5282924987106" calcext:value-type="float">
            <text:p>68.5282924987106</text:p>
          </table:table-cell>
          <table:table-cell table:formula="of:=IF([.A308]*0.987+[.B30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1.6662480961529" calcext:value-type="float">
            <text:p>61.6662480961529</text:p>
          </table:table-cell>
          <table:table-cell table:formula="of:=RAND()*100" office:value-type="float" office:value="90.2093724402142" calcext:value-type="float">
            <text:p>90.2093724402142</text:p>
          </table:table-cell>
          <table:table-cell table:formula="of:=IF([.A309]*0.987+[.B30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.25762932363985" calcext:value-type="float">
            <text:p>3.25762932363985</text:p>
          </table:table-cell>
          <table:table-cell table:formula="of:=RAND()*100" office:value-type="float" office:value="21.9750590238213" calcext:value-type="float">
            <text:p>21.9750590238213</text:p>
          </table:table-cell>
          <table:table-cell table:formula="of:=IF([.A310]*0.987+[.B31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7.2242989320903" calcext:value-type="float">
            <text:p>97.2242989320903</text:p>
          </table:table-cell>
          <table:table-cell table:formula="of:=RAND()*100" office:value-type="float" office:value="32.9621969499769" calcext:value-type="float">
            <text:p>32.9621969499769</text:p>
          </table:table-cell>
          <table:table-cell table:formula="of:=IF([.A311]*0.987+[.B31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0.952630116490563" calcext:value-type="float">
            <text:p>0.952630116490563</text:p>
          </table:table-cell>
          <table:table-cell table:formula="of:=RAND()*100" office:value-type="float" office:value="3.05222523536184" calcext:value-type="float">
            <text:p>3.05222523536184</text:p>
          </table:table-cell>
          <table:table-cell table:formula="of:=IF([.A312]*0.987+[.B31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6.4162823105265" calcext:value-type="float">
            <text:p>76.4162823105265</text:p>
          </table:table-cell>
          <table:table-cell table:formula="of:=RAND()*100" office:value-type="float" office:value="70.2991875259813" calcext:value-type="float">
            <text:p>70.2991875259813</text:p>
          </table:table-cell>
          <table:table-cell table:formula="of:=IF([.A313]*0.987+[.B31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2.0303340558939" calcext:value-type="float">
            <text:p>72.0303340558939</text:p>
          </table:table-cell>
          <table:table-cell table:formula="of:=RAND()*100" office:value-type="float" office:value="4.38357604403117" calcext:value-type="float">
            <text:p>4.38357604403117</text:p>
          </table:table-cell>
          <table:table-cell table:formula="of:=IF([.A314]*0.987+[.B31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3.9852397567538" calcext:value-type="float">
            <text:p>93.9852397567538</text:p>
          </table:table-cell>
          <table:table-cell table:formula="of:=RAND()*100" office:value-type="float" office:value="78.6904761325619" calcext:value-type="float">
            <text:p>78.6904761325619</text:p>
          </table:table-cell>
          <table:table-cell table:formula="of:=IF([.A315]*0.987+[.B31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7.0096901944004" calcext:value-type="float">
            <text:p>47.0096901944004</text:p>
          </table:table-cell>
          <table:table-cell table:formula="of:=RAND()*100" office:value-type="float" office:value="72.2230483821531" calcext:value-type="float">
            <text:p>72.2230483821531</text:p>
          </table:table-cell>
          <table:table-cell table:formula="of:=IF([.A316]*0.987+[.B31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3.057746678234" calcext:value-type="float">
            <text:p>23.057746678234</text:p>
          </table:table-cell>
          <table:table-cell table:formula="of:=RAND()*100" office:value-type="float" office:value="97.0143954153406" calcext:value-type="float">
            <text:p>97.0143954153406</text:p>
          </table:table-cell>
          <table:table-cell table:formula="of:=IF([.A317]*0.987+[.B31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8.7603727702223" calcext:value-type="float">
            <text:p>68.7603727702223</text:p>
          </table:table-cell>
          <table:table-cell table:formula="of:=RAND()*100" office:value-type="float" office:value="62.0651026760257" calcext:value-type="float">
            <text:p>62.0651026760257</text:p>
          </table:table-cell>
          <table:table-cell table:formula="of:=IF([.A318]*0.987+[.B31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5.6529127768371" calcext:value-type="float">
            <text:p>15.6529127768371</text:p>
          </table:table-cell>
          <table:table-cell table:formula="of:=RAND()*100" office:value-type="float" office:value="96.1623866338108" calcext:value-type="float">
            <text:p>96.1623866338108</text:p>
          </table:table-cell>
          <table:table-cell table:formula="of:=IF([.A319]*0.987+[.B31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7.2926242024064" calcext:value-type="float">
            <text:p>97.2926242024064</text:p>
          </table:table-cell>
          <table:table-cell table:formula="of:=RAND()*100" office:value-type="float" office:value="79.3046488766689" calcext:value-type="float">
            <text:p>79.3046488766689</text:p>
          </table:table-cell>
          <table:table-cell table:formula="of:=IF([.A320]*0.987+[.B32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9.5203263253794" calcext:value-type="float">
            <text:p>79.5203263253794</text:p>
          </table:table-cell>
          <table:table-cell table:formula="of:=RAND()*100" office:value-type="float" office:value="10.3043121488423" calcext:value-type="float">
            <text:p>10.3043121488423</text:p>
          </table:table-cell>
          <table:table-cell table:formula="of:=IF([.A321]*0.987+[.B32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.30623235281538" calcext:value-type="float">
            <text:p>1.30623235281538</text:p>
          </table:table-cell>
          <table:table-cell table:formula="of:=RAND()*100" office:value-type="float" office:value="59.4193569147719" calcext:value-type="float">
            <text:p>59.4193569147719</text:p>
          </table:table-cell>
          <table:table-cell table:formula="of:=IF([.A322]*0.987+[.B32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8.458191871642" calcext:value-type="float">
            <text:p>68.458191871642</text:p>
          </table:table-cell>
          <table:table-cell table:formula="of:=RAND()*100" office:value-type="float" office:value="85.0407849791664" calcext:value-type="float">
            <text:p>85.0407849791664</text:p>
          </table:table-cell>
          <table:table-cell table:formula="of:=IF([.A323]*0.987+[.B32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3.8461579386117" calcext:value-type="float">
            <text:p>33.8461579386117</text:p>
          </table:table-cell>
          <table:table-cell table:formula="of:=RAND()*100" office:value-type="float" office:value="45.6962099192488" calcext:value-type="float">
            <text:p>45.6962099192488</text:p>
          </table:table-cell>
          <table:table-cell table:formula="of:=IF([.A324]*0.987+[.B32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8.6370361675502" calcext:value-type="float">
            <text:p>28.6370361675502</text:p>
          </table:table-cell>
          <table:table-cell table:formula="of:=RAND()*100" office:value-type="float" office:value="16.6638996779094" calcext:value-type="float">
            <text:p>16.6638996779094</text:p>
          </table:table-cell>
          <table:table-cell table:formula="of:=IF([.A325]*0.987+[.B32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9.2242740518653" calcext:value-type="float">
            <text:p>39.2242740518653</text:p>
          </table:table-cell>
          <table:table-cell table:formula="of:=RAND()*100" office:value-type="float" office:value="22.0745500739401" calcext:value-type="float">
            <text:p>22.0745500739401</text:p>
          </table:table-cell>
          <table:table-cell table:formula="of:=IF([.A326]*0.987+[.B32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9.9982063135201" calcext:value-type="float">
            <text:p>19.9982063135201</text:p>
          </table:table-cell>
          <table:table-cell table:formula="of:=RAND()*100" office:value-type="float" office:value="16.1275473919" calcext:value-type="float">
            <text:p>16.1275473919</text:p>
          </table:table-cell>
          <table:table-cell table:formula="of:=IF([.A327]*0.987+[.B32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.87533512053644" calcext:value-type="float">
            <text:p>8.87533512053644</text:p>
          </table:table-cell>
          <table:table-cell table:formula="of:=RAND()*100" office:value-type="float" office:value="72.1619005498518" calcext:value-type="float">
            <text:p>72.1619005498518</text:p>
          </table:table-cell>
          <table:table-cell table:formula="of:=IF([.A328]*0.987+[.B32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0.8179523008931" calcext:value-type="float">
            <text:p>80.8179523008931</text:p>
          </table:table-cell>
          <table:table-cell table:formula="of:=RAND()*100" office:value-type="float" office:value="32.6224467801964" calcext:value-type="float">
            <text:p>32.6224467801964</text:p>
          </table:table-cell>
          <table:table-cell table:formula="of:=IF([.A329]*0.987+[.B32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6.9478576435417" calcext:value-type="float">
            <text:p>96.9478576435417</text:p>
          </table:table-cell>
          <table:table-cell table:formula="of:=RAND()*100" office:value-type="float" office:value="19.061397964109" calcext:value-type="float">
            <text:p>19.061397964109</text:p>
          </table:table-cell>
          <table:table-cell table:formula="of:=IF([.A330]*0.987+[.B33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4.4331491550169" calcext:value-type="float">
            <text:p>74.4331491550169</text:p>
          </table:table-cell>
          <table:table-cell table:formula="of:=RAND()*100" office:value-type="float" office:value="79.5136942438006" calcext:value-type="float">
            <text:p>79.5136942438006</text:p>
          </table:table-cell>
          <table:table-cell table:formula="of:=IF([.A331]*0.987+[.B33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4.4660901504378" calcext:value-type="float">
            <text:p>64.4660901504378</text:p>
          </table:table-cell>
          <table:table-cell table:formula="of:=RAND()*100" office:value-type="float" office:value="84.6357464524117" calcext:value-type="float">
            <text:p>84.6357464524117</text:p>
          </table:table-cell>
          <table:table-cell table:formula="of:=IF([.A332]*0.987+[.B33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5.0321657461654" calcext:value-type="float">
            <text:p>35.0321657461654</text:p>
          </table:table-cell>
          <table:table-cell table:formula="of:=RAND()*100" office:value-type="float" office:value="39.0309372220889" calcext:value-type="float">
            <text:p>39.0309372220889</text:p>
          </table:table-cell>
          <table:table-cell table:formula="of:=IF([.A333]*0.987+[.B33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2.9084363898859" calcext:value-type="float">
            <text:p>92.9084363898859</text:p>
          </table:table-cell>
          <table:table-cell table:formula="of:=RAND()*100" office:value-type="float" office:value="70.5010170144483" calcext:value-type="float">
            <text:p>70.5010170144483</text:p>
          </table:table-cell>
          <table:table-cell table:formula="of:=IF([.A334]*0.987+[.B33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.76632713273829" calcext:value-type="float">
            <text:p>9.76632713273829</text:p>
          </table:table-cell>
          <table:table-cell table:formula="of:=RAND()*100" office:value-type="float" office:value="45.4163469509277" calcext:value-type="float">
            <text:p>45.4163469509277</text:p>
          </table:table-cell>
          <table:table-cell table:formula="of:=IF([.A335]*0.987+[.B33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5.6795557479767" calcext:value-type="float">
            <text:p>65.6795557479767</text:p>
          </table:table-cell>
          <table:table-cell table:formula="of:=RAND()*100" office:value-type="float" office:value="22.8992422742198" calcext:value-type="float">
            <text:p>22.8992422742198</text:p>
          </table:table-cell>
          <table:table-cell table:formula="of:=IF([.A336]*0.987+[.B33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9.4011205066208" calcext:value-type="float">
            <text:p>69.4011205066208</text:p>
          </table:table-cell>
          <table:table-cell table:formula="of:=RAND()*100" office:value-type="float" office:value="84.4238867991868" calcext:value-type="float">
            <text:p>84.4238867991868</text:p>
          </table:table-cell>
          <table:table-cell table:formula="of:=IF([.A337]*0.987+[.B33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5.1928279928887" calcext:value-type="float">
            <text:p>35.1928279928887</text:p>
          </table:table-cell>
          <table:table-cell table:formula="of:=RAND()*100" office:value-type="float" office:value="2.626146870183" calcext:value-type="float">
            <text:p>2.626146870183</text:p>
          </table:table-cell>
          <table:table-cell table:formula="of:=IF([.A338]*0.987+[.B33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5.9502075493415" calcext:value-type="float">
            <text:p>15.9502075493415</text:p>
          </table:table-cell>
          <table:table-cell table:formula="of:=RAND()*100" office:value-type="float" office:value="89.594159476271" calcext:value-type="float">
            <text:p>89.594159476271</text:p>
          </table:table-cell>
          <table:table-cell table:formula="of:=IF([.A339]*0.987+[.B33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5.4087413721902" calcext:value-type="float">
            <text:p>85.4087413721902</text:p>
          </table:table-cell>
          <table:table-cell table:formula="of:=RAND()*100" office:value-type="float" office:value="39.2597166894571" calcext:value-type="float">
            <text:p>39.2597166894571</text:p>
          </table:table-cell>
          <table:table-cell table:formula="of:=IF([.A340]*0.987+[.B34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3.1566965334991" calcext:value-type="float">
            <text:p>73.1566965334991</text:p>
          </table:table-cell>
          <table:table-cell table:formula="of:=RAND()*100" office:value-type="float" office:value="75.7304461590088" calcext:value-type="float">
            <text:p>75.7304461590088</text:p>
          </table:table-cell>
          <table:table-cell table:formula="of:=IF([.A341]*0.987+[.B34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9.5895466178516" calcext:value-type="float">
            <text:p>99.5895466178516</text:p>
          </table:table-cell>
          <table:table-cell table:formula="of:=RAND()*100" office:value-type="float" office:value="14.2560770290783" calcext:value-type="float">
            <text:p>14.2560770290783</text:p>
          </table:table-cell>
          <table:table-cell table:formula="of:=IF([.A342]*0.987+[.B34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7.0469541772525" calcext:value-type="float">
            <text:p>37.0469541772525</text:p>
          </table:table-cell>
          <table:table-cell table:formula="of:=RAND()*100" office:value-type="float" office:value="18.1692692989512" calcext:value-type="float">
            <text:p>18.1692692989512</text:p>
          </table:table-cell>
          <table:table-cell table:formula="of:=IF([.A343]*0.987+[.B34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8.6065480463541" calcext:value-type="float">
            <text:p>78.6065480463541</text:p>
          </table:table-cell>
          <table:table-cell table:formula="of:=RAND()*100" office:value-type="float" office:value="28.2910431002058" calcext:value-type="float">
            <text:p>28.2910431002058</text:p>
          </table:table-cell>
          <table:table-cell table:formula="of:=IF([.A344]*0.987+[.B34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.07095296032557" calcext:value-type="float">
            <text:p>9.07095296032557</text:p>
          </table:table-cell>
          <table:table-cell table:formula="of:=RAND()*100" office:value-type="float" office:value="37.7393304558442" calcext:value-type="float">
            <text:p>37.7393304558442</text:p>
          </table:table-cell>
          <table:table-cell table:formula="of:=IF([.A345]*0.987+[.B34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1.1067930529079" calcext:value-type="float">
            <text:p>81.1067930529079</text:p>
          </table:table-cell>
          <table:table-cell table:formula="of:=RAND()*100" office:value-type="float" office:value="87.2053624746399" calcext:value-type="float">
            <text:p>87.2053624746399</text:p>
          </table:table-cell>
          <table:table-cell table:formula="of:=IF([.A346]*0.987+[.B34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1.5563289049379" calcext:value-type="float">
            <text:p>51.5563289049379</text:p>
          </table:table-cell>
          <table:table-cell table:formula="of:=RAND()*100" office:value-type="float" office:value="91.7774010936239" calcext:value-type="float">
            <text:p>91.7774010936239</text:p>
          </table:table-cell>
          <table:table-cell table:formula="of:=IF([.A347]*0.987+[.B34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7.6830461698589" calcext:value-type="float">
            <text:p>27.6830461698589</text:p>
          </table:table-cell>
          <table:table-cell table:formula="of:=RAND()*100" office:value-type="float" office:value="2.51694047526519" calcext:value-type="float">
            <text:p>2.51694047526519</text:p>
          </table:table-cell>
          <table:table-cell table:formula="of:=IF([.A348]*0.987+[.B34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4.4320403289226" calcext:value-type="float">
            <text:p>54.4320403289226</text:p>
          </table:table-cell>
          <table:table-cell table:formula="of:=RAND()*100" office:value-type="float" office:value="65.1023577607917" calcext:value-type="float">
            <text:p>65.1023577607917</text:p>
          </table:table-cell>
          <table:table-cell table:formula="of:=IF([.A349]*0.987+[.B34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4.3210515742331" calcext:value-type="float">
            <text:p>44.3210515742331</text:p>
          </table:table-cell>
          <table:table-cell table:formula="of:=RAND()*100" office:value-type="float" office:value="13.4008501541922" calcext:value-type="float">
            <text:p>13.4008501541922</text:p>
          </table:table-cell>
          <table:table-cell table:formula="of:=IF([.A350]*0.987+[.B35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9.0853401554362" calcext:value-type="float">
            <text:p>59.0853401554362</text:p>
          </table:table-cell>
          <table:table-cell table:formula="of:=RAND()*100" office:value-type="float" office:value="0.152744662791256" calcext:value-type="float">
            <text:p>0.152744662791256</text:p>
          </table:table-cell>
          <table:table-cell table:formula="of:=IF([.A351]*0.987+[.B35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7.1968492996347" calcext:value-type="float">
            <text:p>97.1968492996347</text:p>
          </table:table-cell>
          <table:table-cell table:formula="of:=RAND()*100" office:value-type="float" office:value="26.8966470519425" calcext:value-type="float">
            <text:p>26.8966470519425</text:p>
          </table:table-cell>
          <table:table-cell table:formula="of:=IF([.A352]*0.987+[.B35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9.2269559856201" calcext:value-type="float">
            <text:p>59.2269559856201</text:p>
          </table:table-cell>
          <table:table-cell table:formula="of:=RAND()*100" office:value-type="float" office:value="87.3415928390721" calcext:value-type="float">
            <text:p>87.3415928390721</text:p>
          </table:table-cell>
          <table:table-cell table:formula="of:=IF([.A353]*0.987+[.B35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4.3359021526127" calcext:value-type="float">
            <text:p>14.3359021526127</text:p>
          </table:table-cell>
          <table:table-cell table:formula="of:=RAND()*100" office:value-type="float" office:value="25.0412066538536" calcext:value-type="float">
            <text:p>25.0412066538536</text:p>
          </table:table-cell>
          <table:table-cell table:formula="of:=IF([.A354]*0.987+[.B35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.60233622938697" calcext:value-type="float">
            <text:p>9.60233622938697</text:p>
          </table:table-cell>
          <table:table-cell table:formula="of:=RAND()*100" office:value-type="float" office:value="32.6212424850425" calcext:value-type="float">
            <text:p>32.6212424850425</text:p>
          </table:table-cell>
          <table:table-cell table:formula="of:=IF([.A355]*0.987+[.B35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5.7630346235183" calcext:value-type="float">
            <text:p>25.7630346235183</text:p>
          </table:table-cell>
          <table:table-cell table:formula="of:=RAND()*100" office:value-type="float" office:value="43.5119022740749" calcext:value-type="float">
            <text:p>43.5119022740749</text:p>
          </table:table-cell>
          <table:table-cell table:formula="of:=IF([.A356]*0.987+[.B35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9.8002842501993" calcext:value-type="float">
            <text:p>99.8002842501993</text:p>
          </table:table-cell>
          <table:table-cell table:formula="of:=RAND()*100" office:value-type="float" office:value="76.0974816633177" calcext:value-type="float">
            <text:p>76.0974816633177</text:p>
          </table:table-cell>
          <table:table-cell table:formula="of:=IF([.A357]*0.987+[.B35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8.7061518918312" calcext:value-type="float">
            <text:p>18.7061518918312</text:p>
          </table:table-cell>
          <table:table-cell table:formula="of:=RAND()*100" office:value-type="float" office:value="2.88747637702929" calcext:value-type="float">
            <text:p>2.88747637702929</text:p>
          </table:table-cell>
          <table:table-cell table:formula="of:=IF([.A358]*0.987+[.B35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.4997281214712" calcext:value-type="float">
            <text:p>2.4997281214712</text:p>
          </table:table-cell>
          <table:table-cell table:formula="of:=RAND()*100" office:value-type="float" office:value="25.1285833275422" calcext:value-type="float">
            <text:p>25.1285833275422</text:p>
          </table:table-cell>
          <table:table-cell table:formula="of:=IF([.A359]*0.987+[.B35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8.043676537651" calcext:value-type="float">
            <text:p>48.043676537651</text:p>
          </table:table-cell>
          <table:table-cell table:formula="of:=RAND()*100" office:value-type="float" office:value="8.09070164370082" calcext:value-type="float">
            <text:p>8.09070164370082</text:p>
          </table:table-cell>
          <table:table-cell table:formula="of:=IF([.A360]*0.987+[.B36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7.9182327362041" calcext:value-type="float">
            <text:p>17.9182327362041</text:p>
          </table:table-cell>
          <table:table-cell table:formula="of:=RAND()*100" office:value-type="float" office:value="40.4607096144638" calcext:value-type="float">
            <text:p>40.4607096144638</text:p>
          </table:table-cell>
          <table:table-cell table:formula="of:=IF([.A361]*0.987+[.B36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0.0307733884096" calcext:value-type="float">
            <text:p>10.0307733884096</text:p>
          </table:table-cell>
          <table:table-cell table:formula="of:=RAND()*100" office:value-type="float" office:value="83.9718464708328" calcext:value-type="float">
            <text:p>83.9718464708328</text:p>
          </table:table-cell>
          <table:table-cell table:formula="of:=IF([.A362]*0.987+[.B36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2.575566485272" calcext:value-type="float">
            <text:p>72.575566485272</text:p>
          </table:table-cell>
          <table:table-cell table:formula="of:=RAND()*100" office:value-type="float" office:value="20.9363102572206" calcext:value-type="float">
            <text:p>20.9363102572206</text:p>
          </table:table-cell>
          <table:table-cell table:formula="of:=IF([.A363]*0.987+[.B36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.2030427399424" calcext:value-type="float">
            <text:p>4.2030427399424</text:p>
          </table:table-cell>
          <table:table-cell table:formula="of:=RAND()*100" office:value-type="float" office:value="43.2917278333972" calcext:value-type="float">
            <text:p>43.2917278333972</text:p>
          </table:table-cell>
          <table:table-cell table:formula="of:=IF([.A364]*0.987+[.B36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7.2171304266176" calcext:value-type="float">
            <text:p>27.2171304266176</text:p>
          </table:table-cell>
          <table:table-cell table:formula="of:=RAND()*100" office:value-type="float" office:value="65.8176540277474" calcext:value-type="float">
            <text:p>65.8176540277474</text:p>
          </table:table-cell>
          <table:table-cell table:formula="of:=IF([.A365]*0.987+[.B36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.680380339013" calcext:value-type="float">
            <text:p>4.680380339013</text:p>
          </table:table-cell>
          <table:table-cell table:formula="of:=RAND()*100" office:value-type="float" office:value="10.1763935951554" calcext:value-type="float">
            <text:p>10.1763935951554</text:p>
          </table:table-cell>
          <table:table-cell table:formula="of:=IF([.A366]*0.987+[.B36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5.1240815431251" calcext:value-type="float">
            <text:p>75.1240815431251</text:p>
          </table:table-cell>
          <table:table-cell table:formula="of:=RAND()*100" office:value-type="float" office:value="6.13210148140909" calcext:value-type="float">
            <text:p>6.13210148140909</text:p>
          </table:table-cell>
          <table:table-cell table:formula="of:=IF([.A367]*0.987+[.B36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7.4206177067244" calcext:value-type="float">
            <text:p>87.4206177067244</text:p>
          </table:table-cell>
          <table:table-cell table:formula="of:=RAND()*100" office:value-type="float" office:value="56.9196772596392" calcext:value-type="float">
            <text:p>56.9196772596392</text:p>
          </table:table-cell>
          <table:table-cell table:formula="of:=IF([.A368]*0.987+[.B36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4.9790835562441" calcext:value-type="float">
            <text:p>74.9790835562441</text:p>
          </table:table-cell>
          <table:table-cell table:formula="of:=RAND()*100" office:value-type="float" office:value="80.1052483808396" calcext:value-type="float">
            <text:p>80.1052483808396</text:p>
          </table:table-cell>
          <table:table-cell table:formula="of:=IF([.A369]*0.987+[.B36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3.9007716465052" calcext:value-type="float">
            <text:p>73.9007716465052</text:p>
          </table:table-cell>
          <table:table-cell table:formula="of:=RAND()*100" office:value-type="float" office:value="27.1366442355901" calcext:value-type="float">
            <text:p>27.1366442355901</text:p>
          </table:table-cell>
          <table:table-cell table:formula="of:=IF([.A370]*0.987+[.B37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4.0418708858419" calcext:value-type="float">
            <text:p>84.0418708858419</text:p>
          </table:table-cell>
          <table:table-cell table:formula="of:=RAND()*100" office:value-type="float" office:value="49.3715180180582" calcext:value-type="float">
            <text:p>49.3715180180582</text:p>
          </table:table-cell>
          <table:table-cell table:formula="of:=IF([.A371]*0.987+[.B37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5.097996826599" calcext:value-type="float">
            <text:p>35.097996826599</text:p>
          </table:table-cell>
          <table:table-cell table:formula="of:=RAND()*100" office:value-type="float" office:value="46.2701167891528" calcext:value-type="float">
            <text:p>46.2701167891528</text:p>
          </table:table-cell>
          <table:table-cell table:formula="of:=IF([.A372]*0.987+[.B37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3.4378644068882" calcext:value-type="float">
            <text:p>63.4378644068882</text:p>
          </table:table-cell>
          <table:table-cell table:formula="of:=RAND()*100" office:value-type="float" office:value="76.7697070953287" calcext:value-type="float">
            <text:p>76.7697070953287</text:p>
          </table:table-cell>
          <table:table-cell table:formula="of:=IF([.A373]*0.987+[.B37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7.6794171242087" calcext:value-type="float">
            <text:p>87.6794171242087</text:p>
          </table:table-cell>
          <table:table-cell table:formula="of:=RAND()*100" office:value-type="float" office:value="66.3615658591468" calcext:value-type="float">
            <text:p>66.3615658591468</text:p>
          </table:table-cell>
          <table:table-cell table:formula="of:=IF([.A374]*0.987+[.B37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3.5907345126081" calcext:value-type="float">
            <text:p>23.5907345126081</text:p>
          </table:table-cell>
          <table:table-cell table:formula="of:=RAND()*100" office:value-type="float" office:value="32.9248210922847" calcext:value-type="float">
            <text:p>32.9248210922847</text:p>
          </table:table-cell>
          <table:table-cell table:formula="of:=IF([.A375]*0.987+[.B37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.35503269346168" calcext:value-type="float">
            <text:p>3.35503269346168</text:p>
          </table:table-cell>
          <table:table-cell table:formula="of:=RAND()*100" office:value-type="float" office:value="40.0224402302519" calcext:value-type="float">
            <text:p>40.0224402302519</text:p>
          </table:table-cell>
          <table:table-cell table:formula="of:=IF([.A376]*0.987+[.B37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9.1184024053782" calcext:value-type="float">
            <text:p>69.1184024053782</text:p>
          </table:table-cell>
          <table:table-cell table:formula="of:=RAND()*100" office:value-type="float" office:value="94.2471576442963" calcext:value-type="float">
            <text:p>94.2471576442963</text:p>
          </table:table-cell>
          <table:table-cell table:formula="of:=IF([.A377]*0.987+[.B37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6.4138410316304" calcext:value-type="float">
            <text:p>26.4138410316304</text:p>
          </table:table-cell>
          <table:table-cell table:formula="of:=RAND()*100" office:value-type="float" office:value="40.8829822433209" calcext:value-type="float">
            <text:p>40.8829822433209</text:p>
          </table:table-cell>
          <table:table-cell table:formula="of:=IF([.A378]*0.987+[.B37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6.8495042246269" calcext:value-type="float">
            <text:p>46.8495042246269</text:p>
          </table:table-cell>
          <table:table-cell table:formula="of:=RAND()*100" office:value-type="float" office:value="21.5393914931665" calcext:value-type="float">
            <text:p>21.5393914931665</text:p>
          </table:table-cell>
          <table:table-cell table:formula="of:=IF([.A379]*0.987+[.B37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8.1940000076026" calcext:value-type="float">
            <text:p>18.1940000076026</text:p>
          </table:table-cell>
          <table:table-cell table:formula="of:=RAND()*100" office:value-type="float" office:value="96.4305206914831" calcext:value-type="float">
            <text:p>96.4305206914831</text:p>
          </table:table-cell>
          <table:table-cell table:formula="of:=IF([.A380]*0.987+[.B38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3.2222083835481" calcext:value-type="float">
            <text:p>83.2222083835481</text:p>
          </table:table-cell>
          <table:table-cell table:formula="of:=RAND()*100" office:value-type="float" office:value="34.619369214854" calcext:value-type="float">
            <text:p>34.619369214854</text:p>
          </table:table-cell>
          <table:table-cell table:formula="of:=IF([.A381]*0.987+[.B38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7.8092041198215" calcext:value-type="float">
            <text:p>97.8092041198215</text:p>
          </table:table-cell>
          <table:table-cell table:formula="of:=RAND()*100" office:value-type="float" office:value="38.5767287165138" calcext:value-type="float">
            <text:p>38.5767287165138</text:p>
          </table:table-cell>
          <table:table-cell table:formula="of:=IF([.A382]*0.987+[.B38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4.8971569541333" calcext:value-type="float">
            <text:p>64.8971569541333</text:p>
          </table:table-cell>
          <table:table-cell table:formula="of:=RAND()*100" office:value-type="float" office:value="15.5716283614542" calcext:value-type="float">
            <text:p>15.5716283614542</text:p>
          </table:table-cell>
          <table:table-cell table:formula="of:=IF([.A383]*0.987+[.B38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5.5041046893597" calcext:value-type="float">
            <text:p>85.5041046893597</text:p>
          </table:table-cell>
          <table:table-cell table:formula="of:=RAND()*100" office:value-type="float" office:value="57.5470879228518" calcext:value-type="float">
            <text:p>57.5470879228518</text:p>
          </table:table-cell>
          <table:table-cell table:formula="of:=IF([.A384]*0.987+[.B38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0.731002547909" calcext:value-type="float">
            <text:p>20.731002547909</text:p>
          </table:table-cell>
          <table:table-cell table:formula="of:=RAND()*100" office:value-type="float" office:value="76.1819226747951" calcext:value-type="float">
            <text:p>76.1819226747951</text:p>
          </table:table-cell>
          <table:table-cell table:formula="of:=IF([.A385]*0.987+[.B38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9.2458972001543" calcext:value-type="float">
            <text:p>89.2458972001543</text:p>
          </table:table-cell>
          <table:table-cell table:formula="of:=RAND()*100" office:value-type="float" office:value="90.8221909216287" calcext:value-type="float">
            <text:p>90.8221909216287</text:p>
          </table:table-cell>
          <table:table-cell table:formula="of:=IF([.A386]*0.987+[.B38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.0193234577403" calcext:value-type="float">
            <text:p>6.0193234577403</text:p>
          </table:table-cell>
          <table:table-cell table:formula="of:=RAND()*100" office:value-type="float" office:value="12.77567707835" calcext:value-type="float">
            <text:p>12.77567707835</text:p>
          </table:table-cell>
          <table:table-cell table:formula="of:=IF([.A387]*0.987+[.B38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3.0004531680568" calcext:value-type="float">
            <text:p>93.0004531680568</text:p>
          </table:table-cell>
          <table:table-cell table:formula="of:=RAND()*100" office:value-type="float" office:value="95.9800150294774" calcext:value-type="float">
            <text:p>95.9800150294774</text:p>
          </table:table-cell>
          <table:table-cell table:formula="of:=IF([.A388]*0.987+[.B38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1.3111938166533" calcext:value-type="float">
            <text:p>71.3111938166533</text:p>
          </table:table-cell>
          <table:table-cell table:formula="of:=RAND()*100" office:value-type="float" office:value="71.3528581702367" calcext:value-type="float">
            <text:p>71.3528581702367</text:p>
          </table:table-cell>
          <table:table-cell table:formula="of:=IF([.A389]*0.987+[.B38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6.9015545860041" calcext:value-type="float">
            <text:p>26.9015545860041</text:p>
          </table:table-cell>
          <table:table-cell table:formula="of:=RAND()*100" office:value-type="float" office:value="54.3847452655628" calcext:value-type="float">
            <text:p>54.3847452655628</text:p>
          </table:table-cell>
          <table:table-cell table:formula="of:=IF([.A390]*0.987+[.B39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6.5732643291586" calcext:value-type="float">
            <text:p>46.5732643291586</text:p>
          </table:table-cell>
          <table:table-cell table:formula="of:=RAND()*100" office:value-type="float" office:value="99.7254820608362" calcext:value-type="float">
            <text:p>99.7254820608362</text:p>
          </table:table-cell>
          <table:table-cell table:formula="of:=IF([.A391]*0.987+[.B39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4.8665420072024" calcext:value-type="float">
            <text:p>64.8665420072024</text:p>
          </table:table-cell>
          <table:table-cell table:formula="of:=RAND()*100" office:value-type="float" office:value="12.3418221017661" calcext:value-type="float">
            <text:p>12.3418221017661</text:p>
          </table:table-cell>
          <table:table-cell table:formula="of:=IF([.A392]*0.987+[.B39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9.2232563638797" calcext:value-type="float">
            <text:p>39.2232563638797</text:p>
          </table:table-cell>
          <table:table-cell table:formula="of:=RAND()*100" office:value-type="float" office:value="16.1682226685157" calcext:value-type="float">
            <text:p>16.1682226685157</text:p>
          </table:table-cell>
          <table:table-cell table:formula="of:=IF([.A393]*0.987+[.B39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6.5184381708473" calcext:value-type="float">
            <text:p>16.5184381708473</text:p>
          </table:table-cell>
          <table:table-cell table:formula="of:=RAND()*100" office:value-type="float" office:value="41.6048537345399" calcext:value-type="float">
            <text:p>41.6048537345399</text:p>
          </table:table-cell>
          <table:table-cell table:formula="of:=IF([.A394]*0.987+[.B39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5.148155387565" calcext:value-type="float">
            <text:p>95.148155387565</text:p>
          </table:table-cell>
          <table:table-cell table:formula="of:=RAND()*100" office:value-type="float" office:value="60.0396186421992" calcext:value-type="float">
            <text:p>60.0396186421992</text:p>
          </table:table-cell>
          <table:table-cell table:formula="of:=IF([.A395]*0.987+[.B39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7.2739827499007" calcext:value-type="float">
            <text:p>27.2739827499007</text:p>
          </table:table-cell>
          <table:table-cell table:formula="of:=RAND()*100" office:value-type="float" office:value="6.8322915613041" calcext:value-type="float">
            <text:p>6.8322915613041</text:p>
          </table:table-cell>
          <table:table-cell table:formula="of:=IF([.A396]*0.987+[.B39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8.1005099213811" calcext:value-type="float">
            <text:p>68.1005099213811</text:p>
          </table:table-cell>
          <table:table-cell table:formula="of:=RAND()*100" office:value-type="float" office:value="98.2193676909251" calcext:value-type="float">
            <text:p>98.2193676909251</text:p>
          </table:table-cell>
          <table:table-cell table:formula="of:=IF([.A397]*0.987+[.B39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8.8150299086833" calcext:value-type="float">
            <text:p>18.8150299086833</text:p>
          </table:table-cell>
          <table:table-cell table:formula="of:=RAND()*100" office:value-type="float" office:value="77.0554164296473" calcext:value-type="float">
            <text:p>77.0554164296473</text:p>
          </table:table-cell>
          <table:table-cell table:formula="of:=IF([.A398]*0.987+[.B39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2.2219877581701" calcext:value-type="float">
            <text:p>22.2219877581701</text:p>
          </table:table-cell>
          <table:table-cell table:formula="of:=RAND()*100" office:value-type="float" office:value="54.4832532657566" calcext:value-type="float">
            <text:p>54.4832532657566</text:p>
          </table:table-cell>
          <table:table-cell table:formula="of:=IF([.A399]*0.987+[.B39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.00422848865976" calcext:value-type="float">
            <text:p>7.00422848865976</text:p>
          </table:table-cell>
          <table:table-cell table:formula="of:=RAND()*100" office:value-type="float" office:value="26.4648292805101" calcext:value-type="float">
            <text:p>26.4648292805101</text:p>
          </table:table-cell>
          <table:table-cell table:formula="of:=IF([.A400]*0.987+[.B40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8.954554672078" calcext:value-type="float">
            <text:p>38.954554672078</text:p>
          </table:table-cell>
          <table:table-cell table:formula="of:=RAND()*100" office:value-type="float" office:value="10.636624404188" calcext:value-type="float">
            <text:p>10.636624404188</text:p>
          </table:table-cell>
          <table:table-cell table:formula="of:=IF([.A401]*0.987+[.B40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5.2270067338141" calcext:value-type="float">
            <text:p>35.2270067338141</text:p>
          </table:table-cell>
          <table:table-cell table:formula="of:=RAND()*100" office:value-type="float" office:value="45.0178450253861" calcext:value-type="float">
            <text:p>45.0178450253861</text:p>
          </table:table-cell>
          <table:table-cell table:formula="of:=IF([.A402]*0.987+[.B40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0.385424099075367" calcext:value-type="float">
            <text:p>0.385424099075367</text:p>
          </table:table-cell>
          <table:table-cell table:formula="of:=RAND()*100" office:value-type="float" office:value="1.52806162970751" calcext:value-type="float">
            <text:p>1.52806162970751</text:p>
          </table:table-cell>
          <table:table-cell table:formula="of:=IF([.A403]*0.987+[.B40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3.8966224663532" calcext:value-type="float">
            <text:p>53.8966224663532</text:p>
          </table:table-cell>
          <table:table-cell table:formula="of:=RAND()*100" office:value-type="float" office:value="45.8415960416967" calcext:value-type="float">
            <text:p>45.8415960416967</text:p>
          </table:table-cell>
          <table:table-cell table:formula="of:=IF([.A404]*0.987+[.B40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8.9347937389287" calcext:value-type="float">
            <text:p>98.9347937389287</text:p>
          </table:table-cell>
          <table:table-cell table:formula="of:=RAND()*100" office:value-type="float" office:value="84.2529635844138" calcext:value-type="float">
            <text:p>84.2529635844138</text:p>
          </table:table-cell>
          <table:table-cell table:formula="of:=IF([.A405]*0.987+[.B40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2.7611359021736" calcext:value-type="float">
            <text:p>12.7611359021736</text:p>
          </table:table-cell>
          <table:table-cell table:formula="of:=RAND()*100" office:value-type="float" office:value="67.2439361066381" calcext:value-type="float">
            <text:p>67.2439361066381</text:p>
          </table:table-cell>
          <table:table-cell table:formula="of:=IF([.A406]*0.987+[.B40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2.4854473000932" calcext:value-type="float">
            <text:p>62.4854473000932</text:p>
          </table:table-cell>
          <table:table-cell table:formula="of:=RAND()*100" office:value-type="float" office:value="90.2664954012211" calcext:value-type="float">
            <text:p>90.2664954012211</text:p>
          </table:table-cell>
          <table:table-cell table:formula="of:=IF([.A407]*0.987+[.B40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1.7235201274705" calcext:value-type="float">
            <text:p>31.7235201274705</text:p>
          </table:table-cell>
          <table:table-cell table:formula="of:=RAND()*100" office:value-type="float" office:value="17.7494382019326" calcext:value-type="float">
            <text:p>17.7494382019326</text:p>
          </table:table-cell>
          <table:table-cell table:formula="of:=IF([.A408]*0.987+[.B40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4.3643056395755" calcext:value-type="float">
            <text:p>84.3643056395755</text:p>
          </table:table-cell>
          <table:table-cell table:formula="of:=RAND()*100" office:value-type="float" office:value="18.1611851900033" calcext:value-type="float">
            <text:p>18.1611851900033</text:p>
          </table:table-cell>
          <table:table-cell table:formula="of:=IF([.A409]*0.987+[.B40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0.3136766961073" calcext:value-type="float">
            <text:p>20.3136766961073</text:p>
          </table:table-cell>
          <table:table-cell table:formula="of:=RAND()*100" office:value-type="float" office:value="43.8379142352194" calcext:value-type="float">
            <text:p>43.8379142352194</text:p>
          </table:table-cell>
          <table:table-cell table:formula="of:=IF([.A410]*0.987+[.B41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5.2241668455162" calcext:value-type="float">
            <text:p>55.2241668455162</text:p>
          </table:table-cell>
          <table:table-cell table:formula="of:=RAND()*100" office:value-type="float" office:value="29.6372934117357" calcext:value-type="float">
            <text:p>29.6372934117357</text:p>
          </table:table-cell>
          <table:table-cell table:formula="of:=IF([.A411]*0.987+[.B41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7.228412961012" calcext:value-type="float">
            <text:p>37.228412961012</text:p>
          </table:table-cell>
          <table:table-cell table:formula="of:=RAND()*100" office:value-type="float" office:value="44.9622396876704" calcext:value-type="float">
            <text:p>44.9622396876704</text:p>
          </table:table-cell>
          <table:table-cell table:formula="of:=IF([.A412]*0.987+[.B41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4.6730974149183" calcext:value-type="float">
            <text:p>44.6730974149183</text:p>
          </table:table-cell>
          <table:table-cell table:formula="of:=RAND()*100" office:value-type="float" office:value="47.8815251167602" calcext:value-type="float">
            <text:p>47.8815251167602</text:p>
          </table:table-cell>
          <table:table-cell table:formula="of:=IF([.A413]*0.987+[.B41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.68995596008187" calcext:value-type="float">
            <text:p>8.68995596008187</text:p>
          </table:table-cell>
          <table:table-cell table:formula="of:=RAND()*100" office:value-type="float" office:value="30.1038160929403" calcext:value-type="float">
            <text:p>30.1038160929403</text:p>
          </table:table-cell>
          <table:table-cell table:formula="of:=IF([.A414]*0.987+[.B41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6.0470502241758" calcext:value-type="float">
            <text:p>36.0470502241758</text:p>
          </table:table-cell>
          <table:table-cell table:formula="of:=RAND()*100" office:value-type="float" office:value="63.3842373015245" calcext:value-type="float">
            <text:p>63.3842373015245</text:p>
          </table:table-cell>
          <table:table-cell table:formula="of:=IF([.A415]*0.987+[.B41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7.3121948133011" calcext:value-type="float">
            <text:p>87.3121948133011</text:p>
          </table:table-cell>
          <table:table-cell table:formula="of:=RAND()*100" office:value-type="float" office:value="53.4380636992153" calcext:value-type="float">
            <text:p>53.4380636992153</text:p>
          </table:table-cell>
          <table:table-cell table:formula="of:=IF([.A416]*0.987+[.B41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2.5016907532247" calcext:value-type="float">
            <text:p>32.5016907532247</text:p>
          </table:table-cell>
          <table:table-cell table:formula="of:=RAND()*100" office:value-type="float" office:value="98.0005551270325" calcext:value-type="float">
            <text:p>98.0005551270325</text:p>
          </table:table-cell>
          <table:table-cell table:formula="of:=IF([.A417]*0.987+[.B41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2.4317383906837" calcext:value-type="float">
            <text:p>62.4317383906837</text:p>
          </table:table-cell>
          <table:table-cell table:formula="of:=RAND()*100" office:value-type="float" office:value="36.243428175448" calcext:value-type="float">
            <text:p>36.243428175448</text:p>
          </table:table-cell>
          <table:table-cell table:formula="of:=IF([.A418]*0.987+[.B41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.03461274860587" calcext:value-type="float">
            <text:p>2.03461274860587</text:p>
          </table:table-cell>
          <table:table-cell table:formula="of:=RAND()*100" office:value-type="float" office:value="10.6463808169702" calcext:value-type="float">
            <text:p>10.6463808169702</text:p>
          </table:table-cell>
          <table:table-cell table:formula="of:=IF([.A419]*0.987+[.B41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6.0496551075143" calcext:value-type="float">
            <text:p>26.0496551075143</text:p>
          </table:table-cell>
          <table:table-cell table:formula="of:=RAND()*100" office:value-type="float" office:value="37.2377760676451" calcext:value-type="float">
            <text:p>37.2377760676451</text:p>
          </table:table-cell>
          <table:table-cell table:formula="of:=IF([.A420]*0.987+[.B42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7.133234055359" calcext:value-type="float">
            <text:p>97.133234055359</text:p>
          </table:table-cell>
          <table:table-cell table:formula="of:=RAND()*100" office:value-type="float" office:value="41.6879378355857" calcext:value-type="float">
            <text:p>41.6879378355857</text:p>
          </table:table-cell>
          <table:table-cell table:formula="of:=IF([.A421]*0.987+[.B42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2.789667201558" calcext:value-type="float">
            <text:p>92.789667201558</text:p>
          </table:table-cell>
          <table:table-cell table:formula="of:=RAND()*100" office:value-type="float" office:value="27.8232424323433" calcext:value-type="float">
            <text:p>27.8232424323433</text:p>
          </table:table-cell>
          <table:table-cell table:formula="of:=IF([.A422]*0.987+[.B42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3.2375342236665" calcext:value-type="float">
            <text:p>73.2375342236665</text:p>
          </table:table-cell>
          <table:table-cell table:formula="of:=RAND()*100" office:value-type="float" office:value="25.6965068255211" calcext:value-type="float">
            <text:p>25.6965068255211</text:p>
          </table:table-cell>
          <table:table-cell table:formula="of:=IF([.A423]*0.987+[.B42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6.2610848894764" calcext:value-type="float">
            <text:p>86.2610848894764</text:p>
          </table:table-cell>
          <table:table-cell table:formula="of:=RAND()*100" office:value-type="float" office:value="61.202129916831" calcext:value-type="float">
            <text:p>61.202129916831</text:p>
          </table:table-cell>
          <table:table-cell table:formula="of:=IF([.A424]*0.987+[.B42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.59424281332108" calcext:value-type="float">
            <text:p>1.59424281332108</text:p>
          </table:table-cell>
          <table:table-cell table:formula="of:=RAND()*100" office:value-type="float" office:value="74.7650005455374" calcext:value-type="float">
            <text:p>74.7650005455374</text:p>
          </table:table-cell>
          <table:table-cell table:formula="of:=IF([.A425]*0.987+[.B42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5.5805042498291" calcext:value-type="float">
            <text:p>95.5805042498291</text:p>
          </table:table-cell>
          <table:table-cell table:formula="of:=RAND()*100" office:value-type="float" office:value="20.6918381939939" calcext:value-type="float">
            <text:p>20.6918381939939</text:p>
          </table:table-cell>
          <table:table-cell table:formula="of:=IF([.A426]*0.987+[.B42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9.9146210771591" calcext:value-type="float">
            <text:p>19.9146210771591</text:p>
          </table:table-cell>
          <table:table-cell table:formula="of:=RAND()*100" office:value-type="float" office:value="75.4412676964761" calcext:value-type="float">
            <text:p>75.4412676964761</text:p>
          </table:table-cell>
          <table:table-cell table:formula="of:=IF([.A427]*0.987+[.B42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8.877591442112" calcext:value-type="float">
            <text:p>58.877591442112</text:p>
          </table:table-cell>
          <table:table-cell table:formula="of:=RAND()*100" office:value-type="float" office:value="27.5070758701821" calcext:value-type="float">
            <text:p>27.5070758701821</text:p>
          </table:table-cell>
          <table:table-cell table:formula="of:=IF([.A428]*0.987+[.B42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4.6608373509256" calcext:value-type="float">
            <text:p>44.6608373509256</text:p>
          </table:table-cell>
          <table:table-cell table:formula="of:=RAND()*100" office:value-type="float" office:value="0.746912751924637" calcext:value-type="float">
            <text:p>0.746912751924637</text:p>
          </table:table-cell>
          <table:table-cell table:formula="of:=IF([.A429]*0.987+[.B42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4.6906997701691" calcext:value-type="float">
            <text:p>34.6906997701691</text:p>
          </table:table-cell>
          <table:table-cell table:formula="of:=RAND()*100" office:value-type="float" office:value="91.6742727408693" calcext:value-type="float">
            <text:p>91.6742727408693</text:p>
          </table:table-cell>
          <table:table-cell table:formula="of:=IF([.A430]*0.987+[.B43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5.5798500382426" calcext:value-type="float">
            <text:p>85.5798500382426</text:p>
          </table:table-cell>
          <table:table-cell table:formula="of:=RAND()*100" office:value-type="float" office:value="18.5999601722743" calcext:value-type="float">
            <text:p>18.5999601722743</text:p>
          </table:table-cell>
          <table:table-cell table:formula="of:=IF([.A431]*0.987+[.B43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.94018144166394" calcext:value-type="float">
            <text:p>4.94018144166394</text:p>
          </table:table-cell>
          <table:table-cell table:formula="of:=RAND()*100" office:value-type="float" office:value="49.143004032348" calcext:value-type="float">
            <text:p>49.143004032348</text:p>
          </table:table-cell>
          <table:table-cell table:formula="of:=IF([.A432]*0.987+[.B43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4.5268111228703" calcext:value-type="float">
            <text:p>44.5268111228703</text:p>
          </table:table-cell>
          <table:table-cell table:formula="of:=RAND()*100" office:value-type="float" office:value="94.5288860508812" calcext:value-type="float">
            <text:p>94.5288860508812</text:p>
          </table:table-cell>
          <table:table-cell table:formula="of:=IF([.A433]*0.987+[.B43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6.2762603695204" calcext:value-type="float">
            <text:p>26.2762603695204</text:p>
          </table:table-cell>
          <table:table-cell table:formula="of:=RAND()*100" office:value-type="float" office:value="61.5057916995262" calcext:value-type="float">
            <text:p>61.5057916995262</text:p>
          </table:table-cell>
          <table:table-cell table:formula="of:=IF([.A434]*0.987+[.B43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7.0051394093908" calcext:value-type="float">
            <text:p>77.0051394093908</text:p>
          </table:table-cell>
          <table:table-cell table:formula="of:=RAND()*100" office:value-type="float" office:value="3.61348040810468" calcext:value-type="float">
            <text:p>3.61348040810468</text:p>
          </table:table-cell>
          <table:table-cell table:formula="of:=IF([.A435]*0.987+[.B43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7.1534773143954" calcext:value-type="float">
            <text:p>37.1534773143954</text:p>
          </table:table-cell>
          <table:table-cell table:formula="of:=RAND()*100" office:value-type="float" office:value="50.037394187046" calcext:value-type="float">
            <text:p>50.037394187046</text:p>
          </table:table-cell>
          <table:table-cell table:formula="of:=IF([.A436]*0.987+[.B43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6.1848892344692" calcext:value-type="float">
            <text:p>26.1848892344692</text:p>
          </table:table-cell>
          <table:table-cell table:formula="of:=RAND()*100" office:value-type="float" office:value="23.9665135770334" calcext:value-type="float">
            <text:p>23.9665135770334</text:p>
          </table:table-cell>
          <table:table-cell table:formula="of:=IF([.A437]*0.987+[.B43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5.8857267375231" calcext:value-type="float">
            <text:p>35.8857267375231</text:p>
          </table:table-cell>
          <table:table-cell table:formula="of:=RAND()*100" office:value-type="float" office:value="28.6941365089471" calcext:value-type="float">
            <text:p>28.6941365089471</text:p>
          </table:table-cell>
          <table:table-cell table:formula="of:=IF([.A438]*0.987+[.B43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3.3745283399803" calcext:value-type="float">
            <text:p>83.3745283399803</text:p>
          </table:table-cell>
          <table:table-cell table:formula="of:=RAND()*100" office:value-type="float" office:value="24.204612254974" calcext:value-type="float">
            <text:p>24.204612254974</text:p>
          </table:table-cell>
          <table:table-cell table:formula="of:=IF([.A439]*0.987+[.B43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5.2503966396462" calcext:value-type="float">
            <text:p>35.2503966396462</text:p>
          </table:table-cell>
          <table:table-cell table:formula="of:=RAND()*100" office:value-type="float" office:value="29.9275085459967" calcext:value-type="float">
            <text:p>29.9275085459967</text:p>
          </table:table-cell>
          <table:table-cell table:formula="of:=IF([.A440]*0.987+[.B44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4.7006045702109" calcext:value-type="float">
            <text:p>94.7006045702109</text:p>
          </table:table-cell>
          <table:table-cell table:formula="of:=RAND()*100" office:value-type="float" office:value="54.6381853133" calcext:value-type="float">
            <text:p>54.6381853133</text:p>
          </table:table-cell>
          <table:table-cell table:formula="of:=IF([.A441]*0.987+[.B44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9.879567508783" calcext:value-type="float">
            <text:p>29.879567508783</text:p>
          </table:table-cell>
          <table:table-cell table:formula="of:=RAND()*100" office:value-type="float" office:value="1.52950970277799" calcext:value-type="float">
            <text:p>1.52950970277799</text:p>
          </table:table-cell>
          <table:table-cell table:formula="of:=IF([.A442]*0.987+[.B44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.70541228616589" calcext:value-type="float">
            <text:p>6.70541228616589</text:p>
          </table:table-cell>
          <table:table-cell table:formula="of:=RAND()*100" office:value-type="float" office:value="84.1523281932976" calcext:value-type="float">
            <text:p>84.1523281932976</text:p>
          </table:table-cell>
          <table:table-cell table:formula="of:=IF([.A443]*0.987+[.B44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5.8319462548331" calcext:value-type="float">
            <text:p>45.8319462548331</text:p>
          </table:table-cell>
          <table:table-cell table:formula="of:=RAND()*100" office:value-type="float" office:value="13.9463844893434" calcext:value-type="float">
            <text:p>13.9463844893434</text:p>
          </table:table-cell>
          <table:table-cell table:formula="of:=IF([.A444]*0.987+[.B44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3.0213619778354" calcext:value-type="float">
            <text:p>33.0213619778354</text:p>
          </table:table-cell>
          <table:table-cell table:formula="of:=RAND()*100" office:value-type="float" office:value="8.30404792098533" calcext:value-type="float">
            <text:p>8.30404792098533</text:p>
          </table:table-cell>
          <table:table-cell table:formula="of:=IF([.A445]*0.987+[.B44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7.35649513222" calcext:value-type="float">
            <text:p>27.35649513222</text:p>
          </table:table-cell>
          <table:table-cell table:formula="of:=RAND()*100" office:value-type="float" office:value="7.40767133229028" calcext:value-type="float">
            <text:p>7.40767133229028</text:p>
          </table:table-cell>
          <table:table-cell table:formula="of:=IF([.A446]*0.987+[.B44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3.9761398160014" calcext:value-type="float">
            <text:p>83.9761398160014</text:p>
          </table:table-cell>
          <table:table-cell table:formula="of:=RAND()*100" office:value-type="float" office:value="15.2711238506624" calcext:value-type="float">
            <text:p>15.2711238506624</text:p>
          </table:table-cell>
          <table:table-cell table:formula="of:=IF([.A447]*0.987+[.B44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6.6172300540796" calcext:value-type="float">
            <text:p>36.6172300540796</text:p>
          </table:table-cell>
          <table:table-cell table:formula="of:=RAND()*100" office:value-type="float" office:value="34.7464486236924" calcext:value-type="float">
            <text:p>34.7464486236924</text:p>
          </table:table-cell>
          <table:table-cell table:formula="of:=IF([.A448]*0.987+[.B44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7.320519064024" calcext:value-type="float">
            <text:p>77.320519064024</text:p>
          </table:table-cell>
          <table:table-cell table:formula="of:=RAND()*100" office:value-type="float" office:value="72.6221692674134" calcext:value-type="float">
            <text:p>72.6221692674134</text:p>
          </table:table-cell>
          <table:table-cell table:formula="of:=IF([.A449]*0.987+[.B44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2.3669820862337" calcext:value-type="float">
            <text:p>62.3669820862337</text:p>
          </table:table-cell>
          <table:table-cell table:formula="of:=RAND()*100" office:value-type="float" office:value="18.6627952004681" calcext:value-type="float">
            <text:p>18.6627952004681</text:p>
          </table:table-cell>
          <table:table-cell table:formula="of:=IF([.A450]*0.987+[.B45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1.534564477259" calcext:value-type="float">
            <text:p>31.534564477259</text:p>
          </table:table-cell>
          <table:table-cell table:formula="of:=RAND()*100" office:value-type="float" office:value="97.5168359693333" calcext:value-type="float">
            <text:p>97.5168359693333</text:p>
          </table:table-cell>
          <table:table-cell table:formula="of:=IF([.A451]*0.987+[.B45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4.6882426299615" calcext:value-type="float">
            <text:p>54.6882426299615</text:p>
          </table:table-cell>
          <table:table-cell table:formula="of:=RAND()*100" office:value-type="float" office:value="63.6928422155747" calcext:value-type="float">
            <text:p>63.6928422155747</text:p>
          </table:table-cell>
          <table:table-cell table:formula="of:=IF([.A452]*0.987+[.B45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6.257107942233" calcext:value-type="float">
            <text:p>86.257107942233</text:p>
          </table:table-cell>
          <table:table-cell table:formula="of:=RAND()*100" office:value-type="float" office:value="7.97427319421875" calcext:value-type="float">
            <text:p>7.97427319421875</text:p>
          </table:table-cell>
          <table:table-cell table:formula="of:=IF([.A453]*0.987+[.B45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2.2790459912578" calcext:value-type="float">
            <text:p>72.2790459912578</text:p>
          </table:table-cell>
          <table:table-cell table:formula="of:=RAND()*100" office:value-type="float" office:value="59.998598824693" calcext:value-type="float">
            <text:p>59.998598824693</text:p>
          </table:table-cell>
          <table:table-cell table:formula="of:=IF([.A454]*0.987+[.B45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5.2164014466572" calcext:value-type="float">
            <text:p>65.2164014466572</text:p>
          </table:table-cell>
          <table:table-cell table:formula="of:=RAND()*100" office:value-type="float" office:value="53.5895900409306" calcext:value-type="float">
            <text:p>53.5895900409306</text:p>
          </table:table-cell>
          <table:table-cell table:formula="of:=IF([.A455]*0.987+[.B45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7.1570185889338" calcext:value-type="float">
            <text:p>47.1570185889338</text:p>
          </table:table-cell>
          <table:table-cell table:formula="of:=RAND()*100" office:value-type="float" office:value="38.9063415307136" calcext:value-type="float">
            <text:p>38.9063415307136</text:p>
          </table:table-cell>
          <table:table-cell table:formula="of:=IF([.A456]*0.987+[.B45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3.6937893845923" calcext:value-type="float">
            <text:p>13.6937893845923</text:p>
          </table:table-cell>
          <table:table-cell table:formula="of:=RAND()*100" office:value-type="float" office:value="38.7734480445611" calcext:value-type="float">
            <text:p>38.7734480445611</text:p>
          </table:table-cell>
          <table:table-cell table:formula="of:=IF([.A457]*0.987+[.B45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0.045622820237" calcext:value-type="float">
            <text:p>50.045622820237</text:p>
          </table:table-cell>
          <table:table-cell table:formula="of:=RAND()*100" office:value-type="float" office:value="72.6019609867015" calcext:value-type="float">
            <text:p>72.6019609867015</text:p>
          </table:table-cell>
          <table:table-cell table:formula="of:=IF([.A458]*0.987+[.B45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.6583346958371" calcext:value-type="float">
            <text:p>5.6583346958371</text:p>
          </table:table-cell>
          <table:table-cell table:formula="of:=RAND()*100" office:value-type="float" office:value="88.2853373025758" calcext:value-type="float">
            <text:p>88.2853373025758</text:p>
          </table:table-cell>
          <table:table-cell table:formula="of:=IF([.A459]*0.987+[.B45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9.313997758354" calcext:value-type="float">
            <text:p>79.313997758354</text:p>
          </table:table-cell>
          <table:table-cell table:formula="of:=RAND()*100" office:value-type="float" office:value="62.719232460898" calcext:value-type="float">
            <text:p>62.719232460898</text:p>
          </table:table-cell>
          <table:table-cell table:formula="of:=IF([.A460]*0.987+[.B46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0.0736968919382" calcext:value-type="float">
            <text:p>50.0736968919382</text:p>
          </table:table-cell>
          <table:table-cell table:formula="of:=RAND()*100" office:value-type="float" office:value="89.9361896354364" calcext:value-type="float">
            <text:p>89.9361896354364</text:p>
          </table:table-cell>
          <table:table-cell table:formula="of:=IF([.A461]*0.987+[.B46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8.1077102190248" calcext:value-type="float">
            <text:p>98.1077102190248</text:p>
          </table:table-cell>
          <table:table-cell table:formula="of:=RAND()*100" office:value-type="float" office:value="17.3770824462441" calcext:value-type="float">
            <text:p>17.3770824462441</text:p>
          </table:table-cell>
          <table:table-cell table:formula="of:=IF([.A462]*0.987+[.B46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4.1567780062921" calcext:value-type="float">
            <text:p>44.1567780062921</text:p>
          </table:table-cell>
          <table:table-cell table:formula="of:=RAND()*100" office:value-type="float" office:value="90.5551759526488" calcext:value-type="float">
            <text:p>90.5551759526488</text:p>
          </table:table-cell>
          <table:table-cell table:formula="of:=IF([.A463]*0.987+[.B46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8.7808183997536" calcext:value-type="float">
            <text:p>68.7808183997536</text:p>
          </table:table-cell>
          <table:table-cell table:formula="of:=RAND()*100" office:value-type="float" office:value="95.6460118806826" calcext:value-type="float">
            <text:p>95.6460118806826</text:p>
          </table:table-cell>
          <table:table-cell table:formula="of:=IF([.A464]*0.987+[.B46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4.2471409714802" calcext:value-type="float">
            <text:p>34.2471409714802</text:p>
          </table:table-cell>
          <table:table-cell table:formula="of:=RAND()*100" office:value-type="float" office:value="31.8173867446191" calcext:value-type="float">
            <text:p>31.8173867446191</text:p>
          </table:table-cell>
          <table:table-cell table:formula="of:=IF([.A465]*0.987+[.B46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7.8921002724216" calcext:value-type="float">
            <text:p>87.8921002724216</text:p>
          </table:table-cell>
          <table:table-cell table:formula="of:=RAND()*100" office:value-type="float" office:value="18.4370836364351" calcext:value-type="float">
            <text:p>18.4370836364351</text:p>
          </table:table-cell>
          <table:table-cell table:formula="of:=IF([.A466]*0.987+[.B46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4.0348566810754" calcext:value-type="float">
            <text:p>14.0348566810754</text:p>
          </table:table-cell>
          <table:table-cell table:formula="of:=RAND()*100" office:value-type="float" office:value="23.8382286722619" calcext:value-type="float">
            <text:p>23.8382286722619</text:p>
          </table:table-cell>
          <table:table-cell table:formula="of:=IF([.A467]*0.987+[.B46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4.2931564663922" calcext:value-type="float">
            <text:p>84.2931564663922</text:p>
          </table:table-cell>
          <table:table-cell table:formula="of:=RAND()*100" office:value-type="float" office:value="89.7978205607349" calcext:value-type="float">
            <text:p>89.7978205607349</text:p>
          </table:table-cell>
          <table:table-cell table:formula="of:=IF([.A468]*0.987+[.B46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.20759372237889" calcext:value-type="float">
            <text:p>7.20759372237889</text:p>
          </table:table-cell>
          <table:table-cell table:formula="of:=RAND()*100" office:value-type="float" office:value="20.5492977718273" calcext:value-type="float">
            <text:p>20.5492977718273</text:p>
          </table:table-cell>
          <table:table-cell table:formula="of:=IF([.A469]*0.987+[.B46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7.4293337083416" calcext:value-type="float">
            <text:p>87.4293337083416</text:p>
          </table:table-cell>
          <table:table-cell table:formula="of:=RAND()*100" office:value-type="float" office:value="49.4977872248556" calcext:value-type="float">
            <text:p>49.4977872248556</text:p>
          </table:table-cell>
          <table:table-cell table:formula="of:=IF([.A470]*0.987+[.B47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2.8677470205634" calcext:value-type="float">
            <text:p>92.8677470205634</text:p>
          </table:table-cell>
          <table:table-cell table:formula="of:=RAND()*100" office:value-type="float" office:value="50.3993770587218" calcext:value-type="float">
            <text:p>50.3993770587218</text:p>
          </table:table-cell>
          <table:table-cell table:formula="of:=IF([.A471]*0.987+[.B47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2.6785505909111" calcext:value-type="float">
            <text:p>82.6785505909111</text:p>
          </table:table-cell>
          <table:table-cell table:formula="of:=RAND()*100" office:value-type="float" office:value="58.9144827650473" calcext:value-type="float">
            <text:p>58.9144827650473</text:p>
          </table:table-cell>
          <table:table-cell table:formula="of:=IF([.A472]*0.987+[.B47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3.6667564811262" calcext:value-type="float">
            <text:p>53.6667564811262</text:p>
          </table:table-cell>
          <table:table-cell table:formula="of:=RAND()*100" office:value-type="float" office:value="70.4068380256306" calcext:value-type="float">
            <text:p>70.4068380256306</text:p>
          </table:table-cell>
          <table:table-cell table:formula="of:=IF([.A473]*0.987+[.B47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.83645934948056" calcext:value-type="float">
            <text:p>1.83645934948056</text:p>
          </table:table-cell>
          <table:table-cell table:formula="of:=RAND()*100" office:value-type="float" office:value="17.6836874157951" calcext:value-type="float">
            <text:p>17.6836874157951</text:p>
          </table:table-cell>
          <table:table-cell table:formula="of:=IF([.A474]*0.987+[.B47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5.1871565744393" calcext:value-type="float">
            <text:p>95.1871565744393</text:p>
          </table:table-cell>
          <table:table-cell table:formula="of:=RAND()*100" office:value-type="float" office:value="87.7383313015326" calcext:value-type="float">
            <text:p>87.7383313015326</text:p>
          </table:table-cell>
          <table:table-cell table:formula="of:=IF([.A475]*0.987+[.B47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.49930676016883" calcext:value-type="float">
            <text:p>6.49930676016883</text:p>
          </table:table-cell>
          <table:table-cell table:formula="of:=RAND()*100" office:value-type="float" office:value="79.5521781266558" calcext:value-type="float">
            <text:p>79.5521781266558</text:p>
          </table:table-cell>
          <table:table-cell table:formula="of:=IF([.A476]*0.987+[.B47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3.9257037003602" calcext:value-type="float">
            <text:p>33.9257037003602</text:p>
          </table:table-cell>
          <table:table-cell table:formula="of:=RAND()*100" office:value-type="float" office:value="60.3640959647765" calcext:value-type="float">
            <text:p>60.3640959647765</text:p>
          </table:table-cell>
          <table:table-cell table:formula="of:=IF([.A477]*0.987+[.B47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.5156881489377" calcext:value-type="float">
            <text:p>5.5156881489377</text:p>
          </table:table-cell>
          <table:table-cell table:formula="of:=RAND()*100" office:value-type="float" office:value="87.8445133800684" calcext:value-type="float">
            <text:p>87.8445133800684</text:p>
          </table:table-cell>
          <table:table-cell table:formula="of:=IF([.A478]*0.987+[.B47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9.3489748372952" calcext:value-type="float">
            <text:p>29.3489748372952</text:p>
          </table:table-cell>
          <table:table-cell table:formula="of:=RAND()*100" office:value-type="float" office:value="94.1965619485244" calcext:value-type="float">
            <text:p>94.1965619485244</text:p>
          </table:table-cell>
          <table:table-cell table:formula="of:=IF([.A479]*0.987+[.B47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.63459141263006" calcext:value-type="float">
            <text:p>3.63459141263006</text:p>
          </table:table-cell>
          <table:table-cell table:formula="of:=RAND()*100" office:value-type="float" office:value="64.1854297968781" calcext:value-type="float">
            <text:p>64.1854297968781</text:p>
          </table:table-cell>
          <table:table-cell table:formula="of:=IF([.A480]*0.987+[.B48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9.5792543953857" calcext:value-type="float">
            <text:p>29.5792543953857</text:p>
          </table:table-cell>
          <table:table-cell table:formula="of:=RAND()*100" office:value-type="float" office:value="74.8158593424864" calcext:value-type="float">
            <text:p>74.8158593424864</text:p>
          </table:table-cell>
          <table:table-cell table:formula="of:=IF([.A481]*0.987+[.B48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9.5693807497393" calcext:value-type="float">
            <text:p>19.5693807497393</text:p>
          </table:table-cell>
          <table:table-cell table:formula="of:=RAND()*100" office:value-type="float" office:value="82.8170707138636" calcext:value-type="float">
            <text:p>82.8170707138636</text:p>
          </table:table-cell>
          <table:table-cell table:formula="of:=IF([.A482]*0.987+[.B48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0.3561194996188" calcext:value-type="float">
            <text:p>80.3561194996188</text:p>
          </table:table-cell>
          <table:table-cell table:formula="of:=RAND()*100" office:value-type="float" office:value="68.1683437833308" calcext:value-type="float">
            <text:p>68.1683437833308</text:p>
          </table:table-cell>
          <table:table-cell table:formula="of:=IF([.A483]*0.987+[.B48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4.6615293170753" calcext:value-type="float">
            <text:p>44.6615293170753</text:p>
          </table:table-cell>
          <table:table-cell table:formula="of:=RAND()*100" office:value-type="float" office:value="42.8181947359231" calcext:value-type="float">
            <text:p>42.8181947359231</text:p>
          </table:table-cell>
          <table:table-cell table:formula="of:=IF([.A484]*0.987+[.B48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8.3431483654507" calcext:value-type="float">
            <text:p>48.3431483654507</text:p>
          </table:table-cell>
          <table:table-cell table:formula="of:=RAND()*100" office:value-type="float" office:value="30.5065407665937" calcext:value-type="float">
            <text:p>30.5065407665937</text:p>
          </table:table-cell>
          <table:table-cell table:formula="of:=IF([.A485]*0.987+[.B48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4.7780258158934" calcext:value-type="float">
            <text:p>64.7780258158934</text:p>
          </table:table-cell>
          <table:table-cell table:formula="of:=RAND()*100" office:value-type="float" office:value="82.4888103549992" calcext:value-type="float">
            <text:p>82.4888103549992</text:p>
          </table:table-cell>
          <table:table-cell table:formula="of:=IF([.A486]*0.987+[.B48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1.3947159046271" calcext:value-type="float">
            <text:p>81.3947159046271</text:p>
          </table:table-cell>
          <table:table-cell table:formula="of:=RAND()*100" office:value-type="float" office:value="20.2112679668889" calcext:value-type="float">
            <text:p>20.2112679668889</text:p>
          </table:table-cell>
          <table:table-cell table:formula="of:=IF([.A487]*0.987+[.B48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1.5524593982714" calcext:value-type="float">
            <text:p>51.5524593982714</text:p>
          </table:table-cell>
          <table:table-cell table:formula="of:=RAND()*100" office:value-type="float" office:value="41.8057461953043" calcext:value-type="float">
            <text:p>41.8057461953043</text:p>
          </table:table-cell>
          <table:table-cell table:formula="of:=IF([.A488]*0.987+[.B48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3.0668281056532" calcext:value-type="float">
            <text:p>13.0668281056532</text:p>
          </table:table-cell>
          <table:table-cell table:formula="of:=RAND()*100" office:value-type="float" office:value="23.7460925292888" calcext:value-type="float">
            <text:p>23.7460925292888</text:p>
          </table:table-cell>
          <table:table-cell table:formula="of:=IF([.A489]*0.987+[.B48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.61279869914255" calcext:value-type="float">
            <text:p>8.61279869914255</text:p>
          </table:table-cell>
          <table:table-cell table:formula="of:=RAND()*100" office:value-type="float" office:value="5.99702954839199" calcext:value-type="float">
            <text:p>5.99702954839199</text:p>
          </table:table-cell>
          <table:table-cell table:formula="of:=IF([.A490]*0.987+[.B49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4.0668604939791" calcext:value-type="float">
            <text:p>64.0668604939791</text:p>
          </table:table-cell>
          <table:table-cell table:formula="of:=RAND()*100" office:value-type="float" office:value="57.206342113124" calcext:value-type="float">
            <text:p>57.206342113124</text:p>
          </table:table-cell>
          <table:table-cell table:formula="of:=IF([.A491]*0.987+[.B49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.02522831631903" calcext:value-type="float">
            <text:p>2.02522831631903</text:p>
          </table:table-cell>
          <table:table-cell table:formula="of:=RAND()*100" office:value-type="float" office:value="66.0148455864015" calcext:value-type="float">
            <text:p>66.0148455864015</text:p>
          </table:table-cell>
          <table:table-cell table:formula="of:=IF([.A492]*0.987+[.B49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7.0664155920395" calcext:value-type="float">
            <text:p>57.0664155920395</text:p>
          </table:table-cell>
          <table:table-cell table:formula="of:=RAND()*100" office:value-type="float" office:value="97.9831483455143" calcext:value-type="float">
            <text:p>97.9831483455143</text:p>
          </table:table-cell>
          <table:table-cell table:formula="of:=IF([.A493]*0.987+[.B49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9.2305357968298" calcext:value-type="float">
            <text:p>29.2305357968298</text:p>
          </table:table-cell>
          <table:table-cell table:formula="of:=RAND()*100" office:value-type="float" office:value="14.6966925738921" calcext:value-type="float">
            <text:p>14.6966925738921</text:p>
          </table:table-cell>
          <table:table-cell table:formula="of:=IF([.A494]*0.987+[.B49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7.541365731135" calcext:value-type="float">
            <text:p>87.541365731135</text:p>
          </table:table-cell>
          <table:table-cell table:formula="of:=RAND()*100" office:value-type="float" office:value="10.5378966808231" calcext:value-type="float">
            <text:p>10.5378966808231</text:p>
          </table:table-cell>
          <table:table-cell table:formula="of:=IF([.A495]*0.987+[.B49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.98200426035784" calcext:value-type="float">
            <text:p>8.98200426035784</text:p>
          </table:table-cell>
          <table:table-cell table:formula="of:=RAND()*100" office:value-type="float" office:value="39.8128237001633" calcext:value-type="float">
            <text:p>39.8128237001633</text:p>
          </table:table-cell>
          <table:table-cell table:formula="of:=IF([.A496]*0.987+[.B49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3.6757525892809" calcext:value-type="float">
            <text:p>83.6757525892809</text:p>
          </table:table-cell>
          <table:table-cell table:formula="of:=RAND()*100" office:value-type="float" office:value="66.1120470750721" calcext:value-type="float">
            <text:p>66.1120470750721</text:p>
          </table:table-cell>
          <table:table-cell table:formula="of:=IF([.A497]*0.987+[.B49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5.6164083439941" calcext:value-type="float">
            <text:p>15.6164083439941</text:p>
          </table:table-cell>
          <table:table-cell table:formula="of:=RAND()*100" office:value-type="float" office:value="13.5338372213789" calcext:value-type="float">
            <text:p>13.5338372213789</text:p>
          </table:table-cell>
          <table:table-cell table:formula="of:=IF([.A498]*0.987+[.B49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4.7565957160738" calcext:value-type="float">
            <text:p>84.7565957160738</text:p>
          </table:table-cell>
          <table:table-cell table:formula="of:=RAND()*100" office:value-type="float" office:value="43.6220250203046" calcext:value-type="float">
            <text:p>43.6220250203046</text:p>
          </table:table-cell>
          <table:table-cell table:formula="of:=IF([.A499]*0.987+[.B49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8.1267823526003" calcext:value-type="float">
            <text:p>88.1267823526003</text:p>
          </table:table-cell>
          <table:table-cell table:formula="of:=RAND()*100" office:value-type="float" office:value="43.6696285772285" calcext:value-type="float">
            <text:p>43.6696285772285</text:p>
          </table:table-cell>
          <table:table-cell table:formula="of:=IF([.A500]*0.987+[.B50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0.286047739001" calcext:value-type="float">
            <text:p>30.286047739001</text:p>
          </table:table-cell>
          <table:table-cell table:formula="of:=RAND()*100" office:value-type="float" office:value="13.078175153672" calcext:value-type="float">
            <text:p>13.078175153672</text:p>
          </table:table-cell>
          <table:table-cell table:formula="of:=IF([.A501]*0.987+[.B50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4.9839799450967" calcext:value-type="float">
            <text:p>94.9839799450967</text:p>
          </table:table-cell>
          <table:table-cell table:formula="of:=RAND()*100" office:value-type="float" office:value="96.3593759485684" calcext:value-type="float">
            <text:p>96.3593759485684</text:p>
          </table:table-cell>
          <table:table-cell table:formula="of:=IF([.A502]*0.987+[.B50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7.1673401562187" calcext:value-type="float">
            <text:p>77.1673401562187</text:p>
          </table:table-cell>
          <table:table-cell table:formula="of:=RAND()*100" office:value-type="float" office:value="27.2344188860322" calcext:value-type="float">
            <text:p>27.2344188860322</text:p>
          </table:table-cell>
          <table:table-cell table:formula="of:=IF([.A503]*0.987+[.B50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5.3700889277028" calcext:value-type="float">
            <text:p>35.3700889277028</text:p>
          </table:table-cell>
          <table:table-cell table:formula="of:=RAND()*100" office:value-type="float" office:value="48.5070496903454" calcext:value-type="float">
            <text:p>48.5070496903454</text:p>
          </table:table-cell>
          <table:table-cell table:formula="of:=IF([.A504]*0.987+[.B50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2.170277165013" calcext:value-type="float">
            <text:p>22.170277165013</text:p>
          </table:table-cell>
          <table:table-cell table:formula="of:=RAND()*100" office:value-type="float" office:value="94.5161817539481" calcext:value-type="float">
            <text:p>94.5161817539481</text:p>
          </table:table-cell>
          <table:table-cell table:formula="of:=IF([.A505]*0.987+[.B50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6.5243071336201" calcext:value-type="float">
            <text:p>76.5243071336201</text:p>
          </table:table-cell>
          <table:table-cell table:formula="of:=RAND()*100" office:value-type="float" office:value="6.51350016344098" calcext:value-type="float">
            <text:p>6.51350016344098</text:p>
          </table:table-cell>
          <table:table-cell table:formula="of:=IF([.A506]*0.987+[.B50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6.0268538460811" calcext:value-type="float">
            <text:p>46.0268538460811</text:p>
          </table:table-cell>
          <table:table-cell table:formula="of:=RAND()*100" office:value-type="float" office:value="9.37778277800338" calcext:value-type="float">
            <text:p>9.37778277800338</text:p>
          </table:table-cell>
          <table:table-cell table:formula="of:=IF([.A507]*0.987+[.B50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0.1099033632102" calcext:value-type="float">
            <text:p>40.1099033632102</text:p>
          </table:table-cell>
          <table:table-cell table:formula="of:=RAND()*100" office:value-type="float" office:value="81.9390376667628" calcext:value-type="float">
            <text:p>81.9390376667628</text:p>
          </table:table-cell>
          <table:table-cell table:formula="of:=IF([.A508]*0.987+[.B50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8.770687012908" calcext:value-type="float">
            <text:p>98.770687012908</text:p>
          </table:table-cell>
          <table:table-cell table:formula="of:=RAND()*100" office:value-type="float" office:value="47.2302526107243" calcext:value-type="float">
            <text:p>47.2302526107243</text:p>
          </table:table-cell>
          <table:table-cell table:formula="of:=IF([.A509]*0.987+[.B50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1.4764022700989" calcext:value-type="float">
            <text:p>11.4764022700989</text:p>
          </table:table-cell>
          <table:table-cell table:formula="of:=RAND()*100" office:value-type="float" office:value="86.0259332587956" calcext:value-type="float">
            <text:p>86.0259332587956</text:p>
          </table:table-cell>
          <table:table-cell table:formula="of:=IF([.A510]*0.987+[.B51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6.9434671566937" calcext:value-type="float">
            <text:p>46.9434671566937</text:p>
          </table:table-cell>
          <table:table-cell table:formula="of:=RAND()*100" office:value-type="float" office:value="46.9006299920193" calcext:value-type="float">
            <text:p>46.9006299920193</text:p>
          </table:table-cell>
          <table:table-cell table:formula="of:=IF([.A511]*0.987+[.B51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2.5590938505689" calcext:value-type="float">
            <text:p>62.5590938505689</text:p>
          </table:table-cell>
          <table:table-cell table:formula="of:=RAND()*100" office:value-type="float" office:value="8.76708279920145" calcext:value-type="float">
            <text:p>8.76708279920145</text:p>
          </table:table-cell>
          <table:table-cell table:formula="of:=IF([.A512]*0.987+[.B51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.26347429302834" calcext:value-type="float">
            <text:p>2.26347429302834</text:p>
          </table:table-cell>
          <table:table-cell table:formula="of:=RAND()*100" office:value-type="float" office:value="15.1026461817249" calcext:value-type="float">
            <text:p>15.1026461817249</text:p>
          </table:table-cell>
          <table:table-cell table:formula="of:=IF([.A513]*0.987+[.B51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.01887353711225" calcext:value-type="float">
            <text:p>6.01887353711225</text:p>
          </table:table-cell>
          <table:table-cell table:formula="of:=RAND()*100" office:value-type="float" office:value="76.1283561445546" calcext:value-type="float">
            <text:p>76.1283561445546</text:p>
          </table:table-cell>
          <table:table-cell table:formula="of:=IF([.A514]*0.987+[.B51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4.0985455990361" calcext:value-type="float">
            <text:p>74.0985455990361</text:p>
          </table:table-cell>
          <table:table-cell table:formula="of:=RAND()*100" office:value-type="float" office:value="32.953467464727" calcext:value-type="float">
            <text:p>32.953467464727</text:p>
          </table:table-cell>
          <table:table-cell table:formula="of:=IF([.A515]*0.987+[.B51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7.4044343697371" calcext:value-type="float">
            <text:p>37.4044343697371</text:p>
          </table:table-cell>
          <table:table-cell table:formula="of:=RAND()*100" office:value-type="float" office:value="24.5063690648015" calcext:value-type="float">
            <text:p>24.5063690648015</text:p>
          </table:table-cell>
          <table:table-cell table:formula="of:=IF([.A516]*0.987+[.B51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9.11042644315" calcext:value-type="float">
            <text:p>69.11042644315</text:p>
          </table:table-cell>
          <table:table-cell table:formula="of:=RAND()*100" office:value-type="float" office:value="0.693153917754219" calcext:value-type="float">
            <text:p>0.693153917754219</text:p>
          </table:table-cell>
          <table:table-cell table:formula="of:=IF([.A517]*0.987+[.B51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0.957139801458122" calcext:value-type="float">
            <text:p>0.957139801458122</text:p>
          </table:table-cell>
          <table:table-cell table:formula="of:=RAND()*100" office:value-type="float" office:value="43.8064252840908" calcext:value-type="float">
            <text:p>43.8064252840908</text:p>
          </table:table-cell>
          <table:table-cell table:formula="of:=IF([.A518]*0.987+[.B51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8.7943467477019" calcext:value-type="float">
            <text:p>68.7943467477019</text:p>
          </table:table-cell>
          <table:table-cell table:formula="of:=RAND()*100" office:value-type="float" office:value="79.4092554477616" calcext:value-type="float">
            <text:p>79.4092554477616</text:p>
          </table:table-cell>
          <table:table-cell table:formula="of:=IF([.A519]*0.987+[.B51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.83933051669844" calcext:value-type="float">
            <text:p>8.83933051669844</text:p>
          </table:table-cell>
          <table:table-cell table:formula="of:=RAND()*100" office:value-type="float" office:value="76.0695686462374" calcext:value-type="float">
            <text:p>76.0695686462374</text:p>
          </table:table-cell>
          <table:table-cell table:formula="of:=IF([.A520]*0.987+[.B52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6.3333626969871" calcext:value-type="float">
            <text:p>16.3333626969871</text:p>
          </table:table-cell>
          <table:table-cell table:formula="of:=RAND()*100" office:value-type="float" office:value="36.5321307191976" calcext:value-type="float">
            <text:p>36.5321307191976</text:p>
          </table:table-cell>
          <table:table-cell table:formula="of:=IF([.A521]*0.987+[.B52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0.030731494346" calcext:value-type="float">
            <text:p>60.030731494346</text:p>
          </table:table-cell>
          <table:table-cell table:formula="of:=RAND()*100" office:value-type="float" office:value="35.5420664030038" calcext:value-type="float">
            <text:p>35.5420664030038</text:p>
          </table:table-cell>
          <table:table-cell table:formula="of:=IF([.A522]*0.987+[.B52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.14695154300418" calcext:value-type="float">
            <text:p>7.14695154300418</text:p>
          </table:table-cell>
          <table:table-cell table:formula="of:=RAND()*100" office:value-type="float" office:value="34.8161317995459" calcext:value-type="float">
            <text:p>34.8161317995459</text:p>
          </table:table-cell>
          <table:table-cell table:formula="of:=IF([.A523]*0.987+[.B52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5.9879354067685" calcext:value-type="float">
            <text:p>85.9879354067685</text:p>
          </table:table-cell>
          <table:table-cell table:formula="of:=RAND()*100" office:value-type="float" office:value="61.6986246014293" calcext:value-type="float">
            <text:p>61.6986246014293</text:p>
          </table:table-cell>
          <table:table-cell table:formula="of:=IF([.A524]*0.987+[.B52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1.0861132286972" calcext:value-type="float">
            <text:p>41.0861132286972</text:p>
          </table:table-cell>
          <table:table-cell table:formula="of:=RAND()*100" office:value-type="float" office:value="97.8443936702395" calcext:value-type="float">
            <text:p>97.8443936702395</text:p>
          </table:table-cell>
          <table:table-cell table:formula="of:=IF([.A525]*0.987+[.B52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6.395565510979" calcext:value-type="float">
            <text:p>16.395565510979</text:p>
          </table:table-cell>
          <table:table-cell table:formula="of:=RAND()*100" office:value-type="float" office:value="69.6648841225996" calcext:value-type="float">
            <text:p>69.6648841225996</text:p>
          </table:table-cell>
          <table:table-cell table:formula="of:=IF([.A526]*0.987+[.B52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1.1185762375759" calcext:value-type="float">
            <text:p>31.1185762375759</text:p>
          </table:table-cell>
          <table:table-cell table:formula="of:=RAND()*100" office:value-type="float" office:value="8.74859620559903" calcext:value-type="float">
            <text:p>8.74859620559903</text:p>
          </table:table-cell>
          <table:table-cell table:formula="of:=IF([.A527]*0.987+[.B52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8.3296350337047" calcext:value-type="float">
            <text:p>28.3296350337047</text:p>
          </table:table-cell>
          <table:table-cell table:formula="of:=RAND()*100" office:value-type="float" office:value="99.1636716933788" calcext:value-type="float">
            <text:p>99.1636716933788</text:p>
          </table:table-cell>
          <table:table-cell table:formula="of:=IF([.A528]*0.987+[.B52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5.3505900765614" calcext:value-type="float">
            <text:p>35.3505900765614</text:p>
          </table:table-cell>
          <table:table-cell table:formula="of:=RAND()*100" office:value-type="float" office:value="72.9344165861025" calcext:value-type="float">
            <text:p>72.9344165861025</text:p>
          </table:table-cell>
          <table:table-cell table:formula="of:=IF([.A529]*0.987+[.B52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2.2785408107164" calcext:value-type="float">
            <text:p>72.2785408107164</text:p>
          </table:table-cell>
          <table:table-cell table:formula="of:=RAND()*100" office:value-type="float" office:value="11.9094228316959" calcext:value-type="float">
            <text:p>11.9094228316959</text:p>
          </table:table-cell>
          <table:table-cell table:formula="of:=IF([.A530]*0.987+[.B53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1.4150948036445" calcext:value-type="float">
            <text:p>91.4150948036445</text:p>
          </table:table-cell>
          <table:table-cell table:formula="of:=RAND()*100" office:value-type="float" office:value="85.1281490083402" calcext:value-type="float">
            <text:p>85.1281490083402</text:p>
          </table:table-cell>
          <table:table-cell table:formula="of:=IF([.A531]*0.987+[.B53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5.7681294123476" calcext:value-type="float">
            <text:p>85.7681294123476</text:p>
          </table:table-cell>
          <table:table-cell table:formula="of:=RAND()*100" office:value-type="float" office:value="11.1161887616315" calcext:value-type="float">
            <text:p>11.1161887616315</text:p>
          </table:table-cell>
          <table:table-cell table:formula="of:=IF([.A532]*0.987+[.B53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4.028564408136" calcext:value-type="float">
            <text:p>54.028564408136</text:p>
          </table:table-cell>
          <table:table-cell table:formula="of:=RAND()*100" office:value-type="float" office:value="37.8681201133374" calcext:value-type="float">
            <text:p>37.8681201133374</text:p>
          </table:table-cell>
          <table:table-cell table:formula="of:=IF([.A533]*0.987+[.B53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.83963468002801" calcext:value-type="float">
            <text:p>3.83963468002801</text:p>
          </table:table-cell>
          <table:table-cell table:formula="of:=RAND()*100" office:value-type="float" office:value="8.04330058299212" calcext:value-type="float">
            <text:p>8.04330058299212</text:p>
          </table:table-cell>
          <table:table-cell table:formula="of:=IF([.A534]*0.987+[.B53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1.058786428016" calcext:value-type="float">
            <text:p>21.058786428016</text:p>
          </table:table-cell>
          <table:table-cell table:formula="of:=RAND()*100" office:value-type="float" office:value="92.61816859227" calcext:value-type="float">
            <text:p>92.61816859227</text:p>
          </table:table-cell>
          <table:table-cell table:formula="of:=IF([.A535]*0.987+[.B53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7.9444355759988" calcext:value-type="float">
            <text:p>67.9444355759988</text:p>
          </table:table-cell>
          <table:table-cell table:formula="of:=RAND()*100" office:value-type="float" office:value="81.5395876673205" calcext:value-type="float">
            <text:p>81.5395876673205</text:p>
          </table:table-cell>
          <table:table-cell table:formula="of:=IF([.A536]*0.987+[.B53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1.9386736496741" calcext:value-type="float">
            <text:p>61.9386736496741</text:p>
          </table:table-cell>
          <table:table-cell table:formula="of:=RAND()*100" office:value-type="float" office:value="48.5428579043044" calcext:value-type="float">
            <text:p>48.5428579043044</text:p>
          </table:table-cell>
          <table:table-cell table:formula="of:=IF([.A537]*0.987+[.B53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9.9264920569139" calcext:value-type="float">
            <text:p>49.9264920569139</text:p>
          </table:table-cell>
          <table:table-cell table:formula="of:=RAND()*100" office:value-type="float" office:value="44.9399163147303" calcext:value-type="float">
            <text:p>44.9399163147303</text:p>
          </table:table-cell>
          <table:table-cell table:formula="of:=IF([.A538]*0.987+[.B53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6.0161280594749" calcext:value-type="float">
            <text:p>46.0161280594749</text:p>
          </table:table-cell>
          <table:table-cell table:formula="of:=RAND()*100" office:value-type="float" office:value="0.0218108599042614" calcext:value-type="float">
            <text:p>0.021810859904262</text:p>
          </table:table-cell>
          <table:table-cell table:formula="of:=IF([.A539]*0.987+[.B53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4.1653692269121" calcext:value-type="float">
            <text:p>44.1653692269121</text:p>
          </table:table-cell>
          <table:table-cell table:formula="of:=RAND()*100" office:value-type="float" office:value="78.3007420163064" calcext:value-type="float">
            <text:p>78.3007420163064</text:p>
          </table:table-cell>
          <table:table-cell table:formula="of:=IF([.A540]*0.987+[.B54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0.7225323258659" calcext:value-type="float">
            <text:p>60.7225323258659</text:p>
          </table:table-cell>
          <table:table-cell table:formula="of:=RAND()*100" office:value-type="float" office:value="90.3075703963465" calcext:value-type="float">
            <text:p>90.3075703963465</text:p>
          </table:table-cell>
          <table:table-cell table:formula="of:=IF([.A541]*0.987+[.B54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4.4714470680481" calcext:value-type="float">
            <text:p>24.4714470680481</text:p>
          </table:table-cell>
          <table:table-cell table:formula="of:=RAND()*100" office:value-type="float" office:value="6.70146507560362" calcext:value-type="float">
            <text:p>6.70146507560362</text:p>
          </table:table-cell>
          <table:table-cell table:formula="of:=IF([.A542]*0.987+[.B54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.93396399284368" calcext:value-type="float">
            <text:p>4.93396399284368</text:p>
          </table:table-cell>
          <table:table-cell table:formula="of:=RAND()*100" office:value-type="float" office:value="88.8571186792238" calcext:value-type="float">
            <text:p>88.8571186792238</text:p>
          </table:table-cell>
          <table:table-cell table:formula="of:=IF([.A543]*0.987+[.B54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7.5137645217624" calcext:value-type="float">
            <text:p>97.5137645217624</text:p>
          </table:table-cell>
          <table:table-cell table:formula="of:=RAND()*100" office:value-type="float" office:value="57.1555042258654" calcext:value-type="float">
            <text:p>57.1555042258654</text:p>
          </table:table-cell>
          <table:table-cell table:formula="of:=IF([.A544]*0.987+[.B54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9.7529585003864" calcext:value-type="float">
            <text:p>79.7529585003864</text:p>
          </table:table-cell>
          <table:table-cell table:formula="of:=RAND()*100" office:value-type="float" office:value="25.5041061537359" calcext:value-type="float">
            <text:p>25.5041061537359</text:p>
          </table:table-cell>
          <table:table-cell table:formula="of:=IF([.A545]*0.987+[.B54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2.274604852433" calcext:value-type="float">
            <text:p>82.274604852433</text:p>
          </table:table-cell>
          <table:table-cell table:formula="of:=RAND()*100" office:value-type="float" office:value="33.1263807593869" calcext:value-type="float">
            <text:p>33.1263807593869</text:p>
          </table:table-cell>
          <table:table-cell table:formula="of:=IF([.A546]*0.987+[.B54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0.4609962259971" calcext:value-type="float">
            <text:p>60.4609962259971</text:p>
          </table:table-cell>
          <table:table-cell table:formula="of:=RAND()*100" office:value-type="float" office:value="11.4549629021679" calcext:value-type="float">
            <text:p>11.4549629021679</text:p>
          </table:table-cell>
          <table:table-cell table:formula="of:=IF([.A547]*0.987+[.B54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1.9544339119319" calcext:value-type="float">
            <text:p>51.9544339119319</text:p>
          </table:table-cell>
          <table:table-cell table:formula="of:=RAND()*100" office:value-type="float" office:value="8.11402543744598" calcext:value-type="float">
            <text:p>8.11402543744598</text:p>
          </table:table-cell>
          <table:table-cell table:formula="of:=IF([.A548]*0.987+[.B54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2.9472695662831" calcext:value-type="float">
            <text:p>52.9472695662831</text:p>
          </table:table-cell>
          <table:table-cell table:formula="of:=RAND()*100" office:value-type="float" office:value="5.71654042636762" calcext:value-type="float">
            <text:p>5.71654042636762</text:p>
          </table:table-cell>
          <table:table-cell table:formula="of:=IF([.A549]*0.987+[.B54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6.4576165684324" calcext:value-type="float">
            <text:p>36.4576165684324</text:p>
          </table:table-cell>
          <table:table-cell table:formula="of:=RAND()*100" office:value-type="float" office:value="33.3728153195649" calcext:value-type="float">
            <text:p>33.3728153195649</text:p>
          </table:table-cell>
          <table:table-cell table:formula="of:=IF([.A550]*0.987+[.B55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0.5731610749816" calcext:value-type="float">
            <text:p>70.5731610749816</text:p>
          </table:table-cell>
          <table:table-cell table:formula="of:=RAND()*100" office:value-type="float" office:value="84.1676957328197" calcext:value-type="float">
            <text:p>84.1676957328197</text:p>
          </table:table-cell>
          <table:table-cell table:formula="of:=IF([.A551]*0.987+[.B55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8.4236700559555" calcext:value-type="float">
            <text:p>28.4236700559555</text:p>
          </table:table-cell>
          <table:table-cell table:formula="of:=RAND()*100" office:value-type="float" office:value="4.98497390841517" calcext:value-type="float">
            <text:p>4.98497390841517</text:p>
          </table:table-cell>
          <table:table-cell table:formula="of:=IF([.A552]*0.987+[.B55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.43401553151813" calcext:value-type="float">
            <text:p>6.43401553151813</text:p>
          </table:table-cell>
          <table:table-cell table:formula="of:=RAND()*100" office:value-type="float" office:value="74.2365998469679" calcext:value-type="float">
            <text:p>74.2365998469679</text:p>
          </table:table-cell>
          <table:table-cell table:formula="of:=IF([.A553]*0.987+[.B55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0.0971288841631" calcext:value-type="float">
            <text:p>70.0971288841631</text:p>
          </table:table-cell>
          <table:table-cell table:formula="of:=RAND()*100" office:value-type="float" office:value="65.351702715633" calcext:value-type="float">
            <text:p>65.351702715633</text:p>
          </table:table-cell>
          <table:table-cell table:formula="of:=IF([.A554]*0.987+[.B55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9.1875714824318" calcext:value-type="float">
            <text:p>69.1875714824318</text:p>
          </table:table-cell>
          <table:table-cell table:formula="of:=RAND()*100" office:value-type="float" office:value="16.5191958994975" calcext:value-type="float">
            <text:p>16.5191958994975</text:p>
          </table:table-cell>
          <table:table-cell table:formula="of:=IF([.A555]*0.987+[.B55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5.7003532865018" calcext:value-type="float">
            <text:p>65.7003532865018</text:p>
          </table:table-cell>
          <table:table-cell table:formula="of:=RAND()*100" office:value-type="float" office:value="17.1572262952334" calcext:value-type="float">
            <text:p>17.1572262952334</text:p>
          </table:table-cell>
          <table:table-cell table:formula="of:=IF([.A556]*0.987+[.B55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9.9653831107375" calcext:value-type="float">
            <text:p>89.9653831107375</text:p>
          </table:table-cell>
          <table:table-cell table:formula="of:=RAND()*100" office:value-type="float" office:value="84.1105327714928" calcext:value-type="float">
            <text:p>84.1105327714928</text:p>
          </table:table-cell>
          <table:table-cell table:formula="of:=IF([.A557]*0.987+[.B55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4.2490851838352" calcext:value-type="float">
            <text:p>84.2490851838352</text:p>
          </table:table-cell>
          <table:table-cell table:formula="of:=RAND()*100" office:value-type="float" office:value="24.5017868028311" calcext:value-type="float">
            <text:p>24.5017868028311</text:p>
          </table:table-cell>
          <table:table-cell table:formula="of:=IF([.A558]*0.987+[.B55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5.2716811395378" calcext:value-type="float">
            <text:p>75.2716811395378</text:p>
          </table:table-cell>
          <table:table-cell table:formula="of:=RAND()*100" office:value-type="float" office:value="30.2619337470456" calcext:value-type="float">
            <text:p>30.2619337470456</text:p>
          </table:table-cell>
          <table:table-cell table:formula="of:=IF([.A559]*0.987+[.B55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2.1612876468688" calcext:value-type="float">
            <text:p>62.1612876468688</text:p>
          </table:table-cell>
          <table:table-cell table:formula="of:=RAND()*100" office:value-type="float" office:value="22.2418115048557" calcext:value-type="float">
            <text:p>22.2418115048557</text:p>
          </table:table-cell>
          <table:table-cell table:formula="of:=IF([.A560]*0.987+[.B56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6.0270090514943" calcext:value-type="float">
            <text:p>66.0270090514943</text:p>
          </table:table-cell>
          <table:table-cell table:formula="of:=RAND()*100" office:value-type="float" office:value="70.0259461605248" calcext:value-type="float">
            <text:p>70.0259461605248</text:p>
          </table:table-cell>
          <table:table-cell table:formula="of:=IF([.A561]*0.987+[.B56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7.6387988286127" calcext:value-type="float">
            <text:p>27.6387988286127</text:p>
          </table:table-cell>
          <table:table-cell table:formula="of:=RAND()*100" office:value-type="float" office:value="39.4256058140334" calcext:value-type="float">
            <text:p>39.4256058140334</text:p>
          </table:table-cell>
          <table:table-cell table:formula="of:=IF([.A562]*0.987+[.B56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0.636543264083" calcext:value-type="float">
            <text:p>70.636543264083</text:p>
          </table:table-cell>
          <table:table-cell table:formula="of:=RAND()*100" office:value-type="float" office:value="19.0091570010866" calcext:value-type="float">
            <text:p>19.0091570010866</text:p>
          </table:table-cell>
          <table:table-cell table:formula="of:=IF([.A563]*0.987+[.B56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6.7043554819614" calcext:value-type="float">
            <text:p>26.7043554819614</text:p>
          </table:table-cell>
          <table:table-cell table:formula="of:=RAND()*100" office:value-type="float" office:value="63.6438743884398" calcext:value-type="float">
            <text:p>63.6438743884398</text:p>
          </table:table-cell>
          <table:table-cell table:formula="of:=IF([.A564]*0.987+[.B56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3.3497584181781" calcext:value-type="float">
            <text:p>23.3497584181781</text:p>
          </table:table-cell>
          <table:table-cell table:formula="of:=RAND()*100" office:value-type="float" office:value="90.3380300296543" calcext:value-type="float">
            <text:p>90.3380300296543</text:p>
          </table:table-cell>
          <table:table-cell table:formula="of:=IF([.A565]*0.987+[.B56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0.9198800075973" calcext:value-type="float">
            <text:p>20.9198800075973</text:p>
          </table:table-cell>
          <table:table-cell table:formula="of:=RAND()*100" office:value-type="float" office:value="6.8282949740868" calcext:value-type="float">
            <text:p>6.8282949740868</text:p>
          </table:table-cell>
          <table:table-cell table:formula="of:=IF([.A566]*0.987+[.B56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4.1070752424688" calcext:value-type="float">
            <text:p>54.1070752424688</text:p>
          </table:table-cell>
          <table:table-cell table:formula="of:=RAND()*100" office:value-type="float" office:value="42.0630104898666" calcext:value-type="float">
            <text:p>42.0630104898666</text:p>
          </table:table-cell>
          <table:table-cell table:formula="of:=IF([.A567]*0.987+[.B56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0.1156029382865" calcext:value-type="float">
            <text:p>40.1156029382865</text:p>
          </table:table-cell>
          <table:table-cell table:formula="of:=RAND()*100" office:value-type="float" office:value="86.7128120322342" calcext:value-type="float">
            <text:p>86.7128120322342</text:p>
          </table:table-cell>
          <table:table-cell table:formula="of:=IF([.A568]*0.987+[.B56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6.9261115683773" calcext:value-type="float">
            <text:p>36.9261115683773</text:p>
          </table:table-cell>
          <table:table-cell table:formula="of:=RAND()*100" office:value-type="float" office:value="47.3526011577617" calcext:value-type="float">
            <text:p>47.3526011577617</text:p>
          </table:table-cell>
          <table:table-cell table:formula="of:=IF([.A569]*0.987+[.B56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3.1192522250065" calcext:value-type="float">
            <text:p>83.1192522250065</text:p>
          </table:table-cell>
          <table:table-cell table:formula="of:=RAND()*100" office:value-type="float" office:value="50.1298230115527" calcext:value-type="float">
            <text:p>50.1298230115527</text:p>
          </table:table-cell>
          <table:table-cell table:formula="of:=IF([.A570]*0.987+[.B57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1.6971053134355" calcext:value-type="float">
            <text:p>21.6971053134355</text:p>
          </table:table-cell>
          <table:table-cell table:formula="of:=RAND()*100" office:value-type="float" office:value="99.579908315257" calcext:value-type="float">
            <text:p>99.579908315257</text:p>
          </table:table-cell>
          <table:table-cell table:formula="of:=IF([.A571]*0.987+[.B57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3.044828753467" calcext:value-type="float">
            <text:p>33.044828753467</text:p>
          </table:table-cell>
          <table:table-cell table:formula="of:=RAND()*100" office:value-type="float" office:value="28.6274647802465" calcext:value-type="float">
            <text:p>28.6274647802465</text:p>
          </table:table-cell>
          <table:table-cell table:formula="of:=IF([.A572]*0.987+[.B57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9.5042501885605" calcext:value-type="float">
            <text:p>59.5042501885605</text:p>
          </table:table-cell>
          <table:table-cell table:formula="of:=RAND()*100" office:value-type="float" office:value="46.5562434383414" calcext:value-type="float">
            <text:p>46.5562434383414</text:p>
          </table:table-cell>
          <table:table-cell table:formula="of:=IF([.A573]*0.987+[.B57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7.6317579857697" calcext:value-type="float">
            <text:p>67.6317579857697</text:p>
          </table:table-cell>
          <table:table-cell table:formula="of:=RAND()*100" office:value-type="float" office:value="37.1943484519506" calcext:value-type="float">
            <text:p>37.1943484519506</text:p>
          </table:table-cell>
          <table:table-cell table:formula="of:=IF([.A574]*0.987+[.B57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6.9152059498808" calcext:value-type="float">
            <text:p>46.9152059498808</text:p>
          </table:table-cell>
          <table:table-cell table:formula="of:=RAND()*100" office:value-type="float" office:value="45.481548131327" calcext:value-type="float">
            <text:p>45.481548131327</text:p>
          </table:table-cell>
          <table:table-cell table:formula="of:=IF([.A575]*0.987+[.B57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.37982209210945" calcext:value-type="float">
            <text:p>1.37982209210945</text:p>
          </table:table-cell>
          <table:table-cell table:formula="of:=RAND()*100" office:value-type="float" office:value="32.5302547035714" calcext:value-type="float">
            <text:p>32.5302547035714</text:p>
          </table:table-cell>
          <table:table-cell table:formula="of:=IF([.A576]*0.987+[.B57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7.4201963634075" calcext:value-type="float">
            <text:p>27.4201963634075</text:p>
          </table:table-cell>
          <table:table-cell table:formula="of:=RAND()*100" office:value-type="float" office:value="60.0912725380931" calcext:value-type="float">
            <text:p>60.0912725380931</text:p>
          </table:table-cell>
          <table:table-cell table:formula="of:=IF([.A577]*0.987+[.B57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7.0316612344974" calcext:value-type="float">
            <text:p>57.0316612344974</text:p>
          </table:table-cell>
          <table:table-cell table:formula="of:=RAND()*100" office:value-type="float" office:value="73.906992764137" calcext:value-type="float">
            <text:p>73.906992764137</text:p>
          </table:table-cell>
          <table:table-cell table:formula="of:=IF([.A578]*0.987+[.B57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1.8603990579146" calcext:value-type="float">
            <text:p>71.8603990579146</text:p>
          </table:table-cell>
          <table:table-cell table:formula="of:=RAND()*100" office:value-type="float" office:value="98.1384213482311" calcext:value-type="float">
            <text:p>98.1384213482311</text:p>
          </table:table-cell>
          <table:table-cell table:formula="of:=IF([.A579]*0.987+[.B57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.6148063507732" calcext:value-type="float">
            <text:p>2.6148063507732</text:p>
          </table:table-cell>
          <table:table-cell table:formula="of:=RAND()*100" office:value-type="float" office:value="8.75806651909766" calcext:value-type="float">
            <text:p>8.75806651909766</text:p>
          </table:table-cell>
          <table:table-cell table:formula="of:=IF([.A580]*0.987+[.B58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9.0723328455793" calcext:value-type="float">
            <text:p>89.0723328455793</text:p>
          </table:table-cell>
          <table:table-cell table:formula="of:=RAND()*100" office:value-type="float" office:value="73.8765544172211" calcext:value-type="float">
            <text:p>73.8765544172211</text:p>
          </table:table-cell>
          <table:table-cell table:formula="of:=IF([.A581]*0.987+[.B58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4.0123582662701" calcext:value-type="float">
            <text:p>94.0123582662701</text:p>
          </table:table-cell>
          <table:table-cell table:formula="of:=RAND()*100" office:value-type="float" office:value="26.8983132353202" calcext:value-type="float">
            <text:p>26.8983132353202</text:p>
          </table:table-cell>
          <table:table-cell table:formula="of:=IF([.A582]*0.987+[.B58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7.0234966714223" calcext:value-type="float">
            <text:p>57.0234966714223</text:p>
          </table:table-cell>
          <table:table-cell table:formula="of:=RAND()*100" office:value-type="float" office:value="24.5656950155464" calcext:value-type="float">
            <text:p>24.5656950155464</text:p>
          </table:table-cell>
          <table:table-cell table:formula="of:=IF([.A583]*0.987+[.B58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1.4405411326591" calcext:value-type="float">
            <text:p>41.4405411326591</text:p>
          </table:table-cell>
          <table:table-cell table:formula="of:=RAND()*100" office:value-type="float" office:value="83.2651530221726" calcext:value-type="float">
            <text:p>83.2651530221726</text:p>
          </table:table-cell>
          <table:table-cell table:formula="of:=IF([.A584]*0.987+[.B58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1.3100776791867" calcext:value-type="float">
            <text:p>91.3100776791867</text:p>
          </table:table-cell>
          <table:table-cell table:formula="of:=RAND()*100" office:value-type="float" office:value="51.4724767825618" calcext:value-type="float">
            <text:p>51.4724767825618</text:p>
          </table:table-cell>
          <table:table-cell table:formula="of:=IF([.A585]*0.987+[.B58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52.8333016739436" calcext:value-type="float">
            <text:p>52.8333016739436</text:p>
          </table:table-cell>
          <table:table-cell table:formula="of:=RAND()*100" office:value-type="float" office:value="71.0621452380499" calcext:value-type="float">
            <text:p>71.0621452380499</text:p>
          </table:table-cell>
          <table:table-cell table:formula="of:=IF([.A586]*0.987+[.B58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2.8674922769312" calcext:value-type="float">
            <text:p>72.8674922769312</text:p>
          </table:table-cell>
          <table:table-cell table:formula="of:=RAND()*100" office:value-type="float" office:value="68.6277358992969" calcext:value-type="float">
            <text:p>68.6277358992969</text:p>
          </table:table-cell>
          <table:table-cell table:formula="of:=IF([.A587]*0.987+[.B58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5.5845084484667" calcext:value-type="float">
            <text:p>45.5845084484667</text:p>
          </table:table-cell>
          <table:table-cell table:formula="of:=RAND()*100" office:value-type="float" office:value="30.0912226846166" calcext:value-type="float">
            <text:p>30.0912226846166</text:p>
          </table:table-cell>
          <table:table-cell table:formula="of:=IF([.A588]*0.987+[.B58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4.6163964165231" calcext:value-type="float">
            <text:p>94.6163964165231</text:p>
          </table:table-cell>
          <table:table-cell table:formula="of:=RAND()*100" office:value-type="float" office:value="78.0937631384649" calcext:value-type="float">
            <text:p>78.0937631384649</text:p>
          </table:table-cell>
          <table:table-cell table:formula="of:=IF([.A589]*0.987+[.B58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0.1222206783829" calcext:value-type="float">
            <text:p>60.1222206783829</text:p>
          </table:table-cell>
          <table:table-cell table:formula="of:=RAND()*100" office:value-type="float" office:value="30.310235919796" calcext:value-type="float">
            <text:p>30.310235919796</text:p>
          </table:table-cell>
          <table:table-cell table:formula="of:=IF([.A590]*0.987+[.B59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3.7560876450591" calcext:value-type="float">
            <text:p>93.7560876450591</text:p>
          </table:table-cell>
          <table:table-cell table:formula="of:=RAND()*100" office:value-type="float" office:value="17.7458517998201" calcext:value-type="float">
            <text:p>17.7458517998201</text:p>
          </table:table-cell>
          <table:table-cell table:formula="of:=IF([.A591]*0.987+[.B59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.62416531810439" calcext:value-type="float">
            <text:p>7.62416531810439</text:p>
          </table:table-cell>
          <table:table-cell table:formula="of:=RAND()*100" office:value-type="float" office:value="47.5934013276641" calcext:value-type="float">
            <text:p>47.5934013276641</text:p>
          </table:table-cell>
          <table:table-cell table:formula="of:=IF([.A592]*0.987+[.B59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2.7445286586707" calcext:value-type="float">
            <text:p>32.7445286586707</text:p>
          </table:table-cell>
          <table:table-cell table:formula="of:=RAND()*100" office:value-type="float" office:value="78.1469461118203" calcext:value-type="float">
            <text:p>78.1469461118203</text:p>
          </table:table-cell>
          <table:table-cell table:formula="of:=IF([.A593]*0.987+[.B59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0.4687299176424" calcext:value-type="float">
            <text:p>90.4687299176424</text:p>
          </table:table-cell>
          <table:table-cell table:formula="of:=RAND()*100" office:value-type="float" office:value="68.6116097009639" calcext:value-type="float">
            <text:p>68.6116097009639</text:p>
          </table:table-cell>
          <table:table-cell table:formula="of:=IF([.A594]*0.987+[.B59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5.0362054844727" calcext:value-type="float">
            <text:p>25.0362054844727</text:p>
          </table:table-cell>
          <table:table-cell table:formula="of:=RAND()*100" office:value-type="float" office:value="75.4059344793113" calcext:value-type="float">
            <text:p>75.4059344793113</text:p>
          </table:table-cell>
          <table:table-cell table:formula="of:=IF([.A595]*0.987+[.B59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7.72292314121" calcext:value-type="float">
            <text:p>47.72292314121</text:p>
          </table:table-cell>
          <table:table-cell table:formula="of:=RAND()*100" office:value-type="float" office:value="14.6106557310908" calcext:value-type="float">
            <text:p>14.6106557310908</text:p>
          </table:table-cell>
          <table:table-cell table:formula="of:=IF([.A596]*0.987+[.B59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3.5031793071151" calcext:value-type="float">
            <text:p>53.5031793071151</text:p>
          </table:table-cell>
          <table:table-cell table:formula="of:=RAND()*100" office:value-type="float" office:value="32.919676055482" calcext:value-type="float">
            <text:p>32.919676055482</text:p>
          </table:table-cell>
          <table:table-cell table:formula="of:=IF([.A597]*0.987+[.B59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5.6829206878558" calcext:value-type="float">
            <text:p>65.6829206878558</text:p>
          </table:table-cell>
          <table:table-cell table:formula="of:=RAND()*100" office:value-type="float" office:value="38.0405674853337" calcext:value-type="float">
            <text:p>38.0405674853337</text:p>
          </table:table-cell>
          <table:table-cell table:formula="of:=IF([.A598]*0.987+[.B59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4.5723359442778" calcext:value-type="float">
            <text:p>44.5723359442778</text:p>
          </table:table-cell>
          <table:table-cell table:formula="of:=RAND()*100" office:value-type="float" office:value="32.6492036664899" calcext:value-type="float">
            <text:p>32.6492036664899</text:p>
          </table:table-cell>
          <table:table-cell table:formula="of:=IF([.A599]*0.987+[.B59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5.2506592701882" calcext:value-type="float">
            <text:p>45.2506592701882</text:p>
          </table:table-cell>
          <table:table-cell table:formula="of:=RAND()*100" office:value-type="float" office:value="34.7511987683906" calcext:value-type="float">
            <text:p>34.7511987683906</text:p>
          </table:table-cell>
          <table:table-cell table:formula="of:=IF([.A600]*0.987+[.B60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.10017060248435" calcext:value-type="float">
            <text:p>9.10017060248435</text:p>
          </table:table-cell>
          <table:table-cell table:formula="of:=RAND()*100" office:value-type="float" office:value="52.0480363650766" calcext:value-type="float">
            <text:p>52.0480363650766</text:p>
          </table:table-cell>
          <table:table-cell table:formula="of:=IF([.A601]*0.987+[.B60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.39903720737279" calcext:value-type="float">
            <text:p>3.39903720737279</text:p>
          </table:table-cell>
          <table:table-cell table:formula="of:=RAND()*100" office:value-type="float" office:value="91.4212289722413" calcext:value-type="float">
            <text:p>91.4212289722413</text:p>
          </table:table-cell>
          <table:table-cell table:formula="of:=IF([.A602]*0.987+[.B60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8.7437295951905" calcext:value-type="float">
            <text:p>88.7437295951905</text:p>
          </table:table-cell>
          <table:table-cell table:formula="of:=RAND()*100" office:value-type="float" office:value="70.9913030711532" calcext:value-type="float">
            <text:p>70.9913030711532</text:p>
          </table:table-cell>
          <table:table-cell table:formula="of:=IF([.A603]*0.987+[.B60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8.9044460788357" calcext:value-type="float">
            <text:p>18.9044460788357</text:p>
          </table:table-cell>
          <table:table-cell table:formula="of:=RAND()*100" office:value-type="float" office:value="1.84505724588458" calcext:value-type="float">
            <text:p>1.84505724588458</text:p>
          </table:table-cell>
          <table:table-cell table:formula="of:=IF([.A604]*0.987+[.B60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0.885085867026" calcext:value-type="float">
            <text:p>80.885085867026</text:p>
          </table:table-cell>
          <table:table-cell table:formula="of:=RAND()*100" office:value-type="float" office:value="93.5274824136004" calcext:value-type="float">
            <text:p>93.5274824136004</text:p>
          </table:table-cell>
          <table:table-cell table:formula="of:=IF([.A605]*0.987+[.B60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3.8395921654063" calcext:value-type="float">
            <text:p>33.8395921654063</text:p>
          </table:table-cell>
          <table:table-cell table:formula="of:=RAND()*100" office:value-type="float" office:value="17.6039003873342" calcext:value-type="float">
            <text:p>17.6039003873342</text:p>
          </table:table-cell>
          <table:table-cell table:formula="of:=IF([.A606]*0.987+[.B60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8.9348894028236" calcext:value-type="float">
            <text:p>68.9348894028236</text:p>
          </table:table-cell>
          <table:table-cell table:formula="of:=RAND()*100" office:value-type="float" office:value="26.9015756863695" calcext:value-type="float">
            <text:p>26.9015756863695</text:p>
          </table:table-cell>
          <table:table-cell table:formula="of:=IF([.A607]*0.987+[.B60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9.6192664775637" calcext:value-type="float">
            <text:p>99.6192664775637</text:p>
          </table:table-cell>
          <table:table-cell table:formula="of:=RAND()*100" office:value-type="float" office:value="0.630922076750243" calcext:value-type="float">
            <text:p>0.630922076750243</text:p>
          </table:table-cell>
          <table:table-cell table:formula="of:=IF([.A608]*0.987+[.B60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6.082347087073" calcext:value-type="float">
            <text:p>36.082347087073</text:p>
          </table:table-cell>
          <table:table-cell table:formula="of:=RAND()*100" office:value-type="float" office:value="86.8687349296744" calcext:value-type="float">
            <text:p>86.8687349296744</text:p>
          </table:table-cell>
          <table:table-cell table:formula="of:=IF([.A609]*0.987+[.B60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0.5357023517676" calcext:value-type="float">
            <text:p>30.5357023517676</text:p>
          </table:table-cell>
          <table:table-cell table:formula="of:=RAND()*100" office:value-type="float" office:value="95.0345324944144" calcext:value-type="float">
            <text:p>95.0345324944144</text:p>
          </table:table-cell>
          <table:table-cell table:formula="of:=IF([.A610]*0.987+[.B61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9.5254167596453" calcext:value-type="float">
            <text:p>69.5254167596453</text:p>
          </table:table-cell>
          <table:table-cell table:formula="of:=RAND()*100" office:value-type="float" office:value="14.1348155588923" calcext:value-type="float">
            <text:p>14.1348155588923</text:p>
          </table:table-cell>
          <table:table-cell table:formula="of:=IF([.A611]*0.987+[.B61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0.1132619043877" calcext:value-type="float">
            <text:p>40.1132619043877</text:p>
          </table:table-cell>
          <table:table-cell table:formula="of:=RAND()*100" office:value-type="float" office:value="88.6481947175345" calcext:value-type="float">
            <text:p>88.6481947175345</text:p>
          </table:table-cell>
          <table:table-cell table:formula="of:=IF([.A612]*0.987+[.B61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2.4188473952108" calcext:value-type="float">
            <text:p>32.4188473952108</text:p>
          </table:table-cell>
          <table:table-cell table:formula="of:=RAND()*100" office:value-type="float" office:value="56.8053400358477" calcext:value-type="float">
            <text:p>56.8053400358477</text:p>
          </table:table-cell>
          <table:table-cell table:formula="of:=IF([.A613]*0.987+[.B61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2.9907603371147" calcext:value-type="float">
            <text:p>12.9907603371147</text:p>
          </table:table-cell>
          <table:table-cell table:formula="of:=RAND()*100" office:value-type="float" office:value="77.9626292752904" calcext:value-type="float">
            <text:p>77.9626292752904</text:p>
          </table:table-cell>
          <table:table-cell table:formula="of:=IF([.A614]*0.987+[.B61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7.7390331439582" calcext:value-type="float">
            <text:p>17.7390331439582</text:p>
          </table:table-cell>
          <table:table-cell table:formula="of:=RAND()*100" office:value-type="float" office:value="76.6751106410354" calcext:value-type="float">
            <text:p>76.6751106410354</text:p>
          </table:table-cell>
          <table:table-cell table:formula="of:=IF([.A615]*0.987+[.B61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7.7325173475908" calcext:value-type="float">
            <text:p>67.7325173475908</text:p>
          </table:table-cell>
          <table:table-cell table:formula="of:=RAND()*100" office:value-type="float" office:value="55.3406462921685" calcext:value-type="float">
            <text:p>55.3406462921685</text:p>
          </table:table-cell>
          <table:table-cell table:formula="of:=IF([.A616]*0.987+[.B61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7.7502333784527" calcext:value-type="float">
            <text:p>87.7502333784527</text:p>
          </table:table-cell>
          <table:table-cell table:formula="of:=RAND()*100" office:value-type="float" office:value="60.928492164172" calcext:value-type="float">
            <text:p>60.928492164172</text:p>
          </table:table-cell>
          <table:table-cell table:formula="of:=IF([.A617]*0.987+[.B61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3.8802151543495" calcext:value-type="float">
            <text:p>13.8802151543495</text:p>
          </table:table-cell>
          <table:table-cell table:formula="of:=RAND()*100" office:value-type="float" office:value="19.7449500149726" calcext:value-type="float">
            <text:p>19.7449500149726</text:p>
          </table:table-cell>
          <table:table-cell table:formula="of:=IF([.A618]*0.987+[.B61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9.2043074195345" calcext:value-type="float">
            <text:p>29.2043074195345</text:p>
          </table:table-cell>
          <table:table-cell table:formula="of:=RAND()*100" office:value-type="float" office:value="0.545533447038458" calcext:value-type="float">
            <text:p>0.545533447038458</text:p>
          </table:table-cell>
          <table:table-cell table:formula="of:=IF([.A619]*0.987+[.B61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0.1564605985836" calcext:value-type="float">
            <text:p>70.1564605985836</text:p>
          </table:table-cell>
          <table:table-cell table:formula="of:=RAND()*100" office:value-type="float" office:value="2.11550421847641" calcext:value-type="float">
            <text:p>2.11550421847641</text:p>
          </table:table-cell>
          <table:table-cell table:formula="of:=IF([.A620]*0.987+[.B62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9.991215241328" calcext:value-type="float">
            <text:p>69.991215241328</text:p>
          </table:table-cell>
          <table:table-cell table:formula="of:=RAND()*100" office:value-type="float" office:value="93.9570662487736" calcext:value-type="float">
            <text:p>93.9570662487736</text:p>
          </table:table-cell>
          <table:table-cell table:formula="of:=IF([.A621]*0.987+[.B62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4.4632167869508" calcext:value-type="float">
            <text:p>64.4632167869508</text:p>
          </table:table-cell>
          <table:table-cell table:formula="of:=RAND()*100" office:value-type="float" office:value="11.2372814550879" calcext:value-type="float">
            <text:p>11.2372814550879</text:p>
          </table:table-cell>
          <table:table-cell table:formula="of:=IF([.A622]*0.987+[.B62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4.5518069434605" calcext:value-type="float">
            <text:p>64.5518069434605</text:p>
          </table:table-cell>
          <table:table-cell table:formula="of:=RAND()*100" office:value-type="float" office:value="98.3127972957731" calcext:value-type="float">
            <text:p>98.3127972957731</text:p>
          </table:table-cell>
          <table:table-cell table:formula="of:=IF([.A623]*0.987+[.B62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5.3259542710599" calcext:value-type="float">
            <text:p>15.3259542710599</text:p>
          </table:table-cell>
          <table:table-cell table:formula="of:=RAND()*100" office:value-type="float" office:value="43.1600460914858" calcext:value-type="float">
            <text:p>43.1600460914858</text:p>
          </table:table-cell>
          <table:table-cell table:formula="of:=IF([.A624]*0.987+[.B62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7.6357195535844" calcext:value-type="float">
            <text:p>47.6357195535844</text:p>
          </table:table-cell>
          <table:table-cell table:formula="of:=RAND()*100" office:value-type="float" office:value="17.0806949151908" calcext:value-type="float">
            <text:p>17.0806949151908</text:p>
          </table:table-cell>
          <table:table-cell table:formula="of:=IF([.A625]*0.987+[.B62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6.6026118730306" calcext:value-type="float">
            <text:p>16.6026118730306</text:p>
          </table:table-cell>
          <table:table-cell table:formula="of:=RAND()*100" office:value-type="float" office:value="64.2109495377034" calcext:value-type="float">
            <text:p>64.2109495377034</text:p>
          </table:table-cell>
          <table:table-cell table:formula="of:=IF([.A626]*0.987+[.B62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6.6504446236354" calcext:value-type="float">
            <text:p>86.6504446236354</text:p>
          </table:table-cell>
          <table:table-cell table:formula="of:=RAND()*100" office:value-type="float" office:value="66.6968918928334" calcext:value-type="float">
            <text:p>66.6968918928334</text:p>
          </table:table-cell>
          <table:table-cell table:formula="of:=IF([.A627]*0.987+[.B62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0.5447337907143" calcext:value-type="float">
            <text:p>40.5447337907143</text:p>
          </table:table-cell>
          <table:table-cell table:formula="of:=RAND()*100" office:value-type="float" office:value="62.1114588392109" calcext:value-type="float">
            <text:p>62.1114588392109</text:p>
          </table:table-cell>
          <table:table-cell table:formula="of:=IF([.A628]*0.987+[.B62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.39430751605626" calcext:value-type="float">
            <text:p>2.39430751605626</text:p>
          </table:table-cell>
          <table:table-cell table:formula="of:=RAND()*100" office:value-type="float" office:value="12.9785199076105" calcext:value-type="float">
            <text:p>12.9785199076105</text:p>
          </table:table-cell>
          <table:table-cell table:formula="of:=IF([.A629]*0.987+[.B62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8.4373642935845" calcext:value-type="float">
            <text:p>68.4373642935845</text:p>
          </table:table-cell>
          <table:table-cell table:formula="of:=RAND()*100" office:value-type="float" office:value="37.6571646207343" calcext:value-type="float">
            <text:p>37.6571646207343</text:p>
          </table:table-cell>
          <table:table-cell table:formula="of:=IF([.A630]*0.987+[.B63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3.4727791758135" calcext:value-type="float">
            <text:p>23.4727791758135</text:p>
          </table:table-cell>
          <table:table-cell table:formula="of:=RAND()*100" office:value-type="float" office:value="6.20689762201224" calcext:value-type="float">
            <text:p>6.20689762201224</text:p>
          </table:table-cell>
          <table:table-cell table:formula="of:=IF([.A631]*0.987+[.B63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8.6737864193752" calcext:value-type="float">
            <text:p>38.6737864193752</text:p>
          </table:table-cell>
          <table:table-cell table:formula="of:=RAND()*100" office:value-type="float" office:value="49.1642054854096" calcext:value-type="float">
            <text:p>49.1642054854096</text:p>
          </table:table-cell>
          <table:table-cell table:formula="of:=IF([.A632]*0.987+[.B63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4.9040905240805" calcext:value-type="float">
            <text:p>64.9040905240805</text:p>
          </table:table-cell>
          <table:table-cell table:formula="of:=RAND()*100" office:value-type="float" office:value="74.6523187549283" calcext:value-type="float">
            <text:p>74.6523187549283</text:p>
          </table:table-cell>
          <table:table-cell table:formula="of:=IF([.A633]*0.987+[.B63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2.4895324594167" calcext:value-type="float">
            <text:p>92.4895324594167</text:p>
          </table:table-cell>
          <table:table-cell table:formula="of:=RAND()*100" office:value-type="float" office:value="33.4835523035041" calcext:value-type="float">
            <text:p>33.4835523035041</text:p>
          </table:table-cell>
          <table:table-cell table:formula="of:=IF([.A634]*0.987+[.B63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2.0005145133286" calcext:value-type="float">
            <text:p>82.0005145133286</text:p>
          </table:table-cell>
          <table:table-cell table:formula="of:=RAND()*100" office:value-type="float" office:value="6.68976383116486" calcext:value-type="float">
            <text:p>6.68976383116486</text:p>
          </table:table-cell>
          <table:table-cell table:formula="of:=IF([.A635]*0.987+[.B63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0.60548491023196" calcext:value-type="float">
            <text:p>0.60548491023196</text:p>
          </table:table-cell>
          <table:table-cell table:formula="of:=RAND()*100" office:value-type="float" office:value="58.7861511128706" calcext:value-type="float">
            <text:p>58.7861511128706</text:p>
          </table:table-cell>
          <table:table-cell table:formula="of:=IF([.A636]*0.987+[.B63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8.9501323913128" calcext:value-type="float">
            <text:p>58.9501323913128</text:p>
          </table:table-cell>
          <table:table-cell table:formula="of:=RAND()*100" office:value-type="float" office:value="58.3086361385273" calcext:value-type="float">
            <text:p>58.3086361385273</text:p>
          </table:table-cell>
          <table:table-cell table:formula="of:=IF([.A637]*0.987+[.B63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3.2076215560479" calcext:value-type="float">
            <text:p>83.2076215560479</text:p>
          </table:table-cell>
          <table:table-cell table:formula="of:=RAND()*100" office:value-type="float" office:value="10.4229602981143" calcext:value-type="float">
            <text:p>10.4229602981143</text:p>
          </table:table-cell>
          <table:table-cell table:formula="of:=IF([.A638]*0.987+[.B63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1.4750925169215" calcext:value-type="float">
            <text:p>91.4750925169215</text:p>
          </table:table-cell>
          <table:table-cell table:formula="of:=RAND()*100" office:value-type="float" office:value="42.2739735286643" calcext:value-type="float">
            <text:p>42.2739735286643</text:p>
          </table:table-cell>
          <table:table-cell table:formula="of:=IF([.A639]*0.987+[.B63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4.2422601419113" calcext:value-type="float">
            <text:p>24.2422601419113</text:p>
          </table:table-cell>
          <table:table-cell table:formula="of:=RAND()*100" office:value-type="float" office:value="25.7649001607441" calcext:value-type="float">
            <text:p>25.7649001607441</text:p>
          </table:table-cell>
          <table:table-cell table:formula="of:=IF([.A640]*0.987+[.B64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0.8577021325607" calcext:value-type="float">
            <text:p>40.8577021325607</text:p>
          </table:table-cell>
          <table:table-cell table:formula="of:=RAND()*100" office:value-type="float" office:value="45.197368544075" calcext:value-type="float">
            <text:p>45.197368544075</text:p>
          </table:table-cell>
          <table:table-cell table:formula="of:=IF([.A641]*0.987+[.B64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9.8547742296383" calcext:value-type="float">
            <text:p>39.8547742296383</text:p>
          </table:table-cell>
          <table:table-cell table:formula="of:=RAND()*100" office:value-type="float" office:value="27.0658934168247" calcext:value-type="float">
            <text:p>27.0658934168247</text:p>
          </table:table-cell>
          <table:table-cell table:formula="of:=IF([.A642]*0.987+[.B64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9.1880852758027" calcext:value-type="float">
            <text:p>59.1880852758027</text:p>
          </table:table-cell>
          <table:table-cell table:formula="of:=RAND()*100" office:value-type="float" office:value="14.3352656082021" calcext:value-type="float">
            <text:p>14.3352656082021</text:p>
          </table:table-cell>
          <table:table-cell table:formula="of:=IF([.A643]*0.987+[.B64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5.4946720695411" calcext:value-type="float">
            <text:p>35.4946720695411</text:p>
          </table:table-cell>
          <table:table-cell table:formula="of:=RAND()*100" office:value-type="float" office:value="55.8299930507061" calcext:value-type="float">
            <text:p>55.8299930507061</text:p>
          </table:table-cell>
          <table:table-cell table:formula="of:=IF([.A644]*0.987+[.B64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6.6436751727439" calcext:value-type="float">
            <text:p>16.6436751727439</text:p>
          </table:table-cell>
          <table:table-cell table:formula="of:=RAND()*100" office:value-type="float" office:value="58.1995789128218" calcext:value-type="float">
            <text:p>58.1995789128218</text:p>
          </table:table-cell>
          <table:table-cell table:formula="of:=IF([.A645]*0.987+[.B64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93.4100521587634" calcext:value-type="float">
            <text:p>93.4100521587634</text:p>
          </table:table-cell>
          <table:table-cell table:formula="of:=RAND()*100" office:value-type="float" office:value="74.2641870884092" calcext:value-type="float">
            <text:p>74.2641870884092</text:p>
          </table:table-cell>
          <table:table-cell table:formula="of:=IF([.A646]*0.987+[.B64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9.7112349800497" calcext:value-type="float">
            <text:p>19.7112349800497</text:p>
          </table:table-cell>
          <table:table-cell table:formula="of:=RAND()*100" office:value-type="float" office:value="13.4115972098576" calcext:value-type="float">
            <text:p>13.4115972098576</text:p>
          </table:table-cell>
          <table:table-cell table:formula="of:=IF([.A647]*0.987+[.B64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8.9704807580754" calcext:value-type="float">
            <text:p>18.9704807580754</text:p>
          </table:table-cell>
          <table:table-cell table:formula="of:=RAND()*100" office:value-type="float" office:value="88.1635632962379" calcext:value-type="float">
            <text:p>88.1635632962379</text:p>
          </table:table-cell>
          <table:table-cell table:formula="of:=IF([.A648]*0.987+[.B64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7.890586576728" calcext:value-type="float">
            <text:p>37.890586576728</text:p>
          </table:table-cell>
          <table:table-cell table:formula="of:=RAND()*100" office:value-type="float" office:value="62.4337057678427" calcext:value-type="float">
            <text:p>62.4337057678427</text:p>
          </table:table-cell>
          <table:table-cell table:formula="of:=IF([.A649]*0.987+[.B64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.97179471386446" calcext:value-type="float">
            <text:p>7.97179471386446</text:p>
          </table:table-cell>
          <table:table-cell table:formula="of:=RAND()*100" office:value-type="float" office:value="13.5881701504169" calcext:value-type="float">
            <text:p>13.5881701504169</text:p>
          </table:table-cell>
          <table:table-cell table:formula="of:=IF([.A650]*0.987+[.B65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5.7817663591238" calcext:value-type="float">
            <text:p>25.7817663591238</text:p>
          </table:table-cell>
          <table:table-cell table:formula="of:=RAND()*100" office:value-type="float" office:value="99.470651836084" calcext:value-type="float">
            <text:p>99.470651836084</text:p>
          </table:table-cell>
          <table:table-cell table:formula="of:=IF([.A651]*0.987+[.B65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7.6552985957649" calcext:value-type="float">
            <text:p>27.6552985957649</text:p>
          </table:table-cell>
          <table:table-cell table:formula="of:=RAND()*100" office:value-type="float" office:value="19.1291258135134" calcext:value-type="float">
            <text:p>19.1291258135134</text:p>
          </table:table-cell>
          <table:table-cell table:formula="of:=IF([.A652]*0.987+[.B65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4.47325850551" calcext:value-type="float">
            <text:p>44.47325850551</text:p>
          </table:table-cell>
          <table:table-cell table:formula="of:=RAND()*100" office:value-type="float" office:value="94.0395448233216" calcext:value-type="float">
            <text:p>94.0395448233216</text:p>
          </table:table-cell>
          <table:table-cell table:formula="of:=IF([.A653]*0.987+[.B65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9.5198566834929" calcext:value-type="float">
            <text:p>79.5198566834929</text:p>
          </table:table-cell>
          <table:table-cell table:formula="of:=RAND()*100" office:value-type="float" office:value="91.7526536703491" calcext:value-type="float">
            <text:p>91.7526536703491</text:p>
          </table:table-cell>
          <table:table-cell table:formula="of:=IF([.A654]*0.987+[.B65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7.1130068483852" calcext:value-type="float">
            <text:p>77.1130068483852</text:p>
          </table:table-cell>
          <table:table-cell table:formula="of:=RAND()*100" office:value-type="float" office:value="23.3458280870109" calcext:value-type="float">
            <text:p>23.3458280870109</text:p>
          </table:table-cell>
          <table:table-cell table:formula="of:=IF([.A655]*0.987+[.B655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2.4836265092679" calcext:value-type="float">
            <text:p>62.4836265092679</text:p>
          </table:table-cell>
          <table:table-cell table:formula="of:=RAND()*100" office:value-type="float" office:value="80.3068041613073" calcext:value-type="float">
            <text:p>80.3068041613073</text:p>
          </table:table-cell>
          <table:table-cell table:formula="of:=IF([.A656]*0.987+[.B65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16.7358132381876" calcext:value-type="float">
            <text:p>16.7358132381876</text:p>
          </table:table-cell>
          <table:table-cell table:formula="of:=RAND()*100" office:value-type="float" office:value="33.4015517830149" calcext:value-type="float">
            <text:p>33.4015517830149</text:p>
          </table:table-cell>
          <table:table-cell table:formula="of:=IF([.A657]*0.987+[.B65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1.9122320043345" calcext:value-type="float">
            <text:p>21.9122320043345</text:p>
          </table:table-cell>
          <table:table-cell table:formula="of:=RAND()*100" office:value-type="float" office:value="89.2484800497062" calcext:value-type="float">
            <text:p>89.2484800497062</text:p>
          </table:table-cell>
          <table:table-cell table:formula="of:=IF([.A658]*0.987+[.B65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8.3891366487582" calcext:value-type="float">
            <text:p>88.3891366487582</text:p>
          </table:table-cell>
          <table:table-cell table:formula="of:=RAND()*100" office:value-type="float" office:value="76.5453039456854" calcext:value-type="float">
            <text:p>76.5453039456854</text:p>
          </table:table-cell>
          <table:table-cell table:formula="of:=IF([.A659]*0.987+[.B65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7.2659267056943" calcext:value-type="float">
            <text:p>77.2659267056943</text:p>
          </table:table-cell>
          <table:table-cell table:formula="of:=RAND()*100" office:value-type="float" office:value="86.1159629694775" calcext:value-type="float">
            <text:p>86.1159629694775</text:p>
          </table:table-cell>
          <table:table-cell table:formula="of:=IF([.A660]*0.987+[.B660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.36910617289165" calcext:value-type="float">
            <text:p>7.36910617289165</text:p>
          </table:table-cell>
          <table:table-cell table:formula="of:=RAND()*100" office:value-type="float" office:value="88.047435954309" calcext:value-type="float">
            <text:p>88.047435954309</text:p>
          </table:table-cell>
          <table:table-cell table:formula="of:=IF([.A661]*0.987+[.B66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3.0154444914517" calcext:value-type="float">
            <text:p>63.0154444914517</text:p>
          </table:table-cell>
          <table:table-cell table:formula="of:=RAND()*100" office:value-type="float" office:value="77.629119449977" calcext:value-type="float">
            <text:p>77.629119449977</text:p>
          </table:table-cell>
          <table:table-cell table:formula="of:=IF([.A662]*0.987+[.B66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35.8443649633148" calcext:value-type="float">
            <text:p>35.8443649633148</text:p>
          </table:table-cell>
          <table:table-cell table:formula="of:=RAND()*100" office:value-type="float" office:value="83.2665970971683" calcext:value-type="float">
            <text:p>83.2665970971683</text:p>
          </table:table-cell>
          <table:table-cell table:formula="of:=IF([.A663]*0.987+[.B66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4.3720779340316" calcext:value-type="float">
            <text:p>44.3720779340316</text:p>
          </table:table-cell>
          <table:table-cell table:formula="of:=RAND()*100" office:value-type="float" office:value="49.8917663386352" calcext:value-type="float">
            <text:p>49.8917663386352</text:p>
          </table:table-cell>
          <table:table-cell table:formula="of:=IF([.A664]*0.987+[.B66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0.7613451193857" calcext:value-type="float">
            <text:p>50.7613451193857</text:p>
          </table:table-cell>
          <table:table-cell table:formula="of:=RAND()*100" office:value-type="float" office:value="62.7387709720047" calcext:value-type="float">
            <text:p>62.7387709720047</text:p>
          </table:table-cell>
          <table:table-cell table:formula="of:=IF([.A665]*0.987+[.B66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3.1067452910315" calcext:value-type="float">
            <text:p>43.1067452910315</text:p>
          </table:table-cell>
          <table:table-cell table:formula="of:=RAND()*100" office:value-type="float" office:value="9.74216866744382" calcext:value-type="float">
            <text:p>9.74216866744382</text:p>
          </table:table-cell>
          <table:table-cell table:formula="of:=IF([.A666]*0.987+[.B66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0.7923738421041" calcext:value-type="float">
            <text:p>50.7923738421041</text:p>
          </table:table-cell>
          <table:table-cell table:formula="of:=RAND()*100" office:value-type="float" office:value="30.6614826191544" calcext:value-type="float">
            <text:p>30.6614826191544</text:p>
          </table:table-cell>
          <table:table-cell table:formula="of:=IF([.A667]*0.987+[.B66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6.5212467462465" calcext:value-type="float">
            <text:p>86.5212467462465</text:p>
          </table:table-cell>
          <table:table-cell table:formula="of:=RAND()*100" office:value-type="float" office:value="58.2792688369153" calcext:value-type="float">
            <text:p>58.2792688369153</text:p>
          </table:table-cell>
          <table:table-cell table:formula="of:=IF([.A668]*0.987+[.B66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5.4634222500735" calcext:value-type="float">
            <text:p>45.4634222500735</text:p>
          </table:table-cell>
          <table:table-cell table:formula="of:=RAND()*100" office:value-type="float" office:value="1.43282825839255" calcext:value-type="float">
            <text:p>1.43282825839255</text:p>
          </table:table-cell>
          <table:table-cell table:formula="of:=IF([.A669]*0.987+[.B669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5.1937274919107" calcext:value-type="float">
            <text:p>35.1937274919107</text:p>
          </table:table-cell>
          <table:table-cell table:formula="of:=RAND()*100" office:value-type="float" office:value="4.02396446443972" calcext:value-type="float">
            <text:p>4.02396446443972</text:p>
          </table:table-cell>
          <table:table-cell table:formula="of:=IF([.A670]*0.987+[.B67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9.1641071834612" calcext:value-type="float">
            <text:p>89.1641071834612</text:p>
          </table:table-cell>
          <table:table-cell table:formula="of:=RAND()*100" office:value-type="float" office:value="21.9263352244629" calcext:value-type="float">
            <text:p>21.9263352244629</text:p>
          </table:table-cell>
          <table:table-cell table:formula="of:=IF([.A671]*0.987+[.B671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74.4248468908576" calcext:value-type="float">
            <text:p>74.4248468908576</text:p>
          </table:table-cell>
          <table:table-cell table:formula="of:=RAND()*100" office:value-type="float" office:value="25.6611081033318" calcext:value-type="float">
            <text:p>25.6611081033318</text:p>
          </table:table-cell>
          <table:table-cell table:formula="of:=IF([.A672]*0.987+[.B672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0.8858100326043" calcext:value-type="float">
            <text:p>40.8858100326043</text:p>
          </table:table-cell>
          <table:table-cell table:formula="of:=RAND()*100" office:value-type="float" office:value="70.1382319220647" calcext:value-type="float">
            <text:p>70.1382319220647</text:p>
          </table:table-cell>
          <table:table-cell table:formula="of:=IF([.A673]*0.987+[.B67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9.9942480743643" calcext:value-type="float">
            <text:p>29.9942480743643</text:p>
          </table:table-cell>
          <table:table-cell table:formula="of:=RAND()*100" office:value-type="float" office:value="52.9533461551192" calcext:value-type="float">
            <text:p>52.9533461551192</text:p>
          </table:table-cell>
          <table:table-cell table:formula="of:=IF([.A674]*0.987+[.B67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2.0741261522249" calcext:value-type="float">
            <text:p>32.0741261522249</text:p>
          </table:table-cell>
          <table:table-cell table:formula="of:=RAND()*100" office:value-type="float" office:value="19.3875907912575" calcext:value-type="float">
            <text:p>19.3875907912575</text:p>
          </table:table-cell>
          <table:table-cell table:formula="of:=IF([.A675]*0.987+[.B67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7.78341518569988" calcext:value-type="float">
            <text:p>7.78341518569988</text:p>
          </table:table-cell>
          <table:table-cell table:formula="of:=RAND()*100" office:value-type="float" office:value="39.0047487991585" calcext:value-type="float">
            <text:p>39.0047487991585</text:p>
          </table:table-cell>
          <table:table-cell table:formula="of:=IF([.A676]*0.987+[.B67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6.1371433124351" calcext:value-type="float">
            <text:p>46.1371433124351</text:p>
          </table:table-cell>
          <table:table-cell table:formula="of:=RAND()*100" office:value-type="float" office:value="60.7258928335695" calcext:value-type="float">
            <text:p>60.7258928335695</text:p>
          </table:table-cell>
          <table:table-cell table:formula="of:=IF([.A677]*0.987+[.B67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2.7967493593777" calcext:value-type="float">
            <text:p>32.7967493593777</text:p>
          </table:table-cell>
          <table:table-cell table:formula="of:=RAND()*100" office:value-type="float" office:value="31.4960858648108" calcext:value-type="float">
            <text:p>31.4960858648108</text:p>
          </table:table-cell>
          <table:table-cell table:formula="of:=IF([.A678]*0.987+[.B67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5.5576009110127" calcext:value-type="float">
            <text:p>65.5576009110127</text:p>
          </table:table-cell>
          <table:table-cell table:formula="of:=RAND()*100" office:value-type="float" office:value="3.00053837971138" calcext:value-type="float">
            <text:p>3.00053837971138</text:p>
          </table:table-cell>
          <table:table-cell table:formula="of:=IF([.A679]*0.987+[.B67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1.5740929950319" calcext:value-type="float">
            <text:p>21.5740929950319</text:p>
          </table:table-cell>
          <table:table-cell table:formula="of:=RAND()*100" office:value-type="float" office:value="20.9700519435386" calcext:value-type="float">
            <text:p>20.9700519435386</text:p>
          </table:table-cell>
          <table:table-cell table:formula="of:=IF([.A680]*0.987+[.B68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3.847133283009" calcext:value-type="float">
            <text:p>13.847133283009</text:p>
          </table:table-cell>
          <table:table-cell table:formula="of:=RAND()*100" office:value-type="float" office:value="20.6280307175752" calcext:value-type="float">
            <text:p>20.6280307175752</text:p>
          </table:table-cell>
          <table:table-cell table:formula="of:=IF([.A681]*0.987+[.B68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8.9369464245135" calcext:value-type="float">
            <text:p>48.9369464245135</text:p>
          </table:table-cell>
          <table:table-cell table:formula="of:=RAND()*100" office:value-type="float" office:value="36.2280006319801" calcext:value-type="float">
            <text:p>36.2280006319801</text:p>
          </table:table-cell>
          <table:table-cell table:formula="of:=IF([.A682]*0.987+[.B68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.13652796086579" calcext:value-type="float">
            <text:p>6.13652796086579</text:p>
          </table:table-cell>
          <table:table-cell table:formula="of:=RAND()*100" office:value-type="float" office:value="97.0963338972951" calcext:value-type="float">
            <text:p>97.0963338972951</text:p>
          </table:table-cell>
          <table:table-cell table:formula="of:=IF([.A683]*0.987+[.B683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6.333407120234" calcext:value-type="float">
            <text:p>26.333407120234</text:p>
          </table:table-cell>
          <table:table-cell table:formula="of:=RAND()*100" office:value-type="float" office:value="69.5462329788967" calcext:value-type="float">
            <text:p>69.5462329788967</text:p>
          </table:table-cell>
          <table:table-cell table:formula="of:=IF([.A684]*0.987+[.B684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12.6571451360715" calcext:value-type="float">
            <text:p>12.6571451360715</text:p>
          </table:table-cell>
          <table:table-cell table:formula="of:=RAND()*100" office:value-type="float" office:value="41.1321293407518" calcext:value-type="float">
            <text:p>41.1321293407518</text:p>
          </table:table-cell>
          <table:table-cell table:formula="of:=IF([.A685]*0.987+[.B68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20.5895065533359" calcext:value-type="float">
            <text:p>20.5895065533359</text:p>
          </table:table-cell>
          <table:table-cell table:formula="of:=RAND()*100" office:value-type="float" office:value="2.10584328294073" calcext:value-type="float">
            <text:p>2.10584328294073</text:p>
          </table:table-cell>
          <table:table-cell table:formula="of:=IF([.A686]*0.987+[.B686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37.1473570722692" calcext:value-type="float">
            <text:p>37.1473570722692</text:p>
          </table:table-cell>
          <table:table-cell table:formula="of:=RAND()*100" office:value-type="float" office:value="9.65782116918921" calcext:value-type="float">
            <text:p>9.65782116918921</text:p>
          </table:table-cell>
          <table:table-cell table:formula="of:=IF([.A687]*0.987+[.B687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8.2081939331633" calcext:value-type="float">
            <text:p>58.2081939331633</text:p>
          </table:table-cell>
          <table:table-cell table:formula="of:=RAND()*100" office:value-type="float" office:value="9.61386764741686" calcext:value-type="float">
            <text:p>9.61386764741686</text:p>
          </table:table-cell>
          <table:table-cell table:formula="of:=IF([.A688]*0.987+[.B688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6.2769169344267" calcext:value-type="float">
            <text:p>66.2769169344267</text:p>
          </table:table-cell>
          <table:table-cell table:formula="of:=RAND()*100" office:value-type="float" office:value="21.9100952469351" calcext:value-type="float">
            <text:p>21.9100952469351</text:p>
          </table:table-cell>
          <table:table-cell table:formula="of:=IF([.A689]*0.987+[.B68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28.8219078179877" calcext:value-type="float">
            <text:p>28.8219078179877</text:p>
          </table:table-cell>
          <table:table-cell table:formula="of:=RAND()*100" office:value-type="float" office:value="85.7618329749105" calcext:value-type="float">
            <text:p>85.7618329749105</text:p>
          </table:table-cell>
          <table:table-cell table:formula="of:=IF([.A690]*0.987+[.B690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48.6308404721935" calcext:value-type="float">
            <text:p>48.6308404721935</text:p>
          </table:table-cell>
          <table:table-cell table:formula="of:=RAND()*100" office:value-type="float" office:value="19.3113152741904" calcext:value-type="float">
            <text:p>19.3113152741904</text:p>
          </table:table-cell>
          <table:table-cell table:formula="of:=IF([.A691]*0.987+[.B691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5.03727362476171" calcext:value-type="float">
            <text:p>5.03727362476171</text:p>
          </table:table-cell>
          <table:table-cell table:formula="of:=RAND()*100" office:value-type="float" office:value="37.8813052333602" calcext:value-type="float">
            <text:p>37.8813052333602</text:p>
          </table:table-cell>
          <table:table-cell table:formula="of:=IF([.A692]*0.987+[.B692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81.5378332073305" calcext:value-type="float">
            <text:p>81.5378332073305</text:p>
          </table:table-cell>
          <table:table-cell table:formula="of:=RAND()*100" office:value-type="float" office:value="29.8212897512793" calcext:value-type="float">
            <text:p>29.8212897512793</text:p>
          </table:table-cell>
          <table:table-cell table:formula="of:=IF([.A693]*0.987+[.B693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83.764731402445" calcext:value-type="float">
            <text:p>83.764731402445</text:p>
          </table:table-cell>
          <table:table-cell table:formula="of:=RAND()*100" office:value-type="float" office:value="40.1115779028875" calcext:value-type="float">
            <text:p>40.1115779028875</text:p>
          </table:table-cell>
          <table:table-cell table:formula="of:=IF([.A694]*0.987+[.B694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.91277180491015" calcext:value-type="float">
            <text:p>6.91277180491015</text:p>
          </table:table-cell>
          <table:table-cell table:formula="of:=RAND()*100" office:value-type="float" office:value="60.9230990535139" calcext:value-type="float">
            <text:p>60.9230990535139</text:p>
          </table:table-cell>
          <table:table-cell table:formula="of:=IF([.A695]*0.987+[.B695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1.5372630644234" calcext:value-type="float">
            <text:p>61.5372630644234</text:p>
          </table:table-cell>
          <table:table-cell table:formula="of:=RAND()*100" office:value-type="float" office:value="43.5283925628364" calcext:value-type="float">
            <text:p>43.5283925628364</text:p>
          </table:table-cell>
          <table:table-cell table:formula="of:=IF([.A696]*0.987+[.B696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67.3638767485816" calcext:value-type="float">
            <text:p>67.3638767485816</text:p>
          </table:table-cell>
          <table:table-cell table:formula="of:=RAND()*100" office:value-type="float" office:value="55.4156010149925" calcext:value-type="float">
            <text:p>55.4156010149925</text:p>
          </table:table-cell>
          <table:table-cell table:formula="of:=IF([.A697]*0.987+[.B697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41.8909603380872" calcext:value-type="float">
            <text:p>41.8909603380872</text:p>
          </table:table-cell>
          <table:table-cell table:formula="of:=RAND()*100" office:value-type="float" office:value="4.67267384346361" calcext:value-type="float">
            <text:p>4.67267384346361</text:p>
          </table:table-cell>
          <table:table-cell table:formula="of:=IF([.A698]*0.987+[.B698]*-0.1+1 &gt; 50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0" office:value-type="float" office:value="69.7131936994745" calcext:value-type="float">
            <text:p>69.7131936994745</text:p>
          </table:table-cell>
          <table:table-cell table:formula="of:=RAND()*100" office:value-type="float" office:value="77.3632918716598" calcext:value-type="float">
            <text:p>77.3632918716598</text:p>
          </table:table-cell>
          <table:table-cell table:formula="of:=IF([.A699]*0.987+[.B699]*-0.1+1 &gt; 50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0" office:value-type="float" office:value="92.8409968282365" calcext:value-type="float">
            <text:p>92.8409968282365</text:p>
          </table:table-cell>
          <table:table-cell table:formula="of:=RAND()*100" office:value-type="float" office:value="66.216844670024" calcext:value-type="float">
            <text:p>66.216844670024</text:p>
          </table:table-cell>
          <table:table-cell table:formula="of:=IF([.A700]*0.987+[.B700]*-0.1+1 &gt; 50; &quot;ACCEPT&quot;; &quot;REJECT&quot;)" office:value-type="string" office:string-value="ACCEPT" calcext:value-type="string">
            <text:p>ACCEP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0">00/00/0000</text:date>, <text:time style:data-style-name="N2" text:time-value="14:48:21.4848986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7-30T12:40:15.936186492</meta:creation-date>
    <dc:date>2021-07-30T14:49:11.999525682</dc:date>
    <meta:editing-duration>PT7M15S</meta:editing-duration>
    <meta:editing-cycles>6</meta:editing-cycles>
    <meta:generator>LibreOfficeDev/7.2.0.0.alpha1$MacOSX_AARCH64 LibreOffice_project/1070cd26d80399036ae11d81ddb62c0c5601b315</meta:generator>
    <meta:document-statistic meta:table-count="2" meta:cell-count="4200" meta:object-count="0"/>
  </office:meta>
</office:document-meta>
</file>